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0.4437in"/>
    </style:style>
    <style:style style:name="co8" style:family="table-column">
      <style:table-column-properties fo:break-before="auto" style:column-width="0.6917in"/>
    </style:style>
    <style:style style:name="co1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7992in"/>
    </style:style>
    <style:style style:name="co11" style:family="table-column">
      <style:table-column-properties fo:break-before="auto" style:column-width="1.0791in"/>
    </style:style>
    <style:style style:name="co12" style:family="table-column">
      <style:table-column-properties fo:break-before="auto" style:column-width="0.5409in"/>
    </style:style>
    <style:style style:name="co13" style:family="table-column">
      <style:table-column-properties fo:break-before="auto" style:column-width="2.8457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4516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0.772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0.6689in"/>
    </style:style>
    <style:style style:name="co21" style:family="table-column">
      <style:table-column-properties fo:break-before="auto" style:column-width="0.7417in"/>
    </style:style>
    <style:style style:name="co22" style:family="table-column">
      <style:table-column-properties fo:break-before="auto" style:column-width="0.6173in"/>
    </style:style>
    <style:style style:name="co23" style:family="table-column">
      <style:table-column-properties fo:break-before="auto" style:column-width="0.6071in"/>
    </style:style>
    <style:style style:name="co24" style:family="table-column">
      <style:table-column-properties fo:break-before="auto" style:column-width="0.8866in"/>
    </style:style>
    <style:style style:name="co25" style:family="table-column">
      <style:table-column-properties fo:break-before="auto" style:column-width="0.9591in"/>
    </style:style>
    <style:style style:name="co26" style:family="table-column">
      <style:table-column-properties fo:break-before="auto" style:column-width="1.0319in"/>
    </style:style>
    <style:style style:name="co27" style:family="table-column">
      <style:table-column-properties fo:break-before="auto" style:column-width="0.8138in"/>
    </style:style>
    <style:style style:name="co28" style:family="table-column">
      <style:table-column-properties fo:break-before="auto" style:column-width="0.8035in"/>
    </style:style>
    <style:style style:name="co29" style:family="table-column">
      <style:table-column-properties fo:break-before="auto" style:column-width="0.5862in"/>
    </style:style>
    <style:style style:name="co30" style:family="table-column">
      <style:table-column-properties fo:break-before="auto" style:column-width="1.2492in"/>
    </style:style>
    <style:style style:name="co31" style:family="table-column">
      <style:table-column-properties fo:break-before="auto" style:column-width="1.0425in"/>
    </style:style>
    <style:style style:name="co32" style:family="table-column">
      <style:table-column-properties fo:break-before="auto" style:column-width="1.4047in"/>
    </style:style>
    <style:style style:name="co33" style:family="table-column">
      <style:table-column-properties fo:break-before="auto" style:column-width="0.752in"/>
    </style:style>
    <style:style style:name="co34" style:family="table-column">
      <style:table-column-properties fo:break-before="auto" style:column-width="1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ot" table:style-name="ta1" table:print="false">
        <table:table-column table:style-name="co1" table:default-cell-style-name="Default"/>
        <table:table-row table:style-name="ro1">
          <table:table-cell>
            <draw:frame table:end-cell-address="Plot.N36" table:end-x="0.4661in" table:end-y="0.052in" draw:z-index="0" draw:style-name="gr1" svg:width="12.0232in" svg:height="6.0941in" svg:x="0in" svg:y="0.1567in">
              <draw:object draw:notify-on-update-of-ranges="Weather.A17:Weather.A139 Weather.K15:Weather.K15 Weather.K17:Weather.K139 Weather.A17:Weather.A139 Weather.L15:Weather.L15 Weather.L17:Weather.L139 Crop.A18:Crop.A140 Crop.Z16:Crop.Z16 Crop.Z18:Crop.Z1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5">
          <table:table-cell/>
        </table:table-row>
        <table:table-row table:style-name="ro1">
          <table:table-cell>
            <draw:frame table:end-cell-address="Plot.N71" table:end-x="0.4661in" table:end-y="0.0732in" draw:z-index="1" draw:style-name="gr1" svg:width="12.0232in" svg:height="6.0941in" svg:x="0in" svg:y="0.0008in">
              <draw:object draw:notify-on-update-of-ranges="Weather.A17:Weather.A139 Weather.J15:Weather.J15 Weather.J17:Weather.J1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5">
          <table:table-cell/>
        </table:table-row>
        <table:table-row table:style-name="ro1">
          <table:table-cell>
            <draw:frame table:end-cell-address="Plot.N112" table:end-x="0.8567in" table:end-y="0.1457in" draw:z-index="2" draw:style-name="gr1" svg:width="12.4134in" svg:height="7.0528in" svg:x="0.0004in" svg:y="0.0004in">
              <draw:object draw:notify-on-update-of-ranges="Yield.A3:Yield.A19 Yield.B1:Yield.B1 Yield.B3:Yield.B19 Yield.A3:Yield.A19 Yield.C1:Yield.C1 Yield.C3:Yield.C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40">
          <table:table-cell/>
        </table:table-row>
        <table:table-row table:style-name="ro1">
          <table:table-cell>
            <draw:frame table:end-cell-address="Plot.N148" table:end-x="0.4665in" table:end-y="0.0724in" draw:z-index="3" draw:style-name="gr1" svg:width="12.0232in" svg:height="6.0941in" svg:x="0.0004in" svg:y="0in">
              <draw:object draw:notify-on-update-of-ranges="Crop.A18:Crop.A140 Crop.R16:Crop.R16 Crop.R18:Crop.R140 Crop.A18:Crop.A140 Crop.N16:Crop.N16 Crop.N18:Crop.N140 Crop.A18:Crop.A140 Crop.Q16:Crop.Q16 Crop.Q18:Crop.Q140 Crop.A18:Crop.A140 Crop.Z16:Crop.Z16 Crop.Z18:Crop.Z14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Weather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dlf-0.0 -- MyWeather (defined in 'setup.dai')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ERSION: 5.1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OGFILE: my_weather.dlf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N: Mon Oct 13 13:59:00 20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OLUMN: *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VAL: box non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OG: A log table for a specific colum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IMFILE: setup.dai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--------------------</text:p>
          </table:table-cell>
          <table:table-cell table:number-columns-repeated="10"/>
        </table:table-row>
        <table:table-row table:style-name="ro1">
          <table:table-cell office:value-type="string">
            <text:p>date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mday</text:p>
          </table:table-cell>
          <table:table-cell office:value-type="string">
            <text:p>hour</text:p>
          </table:table-cell>
          <table:table-cell office:value-type="string">
            <text:p>rain</text:p>
          </table:table-cell>
          <table:table-cell office:value-type="string">
            <text:p>snow</text:p>
          </table:table-cell>
          <table:table-cell office:value-type="string">
            <text:p>ET0</text:p>
          </table:table-cell>
          <table:table-cell office:value-type="string">
            <text:p>Ea</text:p>
          </table:table-cell>
          <table:table-cell office:value-type="string">
            <text:p>LAI</text:p>
          </table:table-cell>
          <table:table-cell office:value-type="string">
            <text:p>Precip</text:p>
          </table:table-cell>
          <table:table-cell office:value-type="string">
            <text:p>Makkink</text:p>
          </table:table-cell>
        </table:table-row>
        <table:table-row table:style-name="ro1">
          <table:table-cell table:number-columns-repeated="5"/>
          <table:table-cell table:number-columns-repeated="4" office:value-type="string">
            <text:p>mm</text:p>
          </table:table-cell>
          <table:table-cell office:value-type="string">
            <text:p>m^2/m^2</text:p>
          </table:table-cell>
          <table:table-cell table:number-columns-repeated="2" office:value-type="string">
            <text:p>mm</text:p>
          </table:table-cell>
        </table:table-row>
        <table:table-row table:style-name="ro1">
          <table:table-cell table:formula="of:=DATE([.B17];[.C17];[.D17])" office:value-type="date" office:date-value="2014-04-01">
            <text:p>04/0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[.F17]+[.G17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DATE([.B18];[.C18];[.D18])" office:value-type="date" office:date-value="2014-04-02">
            <text:p>04/0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.19423">
            <text:p>1.19423</text:p>
          </table:table-cell>
          <table:table-cell office:value-type="float" office:value="0.716541">
            <text:p>0.716541</text:p>
          </table:table-cell>
          <table:table-cell office:value-type="float" office:value="0">
            <text:p>0</text:p>
          </table:table-cell>
          <table:table-cell table:formula="of:=[.K17]+[.F18]+[.G18]" office:value-type="float" office:value="0">
            <text:p>0</text:p>
          </table:table-cell>
          <table:table-cell table:formula="of:=[.L17]+[.H18]" office:value-type="float" office:value="1.19423">
            <text:p>1.19423</text:p>
          </table:table-cell>
        </table:table-row>
        <table:table-row table:style-name="ro1">
          <table:table-cell table:formula="of:=DATE([.B19];[.C19];[.D19])" office:value-type="date" office:date-value="2014-04-03">
            <text:p>04/0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20403">
            <text:p>2.20403</text:p>
          </table:table-cell>
          <table:table-cell office:value-type="float" office:value="1.32242">
            <text:p>1.32242</text:p>
          </table:table-cell>
          <table:table-cell office:value-type="float" office:value="0">
            <text:p>0</text:p>
          </table:table-cell>
          <table:table-cell table:formula="of:=[.K18]+[.F19]+[.G19]" office:value-type="float" office:value="1.2">
            <text:p>1.2</text:p>
          </table:table-cell>
          <table:table-cell table:formula="of:=[.L18]+[.H19]" office:value-type="float" office:value="3.39826">
            <text:p>3.39826</text:p>
          </table:table-cell>
        </table:table-row>
        <table:table-row table:style-name="ro1">
          <table:table-cell table:formula="of:=DATE([.B20];[.C20];[.D20])" office:value-type="date" office:date-value="2014-04-04">
            <text:p>04/04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.02489">
            <text:p>2.02489</text:p>
          </table:table-cell>
          <table:table-cell office:value-type="float" office:value="1.21494">
            <text:p>1.21494</text:p>
          </table:table-cell>
          <table:table-cell office:value-type="float" office:value="0">
            <text:p>0</text:p>
          </table:table-cell>
          <table:table-cell table:formula="of:=[.K19]+[.F20]+[.G20]" office:value-type="float" office:value="1.2">
            <text:p>1.2</text:p>
          </table:table-cell>
          <table:table-cell table:formula="of:=[.L19]+[.H20]" office:value-type="float" office:value="5.42315">
            <text:p>5.42315</text:p>
          </table:table-cell>
        </table:table-row>
        <table:table-row table:style-name="ro1">
          <table:table-cell table:formula="of:=DATE([.B21];[.C21];[.D21])" office:value-type="date" office:date-value="2014-04-05">
            <text:p>04/0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.618392">
            <text:p>0.618392</text:p>
          </table:table-cell>
          <table:table-cell office:value-type="float" office:value="0.371035">
            <text:p>0.371035</text:p>
          </table:table-cell>
          <table:table-cell office:value-type="float" office:value="0">
            <text:p>0</text:p>
          </table:table-cell>
          <table:table-cell table:formula="of:=[.K20]+[.F21]+[.G21]" office:value-type="float" office:value="1.2">
            <text:p>1.2</text:p>
          </table:table-cell>
          <table:table-cell table:formula="of:=[.L20]+[.H21]" office:value-type="float" office:value="6.041542">
            <text:p>6.041542</text:p>
          </table:table-cell>
        </table:table-row>
        <table:table-row table:style-name="ro1">
          <table:table-cell table:formula="of:=DATE([.B22];[.C22];[.D22])" office:value-type="date" office:date-value="2014-04-06">
            <text:p>04/0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1.12098">
            <text:p>1.12098</text:p>
          </table:table-cell>
          <table:table-cell office:value-type="float" office:value="0.672591">
            <text:p>0.672591</text:p>
          </table:table-cell>
          <table:table-cell office:value-type="float" office:value="0">
            <text:p>0</text:p>
          </table:table-cell>
          <table:table-cell table:formula="of:=[.K21]+[.F22]+[.G22]" office:value-type="float" office:value="2.5">
            <text:p>2.5</text:p>
          </table:table-cell>
          <table:table-cell table:formula="of:=[.L21]+[.H22]" office:value-type="float" office:value="7.162522">
            <text:p>7.162522</text:p>
          </table:table-cell>
        </table:table-row>
        <table:table-row table:style-name="ro1">
          <table:table-cell table:formula="of:=DATE([.B23];[.C23];[.D23])" office:value-type="date" office:date-value="2014-04-07">
            <text:p>04/0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35495">
            <text:p>1.35495</text:p>
          </table:table-cell>
          <table:table-cell office:value-type="float" office:value="0.812972">
            <text:p>0.812972</text:p>
          </table:table-cell>
          <table:table-cell office:value-type="float" office:value="0">
            <text:p>0</text:p>
          </table:table-cell>
          <table:table-cell table:formula="of:=[.K22]+[.F23]+[.G23]" office:value-type="float" office:value="3.1">
            <text:p>3.1</text:p>
          </table:table-cell>
          <table:table-cell table:formula="of:=[.L22]+[.H23]" office:value-type="float" office:value="8.517472">
            <text:p>8.517472</text:p>
          </table:table-cell>
        </table:table-row>
        <table:table-row table:style-name="ro1">
          <table:table-cell table:formula="of:=DATE([.B24];[.C24];[.D24])" office:value-type="date" office:date-value="2014-04-08">
            <text:p>04/0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10565">
            <text:p>1.10565</text:p>
          </table:table-cell>
          <table:table-cell office:value-type="float" office:value="0.663392">
            <text:p>0.663392</text:p>
          </table:table-cell>
          <table:table-cell office:value-type="float" office:value="0">
            <text:p>0</text:p>
          </table:table-cell>
          <table:table-cell table:formula="of:=[.K23]+[.F24]+[.G24]" office:value-type="float" office:value="3.6">
            <text:p>3.6</text:p>
          </table:table-cell>
          <table:table-cell table:formula="of:=[.L23]+[.H24]" office:value-type="float" office:value="9.623122">
            <text:p>9.623122</text:p>
          </table:table-cell>
        </table:table-row>
        <table:table-row table:style-name="ro1">
          <table:table-cell table:formula="of:=DATE([.B25];[.C25];[.D25])" office:value-type="date" office:date-value="2014-04-09">
            <text:p>04/0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996779">
            <text:p>0.996779</text:p>
          </table:table-cell>
          <table:table-cell office:value-type="float" office:value="0.598068">
            <text:p>0.598068</text:p>
          </table:table-cell>
          <table:table-cell office:value-type="float" office:value="0">
            <text:p>0</text:p>
          </table:table-cell>
          <table:table-cell table:formula="of:=[.K24]+[.F25]+[.G25]" office:value-type="float" office:value="5.9">
            <text:p>5.9</text:p>
          </table:table-cell>
          <table:table-cell table:formula="of:=[.L24]+[.H25]" office:value-type="float" office:value="10.619901">
            <text:p>10.619901</text:p>
          </table:table-cell>
        </table:table-row>
        <table:table-row table:style-name="ro1">
          <table:table-cell table:formula="of:=DATE([.B26];[.C26];[.D26])" office:value-type="date" office:date-value="2014-04-10">
            <text:p>04/1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25751">
            <text:p>1.25751</text:p>
          </table:table-cell>
          <table:table-cell office:value-type="float" office:value="0.754508">
            <text:p>0.754508</text:p>
          </table:table-cell>
          <table:table-cell office:value-type="float" office:value="0">
            <text:p>0</text:p>
          </table:table-cell>
          <table:table-cell table:formula="of:=[.K25]+[.F26]+[.G26]" office:value-type="float" office:value="6.4">
            <text:p>6.4</text:p>
          </table:table-cell>
          <table:table-cell table:formula="of:=[.L25]+[.H26]" office:value-type="float" office:value="11.877411">
            <text:p>11.877411</text:p>
          </table:table-cell>
        </table:table-row>
        <table:table-row table:style-name="ro1">
          <table:table-cell table:formula="of:=DATE([.B27];[.C27];[.D27])" office:value-type="date" office:date-value="2014-04-11">
            <text:p>04/1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0.976801">
            <text:p>0.976801</text:p>
          </table:table-cell>
          <table:table-cell office:value-type="float" office:value="0.586081">
            <text:p>0.586081</text:p>
          </table:table-cell>
          <table:table-cell office:value-type="float" office:value="0">
            <text:p>0</text:p>
          </table:table-cell>
          <table:table-cell table:formula="of:=[.K26]+[.F27]+[.G27]" office:value-type="float" office:value="6.4">
            <text:p>6.4</text:p>
          </table:table-cell>
          <table:table-cell table:formula="of:=[.L26]+[.H27]" office:value-type="float" office:value="12.854212">
            <text:p>12.854212</text:p>
          </table:table-cell>
        </table:table-row>
        <table:table-row table:style-name="ro1">
          <table:table-cell table:formula="of:=DATE([.B28];[.C28];[.D28])" office:value-type="date" office:date-value="2014-04-12">
            <text:p>04/1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60581">
            <text:p>2.60581</text:p>
          </table:table-cell>
          <table:table-cell office:value-type="float" office:value="1.56349">
            <text:p>1.56349</text:p>
          </table:table-cell>
          <table:table-cell office:value-type="float" office:value="0">
            <text:p>0</text:p>
          </table:table-cell>
          <table:table-cell table:formula="of:=[.K27]+[.F28]+[.G28]" office:value-type="float" office:value="7.6">
            <text:p>7.6</text:p>
          </table:table-cell>
          <table:table-cell table:formula="of:=[.L27]+[.H28]" office:value-type="float" office:value="15.460022">
            <text:p>15.460022</text:p>
          </table:table-cell>
        </table:table-row>
        <table:table-row table:style-name="ro1">
          <table:table-cell table:formula="of:=DATE([.B29];[.C29];[.D29])" office:value-type="date" office:date-value="2014-04-13">
            <text:p>04/1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26156">
            <text:p>2.26156</text:p>
          </table:table-cell>
          <table:table-cell office:value-type="float" office:value="1.35694">
            <text:p>1.35694</text:p>
          </table:table-cell>
          <table:table-cell office:value-type="float" office:value="0">
            <text:p>0</text:p>
          </table:table-cell>
          <table:table-cell table:formula="of:=[.K28]+[.F29]+[.G29]" office:value-type="float" office:value="8.7">
            <text:p>8.7</text:p>
          </table:table-cell>
          <table:table-cell table:formula="of:=[.L28]+[.H29]" office:value-type="float" office:value="17.721582">
            <text:p>17.721582</text:p>
          </table:table-cell>
        </table:table-row>
        <table:table-row table:style-name="ro1">
          <table:table-cell table:formula="of:=DATE([.B30];[.C30];[.D30])" office:value-type="date" office:date-value="2014-04-14">
            <text:p>04/14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.30535">
            <text:p>1.30535</text:p>
          </table:table-cell>
          <table:table-cell office:value-type="float" office:value="0.783207">
            <text:p>0.783207</text:p>
          </table:table-cell>
          <table:table-cell office:value-type="float" office:value="0">
            <text:p>0</text:p>
          </table:table-cell>
          <table:table-cell table:formula="of:=[.K29]+[.F30]+[.G30]" office:value-type="float" office:value="9.5">
            <text:p>9.5</text:p>
          </table:table-cell>
          <table:table-cell table:formula="of:=[.L29]+[.H30]" office:value-type="float" office:value="19.026932">
            <text:p>19.026932</text:p>
          </table:table-cell>
        </table:table-row>
        <table:table-row table:style-name="ro1">
          <table:table-cell table:formula="of:=DATE([.B31];[.C31];[.D31])" office:value-type="date" office:date-value="2014-04-15">
            <text:p>04/1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3.0969">
            <text:p>3.0969</text:p>
          </table:table-cell>
          <table:table-cell office:value-type="float" office:value="1.85814">
            <text:p>1.85814</text:p>
          </table:table-cell>
          <table:table-cell office:value-type="float" office:value="0">
            <text:p>0</text:p>
          </table:table-cell>
          <table:table-cell table:formula="of:=[.K30]+[.F31]+[.G31]" office:value-type="float" office:value="14.3">
            <text:p>14.3</text:p>
          </table:table-cell>
          <table:table-cell table:formula="of:=[.L30]+[.H31]" office:value-type="float" office:value="22.123832">
            <text:p>22.123832</text:p>
          </table:table-cell>
        </table:table-row>
        <table:table-row table:style-name="ro1">
          <table:table-cell table:formula="of:=DATE([.B32];[.C32];[.D32])" office:value-type="date" office:date-value="2014-04-16">
            <text:p>04/1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.2844">
            <text:p>3.2844</text:p>
          </table:table-cell>
          <table:table-cell office:value-type="float" office:value="1.97064">
            <text:p>1.97064</text:p>
          </table:table-cell>
          <table:table-cell office:value-type="float" office:value="0">
            <text:p>0</text:p>
          </table:table-cell>
          <table:table-cell table:formula="of:=[.K31]+[.F32]+[.G32]" office:value-type="float" office:value="14.4">
            <text:p>14.4</text:p>
          </table:table-cell>
          <table:table-cell table:formula="of:=[.L31]+[.H32]" office:value-type="float" office:value="25.408232">
            <text:p>25.408232</text:p>
          </table:table-cell>
        </table:table-row>
        <table:table-row table:style-name="ro1">
          <table:table-cell table:formula="of:=DATE([.B33];[.C33];[.D33])" office:value-type="date" office:date-value="2014-04-17">
            <text:p>04/1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.96749">
            <text:p>1.96749</text:p>
          </table:table-cell>
          <table:table-cell office:value-type="float" office:value="1.18049">
            <text:p>1.18049</text:p>
          </table:table-cell>
          <table:table-cell office:value-type="float" office:value="0">
            <text:p>0</text:p>
          </table:table-cell>
          <table:table-cell table:formula="of:=[.K32]+[.F33]+[.G33]" office:value-type="float" office:value="14.4">
            <text:p>14.4</text:p>
          </table:table-cell>
          <table:table-cell table:formula="of:=[.L32]+[.H33]" office:value-type="float" office:value="27.375722">
            <text:p>27.375722</text:p>
          </table:table-cell>
        </table:table-row>
        <table:table-row table:style-name="ro1">
          <table:table-cell table:formula="of:=DATE([.B34];[.C34];[.D34])" office:value-type="date" office:date-value="2014-04-18">
            <text:p>04/1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2.00167">
            <text:p>2.00167</text:p>
          </table:table-cell>
          <table:table-cell office:value-type="float" office:value="1.201">
            <text:p>1.201</text:p>
          </table:table-cell>
          <table:table-cell office:value-type="float" office:value="0">
            <text:p>0</text:p>
          </table:table-cell>
          <table:table-cell table:formula="of:=[.K33]+[.F34]+[.G34]" office:value-type="float" office:value="18.5">
            <text:p>18.5</text:p>
          </table:table-cell>
          <table:table-cell table:formula="of:=[.L33]+[.H34]" office:value-type="float" office:value="29.377392">
            <text:p>29.377392</text:p>
          </table:table-cell>
        </table:table-row>
        <table:table-row table:style-name="ro1">
          <table:table-cell table:formula="of:=DATE([.B35];[.C35];[.D35])" office:value-type="date" office:date-value="2014-04-19">
            <text:p>04/1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3.55114">
            <text:p>3.55114</text:p>
          </table:table-cell>
          <table:table-cell office:value-type="float" office:value="2.13068">
            <text:p>2.13068</text:p>
          </table:table-cell>
          <table:table-cell office:value-type="float" office:value="0">
            <text:p>0</text:p>
          </table:table-cell>
          <table:table-cell table:formula="of:=[.K34]+[.F35]+[.G35]" office:value-type="float" office:value="18.9">
            <text:p>18.9</text:p>
          </table:table-cell>
          <table:table-cell table:formula="of:=[.L34]+[.H35]" office:value-type="float" office:value="32.928532">
            <text:p>32.928532</text:p>
          </table:table-cell>
        </table:table-row>
        <table:table-row table:style-name="ro1">
          <table:table-cell table:formula="of:=DATE([.B36];[.C36];[.D36])" office:value-type="date" office:date-value="2014-04-20">
            <text:p>04/2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.85156">
            <text:p>3.85156</text:p>
          </table:table-cell>
          <table:table-cell office:value-type="float" office:value="2.39075">
            <text:p>2.39075</text:p>
          </table:table-cell>
          <table:table-cell office:value-type="float" office:value="0.109097">
            <text:p>0.109097</text:p>
          </table:table-cell>
          <table:table-cell table:formula="of:=[.K35]+[.F36]+[.G36]" office:value-type="float" office:value="18.9">
            <text:p>18.9</text:p>
          </table:table-cell>
          <table:table-cell table:formula="of:=[.L35]+[.H36]" office:value-type="float" office:value="36.780092">
            <text:p>36.780092</text:p>
          </table:table-cell>
        </table:table-row>
        <table:table-row table:style-name="ro1">
          <table:table-cell table:formula="of:=DATE([.B37];[.C37];[.D37])" office:value-type="date" office:date-value="2014-04-21">
            <text:p>04/2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.07743">
            <text:p>2.07743</text:p>
          </table:table-cell>
          <table:table-cell office:value-type="float" office:value="1.31263">
            <text:p>1.31263</text:p>
          </table:table-cell>
          <table:table-cell office:value-type="float" office:value="0.109097">
            <text:p>0.109097</text:p>
          </table:table-cell>
          <table:table-cell table:formula="of:=[.K36]+[.F37]+[.G37]" office:value-type="float" office:value="18.9">
            <text:p>18.9</text:p>
          </table:table-cell>
          <table:table-cell table:formula="of:=[.L36]+[.H37]" office:value-type="float" office:value="38.857522">
            <text:p>38.857522</text:p>
          </table:table-cell>
        </table:table-row>
        <table:table-row table:style-name="ro1">
          <table:table-cell table:formula="of:=DATE([.B38];[.C38];[.D38])" office:value-type="date" office:date-value="2014-04-22">
            <text:p>04/2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.80137">
            <text:p>3.80137</text:p>
          </table:table-cell>
          <table:table-cell office:value-type="float" office:value="2.07259">
            <text:p>2.07259</text:p>
          </table:table-cell>
          <table:table-cell office:value-type="float" office:value="0.134439">
            <text:p>0.134439</text:p>
          </table:table-cell>
          <table:table-cell table:formula="of:=[.K37]+[.F38]+[.G38]" office:value-type="float" office:value="18.9">
            <text:p>18.9</text:p>
          </table:table-cell>
          <table:table-cell table:formula="of:=[.L37]+[.H38]" office:value-type="float" office:value="42.658892">
            <text:p>42.658892</text:p>
          </table:table-cell>
        </table:table-row>
        <table:table-row table:style-name="ro1">
          <table:table-cell table:formula="of:=DATE([.B39];[.C39];[.D39])" office:value-type="date" office:date-value="2014-04-23">
            <text:p>04/2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.88345">
            <text:p>1.88345</text:p>
          </table:table-cell>
          <table:table-cell office:value-type="float" office:value="1.14721">
            <text:p>1.14721</text:p>
          </table:table-cell>
          <table:table-cell office:value-type="float" office:value="0.167821">
            <text:p>0.167821</text:p>
          </table:table-cell>
          <table:table-cell table:formula="of:=[.K38]+[.F39]+[.G39]" office:value-type="float" office:value="18.9">
            <text:p>18.9</text:p>
          </table:table-cell>
          <table:table-cell table:formula="of:=[.L38]+[.H39]" office:value-type="float" office:value="44.542342">
            <text:p>44.542342</text:p>
          </table:table-cell>
        </table:table-row>
        <table:table-row table:style-name="ro1">
          <table:table-cell table:formula="of:=DATE([.B40];[.C40];[.D40])" office:value-type="date" office:date-value="2014-04-24">
            <text:p>04/24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708234">
            <text:p>0.708234</text:p>
          </table:table-cell>
          <table:table-cell office:value-type="float" office:value="0.464255">
            <text:p>0.464255</text:p>
          </table:table-cell>
          <table:table-cell office:value-type="float" office:value="0.194166">
            <text:p>0.194166</text:p>
          </table:table-cell>
          <table:table-cell table:formula="of:=[.K39]+[.F40]+[.G40]" office:value-type="float" office:value="19.7">
            <text:p>19.7</text:p>
          </table:table-cell>
          <table:table-cell table:formula="of:=[.L39]+[.H40]" office:value-type="float" office:value="45.250576">
            <text:p>45.250576</text:p>
          </table:table-cell>
        </table:table-row>
        <table:table-row table:style-name="ro1">
          <table:table-cell table:formula="of:=DATE([.B41];[.C41];[.D41])" office:value-type="date" office:date-value="2014-04-25">
            <text:p>04/2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.03352">
            <text:p>3.03352</text:p>
          </table:table-cell>
          <table:table-cell office:value-type="float" office:value="1.86775">
            <text:p>1.86775</text:p>
          </table:table-cell>
          <table:table-cell office:value-type="float" office:value="0.212466">
            <text:p>0.212466</text:p>
          </table:table-cell>
          <table:table-cell table:formula="of:=[.K40]+[.F41]+[.G41]" office:value-type="float" office:value="19.7">
            <text:p>19.7</text:p>
          </table:table-cell>
          <table:table-cell table:formula="of:=[.L40]+[.H41]" office:value-type="float" office:value="48.284096">
            <text:p>48.284096</text:p>
          </table:table-cell>
        </table:table-row>
        <table:table-row table:style-name="ro1">
          <table:table-cell table:formula="of:=DATE([.B42];[.C42];[.D42])" office:value-type="date" office:date-value="2014-04-26">
            <text:p>04/2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4.04385">
            <text:p>4.04385</text:p>
          </table:table-cell>
          <table:table-cell office:value-type="float" office:value="2.09501">
            <text:p>2.09501</text:p>
          </table:table-cell>
          <table:table-cell office:value-type="float" office:value="0.210258">
            <text:p>0.210258</text:p>
          </table:table-cell>
          <table:table-cell table:formula="of:=[.K41]+[.F42]+[.G42]" office:value-type="float" office:value="19.7">
            <text:p>19.7</text:p>
          </table:table-cell>
          <table:table-cell table:formula="of:=[.L41]+[.H42]" office:value-type="float" office:value="52.327946">
            <text:p>52.327946</text:p>
          </table:table-cell>
        </table:table-row>
        <table:table-row table:style-name="ro1">
          <table:table-cell table:formula="of:=DATE([.B43];[.C43];[.D43])" office:value-type="date" office:date-value="2014-04-27">
            <text:p>04/2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.11653">
            <text:p>4.11653</text:p>
          </table:table-cell>
          <table:table-cell office:value-type="float" office:value="2.10537">
            <text:p>2.10537</text:p>
          </table:table-cell>
          <table:table-cell office:value-type="float" office:value="0.262401">
            <text:p>0.262401</text:p>
          </table:table-cell>
          <table:table-cell table:formula="of:=[.K42]+[.F43]+[.G43]" office:value-type="float" office:value="19.7">
            <text:p>19.7</text:p>
          </table:table-cell>
          <table:table-cell table:formula="of:=[.L42]+[.H43]" office:value-type="float" office:value="56.444476">
            <text:p>56.444476</text:p>
          </table:table-cell>
        </table:table-row>
        <table:table-row table:style-name="ro1">
          <table:table-cell table:formula="of:=DATE([.B44];[.C44];[.D44])" office:value-type="date" office:date-value="2014-04-28">
            <text:p>04/2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4.16898">
            <text:p>4.16898</text:p>
          </table:table-cell>
          <table:table-cell office:value-type="float" office:value="2.14235">
            <text:p>2.14235</text:p>
          </table:table-cell>
          <table:table-cell office:value-type="float" office:value="0.320481">
            <text:p>0.320481</text:p>
          </table:table-cell>
          <table:table-cell table:formula="of:=[.K43]+[.F44]+[.G44]" office:value-type="float" office:value="19.7">
            <text:p>19.7</text:p>
          </table:table-cell>
          <table:table-cell table:formula="of:=[.L43]+[.H44]" office:value-type="float" office:value="60.613456">
            <text:p>60.613456</text:p>
          </table:table-cell>
        </table:table-row>
        <table:table-row table:style-name="ro1">
          <table:table-cell table:formula="of:=DATE([.B45];[.C45];[.D45])" office:value-type="date" office:date-value="2014-04-29">
            <text:p>04/2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4.11984">
            <text:p>4.11984</text:p>
          </table:table-cell>
          <table:table-cell office:value-type="float" office:value="2.16256">
            <text:p>2.16256</text:p>
          </table:table-cell>
          <table:table-cell office:value-type="float" office:value="0.386686">
            <text:p>0.386686</text:p>
          </table:table-cell>
          <table:table-cell table:formula="of:=[.K44]+[.F45]+[.G45]" office:value-type="float" office:value="19.7">
            <text:p>19.7</text:p>
          </table:table-cell>
          <table:table-cell table:formula="of:=[.L44]+[.H45]" office:value-type="float" office:value="64.733296">
            <text:p>64.733296</text:p>
          </table:table-cell>
        </table:table-row>
        <table:table-row table:style-name="ro1">
          <table:table-cell table:formula="of:=DATE([.B46];[.C46];[.D46])" office:value-type="date" office:date-value="2014-04-30">
            <text:p>04/3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.75993">
            <text:p>3.75993</text:p>
          </table:table-cell>
          <table:table-cell office:value-type="float" office:value="2.03005">
            <text:p>2.03005</text:p>
          </table:table-cell>
          <table:table-cell office:value-type="float" office:value="0.455025">
            <text:p>0.455025</text:p>
          </table:table-cell>
          <table:table-cell table:formula="of:=[.K45]+[.F46]+[.G46]" office:value-type="float" office:value="19.7">
            <text:p>19.7</text:p>
          </table:table-cell>
          <table:table-cell table:formula="of:=[.L45]+[.H46]" office:value-type="float" office:value="68.493226">
            <text:p>68.493226</text:p>
          </table:table-cell>
        </table:table-row>
        <table:table-row table:style-name="ro1">
          <table:table-cell table:formula="of:=DATE([.B47];[.C47];[.D47])" office:value-type="date" office:date-value="2014-05-01">
            <text:p>05/0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93053">
            <text:p>3.93053</text:p>
          </table:table-cell>
          <table:table-cell office:value-type="float" office:value="2.14995">
            <text:p>2.14995</text:p>
          </table:table-cell>
          <table:table-cell office:value-type="float" office:value="0.523706">
            <text:p>0.523706</text:p>
          </table:table-cell>
          <table:table-cell table:formula="of:=[.K46]+[.F47]+[.G47]" office:value-type="float" office:value="19.7">
            <text:p>19.7</text:p>
          </table:table-cell>
          <table:table-cell table:formula="of:=[.L46]+[.H47]" office:value-type="float" office:value="72.423756">
            <text:p>72.423756</text:p>
          </table:table-cell>
        </table:table-row>
        <table:table-row table:style-name="ro1">
          <table:table-cell table:formula="of:=DATE([.B48];[.C48];[.D48])" office:value-type="date" office:date-value="2014-05-02">
            <text:p>05/0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.18517">
            <text:p>2.18517</text:p>
          </table:table-cell>
          <table:table-cell office:value-type="float" office:value="1.25669">
            <text:p>1.25669</text:p>
          </table:table-cell>
          <table:table-cell office:value-type="float" office:value="0.569455">
            <text:p>0.569455</text:p>
          </table:table-cell>
          <table:table-cell table:formula="of:=[.K47]+[.F48]+[.G48]" office:value-type="float" office:value="19.7">
            <text:p>19.7</text:p>
          </table:table-cell>
          <table:table-cell table:formula="of:=[.L47]+[.H48]" office:value-type="float" office:value="74.608926">
            <text:p>74.608926</text:p>
          </table:table-cell>
        </table:table-row>
        <table:table-row table:style-name="ro1">
          <table:table-cell table:formula="of:=DATE([.B49];[.C49];[.D49])" office:value-type="date" office:date-value="2014-05-03">
            <text:p>05/0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22936">
            <text:p>3.22936</text:p>
          </table:table-cell>
          <table:table-cell office:value-type="float" office:value="1.81793">
            <text:p>1.81793</text:p>
          </table:table-cell>
          <table:table-cell office:value-type="float" office:value="0.595272">
            <text:p>0.595272</text:p>
          </table:table-cell>
          <table:table-cell table:formula="of:=[.K48]+[.F49]+[.G49]" office:value-type="float" office:value="19.7">
            <text:p>19.7</text:p>
          </table:table-cell>
          <table:table-cell table:formula="of:=[.L48]+[.H49]" office:value-type="float" office:value="77.838286">
            <text:p>77.838286</text:p>
          </table:table-cell>
        </table:table-row>
        <table:table-row table:style-name="ro1">
          <table:table-cell table:formula="of:=DATE([.B50];[.C50];[.D50])" office:value-type="date" office:date-value="2014-05-04">
            <text:p>05/0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.44823">
            <text:p>3.44823</text:p>
          </table:table-cell>
          <table:table-cell office:value-type="float" office:value="1.95159">
            <text:p>1.95159</text:p>
          </table:table-cell>
          <table:table-cell office:value-type="float" office:value="0.628003">
            <text:p>0.628003</text:p>
          </table:table-cell>
          <table:table-cell table:formula="of:=[.K49]+[.F50]+[.G50]" office:value-type="float" office:value="19.7">
            <text:p>19.7</text:p>
          </table:table-cell>
          <table:table-cell table:formula="of:=[.L49]+[.H50]" office:value-type="float" office:value="81.286516">
            <text:p>81.286516</text:p>
          </table:table-cell>
        </table:table-row>
        <table:table-row table:style-name="ro1">
          <table:table-cell table:formula="of:=DATE([.B51];[.C51];[.D51])" office:value-type="date" office:date-value="2014-05-05">
            <text:p>05/05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.0105">
            <text:p>2.0105</text:p>
          </table:table-cell>
          <table:table-cell office:value-type="float" office:value="1.18042">
            <text:p>1.18042</text:p>
          </table:table-cell>
          <table:table-cell office:value-type="float" office:value="0.661731">
            <text:p>0.661731</text:p>
          </table:table-cell>
          <table:table-cell table:formula="of:=[.K50]+[.F51]+[.G51]" office:value-type="float" office:value="19.7">
            <text:p>19.7</text:p>
          </table:table-cell>
          <table:table-cell table:formula="of:=[.L50]+[.H51]" office:value-type="float" office:value="83.297016">
            <text:p>83.297016</text:p>
          </table:table-cell>
        </table:table-row>
        <table:table-row table:style-name="ro1">
          <table:table-cell table:formula="of:=DATE([.B52];[.C52];[.D52])" office:value-type="date" office:date-value="2014-05-06">
            <text:p>05/0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0909">
            <text:p>2.0909</text:p>
          </table:table-cell>
          <table:table-cell office:value-type="float" office:value="1.27706">
            <text:p>1.27706</text:p>
          </table:table-cell>
          <table:table-cell office:value-type="float" office:value="0.696159">
            <text:p>0.696159</text:p>
          </table:table-cell>
          <table:table-cell table:formula="of:=[.K51]+[.F52]+[.G52]" office:value-type="float" office:value="19.9">
            <text:p>19.9</text:p>
          </table:table-cell>
          <table:table-cell table:formula="of:=[.L51]+[.H52]" office:value-type="float" office:value="85.387916">
            <text:p>85.387916</text:p>
          </table:table-cell>
        </table:table-row>
        <table:table-row table:style-name="ro1">
          <table:table-cell table:formula="of:=DATE([.B53];[.C53];[.D53])" office:value-type="date" office:date-value="2014-05-07">
            <text:p>05/0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1.8152">
            <text:p>1.8152</text:p>
          </table:table-cell>
          <table:table-cell office:value-type="float" office:value="1.43106">
            <text:p>1.43106</text:p>
          </table:table-cell>
          <table:table-cell office:value-type="float" office:value="0.753642">
            <text:p>0.753642</text:p>
          </table:table-cell>
          <table:table-cell table:formula="of:=[.K52]+[.F53]+[.G53]" office:value-type="float" office:value="30.2">
            <text:p>30.2</text:p>
          </table:table-cell>
          <table:table-cell table:formula="of:=[.L52]+[.H53]" office:value-type="float" office:value="87.203116">
            <text:p>87.203116</text:p>
          </table:table-cell>
        </table:table-row>
        <table:table-row table:style-name="ro1">
          <table:table-cell table:formula="of:=DATE([.B54];[.C54];[.D54])" office:value-type="date" office:date-value="2014-05-08">
            <text:p>05/0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2.2254">
            <text:p>2.2254</text:p>
          </table:table-cell>
          <table:table-cell office:value-type="float" office:value="1.81407">
            <text:p>1.81407</text:p>
          </table:table-cell>
          <table:table-cell office:value-type="float" office:value="0.888228">
            <text:p>0.888228</text:p>
          </table:table-cell>
          <table:table-cell table:formula="of:=[.K53]+[.F54]+[.G54]" office:value-type="float" office:value="35">
            <text:p>35</text:p>
          </table:table-cell>
          <table:table-cell table:formula="of:=[.L53]+[.H54]" office:value-type="float" office:value="89.428516">
            <text:p>89.428516</text:p>
          </table:table-cell>
        </table:table-row>
        <table:table-row table:style-name="ro1">
          <table:table-cell table:formula="of:=DATE([.B55];[.C55];[.D55])" office:value-type="date" office:date-value="2014-05-09">
            <text:p>05/0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48141">
            <text:p>1.48141</text:p>
          </table:table-cell>
          <table:table-cell office:value-type="float" office:value="1.24907">
            <text:p>1.24907</text:p>
          </table:table-cell>
          <table:table-cell office:value-type="float" office:value="1.03932">
            <text:p>1.03932</text:p>
          </table:table-cell>
          <table:table-cell table:formula="of:=[.K54]+[.F55]+[.G55]" office:value-type="float" office:value="43">
            <text:p>43</text:p>
          </table:table-cell>
          <table:table-cell table:formula="of:=[.L54]+[.H55]" office:value-type="float" office:value="90.909926">
            <text:p>90.909926</text:p>
          </table:table-cell>
        </table:table-row>
        <table:table-row table:style-name="ro1">
          <table:table-cell table:formula="of:=DATE([.B56];[.C56];[.D56])" office:value-type="date" office:date-value="2014-05-10">
            <text:p>05/1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76946">
            <text:p>1.76946</text:p>
          </table:table-cell>
          <table:table-cell office:value-type="float" office:value="1.53828">
            <text:p>1.53828</text:p>
          </table:table-cell>
          <table:table-cell office:value-type="float" office:value="1.19175">
            <text:p>1.19175</text:p>
          </table:table-cell>
          <table:table-cell table:formula="of:=[.K55]+[.F56]+[.G56]" office:value-type="float" office:value="47">
            <text:p>47</text:p>
          </table:table-cell>
          <table:table-cell table:formula="of:=[.L55]+[.H56]" office:value-type="float" office:value="92.679386">
            <text:p>92.679386</text:p>
          </table:table-cell>
        </table:table-row>
        <table:table-row table:style-name="ro1">
          <table:table-cell table:formula="of:=DATE([.B57];[.C57];[.D57])" office:value-type="date" office:date-value="2014-05-11">
            <text:p>05/1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2.24718">
            <text:p>2.24718</text:p>
          </table:table-cell>
          <table:table-cell office:value-type="float" office:value="2.01172">
            <text:p>2.01172</text:p>
          </table:table-cell>
          <table:table-cell office:value-type="float" office:value="1.35468">
            <text:p>1.35468</text:p>
          </table:table-cell>
          <table:table-cell table:formula="of:=[.K56]+[.F57]+[.G57]" office:value-type="float" office:value="50.4">
            <text:p>50.4</text:p>
          </table:table-cell>
          <table:table-cell table:formula="of:=[.L56]+[.H57]" office:value-type="float" office:value="94.926566">
            <text:p>94.926566</text:p>
          </table:table-cell>
        </table:table-row>
        <table:table-row table:style-name="ro1">
          <table:table-cell table:formula="of:=DATE([.B58];[.C58];[.D58])" office:value-type="date" office:date-value="2014-05-12">
            <text:p>05/1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office:value-type="float" office:value="1.767">
            <text:p>1.767</text:p>
          </table:table-cell>
          <table:table-cell office:value-type="float" office:value="1.62725">
            <text:p>1.62725</text:p>
          </table:table-cell>
          <table:table-cell office:value-type="float" office:value="1.53076">
            <text:p>1.53076</text:p>
          </table:table-cell>
          <table:table-cell table:formula="of:=[.K57]+[.F58]+[.G58]" office:value-type="float" office:value="60.2">
            <text:p>60.2</text:p>
          </table:table-cell>
          <table:table-cell table:formula="of:=[.L57]+[.H58]" office:value-type="float" office:value="96.693566">
            <text:p>96.693566</text:p>
          </table:table-cell>
        </table:table-row>
        <table:table-row table:style-name="ro1">
          <table:table-cell table:formula="of:=DATE([.B59];[.C59];[.D59])" office:value-type="date" office:date-value="2014-05-13">
            <text:p>05/1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1.68379">
            <text:p>1.68379</text:p>
          </table:table-cell>
          <table:table-cell office:value-type="float" office:value="1.58563">
            <text:p>1.58563</text:p>
          </table:table-cell>
          <table:table-cell office:value-type="float" office:value="1.68564">
            <text:p>1.68564</text:p>
          </table:table-cell>
          <table:table-cell table:formula="of:=[.K58]+[.F59]+[.G59]" office:value-type="float" office:value="62.5">
            <text:p>62.5</text:p>
          </table:table-cell>
          <table:table-cell table:formula="of:=[.L58]+[.H59]" office:value-type="float" office:value="98.377356">
            <text:p>98.377356</text:p>
          </table:table-cell>
        </table:table-row>
        <table:table-row table:style-name="ro1">
          <table:table-cell table:formula="of:=DATE([.B60];[.C60];[.D60])" office:value-type="date" office:date-value="2014-05-14">
            <text:p>05/1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  <table:table-cell office:value-type="float" office:value="1.22029">
            <text:p>1.22029</text:p>
          </table:table-cell>
          <table:table-cell office:value-type="float" office:value="1.17312">
            <text:p>1.17312</text:p>
          </table:table-cell>
          <table:table-cell office:value-type="float" office:value="1.84383">
            <text:p>1.84383</text:p>
          </table:table-cell>
          <table:table-cell table:formula="of:=[.K59]+[.F60]+[.G60]" office:value-type="float" office:value="82.6">
            <text:p>82.6</text:p>
          </table:table-cell>
          <table:table-cell table:formula="of:=[.L59]+[.H60]" office:value-type="float" office:value="99.597646">
            <text:p>99.597646</text:p>
          </table:table-cell>
        </table:table-row>
        <table:table-row table:style-name="ro1">
          <table:table-cell table:formula="of:=DATE([.B61];[.C61];[.D61])" office:value-type="date" office:date-value="2014-05-15">
            <text:p>05/15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.36629">
            <text:p>4.36629</text:p>
          </table:table-cell>
          <table:table-cell office:value-type="float" office:value="4.26703">
            <text:p>4.26703</text:p>
          </table:table-cell>
          <table:table-cell office:value-type="float" office:value="1.9819">
            <text:p>1.9819</text:p>
          </table:table-cell>
          <table:table-cell table:formula="of:=[.K60]+[.F61]+[.G61]" office:value-type="float" office:value="82.6">
            <text:p>82.6</text:p>
          </table:table-cell>
          <table:table-cell table:formula="of:=[.L60]+[.H61]" office:value-type="float" office:value="103.963936">
            <text:p>103.963936</text:p>
          </table:table-cell>
        </table:table-row>
        <table:table-row table:style-name="ro1">
          <table:table-cell table:formula="of:=DATE([.B62];[.C62];[.D62])" office:value-type="date" office:date-value="2014-05-16">
            <text:p>05/1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.91236">
            <text:p>3.91236</text:p>
          </table:table-cell>
          <table:table-cell office:value-type="float" office:value="3.91513">
            <text:p>3.91513</text:p>
          </table:table-cell>
          <table:table-cell office:value-type="float" office:value="2.20431">
            <text:p>2.20431</text:p>
          </table:table-cell>
          <table:table-cell table:formula="of:=[.K61]+[.F62]+[.G62]" office:value-type="float" office:value="82.6">
            <text:p>82.6</text:p>
          </table:table-cell>
          <table:table-cell table:formula="of:=[.L61]+[.H62]" office:value-type="float" office:value="107.876296">
            <text:p>107.876296</text:p>
          </table:table-cell>
        </table:table-row>
        <table:table-row table:style-name="ro1">
          <table:table-cell table:formula="of:=DATE([.B63];[.C63];[.D63])" office:value-type="date" office:date-value="2014-05-17">
            <text:p>05/1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.893">
            <text:p>4.893</text:p>
          </table:table-cell>
          <table:table-cell office:value-type="float" office:value="5.03401">
            <text:p>5.03401</text:p>
          </table:table-cell>
          <table:table-cell office:value-type="float" office:value="2.50842">
            <text:p>2.50842</text:p>
          </table:table-cell>
          <table:table-cell table:formula="of:=[.K62]+[.F63]+[.G63]" office:value-type="float" office:value="82.6">
            <text:p>82.6</text:p>
          </table:table-cell>
          <table:table-cell table:formula="of:=[.L62]+[.H63]" office:value-type="float" office:value="112.769296">
            <text:p>112.769296</text:p>
          </table:table-cell>
        </table:table-row>
        <table:table-row table:style-name="ro1">
          <table:table-cell table:formula="of:=DATE([.B64];[.C64];[.D64])" office:value-type="date" office:date-value="2014-05-18">
            <text:p>05/1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  <table:table-cell office:value-type="float" office:value="1.31454">
            <text:p>1.31454</text:p>
          </table:table-cell>
          <table:table-cell office:value-type="float" office:value="1.39086">
            <text:p>1.39086</text:p>
          </table:table-cell>
          <table:table-cell office:value-type="float" office:value="2.883">
            <text:p>2.883</text:p>
          </table:table-cell>
          <table:table-cell table:formula="of:=[.K63]+[.F64]+[.G64]" office:value-type="float" office:value="95">
            <text:p>95</text:p>
          </table:table-cell>
          <table:table-cell table:formula="of:=[.L63]+[.H64]" office:value-type="float" office:value="114.083836">
            <text:p>114.083836</text:p>
          </table:table-cell>
        </table:table-row>
        <table:table-row table:style-name="ro1">
          <table:table-cell table:formula="of:=DATE([.B65];[.C65];[.D65])" office:value-type="date" office:date-value="2014-05-19">
            <text:p>05/1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3.5111">
            <text:p>3.5111</text:p>
          </table:table-cell>
          <table:table-cell office:value-type="float" office:value="3.7853">
            <text:p>3.7853</text:p>
          </table:table-cell>
          <table:table-cell office:value-type="float" office:value="3.18737">
            <text:p>3.18737</text:p>
          </table:table-cell>
          <table:table-cell table:formula="of:=[.K64]+[.F65]+[.G65]" office:value-type="float" office:value="95">
            <text:p>95</text:p>
          </table:table-cell>
          <table:table-cell table:formula="of:=[.L64]+[.H65]" office:value-type="float" office:value="117.594936">
            <text:p>117.594936</text:p>
          </table:table-cell>
        </table:table-row>
        <table:table-row table:style-name="ro1">
          <table:table-cell table:formula="of:=DATE([.B66];[.C66];[.D66])" office:value-type="date" office:date-value="2014-05-20">
            <text:p>05/2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.51854">
            <text:p>4.51854</text:p>
          </table:table-cell>
          <table:table-cell office:value-type="float" office:value="4.95036">
            <text:p>4.95036</text:p>
          </table:table-cell>
          <table:table-cell office:value-type="float" office:value="3.49675">
            <text:p>3.49675</text:p>
          </table:table-cell>
          <table:table-cell table:formula="of:=[.K65]+[.F66]+[.G66]" office:value-type="float" office:value="95">
            <text:p>95</text:p>
          </table:table-cell>
          <table:table-cell table:formula="of:=[.L65]+[.H66]" office:value-type="float" office:value="122.113476">
            <text:p>122.113476</text:p>
          </table:table-cell>
        </table:table-row>
        <table:table-row table:style-name="ro1">
          <table:table-cell table:formula="of:=DATE([.B67];[.C67];[.D67])" office:value-type="date" office:date-value="2014-05-21">
            <text:p>05/2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4.88617">
            <text:p>4.88617</text:p>
          </table:table-cell>
          <table:table-cell office:value-type="float" office:value="5.44808">
            <text:p>5.44808</text:p>
          </table:table-cell>
          <table:table-cell office:value-type="float" office:value="3.90852">
            <text:p>3.90852</text:p>
          </table:table-cell>
          <table:table-cell table:formula="of:=[.K66]+[.F67]+[.G67]" office:value-type="float" office:value="95">
            <text:p>95</text:p>
          </table:table-cell>
          <table:table-cell table:formula="of:=[.L66]+[.H67]" office:value-type="float" office:value="126.999646">
            <text:p>126.999646</text:p>
          </table:table-cell>
        </table:table-row>
        <table:table-row table:style-name="ro1">
          <table:table-cell table:formula="of:=DATE([.B68];[.C68];[.D68])" office:value-type="date" office:date-value="2014-05-22">
            <text:p>05/2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.26183">
            <text:p>5.26183</text:p>
          </table:table-cell>
          <table:table-cell office:value-type="float" office:value="5.96378">
            <text:p>5.96378</text:p>
          </table:table-cell>
          <table:table-cell office:value-type="float" office:value="4.39659">
            <text:p>4.39659</text:p>
          </table:table-cell>
          <table:table-cell table:formula="of:=[.K67]+[.F68]+[.G68]" office:value-type="float" office:value="95">
            <text:p>95</text:p>
          </table:table-cell>
          <table:table-cell table:formula="of:=[.L67]+[.H68]" office:value-type="float" office:value="132.261476">
            <text:p>132.261476</text:p>
          </table:table-cell>
        </table:table-row>
        <table:table-row table:style-name="ro1">
          <table:table-cell table:formula="of:=DATE([.B69];[.C69];[.D69])" office:value-type="date" office:date-value="2014-05-23">
            <text:p>05/2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.7956">
            <text:p>4.7956</text:p>
          </table:table-cell>
          <table:table-cell office:value-type="float" office:value="5.51266">
            <text:p>5.51266</text:p>
          </table:table-cell>
          <table:table-cell office:value-type="float" office:value="4.95089">
            <text:p>4.95089</text:p>
          </table:table-cell>
          <table:table-cell table:formula="of:=[.K68]+[.F69]+[.G69]" office:value-type="float" office:value="95">
            <text:p>95</text:p>
          </table:table-cell>
          <table:table-cell table:formula="of:=[.L68]+[.H69]" office:value-type="float" office:value="137.057076">
            <text:p>137.057076</text:p>
          </table:table-cell>
        </table:table-row>
        <table:table-row table:style-name="ro1">
          <table:table-cell table:formula="of:=DATE([.B70];[.C70];[.D70])" office:value-type="date" office:date-value="2014-05-24">
            <text:p>05/2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.14388">
            <text:p>4.14388</text:p>
          </table:table-cell>
          <table:table-cell office:value-type="float" office:value="4.81443">
            <text:p>4.81443</text:p>
          </table:table-cell>
          <table:table-cell office:value-type="float" office:value="5.50912">
            <text:p>5.50912</text:p>
          </table:table-cell>
          <table:table-cell table:formula="of:=[.K69]+[.F70]+[.G70]" office:value-type="float" office:value="95">
            <text:p>95</text:p>
          </table:table-cell>
          <table:table-cell table:formula="of:=[.L69]+[.H70]" office:value-type="float" office:value="141.200956">
            <text:p>141.200956</text:p>
          </table:table-cell>
        </table:table-row>
        <table:table-row table:style-name="ro1">
          <table:table-cell table:formula="of:=DATE([.B71];[.C71];[.D71])" office:value-type="date" office:date-value="2014-05-25">
            <text:p>05/25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4.56058">
            <text:p>4.56058</text:p>
          </table:table-cell>
          <table:table-cell office:value-type="float" office:value="5.32671">
            <text:p>5.32671</text:p>
          </table:table-cell>
          <table:table-cell office:value-type="float" office:value="5.86179">
            <text:p>5.86179</text:p>
          </table:table-cell>
          <table:table-cell table:formula="of:=[.K70]+[.F71]+[.G71]" office:value-type="float" office:value="95">
            <text:p>95</text:p>
          </table:table-cell>
          <table:table-cell table:formula="of:=[.L70]+[.H71]" office:value-type="float" office:value="145.761536">
            <text:p>145.761536</text:p>
          </table:table-cell>
        </table:table-row>
        <table:table-row table:style-name="ro1">
          <table:table-cell table:formula="of:=DATE([.B72];[.C72];[.D72])" office:value-type="date" office:date-value="2014-05-26">
            <text:p>05/2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.00881">
            <text:p>5.00881</text:p>
          </table:table-cell>
          <table:table-cell office:value-type="float" office:value="5.56036">
            <text:p>5.56036</text:p>
          </table:table-cell>
          <table:table-cell office:value-type="float" office:value="6.07534">
            <text:p>6.07534</text:p>
          </table:table-cell>
          <table:table-cell table:formula="of:=[.K71]+[.F72]+[.G72]" office:value-type="float" office:value="95">
            <text:p>95</text:p>
          </table:table-cell>
          <table:table-cell table:formula="of:=[.L71]+[.H72]" office:value-type="float" office:value="150.770346">
            <text:p>150.770346</text:p>
          </table:table-cell>
        </table:table-row>
        <table:table-row table:style-name="ro1">
          <table:table-cell table:formula="of:=DATE([.B73];[.C73];[.D73])" office:value-type="date" office:date-value="2014-05-27">
            <text:p>05/2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.99379">
            <text:p>4.99379</text:p>
          </table:table-cell>
          <table:table-cell office:value-type="float" office:value="3.25316">
            <text:p>3.25316</text:p>
          </table:table-cell>
          <table:table-cell office:value-type="float" office:value="6.17932">
            <text:p>6.17932</text:p>
          </table:table-cell>
          <table:table-cell table:formula="of:=[.K72]+[.F73]+[.G73]" office:value-type="float" office:value="95">
            <text:p>95</text:p>
          </table:table-cell>
          <table:table-cell table:formula="of:=[.L72]+[.H73]" office:value-type="float" office:value="155.764136">
            <text:p>155.764136</text:p>
          </table:table-cell>
        </table:table-row>
        <table:table-row table:style-name="ro1">
          <table:table-cell table:formula="of:=DATE([.B74];[.C74];[.D74])" office:value-type="date" office:date-value="2014-05-28">
            <text:p>05/2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.15462">
            <text:p>3.15462</text:p>
          </table:table-cell>
          <table:table-cell office:value-type="float" office:value="1.90229">
            <text:p>1.90229</text:p>
          </table:table-cell>
          <table:table-cell office:value-type="float" office:value="6.10398">
            <text:p>6.10398</text:p>
          </table:table-cell>
          <table:table-cell table:formula="of:=[.K73]+[.F74]+[.G74]" office:value-type="float" office:value="95">
            <text:p>95</text:p>
          </table:table-cell>
          <table:table-cell table:formula="of:=[.L73]+[.H74]" office:value-type="float" office:value="158.918756">
            <text:p>158.918756</text:p>
          </table:table-cell>
        </table:table-row>
        <table:table-row table:style-name="ro1">
          <table:table-cell table:formula="of:=DATE([.B75];[.C75];[.D75])" office:value-type="date" office:date-value="2014-05-29">
            <text:p>05/2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4.51117">
            <text:p>4.51117</text:p>
          </table:table-cell>
          <table:table-cell office:value-type="float" office:value="1.40575">
            <text:p>1.40575</text:p>
          </table:table-cell>
          <table:table-cell office:value-type="float" office:value="5.92555">
            <text:p>5.92555</text:p>
          </table:table-cell>
          <table:table-cell table:formula="of:=[.K74]+[.F75]+[.G75]" office:value-type="float" office:value="95">
            <text:p>95</text:p>
          </table:table-cell>
          <table:table-cell table:formula="of:=[.L74]+[.H75]" office:value-type="float" office:value="163.429926">
            <text:p>163.429926</text:p>
          </table:table-cell>
        </table:table-row>
        <table:table-row table:style-name="ro1">
          <table:table-cell table:formula="of:=DATE([.B76];[.C76];[.D76])" office:value-type="date" office:date-value="2014-05-30">
            <text:p>05/3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.33888">
            <text:p>5.33888</text:p>
          </table:table-cell>
          <table:table-cell office:value-type="float" office:value="1.11232">
            <text:p>1.11232</text:p>
          </table:table-cell>
          <table:table-cell office:value-type="float" office:value="5.72139">
            <text:p>5.72139</text:p>
          </table:table-cell>
          <table:table-cell table:formula="of:=[.K75]+[.F76]+[.G76]" office:value-type="float" office:value="95">
            <text:p>95</text:p>
          </table:table-cell>
          <table:table-cell table:formula="of:=[.L75]+[.H76]" office:value-type="float" office:value="168.768806">
            <text:p>168.768806</text:p>
          </table:table-cell>
        </table:table-row>
        <table:table-row table:style-name="ro1">
          <table:table-cell table:formula="of:=DATE([.B77];[.C77];[.D77])" office:value-type="date" office:date-value="2014-05-31">
            <text:p>05/3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3.17231">
            <text:p>3.17231</text:p>
          </table:table-cell>
          <table:table-cell office:value-type="float" office:value="0.886584">
            <text:p>0.886584</text:p>
          </table:table-cell>
          <table:table-cell office:value-type="float" office:value="5.53199">
            <text:p>5.53199</text:p>
          </table:table-cell>
          <table:table-cell table:formula="of:=[.K76]+[.F77]+[.G77]" office:value-type="float" office:value="95">
            <text:p>95</text:p>
          </table:table-cell>
          <table:table-cell table:formula="of:=[.L76]+[.H77]" office:value-type="float" office:value="171.941116">
            <text:p>171.941116</text:p>
          </table:table-cell>
        </table:table-row>
        <table:table-row table:style-name="ro1">
          <table:table-cell table:formula="of:=DATE([.B78];[.C78];[.D78])" office:value-type="date" office:date-value="2014-06-01">
            <text:p>06/0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17532">
            <text:p>4.17532</text:p>
          </table:table-cell>
          <table:table-cell office:value-type="float" office:value="0.781795">
            <text:p>0.781795</text:p>
          </table:table-cell>
          <table:table-cell office:value-type="float" office:value="5.38121">
            <text:p>5.38121</text:p>
          </table:table-cell>
          <table:table-cell table:formula="of:=[.K77]+[.F78]+[.G78]" office:value-type="float" office:value="95">
            <text:p>95</text:p>
          </table:table-cell>
          <table:table-cell table:formula="of:=[.L77]+[.H78]" office:value-type="float" office:value="176.116436">
            <text:p>176.116436</text:p>
          </table:table-cell>
        </table:table-row>
        <table:table-row table:style-name="ro1">
          <table:table-cell table:formula="of:=DATE([.B79];[.C79];[.D79])" office:value-type="date" office:date-value="2014-06-02">
            <text:p>06/0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float" office:value="0">
            <text:p>0</text:p>
          </table:table-cell>
          <table:table-cell office:value-type="float" office:value="3.72711">
            <text:p>3.72711</text:p>
          </table:table-cell>
          <table:table-cell office:value-type="float" office:value="4.3117">
            <text:p>4.3117</text:p>
          </table:table-cell>
          <table:table-cell office:value-type="float" office:value="5.26446">
            <text:p>5.26446</text:p>
          </table:table-cell>
          <table:table-cell table:formula="of:=[.K78]+[.F79]+[.G79]" office:value-type="float" office:value="106.5">
            <text:p>106.5</text:p>
          </table:table-cell>
          <table:table-cell table:formula="of:=[.L78]+[.H79]" office:value-type="float" office:value="179.843546">
            <text:p>179.843546</text:p>
          </table:table-cell>
        </table:table-row>
        <table:table-row table:style-name="ro1">
          <table:table-cell table:formula="of:=DATE([.B80];[.C80];[.D80])" office:value-type="date" office:date-value="2014-06-03">
            <text:p>06/0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935">
            <text:p>2.06935</text:p>
          </table:table-cell>
          <table:table-cell office:value-type="float" office:value="2.39227">
            <text:p>2.39227</text:p>
          </table:table-cell>
          <table:table-cell office:value-type="float" office:value="5.22756">
            <text:p>5.22756</text:p>
          </table:table-cell>
          <table:table-cell table:formula="of:=[.K79]+[.F80]+[.G80]" office:value-type="float" office:value="107.5">
            <text:p>107.5</text:p>
          </table:table-cell>
          <table:table-cell table:formula="of:=[.L79]+[.H80]" office:value-type="float" office:value="181.912896">
            <text:p>181.912896</text:p>
          </table:table-cell>
        </table:table-row>
        <table:table-row table:style-name="ro1">
          <table:table-cell table:formula="of:=DATE([.B81];[.C81];[.D81])" office:value-type="date" office:date-value="2014-06-04">
            <text:p>06/0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2.57589">
            <text:p>2.57589</text:p>
          </table:table-cell>
          <table:table-cell office:value-type="float" office:value="2.97569">
            <text:p>2.97569</text:p>
          </table:table-cell>
          <table:table-cell office:value-type="float" office:value="5.18984">
            <text:p>5.18984</text:p>
          </table:table-cell>
          <table:table-cell table:formula="of:=[.K80]+[.F81]+[.G81]" office:value-type="float" office:value="107.6">
            <text:p>107.6</text:p>
          </table:table-cell>
          <table:table-cell table:formula="of:=[.L80]+[.H81]" office:value-type="float" office:value="184.488786">
            <text:p>184.488786</text:p>
          </table:table-cell>
        </table:table-row>
        <table:table-row table:style-name="ro1">
          <table:table-cell table:formula="of:=DATE([.B82];[.C82];[.D82])" office:value-type="date" office:date-value="2014-06-05">
            <text:p>06/0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3.7086">
            <text:p>3.7086</text:p>
          </table:table-cell>
          <table:table-cell office:value-type="float" office:value="3.32179">
            <text:p>3.32179</text:p>
          </table:table-cell>
          <table:table-cell office:value-type="float" office:value="5.12893">
            <text:p>5.12893</text:p>
          </table:table-cell>
          <table:table-cell table:formula="of:=[.K81]+[.F82]+[.G82]" office:value-type="float" office:value="109.2">
            <text:p>109.2</text:p>
          </table:table-cell>
          <table:table-cell table:formula="of:=[.L81]+[.H82]" office:value-type="float" office:value="188.197386">
            <text:p>188.197386</text:p>
          </table:table-cell>
        </table:table-row>
        <table:table-row table:style-name="ro1">
          <table:table-cell table:formula="of:=DATE([.B83];[.C83];[.D83])" office:value-type="date" office:date-value="2014-06-06">
            <text:p>06/06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.11271">
            <text:p>2.11271</text:p>
          </table:table-cell>
          <table:table-cell office:value-type="float" office:value="1.56611">
            <text:p>1.56611</text:p>
          </table:table-cell>
          <table:table-cell office:value-type="float" office:value="5.06482">
            <text:p>5.06482</text:p>
          </table:table-cell>
          <table:table-cell table:formula="of:=[.K82]+[.F83]+[.G83]" office:value-type="float" office:value="109.2">
            <text:p>109.2</text:p>
          </table:table-cell>
          <table:table-cell table:formula="of:=[.L82]+[.H83]" office:value-type="float" office:value="190.310096">
            <text:p>190.310096</text:p>
          </table:table-cell>
        </table:table-row>
        <table:table-row table:style-name="ro1">
          <table:table-cell table:formula="of:=DATE([.B84];[.C84];[.D84])" office:value-type="date" office:date-value="2014-06-07">
            <text:p>06/0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.31038">
            <text:p>5.31038</text:p>
          </table:table-cell>
          <table:table-cell office:value-type="float" office:value="1.18926">
            <text:p>1.18926</text:p>
          </table:table-cell>
          <table:table-cell office:value-type="float" office:value="5.0188">
            <text:p>5.0188</text:p>
          </table:table-cell>
          <table:table-cell table:formula="of:=[.K83]+[.F84]+[.G84]" office:value-type="float" office:value="109.2">
            <text:p>109.2</text:p>
          </table:table-cell>
          <table:table-cell table:formula="of:=[.L83]+[.H84]" office:value-type="float" office:value="195.620476">
            <text:p>195.620476</text:p>
          </table:table-cell>
        </table:table-row>
        <table:table-row table:style-name="ro1">
          <table:table-cell table:formula="of:=DATE([.B85];[.C85];[.D85])" office:value-type="date" office:date-value="2014-06-08">
            <text:p>06/0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.84799">
            <text:p>3.84799</text:p>
          </table:table-cell>
          <table:table-cell office:value-type="float" office:value="0.797169">
            <text:p>0.797169</text:p>
          </table:table-cell>
          <table:table-cell office:value-type="float" office:value="4.98443">
            <text:p>4.98443</text:p>
          </table:table-cell>
          <table:table-cell table:formula="of:=[.K84]+[.F85]+[.G85]" office:value-type="float" office:value="109.2">
            <text:p>109.2</text:p>
          </table:table-cell>
          <table:table-cell table:formula="of:=[.L84]+[.H85]" office:value-type="float" office:value="199.468466">
            <text:p>199.468466</text:p>
          </table:table-cell>
        </table:table-row>
        <table:table-row table:style-name="ro1">
          <table:table-cell table:formula="of:=DATE([.B86];[.C86];[.D86])" office:value-type="date" office:date-value="2014-06-09">
            <text:p>06/0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.55752">
            <text:p>5.55752</text:p>
          </table:table-cell>
          <table:table-cell office:value-type="float" office:value="0.61972">
            <text:p>0.61972</text:p>
          </table:table-cell>
          <table:table-cell office:value-type="float" office:value="4.9556">
            <text:p>4.9556</text:p>
          </table:table-cell>
          <table:table-cell table:formula="of:=[.K85]+[.F86]+[.G86]" office:value-type="float" office:value="109.2">
            <text:p>109.2</text:p>
          </table:table-cell>
          <table:table-cell table:formula="of:=[.L85]+[.H86]" office:value-type="float" office:value="205.025986">
            <text:p>205.025986</text:p>
          </table:table-cell>
        </table:table-row>
        <table:table-row table:style-name="ro1">
          <table:table-cell table:formula="of:=DATE([.B87];[.C87];[.D87])" office:value-type="date" office:date-value="2014-06-10">
            <text:p>06/1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.08925">
            <text:p>5.08925</text:p>
          </table:table-cell>
          <table:table-cell office:value-type="float" office:value="0.498404">
            <text:p>0.498404</text:p>
          </table:table-cell>
          <table:table-cell office:value-type="float" office:value="4.92408">
            <text:p>4.92408</text:p>
          </table:table-cell>
          <table:table-cell table:formula="of:=[.K86]+[.F87]+[.G87]" office:value-type="float" office:value="109.2">
            <text:p>109.2</text:p>
          </table:table-cell>
          <table:table-cell table:formula="of:=[.L86]+[.H87]" office:value-type="float" office:value="210.115236">
            <text:p>210.115236</text:p>
          </table:table-cell>
        </table:table-row>
        <table:table-row table:style-name="ro1">
          <table:table-cell table:formula="of:=DATE([.B88];[.C88];[.D88])" office:value-type="date" office:date-value="2014-06-11">
            <text:p>06/1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13124">
            <text:p>2.13124</text:p>
          </table:table-cell>
          <table:table-cell office:value-type="float" office:value="1.20522">
            <text:p>1.20522</text:p>
          </table:table-cell>
          <table:table-cell office:value-type="float" office:value="4.89034">
            <text:p>4.89034</text:p>
          </table:table-cell>
          <table:table-cell table:formula="of:=[.K87]+[.F88]+[.G88]" office:value-type="float" office:value="110.3">
            <text:p>110.3</text:p>
          </table:table-cell>
          <table:table-cell table:formula="of:=[.L87]+[.H88]" office:value-type="float" office:value="212.246476">
            <text:p>212.246476</text:p>
          </table:table-cell>
        </table:table-row>
        <table:table-row table:style-name="ro1">
          <table:table-cell table:formula="of:=DATE([.B89];[.C89];[.D89])" office:value-type="date" office:date-value="2014-06-12">
            <text:p>06/1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.42364">
            <text:p>4.42364</text:p>
          </table:table-cell>
          <table:table-cell office:value-type="float" office:value="0.535776">
            <text:p>0.535776</text:p>
          </table:table-cell>
          <table:table-cell office:value-type="float" office:value="4.85451">
            <text:p>4.85451</text:p>
          </table:table-cell>
          <table:table-cell table:formula="of:=[.K88]+[.F89]+[.G89]" office:value-type="float" office:value="110.3">
            <text:p>110.3</text:p>
          </table:table-cell>
          <table:table-cell table:formula="of:=[.L88]+[.H89]" office:value-type="float" office:value="216.670116">
            <text:p>216.670116</text:p>
          </table:table-cell>
        </table:table-row>
        <table:table-row table:style-name="ro1">
          <table:table-cell table:formula="of:=DATE([.B90];[.C90];[.D90])" office:value-type="date" office:date-value="2014-06-13">
            <text:p>06/1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.83983">
            <text:p>3.83983</text:p>
          </table:table-cell>
          <table:table-cell office:value-type="float" office:value="0.353486">
            <text:p>0.353486</text:p>
          </table:table-cell>
          <table:table-cell office:value-type="float" office:value="4.8175">
            <text:p>4.8175</text:p>
          </table:table-cell>
          <table:table-cell table:formula="of:=[.K89]+[.F90]+[.G90]" office:value-type="float" office:value="110.3">
            <text:p>110.3</text:p>
          </table:table-cell>
          <table:table-cell table:formula="of:=[.L89]+[.H90]" office:value-type="float" office:value="220.509946">
            <text:p>220.509946</text:p>
          </table:table-cell>
        </table:table-row>
        <table:table-row table:style-name="ro1">
          <table:table-cell table:formula="of:=DATE([.B91];[.C91];[.D91])" office:value-type="date" office:date-value="2014-06-14">
            <text:p>06/1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4.75255">
            <text:p>4.75255</text:p>
          </table:table-cell>
          <table:table-cell office:value-type="float" office:value="0.392228">
            <text:p>0.392228</text:p>
          </table:table-cell>
          <table:table-cell office:value-type="float" office:value="4.77942">
            <text:p>4.77942</text:p>
          </table:table-cell>
          <table:table-cell table:formula="of:=[.K90]+[.F91]+[.G91]" office:value-type="float" office:value="110.4">
            <text:p>110.4</text:p>
          </table:table-cell>
          <table:table-cell table:formula="of:=[.L90]+[.H91]" office:value-type="float" office:value="225.262496">
            <text:p>225.262496</text:p>
          </table:table-cell>
        </table:table-row>
        <table:table-row table:style-name="ro1">
          <table:table-cell table:formula="of:=DATE([.B92];[.C92];[.D92])" office:value-type="date" office:date-value="2014-06-15">
            <text:p>06/1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.48754">
            <text:p>5.48754</text:p>
          </table:table-cell>
          <table:table-cell office:value-type="float" office:value="0.294414">
            <text:p>0.294414</text:p>
          </table:table-cell>
          <table:table-cell office:value-type="float" office:value="4.74033">
            <text:p>4.74033</text:p>
          </table:table-cell>
          <table:table-cell table:formula="of:=[.K91]+[.F92]+[.G92]" office:value-type="float" office:value="110.4">
            <text:p>110.4</text:p>
          </table:table-cell>
          <table:table-cell table:formula="of:=[.L91]+[.H92]" office:value-type="float" office:value="230.750036">
            <text:p>230.750036</text:p>
          </table:table-cell>
        </table:table-row>
        <table:table-row table:style-name="ro1">
          <table:table-cell table:formula="of:=DATE([.B93];[.C93];[.D93])" office:value-type="date" office:date-value="2014-06-16">
            <text:p>06/16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.65581">
            <text:p>3.65581</text:p>
          </table:table-cell>
          <table:table-cell office:value-type="float" office:value="0.264136">
            <text:p>0.264136</text:p>
          </table:table-cell>
          <table:table-cell office:value-type="float" office:value="4.70017">
            <text:p>4.70017</text:p>
          </table:table-cell>
          <table:table-cell table:formula="of:=[.K92]+[.F93]+[.G93]" office:value-type="float" office:value="110.4">
            <text:p>110.4</text:p>
          </table:table-cell>
          <table:table-cell table:formula="of:=[.L92]+[.H93]" office:value-type="float" office:value="234.405846">
            <text:p>234.405846</text:p>
          </table:table-cell>
        </table:table-row>
        <table:table-row table:style-name="ro1">
          <table:table-cell table:formula="of:=DATE([.B94];[.C94];[.D94])" office:value-type="date" office:date-value="2014-06-17">
            <text:p>06/1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.3293">
            <text:p>5.3293</text:p>
          </table:table-cell>
          <table:table-cell office:value-type="float" office:value="0.246899">
            <text:p>0.246899</text:p>
          </table:table-cell>
          <table:table-cell office:value-type="float" office:value="4.65904">
            <text:p>4.65904</text:p>
          </table:table-cell>
          <table:table-cell table:formula="of:=[.K93]+[.F94]+[.G94]" office:value-type="float" office:value="110.4">
            <text:p>110.4</text:p>
          </table:table-cell>
          <table:table-cell table:formula="of:=[.L93]+[.H94]" office:value-type="float" office:value="239.735146">
            <text:p>239.735146</text:p>
          </table:table-cell>
        </table:table-row>
        <table:table-row table:style-name="ro1">
          <table:table-cell table:formula="of:=DATE([.B95];[.C95];[.D95])" office:value-type="date" office:date-value="2014-06-18">
            <text:p>06/1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.72456">
            <text:p>5.72456</text:p>
          </table:table-cell>
          <table:table-cell office:value-type="float" office:value="0.230425">
            <text:p>0.230425</text:p>
          </table:table-cell>
          <table:table-cell office:value-type="float" office:value="4.61688">
            <text:p>4.61688</text:p>
          </table:table-cell>
          <table:table-cell table:formula="of:=[.K94]+[.F95]+[.G95]" office:value-type="float" office:value="110.4">
            <text:p>110.4</text:p>
          </table:table-cell>
          <table:table-cell table:formula="of:=[.L94]+[.H95]" office:value-type="float" office:value="245.459706">
            <text:p>245.459706</text:p>
          </table:table-cell>
        </table:table-row>
        <table:table-row table:style-name="ro1">
          <table:table-cell table:formula="of:=DATE([.B96];[.C96];[.D96])" office:value-type="date" office:date-value="2014-06-19">
            <text:p>06/1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.83896">
            <text:p>1.83896</text:p>
          </table:table-cell>
          <table:table-cell office:value-type="float" office:value="2.01506">
            <text:p>2.01506</text:p>
          </table:table-cell>
          <table:table-cell office:value-type="float" office:value="4.57373">
            <text:p>4.57373</text:p>
          </table:table-cell>
          <table:table-cell table:formula="of:=[.K95]+[.F96]+[.G96]" office:value-type="float" office:value="112.9">
            <text:p>112.9</text:p>
          </table:table-cell>
          <table:table-cell table:formula="of:=[.L95]+[.H96]" office:value-type="float" office:value="247.298666">
            <text:p>247.298666</text:p>
          </table:table-cell>
        </table:table-row>
        <table:table-row table:style-name="ro1">
          <table:table-cell table:formula="of:=DATE([.B97];[.C97];[.D97])" office:value-type="date" office:date-value="2014-06-20">
            <text:p>06/2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3.10471">
            <text:p>3.10471</text:p>
          </table:table-cell>
          <table:table-cell office:value-type="float" office:value="3.5306">
            <text:p>3.5306</text:p>
          </table:table-cell>
          <table:table-cell office:value-type="float" office:value="4.52981">
            <text:p>4.52981</text:p>
          </table:table-cell>
          <table:table-cell table:formula="of:=[.K96]+[.F97]+[.G97]" office:value-type="float" office:value="118.6">
            <text:p>118.6</text:p>
          </table:table-cell>
          <table:table-cell table:formula="of:=[.L96]+[.H97]" office:value-type="float" office:value="250.403376">
            <text:p>250.403376</text:p>
          </table:table-cell>
        </table:table-row>
        <table:table-row table:style-name="ro1">
          <table:table-cell table:formula="of:=DATE([.B98];[.C98];[.D98])" office:value-type="date" office:date-value="2014-06-21">
            <text:p>06/2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2.57222">
            <text:p>2.57222</text:p>
          </table:table-cell>
          <table:table-cell office:value-type="float" office:value="2.92278">
            <text:p>2.92278</text:p>
          </table:table-cell>
          <table:table-cell office:value-type="float" office:value="4.48508">
            <text:p>4.48508</text:p>
          </table:table-cell>
          <table:table-cell table:formula="of:=[.K97]+[.F98]+[.G98]" office:value-type="float" office:value="119.9">
            <text:p>119.9</text:p>
          </table:table-cell>
          <table:table-cell table:formula="of:=[.L97]+[.H98]" office:value-type="float" office:value="252.975596">
            <text:p>252.975596</text:p>
          </table:table-cell>
        </table:table-row>
        <table:table-row table:style-name="ro1">
          <table:table-cell table:formula="of:=DATE([.B99];[.C99];[.D99])" office:value-type="date" office:date-value="2014-06-22">
            <text:p>06/2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.82963">
            <text:p>3.82963</text:p>
          </table:table-cell>
          <table:table-cell office:value-type="float" office:value="0.970583">
            <text:p>0.970583</text:p>
          </table:table-cell>
          <table:table-cell office:value-type="float" office:value="4.43618">
            <text:p>4.43618</text:p>
          </table:table-cell>
          <table:table-cell table:formula="of:=[.K98]+[.F99]+[.G99]" office:value-type="float" office:value="119.9">
            <text:p>119.9</text:p>
          </table:table-cell>
          <table:table-cell table:formula="of:=[.L98]+[.H99]" office:value-type="float" office:value="256.805226">
            <text:p>256.805226</text:p>
          </table:table-cell>
        </table:table-row>
        <table:table-row table:style-name="ro1">
          <table:table-cell table:formula="of:=DATE([.B100];[.C100];[.D100])" office:value-type="date" office:date-value="2014-06-23">
            <text:p>06/2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3.05303">
            <text:p>3.05303</text:p>
          </table:table-cell>
          <table:table-cell office:value-type="float" office:value="0.311467">
            <text:p>0.311467</text:p>
          </table:table-cell>
          <table:table-cell office:value-type="float" office:value="4.38096">
            <text:p>4.38096</text:p>
          </table:table-cell>
          <table:table-cell table:formula="of:=[.K99]+[.F100]+[.G100]" office:value-type="float" office:value="119.9">
            <text:p>119.9</text:p>
          </table:table-cell>
          <table:table-cell table:formula="of:=[.L99]+[.H100]" office:value-type="float" office:value="259.858256">
            <text:p>259.858256</text:p>
          </table:table-cell>
        </table:table-row>
        <table:table-row table:style-name="ro1">
          <table:table-cell table:formula="of:=DATE([.B101];[.C101];[.D101])" office:value-type="date" office:date-value="2014-06-24">
            <text:p>06/2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3.94169">
            <text:p>3.94169</text:p>
          </table:table-cell>
          <table:table-cell office:value-type="float" office:value="4.43275">
            <text:p>4.43275</text:p>
          </table:table-cell>
          <table:table-cell office:value-type="float" office:value="4.31977">
            <text:p>4.31977</text:p>
          </table:table-cell>
          <table:table-cell table:formula="of:=[.K100]+[.F101]+[.G101]" office:value-type="float" office:value="125.5">
            <text:p>125.5</text:p>
          </table:table-cell>
          <table:table-cell table:formula="of:=[.L100]+[.H101]" office:value-type="float" office:value="263.799946">
            <text:p>263.799946</text:p>
          </table:table-cell>
        </table:table-row>
        <table:table-row table:style-name="ro1">
          <table:table-cell table:formula="of:=DATE([.B102];[.C102];[.D102])" office:value-type="date" office:date-value="2014-06-25">
            <text:p>06/2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office:value-type="float" office:value="3.91543">
            <text:p>3.91543</text:p>
          </table:table-cell>
          <table:table-cell office:value-type="float" office:value="4.41833">
            <text:p>4.41833</text:p>
          </table:table-cell>
          <table:table-cell office:value-type="float" office:value="4.25279">
            <text:p>4.25279</text:p>
          </table:table-cell>
          <table:table-cell table:formula="of:=[.K101]+[.F102]+[.G102]" office:value-type="float" office:value="132.2">
            <text:p>132.2</text:p>
          </table:table-cell>
          <table:table-cell table:formula="of:=[.L101]+[.H102]" office:value-type="float" office:value="267.715376">
            <text:p>267.715376</text:p>
          </table:table-cell>
        </table:table-row>
        <table:table-row table:style-name="ro1">
          <table:table-cell table:formula="of:=DATE([.B103];[.C103];[.D103])" office:value-type="date" office:date-value="2014-06-26">
            <text:p>06/26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.39043">
            <text:p>3.39043</text:p>
          </table:table-cell>
          <table:table-cell office:value-type="float" office:value="2.7387">
            <text:p>2.7387</text:p>
          </table:table-cell>
          <table:table-cell office:value-type="float" office:value="4.18011">
            <text:p>4.18011</text:p>
          </table:table-cell>
          <table:table-cell table:formula="of:=[.K102]+[.F103]+[.G103]" office:value-type="float" office:value="132.2">
            <text:p>132.2</text:p>
          </table:table-cell>
          <table:table-cell table:formula="of:=[.L102]+[.H103]" office:value-type="float" office:value="271.105806">
            <text:p>271.105806</text:p>
          </table:table-cell>
        </table:table-row>
        <table:table-row table:style-name="ro1">
          <table:table-cell table:formula="of:=DATE([.B104];[.C104];[.D104])" office:value-type="date" office:date-value="2014-06-27">
            <text:p>06/2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.23359">
            <text:p>4.23359</text:p>
          </table:table-cell>
          <table:table-cell office:value-type="float" office:value="0.608412">
            <text:p>0.608412</text:p>
          </table:table-cell>
          <table:table-cell office:value-type="float" office:value="4.1024">
            <text:p>4.1024</text:p>
          </table:table-cell>
          <table:table-cell table:formula="of:=[.K103]+[.F104]+[.G104]" office:value-type="float" office:value="132.2">
            <text:p>132.2</text:p>
          </table:table-cell>
          <table:table-cell table:formula="of:=[.L103]+[.H104]" office:value-type="float" office:value="275.339396">
            <text:p>275.339396</text:p>
          </table:table-cell>
        </table:table-row>
        <table:table-row table:style-name="ro1">
          <table:table-cell table:formula="of:=DATE([.B105];[.C105];[.D105])" office:value-type="date" office:date-value="2014-06-28">
            <text:p>06/2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3.0631">
            <text:p>3.0631</text:p>
          </table:table-cell>
          <table:table-cell office:value-type="float" office:value="3.42933">
            <text:p>3.42933</text:p>
          </table:table-cell>
          <table:table-cell office:value-type="float" office:value="4.01892">
            <text:p>4.01892</text:p>
          </table:table-cell>
          <table:table-cell table:formula="of:=[.K104]+[.F105]+[.G105]" office:value-type="float" office:value="143.3">
            <text:p>143.3</text:p>
          </table:table-cell>
          <table:table-cell table:formula="of:=[.L104]+[.H105]" office:value-type="float" office:value="278.402496">
            <text:p>278.402496</text:p>
          </table:table-cell>
        </table:table-row>
        <table:table-row table:style-name="ro1">
          <table:table-cell table:formula="of:=DATE([.B106];[.C106];[.D106])" office:value-type="date" office:date-value="2014-06-29">
            <text:p>06/2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49222">
            <text:p>2.49222</text:p>
          </table:table-cell>
          <table:table-cell office:value-type="float" office:value="2.78107">
            <text:p>2.78107</text:p>
          </table:table-cell>
          <table:table-cell office:value-type="float" office:value="3.9299">
            <text:p>3.9299</text:p>
          </table:table-cell>
          <table:table-cell table:formula="of:=[.K105]+[.F106]+[.G106]" office:value-type="float" office:value="144.4">
            <text:p>144.4</text:p>
          </table:table-cell>
          <table:table-cell table:formula="of:=[.L105]+[.H106]" office:value-type="float" office:value="280.894716">
            <text:p>280.894716</text:p>
          </table:table-cell>
        </table:table-row>
        <table:table-row table:style-name="ro1">
          <table:table-cell table:formula="of:=DATE([.B107];[.C107];[.D107])" office:value-type="date" office:date-value="2014-06-30">
            <text:p>06/3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5.15895">
            <text:p>5.15895</text:p>
          </table:table-cell>
          <table:table-cell office:value-type="float" office:value="3.1264">
            <text:p>3.1264</text:p>
          </table:table-cell>
          <table:table-cell office:value-type="float" office:value="3.83637">
            <text:p>3.83637</text:p>
          </table:table-cell>
          <table:table-cell table:formula="of:=[.K106]+[.F107]+[.G107]" office:value-type="float" office:value="144.5">
            <text:p>144.5</text:p>
          </table:table-cell>
          <table:table-cell table:formula="of:=[.L106]+[.H107]" office:value-type="float" office:value="286.053666">
            <text:p>286.053666</text:p>
          </table:table-cell>
        </table:table-row>
        <table:table-row table:style-name="ro1">
          <table:table-cell table:formula="of:=DATE([.B108];[.C108];[.D108])" office:value-type="date" office:date-value="2014-07-01">
            <text:p>07/0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60936">
            <text:p>4.60936</text:p>
          </table:table-cell>
          <table:table-cell office:value-type="float" office:value="1.4426">
            <text:p>1.4426</text:p>
          </table:table-cell>
          <table:table-cell office:value-type="float" office:value="3.73848">
            <text:p>3.73848</text:p>
          </table:table-cell>
          <table:table-cell table:formula="of:=[.K107]+[.F108]+[.G108]" office:value-type="float" office:value="144.5">
            <text:p>144.5</text:p>
          </table:table-cell>
          <table:table-cell table:formula="of:=[.L107]+[.H108]" office:value-type="float" office:value="290.663026">
            <text:p>290.663026</text:p>
          </table:table-cell>
        </table:table-row>
        <table:table-row table:style-name="ro1">
          <table:table-cell table:formula="of:=DATE([.B109];[.C109];[.D109])" office:value-type="date" office:date-value="2014-07-02">
            <text:p>07/0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4.09674">
            <text:p>4.09674</text:p>
          </table:table-cell>
          <table:table-cell office:value-type="float" office:value="0.898802">
            <text:p>0.898802</text:p>
          </table:table-cell>
          <table:table-cell office:value-type="float" office:value="3.6369">
            <text:p>3.6369</text:p>
          </table:table-cell>
          <table:table-cell table:formula="of:=[.K108]+[.F109]+[.G109]" office:value-type="float" office:value="144.6">
            <text:p>144.6</text:p>
          </table:table-cell>
          <table:table-cell table:formula="of:=[.L108]+[.H109]" office:value-type="float" office:value="294.759766">
            <text:p>294.759766</text:p>
          </table:table-cell>
        </table:table-row>
        <table:table-row table:style-name="ro1">
          <table:table-cell table:formula="of:=DATE([.B110];[.C110];[.D110])" office:value-type="date" office:date-value="2014-07-03">
            <text:p>07/0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.2155">
            <text:p>2.2155</text:p>
          </table:table-cell>
          <table:table-cell office:value-type="float" office:value="0.57496">
            <text:p>0.57496</text:p>
          </table:table-cell>
          <table:table-cell office:value-type="float" office:value="3.53202">
            <text:p>3.53202</text:p>
          </table:table-cell>
          <table:table-cell table:formula="of:=[.K109]+[.F110]+[.G110]" office:value-type="float" office:value="144.6">
            <text:p>144.6</text:p>
          </table:table-cell>
          <table:table-cell table:formula="of:=[.L109]+[.H110]" office:value-type="float" office:value="296.975266">
            <text:p>296.975266</text:p>
          </table:table-cell>
        </table:table-row>
        <table:table-row table:style-name="ro1">
          <table:table-cell table:formula="of:=DATE([.B111];[.C111];[.D111])" office:value-type="date" office:date-value="2014-07-04">
            <text:p>07/0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4.9279">
            <text:p>4.9279</text:p>
          </table:table-cell>
          <table:table-cell office:value-type="float" office:value="0.942117">
            <text:p>0.942117</text:p>
          </table:table-cell>
          <table:table-cell office:value-type="float" office:value="3.42386">
            <text:p>3.42386</text:p>
          </table:table-cell>
          <table:table-cell table:formula="of:=[.K110]+[.F111]+[.G111]" office:value-type="float" office:value="145.2">
            <text:p>145.2</text:p>
          </table:table-cell>
          <table:table-cell table:formula="of:=[.L110]+[.H111]" office:value-type="float" office:value="301.903166">
            <text:p>301.903166</text:p>
          </table:table-cell>
        </table:table-row>
        <table:table-row table:style-name="ro1">
          <table:table-cell table:formula="of:=DATE([.B112];[.C112];[.D112])" office:value-type="date" office:date-value="2014-07-05">
            <text:p>07/0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.52076">
            <text:p>3.52076</text:p>
          </table:table-cell>
          <table:table-cell office:value-type="float" office:value="0.434953">
            <text:p>0.434953</text:p>
          </table:table-cell>
          <table:table-cell office:value-type="float" office:value="3.31291">
            <text:p>3.31291</text:p>
          </table:table-cell>
          <table:table-cell table:formula="of:=[.K111]+[.F112]+[.G112]" office:value-type="float" office:value="145.2">
            <text:p>145.2</text:p>
          </table:table-cell>
          <table:table-cell table:formula="of:=[.L111]+[.H112]" office:value-type="float" office:value="305.423926">
            <text:p>305.423926</text:p>
          </table:table-cell>
        </table:table-row>
        <table:table-row table:style-name="ro1">
          <table:table-cell table:formula="of:=DATE([.B113];[.C113];[.D113])" office:value-type="date" office:date-value="2014-07-06">
            <text:p>07/0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.47142">
            <text:p>5.47142</text:p>
          </table:table-cell>
          <table:table-cell office:value-type="float" office:value="0.328885">
            <text:p>0.328885</text:p>
          </table:table-cell>
          <table:table-cell office:value-type="float" office:value="3.19967">
            <text:p>3.19967</text:p>
          </table:table-cell>
          <table:table-cell table:formula="of:=[.K112]+[.F113]+[.G113]" office:value-type="float" office:value="145.2">
            <text:p>145.2</text:p>
          </table:table-cell>
          <table:table-cell table:formula="of:=[.L112]+[.H113]" office:value-type="float" office:value="310.895346">
            <text:p>310.895346</text:p>
          </table:table-cell>
        </table:table-row>
        <table:table-row table:style-name="ro1">
          <table:table-cell table:formula="of:=DATE([.B114];[.C114];[.D114])" office:value-type="date" office:date-value="2014-07-07">
            <text:p>07/07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.00554">
            <text:p>2.00554</text:p>
          </table:table-cell>
          <table:table-cell office:value-type="float" office:value="1.09512">
            <text:p>1.09512</text:p>
          </table:table-cell>
          <table:table-cell office:value-type="float" office:value="3.0833">
            <text:p>3.0833</text:p>
          </table:table-cell>
          <table:table-cell table:formula="of:=[.K113]+[.F114]+[.G114]" office:value-type="float" office:value="146.3">
            <text:p>146.3</text:p>
          </table:table-cell>
          <table:table-cell table:formula="of:=[.L113]+[.H114]" office:value-type="float" office:value="312.900886">
            <text:p>312.900886</text:p>
          </table:table-cell>
        </table:table-row>
        <table:table-row table:style-name="ro1">
          <table:table-cell table:formula="of:=DATE([.B115];[.C115];[.D115])" office:value-type="date" office:date-value="2014-07-08">
            <text:p>07/0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.39129">
            <text:p>4.39129</text:p>
          </table:table-cell>
          <table:table-cell office:value-type="float" office:value="0.423553">
            <text:p>0.423553</text:p>
          </table:table-cell>
          <table:table-cell office:value-type="float" office:value="2.96443">
            <text:p>2.96443</text:p>
          </table:table-cell>
          <table:table-cell table:formula="of:=[.K114]+[.F115]+[.G115]" office:value-type="float" office:value="146.3">
            <text:p>146.3</text:p>
          </table:table-cell>
          <table:table-cell table:formula="of:=[.L114]+[.H115]" office:value-type="float" office:value="317.292176">
            <text:p>317.292176</text:p>
          </table:table-cell>
        </table:table-row>
        <table:table-row table:style-name="ro1">
          <table:table-cell table:formula="of:=DATE([.B116];[.C116];[.D116])" office:value-type="date" office:date-value="2014-07-09">
            <text:p>07/0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6.0807">
            <text:p>6.0807</text:p>
          </table:table-cell>
          <table:table-cell office:value-type="float" office:value="1.79076">
            <text:p>1.79076</text:p>
          </table:table-cell>
          <table:table-cell office:value-type="float" office:value="2.84733">
            <text:p>2.84733</text:p>
          </table:table-cell>
          <table:table-cell table:formula="of:=[.K115]+[.F116]+[.G116]" office:value-type="float" office:value="148.2">
            <text:p>148.2</text:p>
          </table:table-cell>
          <table:table-cell table:formula="of:=[.L115]+[.H116]" office:value-type="float" office:value="323.372876">
            <text:p>323.372876</text:p>
          </table:table-cell>
        </table:table-row>
        <table:table-row table:style-name="ro1">
          <table:table-cell table:formula="of:=DATE([.B117];[.C117];[.D117])" office:value-type="date" office:date-value="2014-07-10">
            <text:p>07/1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.80891">
            <text:p>5.80891</text:p>
          </table:table-cell>
          <table:table-cell office:value-type="float" office:value="0.477018">
            <text:p>0.477018</text:p>
          </table:table-cell>
          <table:table-cell office:value-type="float" office:value="2.72983">
            <text:p>2.72983</text:p>
          </table:table-cell>
          <table:table-cell table:formula="of:=[.K116]+[.F117]+[.G117]" office:value-type="float" office:value="148.2">
            <text:p>148.2</text:p>
          </table:table-cell>
          <table:table-cell table:formula="of:=[.L116]+[.H117]" office:value-type="float" office:value="329.181786">
            <text:p>329.181786</text:p>
          </table:table-cell>
        </table:table-row>
        <table:table-row table:style-name="ro1">
          <table:table-cell table:formula="of:=DATE([.B118];[.C118];[.D118])" office:value-type="date" office:date-value="2014-07-11">
            <text:p>07/1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.55693">
            <text:p>5.55693</text:p>
          </table:table-cell>
          <table:table-cell office:value-type="float" office:value="0.214463">
            <text:p>0.214463</text:p>
          </table:table-cell>
          <table:table-cell office:value-type="float" office:value="2.61236">
            <text:p>2.61236</text:p>
          </table:table-cell>
          <table:table-cell table:formula="of:=[.K117]+[.F118]+[.G118]" office:value-type="float" office:value="148.2">
            <text:p>148.2</text:p>
          </table:table-cell>
          <table:table-cell table:formula="of:=[.L117]+[.H118]" office:value-type="float" office:value="334.738716">
            <text:p>334.738716</text:p>
          </table:table-cell>
        </table:table-row>
        <table:table-row table:style-name="ro1">
          <table:table-cell table:formula="of:=DATE([.B119];[.C119];[.D119])" office:value-type="date" office:date-value="2014-07-12">
            <text:p>07/1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3.19666">
            <text:p>3.19666</text:p>
          </table:table-cell>
          <table:table-cell office:value-type="float" office:value="3.27301">
            <text:p>3.27301</text:p>
          </table:table-cell>
          <table:table-cell office:value-type="float" office:value="2.49049">
            <text:p>2.49049</text:p>
          </table:table-cell>
          <table:table-cell table:formula="of:=[.K118]+[.F119]+[.G119]" office:value-type="float" office:value="153.4">
            <text:p>153.4</text:p>
          </table:table-cell>
          <table:table-cell table:formula="of:=[.L118]+[.H119]" office:value-type="float" office:value="337.935376">
            <text:p>337.935376</text:p>
          </table:table-cell>
        </table:table-row>
        <table:table-row table:style-name="ro1">
          <table:table-cell table:formula="of:=DATE([.B120];[.C120];[.D120])" office:value-type="date" office:date-value="2014-07-13">
            <text:p>07/1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office:value-type="float" office:value="1.00804">
            <text:p>1.00804</text:p>
          </table:table-cell>
          <table:table-cell office:value-type="float" office:value="1.02498">
            <text:p>1.02498</text:p>
          </table:table-cell>
          <table:table-cell office:value-type="float" office:value="2.37271">
            <text:p>2.37271</text:p>
          </table:table-cell>
          <table:table-cell table:formula="of:=[.K119]+[.F120]+[.G120]" office:value-type="float" office:value="159.5">
            <text:p>159.5</text:p>
          </table:table-cell>
          <table:table-cell table:formula="of:=[.L119]+[.H120]" office:value-type="float" office:value="338.943416">
            <text:p>338.943416</text:p>
          </table:table-cell>
        </table:table-row>
        <table:table-row table:style-name="ro1">
          <table:table-cell table:formula="of:=DATE([.B121];[.C121];[.D121])" office:value-type="date" office:date-value="2014-07-14">
            <text:p>07/1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office:value-type="float" office:value="1.58343">
            <text:p>1.58343</text:p>
          </table:table-cell>
          <table:table-cell office:value-type="float" office:value="1.59295">
            <text:p>1.59295</text:p>
          </table:table-cell>
          <table:table-cell office:value-type="float" office:value="2.25826">
            <text:p>2.25826</text:p>
          </table:table-cell>
          <table:table-cell table:formula="of:=[.K120]+[.F121]+[.G121]" office:value-type="float" office:value="167">
            <text:p>167</text:p>
          </table:table-cell>
          <table:table-cell table:formula="of:=[.L120]+[.H121]" office:value-type="float" office:value="340.526846">
            <text:p>340.526846</text:p>
          </table:table-cell>
        </table:table-row>
        <table:table-row table:style-name="ro1">
          <table:table-cell table:formula="of:=DATE([.B122];[.C122];[.D122])" office:value-type="date" office:date-value="2014-07-15">
            <text:p>07/1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9.1">
            <text:p>49.1</text:p>
          </table:table-cell>
          <table:table-cell office:value-type="float" office:value="0">
            <text:p>0</text:p>
          </table:table-cell>
          <table:table-cell office:value-type="float" office:value="3.22524">
            <text:p>3.22524</text:p>
          </table:table-cell>
          <table:table-cell office:value-type="float" office:value="3.2083">
            <text:p>3.2083</text:p>
          </table:table-cell>
          <table:table-cell office:value-type="float" office:value="2.14538">
            <text:p>2.14538</text:p>
          </table:table-cell>
          <table:table-cell table:formula="of:=[.K121]+[.F122]+[.G122]" office:value-type="float" office:value="216.1">
            <text:p>216.1</text:p>
          </table:table-cell>
          <table:table-cell table:formula="of:=[.L121]+[.H122]" office:value-type="float" office:value="343.752086">
            <text:p>343.752086</text:p>
          </table:table-cell>
        </table:table-row>
        <table:table-row table:style-name="ro1">
          <table:table-cell table:formula="of:=DATE([.B123];[.C123];[.D123])" office:value-type="date" office:date-value="2014-07-16">
            <text:p>07/1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.35999">
            <text:p>5.35999</text:p>
          </table:table-cell>
          <table:table-cell office:value-type="float" office:value="5.26906">
            <text:p>5.26906</text:p>
          </table:table-cell>
          <table:table-cell office:value-type="float" office:value="2.03439">
            <text:p>2.03439</text:p>
          </table:table-cell>
          <table:table-cell table:formula="of:=[.K122]+[.F123]+[.G123]" office:value-type="float" office:value="216.1">
            <text:p>216.1</text:p>
          </table:table-cell>
          <table:table-cell table:formula="of:=[.L122]+[.H123]" office:value-type="float" office:value="349.112076">
            <text:p>349.112076</text:p>
          </table:table-cell>
        </table:table-row>
        <table:table-row table:style-name="ro1">
          <table:table-cell table:formula="of:=DATE([.B124];[.C124];[.D124])" office:value-type="date" office:date-value="2014-07-17">
            <text:p>07/17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.73201">
            <text:p>4.73201</text:p>
          </table:table-cell>
          <table:table-cell office:value-type="float" office:value="4.59433">
            <text:p>4.59433</text:p>
          </table:table-cell>
          <table:table-cell office:value-type="float" office:value="1.92559">
            <text:p>1.92559</text:p>
          </table:table-cell>
          <table:table-cell table:formula="of:=[.K123]+[.F124]+[.G124]" office:value-type="float" office:value="216.1">
            <text:p>216.1</text:p>
          </table:table-cell>
          <table:table-cell table:formula="of:=[.L123]+[.H124]" office:value-type="float" office:value="353.844086">
            <text:p>353.844086</text:p>
          </table:table-cell>
        </table:table-row>
        <table:table-row table:style-name="ro1">
          <table:table-cell table:formula="of:=DATE([.B125];[.C125];[.D125])" office:value-type="date" office:date-value="2014-07-18">
            <text:p>07/1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.23769">
            <text:p>5.23769</text:p>
          </table:table-cell>
          <table:table-cell office:value-type="float" office:value="4.93889">
            <text:p>4.93889</text:p>
          </table:table-cell>
          <table:table-cell office:value-type="float" office:value="1.81925">
            <text:p>1.81925</text:p>
          </table:table-cell>
          <table:table-cell table:formula="of:=[.K124]+[.F125]+[.G125]" office:value-type="float" office:value="216.1">
            <text:p>216.1</text:p>
          </table:table-cell>
          <table:table-cell table:formula="of:=[.L124]+[.H125]" office:value-type="float" office:value="359.081776">
            <text:p>359.081776</text:p>
          </table:table-cell>
        </table:table-row>
        <table:table-row table:style-name="ro1">
          <table:table-cell table:formula="of:=DATE([.B126];[.C126];[.D126])" office:value-type="date" office:date-value="2014-07-19">
            <text:p>07/1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.59049">
            <text:p>5.59049</text:p>
          </table:table-cell>
          <table:table-cell office:value-type="float" office:value="4.01855">
            <text:p>4.01855</text:p>
          </table:table-cell>
          <table:table-cell office:value-type="float" office:value="1.71563">
            <text:p>1.71563</text:p>
          </table:table-cell>
          <table:table-cell table:formula="of:=[.K125]+[.F126]+[.G126]" office:value-type="float" office:value="216.1">
            <text:p>216.1</text:p>
          </table:table-cell>
          <table:table-cell table:formula="of:=[.L125]+[.H126]" office:value-type="float" office:value="364.672266">
            <text:p>364.672266</text:p>
          </table:table-cell>
        </table:table-row>
        <table:table-row table:style-name="ro1">
          <table:table-cell table:formula="of:=DATE([.B127];[.C127];[.D127])" office:value-type="date" office:date-value="2014-07-20">
            <text:p>07/2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.31472">
            <text:p>5.31472</text:p>
          </table:table-cell>
          <table:table-cell office:value-type="float" office:value="2.64895">
            <text:p>2.64895</text:p>
          </table:table-cell>
          <table:table-cell office:value-type="float" office:value="1.61493">
            <text:p>1.61493</text:p>
          </table:table-cell>
          <table:table-cell table:formula="of:=[.K126]+[.F127]+[.G127]" office:value-type="float" office:value="216.1">
            <text:p>216.1</text:p>
          </table:table-cell>
          <table:table-cell table:formula="of:=[.L126]+[.H127]" office:value-type="float" office:value="369.986986">
            <text:p>369.986986</text:p>
          </table:table-cell>
        </table:table-row>
        <table:table-row table:style-name="ro1">
          <table:table-cell table:formula="of:=DATE([.B128];[.C128];[.D128])" office:value-type="date" office:date-value="2014-07-21">
            <text:p>07/2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.55344">
            <text:p>5.55344</text:p>
          </table:table-cell>
          <table:table-cell office:value-type="float" office:value="2.01956">
            <text:p>2.01956</text:p>
          </table:table-cell>
          <table:table-cell office:value-type="float" office:value="1.51734">
            <text:p>1.51734</text:p>
          </table:table-cell>
          <table:table-cell table:formula="of:=[.K127]+[.F128]+[.G128]" office:value-type="float" office:value="216.1">
            <text:p>216.1</text:p>
          </table:table-cell>
          <table:table-cell table:formula="of:=[.L127]+[.H128]" office:value-type="float" office:value="375.540426">
            <text:p>375.540426</text:p>
          </table:table-cell>
        </table:table-row>
        <table:table-row table:style-name="ro1">
          <table:table-cell table:formula="of:=DATE([.B129];[.C129];[.D129])" office:value-type="date" office:date-value="2014-07-22">
            <text:p>07/2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.13063">
            <text:p>5.13063</text:p>
          </table:table-cell>
          <table:table-cell office:value-type="float" office:value="1.5978">
            <text:p>1.5978</text:p>
          </table:table-cell>
          <table:table-cell office:value-type="float" office:value="1.42303">
            <text:p>1.42303</text:p>
          </table:table-cell>
          <table:table-cell table:formula="of:=[.K128]+[.F129]+[.G129]" office:value-type="float" office:value="216.1">
            <text:p>216.1</text:p>
          </table:table-cell>
          <table:table-cell table:formula="of:=[.L128]+[.H129]" office:value-type="float" office:value="380.671056">
            <text:p>380.671056</text:p>
          </table:table-cell>
        </table:table-row>
        <table:table-row table:style-name="ro1">
          <table:table-cell table:formula="of:=DATE([.B130];[.C130];[.D130])" office:value-type="date" office:date-value="2014-07-23">
            <text:p>07/2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.43671">
            <text:p>5.43671</text:p>
          </table:table-cell>
          <table:table-cell office:value-type="float" office:value="1.34628">
            <text:p>1.34628</text:p>
          </table:table-cell>
          <table:table-cell office:value-type="float" office:value="1.33212">
            <text:p>1.33212</text:p>
          </table:table-cell>
          <table:table-cell table:formula="of:=[.K129]+[.F130]+[.G130]" office:value-type="float" office:value="216.1">
            <text:p>216.1</text:p>
          </table:table-cell>
          <table:table-cell table:formula="of:=[.L129]+[.H130]" office:value-type="float" office:value="386.107766">
            <text:p>386.107766</text:p>
          </table:table-cell>
        </table:table-row>
        <table:table-row table:style-name="ro1">
          <table:table-cell table:formula="of:=DATE([.B131];[.C131];[.D131])" office:value-type="date" office:date-value="2014-07-24">
            <text:p>07/2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.10708">
            <text:p>5.10708</text:p>
          </table:table-cell>
          <table:table-cell office:value-type="float" office:value="1.15195">
            <text:p>1.15195</text:p>
          </table:table-cell>
          <table:table-cell office:value-type="float" office:value="1.24473">
            <text:p>1.24473</text:p>
          </table:table-cell>
          <table:table-cell table:formula="of:=[.K130]+[.F131]+[.G131]" office:value-type="float" office:value="216.1">
            <text:p>216.1</text:p>
          </table:table-cell>
          <table:table-cell table:formula="of:=[.L130]+[.H131]" office:value-type="float" office:value="391.214846">
            <text:p>391.214846</text:p>
          </table:table-cell>
        </table:table-row>
        <table:table-row table:style-name="ro1">
          <table:table-cell table:formula="of:=DATE([.B132];[.C132];[.D132])" office:value-type="date" office:date-value="2014-07-25">
            <text:p>07/2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4.8566">
            <text:p>4.8566</text:p>
          </table:table-cell>
          <table:table-cell office:value-type="float" office:value="1.00628">
            <text:p>1.00628</text:p>
          </table:table-cell>
          <table:table-cell office:value-type="float" office:value="1.16092">
            <text:p>1.16092</text:p>
          </table:table-cell>
          <table:table-cell table:formula="of:=[.K131]+[.F132]+[.G132]" office:value-type="float" office:value="216.1">
            <text:p>216.1</text:p>
          </table:table-cell>
          <table:table-cell table:formula="of:=[.L131]+[.H132]" office:value-type="float" office:value="396.071446">
            <text:p>396.071446</text:p>
          </table:table-cell>
        </table:table-row>
        <table:table-row table:style-name="ro1">
          <table:table-cell table:formula="of:=DATE([.B133];[.C133];[.D133])" office:value-type="date" office:date-value="2014-07-26">
            <text:p>07/2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.1091">
            <text:p>5.1091</text:p>
          </table:table-cell>
          <table:table-cell office:value-type="float" office:value="0.894109">
            <text:p>0.894109</text:p>
          </table:table-cell>
          <table:table-cell office:value-type="float" office:value="1.08077">
            <text:p>1.08077</text:p>
          </table:table-cell>
          <table:table-cell table:formula="of:=[.K132]+[.F133]+[.G133]" office:value-type="float" office:value="216.1">
            <text:p>216.1</text:p>
          </table:table-cell>
          <table:table-cell table:formula="of:=[.L132]+[.H133]" office:value-type="float" office:value="401.180546">
            <text:p>401.180546</text:p>
          </table:table-cell>
        </table:table-row>
        <table:table-row table:style-name="ro1">
          <table:table-cell table:formula="of:=DATE([.B134];[.C134];[.D134])" office:value-type="date" office:date-value="2014-07-27">
            <text:p>07/27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.89991">
            <text:p>3.89991</text:p>
          </table:table-cell>
          <table:table-cell office:value-type="float" office:value="0.784771">
            <text:p>0.784771</text:p>
          </table:table-cell>
          <table:table-cell office:value-type="float" office:value="1.00429">
            <text:p>1.00429</text:p>
          </table:table-cell>
          <table:table-cell table:formula="of:=[.K133]+[.F134]+[.G134]" office:value-type="float" office:value="216.1">
            <text:p>216.1</text:p>
          </table:table-cell>
          <table:table-cell table:formula="of:=[.L133]+[.H134]" office:value-type="float" office:value="405.080456">
            <text:p>405.080456</text:p>
          </table:table-cell>
        </table:table-row>
        <table:table-row table:style-name="ro1">
          <table:table-cell table:formula="of:=DATE([.B135];[.C135];[.D135])" office:value-type="date" office:date-value="2014-07-28">
            <text:p>07/2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.07169">
            <text:p>3.07169</text:p>
          </table:table-cell>
          <table:table-cell office:value-type="float" office:value="0.693169">
            <text:p>0.693169</text:p>
          </table:table-cell>
          <table:table-cell office:value-type="float" office:value="0.930819">
            <text:p>0.930819</text:p>
          </table:table-cell>
          <table:table-cell table:formula="of:=[.K134]+[.F135]+[.G135]" office:value-type="float" office:value="216.1">
            <text:p>216.1</text:p>
          </table:table-cell>
          <table:table-cell table:formula="of:=[.L134]+[.H135]" office:value-type="float" office:value="408.152146">
            <text:p>408.152146</text:p>
          </table:table-cell>
        </table:table-row>
        <table:table-row table:style-name="ro1">
          <table:table-cell table:formula="of:=DATE([.B136];[.C136];[.D136])" office:value-type="date" office:date-value="2014-07-29">
            <text:p>07/2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.215">
            <text:p>5.215</text:p>
          </table:table-cell>
          <table:table-cell office:value-type="float" office:value="0.666347">
            <text:p>0.666347</text:p>
          </table:table-cell>
          <table:table-cell office:value-type="float" office:value="0.860549">
            <text:p>0.860549</text:p>
          </table:table-cell>
          <table:table-cell table:formula="of:=[.K135]+[.F136]+[.G136]" office:value-type="float" office:value="216.1">
            <text:p>216.1</text:p>
          </table:table-cell>
          <table:table-cell table:formula="of:=[.L135]+[.H136]" office:value-type="float" office:value="413.367146">
            <text:p>413.367146</text:p>
          </table:table-cell>
        </table:table-row>
        <table:table-row table:style-name="ro1">
          <table:table-cell table:formula="of:=DATE([.B137];[.C137];[.D137])" office:value-type="date" office:date-value="2014-07-30">
            <text:p>07/3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85842">
            <text:p>1.85842</text:p>
          </table:table-cell>
          <table:table-cell office:value-type="float" office:value="0.842626">
            <text:p>0.842626</text:p>
          </table:table-cell>
          <table:table-cell office:value-type="float" office:value="0.791665">
            <text:p>0.791665</text:p>
          </table:table-cell>
          <table:table-cell table:formula="of:=[.K136]+[.F137]+[.G137]" office:value-type="float" office:value="216.6">
            <text:p>216.6</text:p>
          </table:table-cell>
          <table:table-cell table:formula="of:=[.L136]+[.H137]" office:value-type="float" office:value="415.225566">
            <text:p>415.225566</text:p>
          </table:table-cell>
        </table:table-row>
        <table:table-row table:style-name="ro1">
          <table:table-cell table:formula="of:=DATE([.B138];[.C138];[.D138])" office:value-type="date" office:date-value="2014-07-31">
            <text:p>07/3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4.27785">
            <text:p>4.27785</text:p>
          </table:table-cell>
          <table:table-cell office:value-type="float" office:value="0.634412">
            <text:p>0.634412</text:p>
          </table:table-cell>
          <table:table-cell office:value-type="float" office:value="0.791665">
            <text:p>0.791665</text:p>
          </table:table-cell>
          <table:table-cell table:formula="of:=[.K137]+[.F138]+[.G138]" office:value-type="float" office:value="216.6">
            <text:p>216.6</text:p>
          </table:table-cell>
          <table:table-cell table:formula="of:=[.L137]+[.H138]" office:value-type="float" office:value="419.503416">
            <text:p>419.503416</text:p>
          </table:table-cell>
        </table:table-row>
        <table:table-row table:style-name="ro1">
          <table:table-cell table:formula="of:=DATE([.B139];[.C139];[.D139])" office:value-type="date" office:date-value="2014-08-01">
            <text:p>08/01/14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6686">
            <text:p>3.86686</text:p>
          </table:table-cell>
          <table:table-cell office:value-type="float" office:value="0.558568">
            <text:p>0.558568</text:p>
          </table:table-cell>
          <table:table-cell office:value-type="float" office:value="0.791665">
            <text:p>0.791665</text:p>
          </table:table-cell>
          <table:table-cell table:formula="of:=[.K138]+[.F139]+[.G139]" office:value-type="float" office:value="216.6">
            <text:p>216.6</text:p>
          </table:table-cell>
          <table:table-cell table:formula="of:=[.L138]+[.H139]" office:value-type="float" office:value="423.370276">
            <text:p>423.370276</text:p>
          </table:table-cell>
        </table:table-row>
      </table:table>
      <table:table table:name="Yield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Root depth</text:p>
          </table:table-cell>
          <table:table-cell office:value-type="string">
            <text:p>Yield</text:p>
          </table:table-cell>
          <table:table-cell office:value-type="string">
            <text:p>Ea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Mg DM/ha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14268">
            <text:p>3.14268</text:p>
          </table:table-cell>
          <table:table-cell office:value-type="float" office:value="230.79">
            <text:p>230.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27619">
            <text:p>3.27619</text:p>
          </table:table-cell>
          <table:table-cell office:value-type="float" office:value="238.22">
            <text:p>238.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4298">
            <text:p>3.4298</text:p>
          </table:table-cell>
          <table:table-cell office:value-type="float" office:value="242.89">
            <text:p>242.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.63093">
            <text:p>3.63093</text:p>
          </table:table-cell>
          <table:table-cell office:value-type="float" office:value="266.33">
            <text:p>266.3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.78901">
            <text:p>3.78901</text:p>
          </table:table-cell>
          <table:table-cell office:value-type="float" office:value="282.72">
            <text:p>282.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.94398">
            <text:p>3.94398</text:p>
          </table:table-cell>
          <table:table-cell office:value-type="float" office:value="295.88">
            <text:p>295.8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.16528">
            <text:p>4.16528</text:p>
          </table:table-cell>
          <table:table-cell office:value-type="float" office:value="309.61">
            <text:p>309.6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.46115">
            <text:p>4.46115</text:p>
          </table:table-cell>
          <table:table-cell office:value-type="float" office:value="322.44">
            <text:p>322.4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.88629">
            <text:p>4.88629</text:p>
          </table:table-cell>
          <table:table-cell office:value-type="float" office:value="336.34">
            <text:p>336.3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.35899">
            <text:p>5.35899</text:p>
          </table:table-cell>
          <table:table-cell office:value-type="float" office:value="349.42">
            <text:p>349.4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.81072">
            <text:p>5.81072</text:p>
          </table:table-cell>
          <table:table-cell office:value-type="float" office:value="359.69">
            <text:p>359.6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.35487">
            <text:p>6.35487</text:p>
          </table:table-cell>
          <table:table-cell office:value-type="float" office:value="372.21">
            <text:p>372.2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.54476">
            <text:p>6.54476</text:p>
          </table:table-cell>
          <table:table-cell office:value-type="float" office:value="376.81">
            <text:p>376.8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.99917">
            <text:p>6.99917</text:p>
          </table:table-cell>
          <table:table-cell office:value-type="float" office:value="386.29">
            <text:p>386.2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.15769">
            <text:p>7.15769</text:p>
          </table:table-cell>
          <table:table-cell office:value-type="float" office:value="389.51">
            <text:p>389.5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16662">
            <text:p>7.16662</text:p>
          </table:table-cell>
          <table:table-cell office:value-type="float" office:value="389.79">
            <text:p>389.7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.16996">
            <text:p>7.16996</text:p>
          </table:table-cell>
          <table:table-cell office:value-type="float" office:value="389.81">
            <text:p>389.81</text:p>
          </table:table-cell>
        </table:table-row>
      </table:table>
      <table:table table:name="Crop" table:style-name="ta1" table:print="false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4" table:default-cell-style-name="Default"/>
        <table:table-row table:style-name="ro1">
          <table:table-cell/>
          <table:table-cell office:value-type="string">
            <text:p>dlf-0.0 -- Crop Production (defined in 'log.dai').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VERSION: 5.19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LOGFILE: crop_prod.dlf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RUN: Mon Oct 13 15:27:17 2014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COLUMN: *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CROP: *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INTERVAL: box none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LOG: A log table for a specific crop.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SIMFILE: setup.dai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--------------------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mday</text:p>
          </table:table-cell>
          <table:table-cell office:value-type="string">
            <text:p>hour</text:p>
          </table:table-cell>
          <table:table-cell office:value-type="string">
            <text:p>DS</text:p>
          </table:table-cell>
          <table:table-cell office:value-type="string">
            <text:p>day_length</text:p>
          </table:table-cell>
          <table:table-cell office:value-type="string">
            <text:p>Height</text:p>
          </table:table-cell>
          <table:table-cell office:value-type="string">
            <text:p>Crop AI</text:p>
          </table:table-cell>
          <table:table-cell office:value-type="string">
            <text:p>Leaf AI</text:p>
          </table:table-cell>
          <table:table-cell office:value-type="string">
            <text:p>Stem AI</text:p>
          </table:table-cell>
          <table:table-cell office:value-type="string">
            <text:p>SOrg AI</text:p>
          </table:table-cell>
          <table:table-cell office:value-type="string">
            <text:p>Depth</text:p>
          </table:table-cell>
          <table:table-cell office:value-type="string">
            <text:p>WLeaf</text:p>
          </table:table-cell>
          <table:table-cell office:value-type="string">
            <text:p>WDead</text:p>
          </table:table-cell>
          <table:table-cell office:value-type="string">
            <text:p>WStem</text:p>
          </table:table-cell>
          <table:table-cell office:value-type="string">
            <text:p>WSOrg</text:p>
          </table:table-cell>
          <table:table-cell office:value-type="string">
            <text:p>WRoot</text:p>
          </table:table-cell>
          <table:table-cell office:value-type="string">
            <text:p>AccFixated</text:p>
          </table:table-cell>
          <table:table-cell office:value-type="string">
            <text:p>NLeaf</text:p>
          </table:table-cell>
          <table:table-cell office:value-type="string">
            <text:p>NStem</text:p>
          </table:table-cell>
          <table:table-cell office:value-type="string">
            <text:p>NSOrg</text:p>
          </table:table-cell>
          <table:table-cell office:value-type="string">
            <text:p>NRoot</text:p>
          </table:table-cell>
          <table:table-cell office:value-type="string">
            <text:p>NDead</text:p>
          </table:table-cell>
          <table:table-cell office:value-type="string">
            <text:p>water_stress</text:p>
          </table:table-cell>
          <table:table-cell office:value-type="string">
            <text:p>water_stress_days (120 cm)</text:p>
          </table:table-cell>
          <table:table-cell office:value-type="string">
            <text:p>nitrogen_stress</text:p>
          </table:table-cell>
          <table:table-cell office:value-type="string">
            <text:p>nitrogen_stress_days</text:p>
          </table:table-cell>
          <table:table-cell office:value-type="string">
            <text:p>cut_stress</text:p>
          </table:table-cell>
          <table:table-cell office:value-type="string">
            <text:p>CLeaf</text:p>
          </table:table-cell>
          <table:table-cell office:value-type="string">
            <text:p>CDead</text:p>
          </table:table-cell>
          <table:table-cell office:value-type="string">
            <text:p>CStem</text:p>
          </table:table-cell>
          <table:table-cell office:value-type="string">
            <text:p>CSOrg</text:p>
          </table:table-cell>
          <table:table-cell office:value-type="string">
            <text:p>CRoot</text:p>
          </table:table-cell>
          <table:table-cell office:value-type="string">
            <text:p>CH2OPool</text:p>
          </table:table-cell>
          <table:table-cell office:value-type="string">
            <text:p>C_Loss</text:p>
          </table:table-cell>
          <table:table-cell office:value-type="string">
            <text:p>AccNetPhotosynthesis</text:p>
          </table:table-cell>
        </table:table-row>
        <table:table-row table:style-name="ro1">
          <table:table-cell table:number-columns-repeated="5"/>
          <table:table-cell office:value-type="string">
            <text:p>none</text:p>
          </table:table-cell>
          <table:table-cell office:value-type="string">
            <text:p>h</text:p>
          </table:table-cell>
          <table:table-cell office:value-type="string">
            <text:p>cm</text:p>
          </table:table-cell>
          <table:table-cell table:number-columns-repeated="4" office:value-type="string">
            <text:p>none</text:p>
          </table:table-cell>
          <table:table-cell office:value-type="string">
            <text:p>cm</text:p>
          </table:table-cell>
          <table:table-cell table:number-columns-repeated="5" office:value-type="string">
            <text:p>Mg DM/ha</text:p>
          </table:table-cell>
          <table:table-cell table:number-columns-repeated="6" office:value-type="string">
            <text:p>kg N/ha</text:p>
          </table:table-cell>
          <table:table-cell table:number-columns-repeated="5"/>
          <table:table-cell table:number-columns-repeated="7" office:value-type="string">
            <text:p>Mg C/ha</text:p>
          </table:table-cell>
          <table:table-cell office:value-type="string">
            <text:p>Mg CO2-C/ha</text:p>
          </table:table-cell>
        </table:table-row>
        <table:table-row table:style-name="ro1">
          <table:table-cell table:formula="of:=DATE([.B18];[.C18];[.D18])" office:value-type="date" office:date-value="2014-04-01">
            <text:p>04/0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table:formula="of:=DATE([.B19];[.C19];[.D19])" office:value-type="date" office:date-value="2014-04-01">
            <text:p>04/0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table:formula="of:=DATE([.B20];[.C20];[.D20])" office:value-type="date" office:date-value="2014-04-02">
            <text:p>04/0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table:formula="of:=DATE([.B21];[.C21];[.D21])" office:value-type="date" office:date-value="2014-04-03">
            <text:p>04/0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table:formula="of:=DATE([.B22];[.C22];[.D22])" office:value-type="date" office:date-value="2014-04-04">
            <text:p>04/04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table:formula="of:=DATE([.B23];[.C23];[.D23])" office:value-type="date" office:date-value="2014-04-05">
            <text:p>04/0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24];[.C24];[.D24])" office:value-type="date" office:date-value="2014-04-06">
            <text:p>04/0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25];[.C25];[.D25])" office:value-type="date" office:date-value="2014-04-07">
            <text:p>04/0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-0.911319">
            <text:p>-0.911319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26];[.C26];[.D26])" office:value-type="date" office:date-value="2014-04-08">
            <text:p>04/0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0.803945">
            <text:p>-0.803945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27];[.C27];[.D27])" office:value-type="date" office:date-value="2014-04-09">
            <text:p>04/0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-0.713164">
            <text:p>-0.713164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28];[.C28];[.D28])" office:value-type="date" office:date-value="2014-04-10">
            <text:p>04/1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-0.642367">
            <text:p>-0.642367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29];[.C29];[.D29])" office:value-type="date" office:date-value="2014-04-11">
            <text:p>04/1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0.575913">
            <text:p>-0.575913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0];[.C30];[.D30])" office:value-type="date" office:date-value="2014-04-12">
            <text:p>04/1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0.505223">
            <text:p>-0.505223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1];[.C31];[.D31])" office:value-type="date" office:date-value="2014-04-13">
            <text:p>04/1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0.429516">
            <text:p>-0.429516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2];[.C32];[.D32])" office:value-type="date" office:date-value="2014-04-14">
            <text:p>04/14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-0.350089">
            <text:p>-0.350089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3];[.C33];[.D33])" office:value-type="date" office:date-value="2014-04-15">
            <text:p>04/1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-0.281781">
            <text:p>-0.28178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4];[.C34];[.D34])" office:value-type="date" office:date-value="2014-04-16">
            <text:p>04/1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0.214835">
            <text:p>-0.214835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5];[.C35];[.D35])" office:value-type="date" office:date-value="2014-04-17">
            <text:p>04/1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-0.140219">
            <text:p>-0.140219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6];[.C36];[.D36])" office:value-type="date" office:date-value="2014-04-18">
            <text:p>04/1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-0.0572952">
            <text:p>-0.0572952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00001">
            <text:p>1.00E-00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.00000467609">
            <text:p>4.68E-00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00000463921">
            <text:p>4.64E-006</text:p>
          </table:table-cell>
          <table:table-cell table:style-name="ce1" office:value-type="float" office:value="0.000004">
            <text:p>4.00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37];[.C37];[.D37])" office:value-type="date" office:date-value="2014-04-19">
            <text:p>04/1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0.109097">
            <text:p>0.109097</text:p>
          </table:table-cell>
          <table:table-cell table:style-name="ce1" office:value-type="float" office:value="0.000031">
            <text:p>3.10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371721">
            <text:p>0.000371721</text:p>
          </table:table-cell>
          <table:table-cell office:value-type="float" office:value="0">
            <text:p>0</text:p>
          </table:table-cell>
          <table:table-cell table:style-name="ce1" office:value-type="float" office:value="0.00000426415">
            <text:p>4.26E-006</text:p>
          </table:table-cell>
          <table:table-cell office:value-type="float" office:value="0">
            <text:p>0</text:p>
          </table:table-cell>
          <table:table-cell office:value-type="float" office:value="0.000694012">
            <text:p>0.000694012</text:p>
          </table:table-cell>
          <table:table-cell office:value-type="float" office:value="0">
            <text:p>0</text:p>
          </table:table-cell>
          <table:table-cell office:value-type="float" office:value="2.45912">
            <text:p>2.45912</text:p>
          </table:table-cell>
          <table:table-cell office:value-type="float" office:value="0.00946598">
            <text:p>0.00946598</text:p>
          </table:table-cell>
          <table:table-cell office:value-type="float" office:value="0">
            <text:p>0</text:p>
          </table:table-cell>
          <table:table-cell office:value-type="float" office:value="1.53142">
            <text:p>1.53142</text:p>
          </table:table-cell>
          <table:table-cell table:number-columns-repeated="6" office:value-type="float" office:value="0">
            <text:p>0</text:p>
          </table:table-cell>
          <table:table-cell office:value-type="float" office:value="0.00017382">
            <text:p>0.00017382</text:p>
          </table:table-cell>
          <table:table-cell office:value-type="float" office:value="0">
            <text:p>0</text:p>
          </table:table-cell>
          <table:table-cell table:style-name="ce1" office:value-type="float" office:value="0.00000202685">
            <text:p>2.03E-006</text:p>
          </table:table-cell>
          <table:table-cell office:value-type="float" office:value="0">
            <text:p>0</text:p>
          </table:table-cell>
          <table:table-cell office:value-type="float" office:value="0.000321966">
            <text:p>0.000321966</text:p>
          </table:table-cell>
          <table:table-cell office:value-type="float" office:value="0.00427442">
            <text:p>0.00427442</text:p>
          </table:table-cell>
          <table:table-cell office:value-type="float" office:value="0">
            <text:p>0</text:p>
          </table:table-cell>
          <table:table-cell office:value-type="float" office:value="0.00475892">
            <text:p>0.00475892</text:p>
          </table:table-cell>
        </table:table-row>
        <table:table-row table:style-name="ro1">
          <table:table-cell table:formula="of:=DATE([.B38];[.C38];[.D38])" office:value-type="date" office:date-value="2014-04-20">
            <text:p>04/2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.025849">
            <text:p>0.025849</text:p>
          </table:table-cell>
          <table:table-cell office:value-type="float" office:value="14">
            <text:p>14</text:p>
          </table:table-cell>
          <table:table-cell office:value-type="float" office:value="1.74">
            <text:p>1.74</text:p>
          </table:table-cell>
          <table:table-cell office:value-type="float" office:value="0.109097">
            <text:p>0.109097</text:p>
          </table:table-cell>
          <table:table-cell office:value-type="float" office:value="0.0077114">
            <text:p>0.0077114</text:p>
          </table:table-cell>
          <table:table-cell table:number-columns-repeated="2" office:value-type="float" office:value="0">
            <text:p>0</text:p>
          </table:table-cell>
          <table:table-cell office:value-type="float" office:value="11.5048">
            <text:p>11.5048</text:p>
          </table:table-cell>
          <table:table-cell office:value-type="float" office:value="0.0039866">
            <text:p>0.0039866</text:p>
          </table:table-cell>
          <table:table-cell office:value-type="float" office:value="0">
            <text:p>0</text:p>
          </table:table-cell>
          <table:table-cell table:style-name="ce1" office:value-type="float" office:value="0.0000757824">
            <text:p>7.58E-005</text:p>
          </table:table-cell>
          <table:table-cell office:value-type="float" office:value="0">
            <text:p>0</text:p>
          </table:table-cell>
          <table:table-cell office:value-type="float" office:value="0.00754633">
            <text:p>0.00754633</text:p>
          </table:table-cell>
          <table:table-cell office:value-type="float" office:value="0">
            <text:p>0</text:p>
          </table:table-cell>
          <table:table-cell office:value-type="float" office:value="2.44154">
            <text:p>2.44154</text:p>
          </table:table-cell>
          <table:table-cell office:value-type="float" office:value="0.0157286">
            <text:p>0.0157286</text:p>
          </table:table-cell>
          <table:table-cell office:value-type="float" office:value="0">
            <text:p>0</text:p>
          </table:table-cell>
          <table:table-cell office:value-type="float" office:value="1.54273">
            <text:p>1.54273</text:p>
          </table:table-cell>
          <table:table-cell table:number-columns-repeated="6" office:value-type="float" office:value="0">
            <text:p>0</text:p>
          </table:table-cell>
          <table:table-cell office:value-type="float" office:value="0.00186417">
            <text:p>0.00186417</text:p>
          </table:table-cell>
          <table:table-cell office:value-type="float" office:value="0">
            <text:p>0</text:p>
          </table:table-cell>
          <table:table-cell table:style-name="ce1" office:value-type="float" office:value="0.0000360211">
            <text:p>3.60E-005</text:p>
          </table:table-cell>
          <table:table-cell office:value-type="float" office:value="0">
            <text:p>0</text:p>
          </table:table-cell>
          <table:table-cell office:value-type="float" office:value="0.0035009">
            <text:p>0.0035009</text:p>
          </table:table-cell>
          <table:table-cell office:value-type="float" office:value="0.00679044">
            <text:p>0.00679044</text:p>
          </table:table-cell>
          <table:table-cell office:value-type="float" office:value="0">
            <text:p>0</text:p>
          </table:table-cell>
          <table:table-cell office:value-type="float" office:value="0.0121782">
            <text:p>0.0121782</text:p>
          </table:table-cell>
        </table:table-row>
        <table:table-row table:style-name="ro1">
          <table:table-cell table:formula="of:=DATE([.B39];[.C39];[.D39])" office:value-type="date" office:date-value="2014-04-21">
            <text:p>04/21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0.0432566">
            <text:p>0.0432566</text:p>
          </table:table-cell>
          <table:table-cell office:value-type="float" office:value="14">
            <text:p>14</text:p>
          </table:table-cell>
          <table:table-cell office:value-type="float" office:value="2.91282">
            <text:p>2.91282</text:p>
          </table:table-cell>
          <table:table-cell office:value-type="float" office:value="0.134439">
            <text:p>0.134439</text:p>
          </table:table-cell>
          <table:table-cell office:value-type="float" office:value="0.0197575">
            <text:p>0.0197575</text:p>
          </table:table-cell>
          <table:table-cell table:number-columns-repeated="2" office:value-type="float" office:value="0">
            <text:p>0</text:p>
          </table:table-cell>
          <table:table-cell office:value-type="float" office:value="13.5147">
            <text:p>13.5147</text:p>
          </table:table-cell>
          <table:table-cell office:value-type="float" office:value="0.00814055">
            <text:p>0.00814055</text:p>
          </table:table-cell>
          <table:table-cell office:value-type="float" office:value="0">
            <text:p>0</text:p>
          </table:table-cell>
          <table:table-cell office:value-type="float" office:value="0.000243847">
            <text:p>0.000243847</text:p>
          </table:table-cell>
          <table:table-cell office:value-type="float" office:value="0">
            <text:p>0</text:p>
          </table:table-cell>
          <table:table-cell office:value-type="float" office:value="0.0154708">
            <text:p>0.0154708</text:p>
          </table:table-cell>
          <table:table-cell office:value-type="float" office:value="0">
            <text:p>0</text:p>
          </table:table-cell>
          <table:table-cell office:value-type="float" office:value="2.43179">
            <text:p>2.43179</text:p>
          </table:table-cell>
          <table:table-cell office:value-type="float" office:value="0.0249297">
            <text:p>0.0249297</text:p>
          </table:table-cell>
          <table:table-cell office:value-type="float" office:value="0">
            <text:p>0</text:p>
          </table:table-cell>
          <table:table-cell office:value-type="float" office:value="1.54328">
            <text:p>1.54328</text:p>
          </table:table-cell>
          <table:table-cell table:number-columns-repeated="6" office:value-type="float" office:value="0">
            <text:p>0</text:p>
          </table:table-cell>
          <table:table-cell office:value-type="float" office:value="0.0038066">
            <text:p>0.0038066</text:p>
          </table:table-cell>
          <table:table-cell office:value-type="float" office:value="0">
            <text:p>0</text:p>
          </table:table-cell>
          <table:table-cell office:value-type="float" office:value="0.000115906">
            <text:p>0.000115906</text:p>
          </table:table-cell>
          <table:table-cell office:value-type="float" office:value="0">
            <text:p>0</text:p>
          </table:table-cell>
          <table:table-cell office:value-type="float" office:value="0.00717721">
            <text:p>0.00717721</text:p>
          </table:table-cell>
          <table:table-cell office:value-type="float" office:value="0.00932376">
            <text:p>0.00932376</text:p>
          </table:table-cell>
          <table:table-cell office:value-type="float" office:value="0">
            <text:p>0</text:p>
          </table:table-cell>
          <table:table-cell office:value-type="float" office:value="0.0204101">
            <text:p>0.0204101</text:p>
          </table:table-cell>
        </table:table-row>
        <table:table-row table:style-name="ro1">
          <table:table-cell table:formula="of:=DATE([.B40];[.C40];[.D40])" office:value-type="date" office:date-value="2014-04-22">
            <text:p>04/22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.0551223">
            <text:p>0.0551223</text:p>
          </table:table-cell>
          <table:table-cell office:value-type="float" office:value="14">
            <text:p>14</text:p>
          </table:table-cell>
          <table:table-cell office:value-type="float" office:value="4.20099">
            <text:p>4.20099</text:p>
          </table:table-cell>
          <table:table-cell office:value-type="float" office:value="0.167821">
            <text:p>0.167821</text:p>
          </table:table-cell>
          <table:table-cell office:value-type="float" office:value="0.0361135">
            <text:p>0.0361135</text:p>
          </table:table-cell>
          <table:table-cell table:number-columns-repeated="2" office:value-type="float" office:value="0">
            <text:p>0</text:p>
          </table:table-cell>
          <table:table-cell office:value-type="float" office:value="15.4119">
            <text:p>15.4119</text:p>
          </table:table-cell>
          <table:table-cell office:value-type="float" office:value="0.0139688">
            <text:p>0.0139688</text:p>
          </table:table-cell>
          <table:table-cell office:value-type="float" office:value="0">
            <text:p>0</text:p>
          </table:table-cell>
          <table:table-cell office:value-type="float" office:value="0.000589756">
            <text:p>0.000589756</text:p>
          </table:table-cell>
          <table:table-cell office:value-type="float" office:value="0">
            <text:p>0</text:p>
          </table:table-cell>
          <table:table-cell office:value-type="float" office:value="0.0266558">
            <text:p>0.0266558</text:p>
          </table:table-cell>
          <table:table-cell office:value-type="float" office:value="0">
            <text:p>0</text:p>
          </table:table-cell>
          <table:table-cell office:value-type="float" office:value="2.4222">
            <text:p>2.4222</text:p>
          </table:table-cell>
          <table:table-cell office:value-type="float" office:value="0.0351636">
            <text:p>0.0351636</text:p>
          </table:table-cell>
          <table:table-cell office:value-type="float" office:value="0">
            <text:p>0</text:p>
          </table:table-cell>
          <table:table-cell office:value-type="float" office:value="1.54264">
            <text:p>1.5426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653192">
            <text:p>0.00653192</text:p>
          </table:table-cell>
          <table:table-cell office:value-type="float" office:value="0">
            <text:p>0</text:p>
          </table:table-cell>
          <table:table-cell office:value-type="float" office:value="0.000280324">
            <text:p>0.000280324</text:p>
          </table:table-cell>
          <table:table-cell office:value-type="float" office:value="0">
            <text:p>0</text:p>
          </table:table-cell>
          <table:table-cell office:value-type="float" office:value="0.0123662">
            <text:p>0.0123662</text:p>
          </table:table-cell>
          <table:table-cell office:value-type="float" office:value="0.0101245">
            <text:p>0.0101245</text:p>
          </table:table-cell>
          <table:table-cell office:value-type="float" office:value="0">
            <text:p>0</text:p>
          </table:table-cell>
          <table:table-cell office:value-type="float" office:value="0.0292896">
            <text:p>0.0292896</text:p>
          </table:table-cell>
        </table:table-row>
        <table:table-row table:style-name="ro1">
          <table:table-cell table:formula="of:=DATE([.B41];[.C41];[.D41])" office:value-type="date" office:date-value="2014-04-23">
            <text:p>04/23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0.0626584">
            <text:p>0.0626584</text:p>
          </table:table-cell>
          <table:table-cell office:value-type="float" office:value="14">
            <text:p>14</text:p>
          </table:table-cell>
          <table:table-cell office:value-type="float" office:value="5.07905">
            <text:p>5.07905</text:p>
          </table:table-cell>
          <table:table-cell office:value-type="float" office:value="0.194166">
            <text:p>0.194166</text:p>
          </table:table-cell>
          <table:table-cell office:value-type="float" office:value="0.0536969">
            <text:p>0.0536969</text:p>
          </table:table-cell>
          <table:table-cell table:number-columns-repeated="2" office:value-type="float" office:value="0">
            <text:p>0</text:p>
          </table:table-cell>
          <table:table-cell office:value-type="float" office:value="17.4065">
            <text:p>17.4065</text:p>
          </table:table-cell>
          <table:table-cell office:value-type="float" office:value="0.0193281">
            <text:p>0.0193281</text:p>
          </table:table-cell>
          <table:table-cell office:value-type="float" office:value="0">
            <text:p>0</text:p>
          </table:table-cell>
          <table:table-cell office:value-type="float" office:value="0.000978596">
            <text:p>0.000978596</text:p>
          </table:table-cell>
          <table:table-cell office:value-type="float" office:value="0">
            <text:p>0</text:p>
          </table:table-cell>
          <table:table-cell office:value-type="float" office:value="0.036985">
            <text:p>0.036985</text:p>
          </table:table-cell>
          <table:table-cell office:value-type="float" office:value="0">
            <text:p>0</text:p>
          </table:table-cell>
          <table:table-cell office:value-type="float" office:value="2.41622">
            <text:p>2.41622</text:p>
          </table:table-cell>
          <table:table-cell office:value-type="float" office:value="0.0421295">
            <text:p>0.0421295</text:p>
          </table:table-cell>
          <table:table-cell office:value-type="float" office:value="0">
            <text:p>0</text:p>
          </table:table-cell>
          <table:table-cell office:value-type="float" office:value="1.54165">
            <text:p>1.5416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903799">
            <text:p>0.00903799</text:p>
          </table:table-cell>
          <table:table-cell office:value-type="float" office:value="0">
            <text:p>0</text:p>
          </table:table-cell>
          <table:table-cell office:value-type="float" office:value="0.000465149">
            <text:p>0.000465149</text:p>
          </table:table-cell>
          <table:table-cell office:value-type="float" office:value="0">
            <text:p>0</text:p>
          </table:table-cell>
          <table:table-cell office:value-type="float" office:value="0.0171581">
            <text:p>0.0171581</text:p>
          </table:table-cell>
          <table:table-cell office:value-type="float" office:value="0.0076214">
            <text:p>0.0076214</text:p>
          </table:table-cell>
          <table:table-cell office:value-type="float" office:value="0">
            <text:p>0</text:p>
          </table:table-cell>
          <table:table-cell office:value-type="float" office:value="0.0342693">
            <text:p>0.0342693</text:p>
          </table:table-cell>
        </table:table-row>
        <table:table-row table:style-name="ro1">
          <table:table-cell table:formula="of:=DATE([.B42];[.C42];[.D42])" office:value-type="date" office:date-value="2014-04-24">
            <text:p>04/24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.0701892">
            <text:p>0.0701892</text:p>
          </table:table-cell>
          <table:table-cell office:value-type="float" office:value="12">
            <text:p>12</text:p>
          </table:table-cell>
          <table:table-cell office:value-type="float" office:value="5.63672">
            <text:p>5.63672</text:p>
          </table:table-cell>
          <table:table-cell office:value-type="float" office:value="0.212466">
            <text:p>0.212466</text:p>
          </table:table-cell>
          <table:table-cell office:value-type="float" office:value="0.0668533">
            <text:p>0.0668533</text:p>
          </table:table-cell>
          <table:table-cell table:number-columns-repeated="2" office:value-type="float" office:value="0">
            <text:p>0</text:p>
          </table:table-cell>
          <table:table-cell office:value-type="float" office:value="18.9998">
            <text:p>18.9998</text:p>
          </table:table-cell>
          <table:table-cell office:value-type="float" office:value="0.0233269">
            <text:p>0.0233269</text:p>
          </table:table-cell>
          <table:table-cell office:value-type="float" office:value="0">
            <text:p>0</text:p>
          </table:table-cell>
          <table:table-cell office:value-type="float" office:value="0.00131239">
            <text:p>0.00131239</text:p>
          </table:table-cell>
          <table:table-cell office:value-type="float" office:value="0">
            <text:p>0</text:p>
          </table:table-cell>
          <table:table-cell office:value-type="float" office:value="0.0447199">
            <text:p>0.0447199</text:p>
          </table:table-cell>
          <table:table-cell office:value-type="float" office:value="0">
            <text:p>0</text:p>
          </table:table-cell>
          <table:table-cell office:value-type="float" office:value="2.41245">
            <text:p>2.41245</text:p>
          </table:table-cell>
          <table:table-cell office:value-type="float" office:value="0.0468189">
            <text:p>0.0468189</text:p>
          </table:table-cell>
          <table:table-cell office:value-type="float" office:value="0">
            <text:p>0</text:p>
          </table:table-cell>
          <table:table-cell office:value-type="float" office:value="1.54073">
            <text:p>1.5407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09079">
            <text:p>0.0109079</text:p>
          </table:table-cell>
          <table:table-cell office:value-type="float" office:value="0">
            <text:p>0</text:p>
          </table:table-cell>
          <table:table-cell office:value-type="float" office:value="0.00062381">
            <text:p>0.00062381</text:p>
          </table:table-cell>
          <table:table-cell office:value-type="float" office:value="0">
            <text:p>0</text:p>
          </table:table-cell>
          <table:table-cell office:value-type="float" office:value="0.0207465">
            <text:p>0.0207465</text:p>
          </table:table-cell>
          <table:table-cell office:value-type="float" office:value="0.0105681">
            <text:p>0.0105681</text:p>
          </table:table-cell>
          <table:table-cell office:value-type="float" office:value="0">
            <text:p>0</text:p>
          </table:table-cell>
          <table:table-cell office:value-type="float" office:value="0.0428329">
            <text:p>0.0428329</text:p>
          </table:table-cell>
        </table:table-row>
        <table:table-row table:style-name="ro1">
          <table:table-cell table:formula="of:=DATE([.B43];[.C43];[.D43])" office:value-type="date" office:date-value="2014-04-25">
            <text:p>04/25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0.0855186">
            <text:p>0.0855186</text:p>
          </table:table-cell>
          <table:table-cell office:value-type="float" office:value="14">
            <text:p>14</text:p>
          </table:table-cell>
          <table:table-cell office:value-type="float" office:value="6.194">
            <text:p>6.194</text:p>
          </table:table-cell>
          <table:table-cell office:value-type="float" office:value="0.210259">
            <text:p>0.210259</text:p>
          </table:table-cell>
          <table:table-cell office:value-type="float" office:value="0.0850019">
            <text:p>0.0850019</text:p>
          </table:table-cell>
          <table:table-cell table:number-columns-repeated="2" office:value-type="float" office:value="0">
            <text:p>0</text:p>
          </table:table-cell>
          <table:table-cell office:value-type="float" office:value="20.2555">
            <text:p>20.2555</text:p>
          </table:table-cell>
          <table:table-cell office:value-type="float" office:value="0.0304328">
            <text:p>0.0304328</text:p>
          </table:table-cell>
          <table:table-cell office:value-type="float" office:value="0">
            <text:p>0</text:p>
          </table:table-cell>
          <table:table-cell office:value-type="float" office:value="0.00201218">
            <text:p>0.00201218</text:p>
          </table:table-cell>
          <table:table-cell office:value-type="float" office:value="0">
            <text:p>0</text:p>
          </table:table-cell>
          <table:table-cell office:value-type="float" office:value="0.058534">
            <text:p>0.058534</text:p>
          </table:table-cell>
          <table:table-cell office:value-type="float" office:value="0">
            <text:p>0</text:p>
          </table:table-cell>
          <table:table-cell office:value-type="float" office:value="2.40639">
            <text:p>2.40639</text:p>
          </table:table-cell>
          <table:table-cell office:value-type="float" office:value="0.0550259">
            <text:p>0.0550259</text:p>
          </table:table-cell>
          <table:table-cell office:value-type="float" office:value="0">
            <text:p>0</text:p>
          </table:table-cell>
          <table:table-cell office:value-type="float" office:value="1.53858">
            <text:p>1.53858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2307">
            <text:p>0.0142307</text:p>
          </table:table-cell>
          <table:table-cell office:value-type="float" office:value="0">
            <text:p>0</text:p>
          </table:table-cell>
          <table:table-cell office:value-type="float" office:value="0.000956434">
            <text:p>0.000956434</text:p>
          </table:table-cell>
          <table:table-cell office:value-type="float" office:value="0">
            <text:p>0</text:p>
          </table:table-cell>
          <table:table-cell office:value-type="float" office:value="0.0271551">
            <text:p>0.0271551</text:p>
          </table:table-cell>
          <table:table-cell office:value-type="float" office:value="0.0154688">
            <text:p>0.0154688</text:p>
          </table:table-cell>
          <table:table-cell office:value-type="float" office:value="0">
            <text:p>0</text:p>
          </table:table-cell>
          <table:table-cell office:value-type="float" office:value="0.0577976">
            <text:p>0.0577976</text:p>
          </table:table-cell>
        </table:table-row>
        <table:table-row table:style-name="ro1">
          <table:table-cell table:formula="of:=DATE([.B44];[.C44];[.D44])" office:value-type="date" office:date-value="2014-04-26">
            <text:p>04/26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0.105058">
            <text:p>0.105058</text:p>
          </table:table-cell>
          <table:table-cell office:value-type="float" office:value="15">
            <text:p>15</text:p>
          </table:table-cell>
          <table:table-cell office:value-type="float" office:value="7.32838">
            <text:p>7.32838</text:p>
          </table:table-cell>
          <table:table-cell office:value-type="float" office:value="0.262417">
            <text:p>0.262417</text:p>
          </table:table-cell>
          <table:table-cell office:value-type="float" office:value="0.111259">
            <text:p>0.111259</text:p>
          </table:table-cell>
          <table:table-cell table:number-columns-repeated="2" office:value-type="float" office:value="0">
            <text:p>0</text:p>
          </table:table-cell>
          <table:table-cell office:value-type="float" office:value="21.7347">
            <text:p>21.7347</text:p>
          </table:table-cell>
          <table:table-cell office:value-type="float" office:value="0.03981">
            <text:p>0.03981</text:p>
          </table:table-cell>
          <table:table-cell office:value-type="float" office:value="0">
            <text:p>0</text:p>
          </table:table-cell>
          <table:table-cell office:value-type="float" office:value="0.00316675">
            <text:p>0.00316675</text:p>
          </table:table-cell>
          <table:table-cell office:value-type="float" office:value="0">
            <text:p>0</text:p>
          </table:table-cell>
          <table:table-cell office:value-type="float" office:value="0.0769177">
            <text:p>0.0769177</text:p>
          </table:table-cell>
          <table:table-cell office:value-type="float" office:value="0">
            <text:p>0</text:p>
          </table:table-cell>
          <table:table-cell office:value-type="float" office:value="2.39915">
            <text:p>2.39915</text:p>
          </table:table-cell>
          <table:table-cell office:value-type="float" office:value="0.0660208">
            <text:p>0.0660208</text:p>
          </table:table-cell>
          <table:table-cell office:value-type="float" office:value="0">
            <text:p>0</text:p>
          </table:table-cell>
          <table:table-cell office:value-type="float" office:value="1.53483">
            <text:p>1.5348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86155">
            <text:p>0.0186155</text:p>
          </table:table-cell>
          <table:table-cell office:value-type="float" office:value="0">
            <text:p>0</text:p>
          </table:table-cell>
          <table:table-cell office:value-type="float" office:value="0.00150523">
            <text:p>0.00150523</text:p>
          </table:table-cell>
          <table:table-cell office:value-type="float" office:value="0">
            <text:p>0</text:p>
          </table:table-cell>
          <table:table-cell office:value-type="float" office:value="0.0356837">
            <text:p>0.0356837</text:p>
          </table:table-cell>
          <table:table-cell office:value-type="float" office:value="0.0201406">
            <text:p>0.0201406</text:p>
          </table:table-cell>
          <table:table-cell office:value-type="float" office:value="0">
            <text:p>0</text:p>
          </table:table-cell>
          <table:table-cell office:value-type="float" office:value="0.0759317">
            <text:p>0.0759317</text:p>
          </table:table-cell>
        </table:table-row>
        <table:table-row table:style-name="ro1">
          <table:table-cell table:formula="of:=DATE([.B45];[.C45];[.D45])" office:value-type="date" office:date-value="2014-04-27">
            <text:p>04/27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.122063">
            <text:p>0.122063</text:p>
          </table:table-cell>
          <table:table-cell office:value-type="float" office:value="15">
            <text:p>15</text:p>
          </table:table-cell>
          <table:table-cell office:value-type="float" office:value="7.63963">
            <text:p>7.63963</text:p>
          </table:table-cell>
          <table:table-cell office:value-type="float" office:value="0.320516">
            <text:p>0.320516</text:p>
          </table:table-cell>
          <table:table-cell office:value-type="float" office:value="0.144895">
            <text:p>0.144895</text:p>
          </table:table-cell>
          <table:table-cell table:number-columns-repeated="2" office:value-type="float" office:value="0">
            <text:p>0</text:p>
          </table:table-cell>
          <table:table-cell office:value-type="float" office:value="23.4139">
            <text:p>23.4139</text:p>
          </table:table-cell>
          <table:table-cell office:value-type="float" office:value="0.0516236">
            <text:p>0.0516236</text:p>
          </table:table-cell>
          <table:table-cell office:value-type="float" office:value="0">
            <text:p>0</text:p>
          </table:table-cell>
          <table:table-cell office:value-type="float" office:value="0.00495048">
            <text:p>0.00495048</text:p>
          </table:table-cell>
          <table:table-cell office:value-type="float" office:value="0">
            <text:p>0</text:p>
          </table:table-cell>
          <table:table-cell office:value-type="float" office:value="0.100304">
            <text:p>0.100304</text:p>
          </table:table-cell>
          <table:table-cell office:value-type="float" office:value="0">
            <text:p>0</text:p>
          </table:table-cell>
          <table:table-cell office:value-type="float" office:value="2.93874">
            <text:p>2.93874</text:p>
          </table:table-cell>
          <table:table-cell office:value-type="float" office:value="0.0978733">
            <text:p>0.0978733</text:p>
          </table:table-cell>
          <table:table-cell office:value-type="float" office:value="0">
            <text:p>0</text:p>
          </table:table-cell>
          <table:table-cell office:value-type="float" office:value="1.88679">
            <text:p>1.88679</text:p>
          </table:table-cell>
          <table:table-cell table:number-columns-repeated="6" office:value-type="float" office:value="0">
            <text:p>0</text:p>
          </table:table-cell>
          <table:table-cell office:value-type="float" office:value="0.0241397">
            <text:p>0.0241397</text:p>
          </table:table-cell>
          <table:table-cell office:value-type="float" office:value="0">
            <text:p>0</text:p>
          </table:table-cell>
          <table:table-cell office:value-type="float" office:value="0.00235307">
            <text:p>0.00235307</text:p>
          </table:table-cell>
          <table:table-cell office:value-type="float" office:value="0">
            <text:p>0</text:p>
          </table:table-cell>
          <table:table-cell office:value-type="float" office:value="0.0465329">
            <text:p>0.0465329</text:p>
          </table:table-cell>
          <table:table-cell office:value-type="float" office:value="0.0246918">
            <text:p>0.0246918</text:p>
          </table:table-cell>
          <table:table-cell office:value-type="float" office:value="0">
            <text:p>0</text:p>
          </table:table-cell>
          <table:table-cell office:value-type="float" office:value="0.0977041">
            <text:p>0.0977041</text:p>
          </table:table-cell>
        </table:table-row>
        <table:table-row table:style-name="ro1">
          <table:table-cell table:formula="of:=DATE([.B46];[.C46];[.D46])" office:value-type="date" office:date-value="2014-04-28">
            <text:p>04/28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140757">
            <text:p>0.140757</text:p>
          </table:table-cell>
          <table:table-cell office:value-type="float" office:value="15">
            <text:p>15</text:p>
          </table:table-cell>
          <table:table-cell office:value-type="float" office:value="7.71331">
            <text:p>7.71331</text:p>
          </table:table-cell>
          <table:table-cell office:value-type="float" office:value="0.386741">
            <text:p>0.386741</text:p>
          </table:table-cell>
          <table:table-cell office:value-type="float" office:value="0.185529">
            <text:p>0.185529</text:p>
          </table:table-cell>
          <table:table-cell table:number-columns-repeated="2" office:value-type="float" office:value="0">
            <text:p>0</text:p>
          </table:table-cell>
          <table:table-cell office:value-type="float" office:value="25.1975">
            <text:p>25.1975</text:p>
          </table:table-cell>
          <table:table-cell office:value-type="float" office:value="0.0656419">
            <text:p>0.0656419</text:p>
          </table:table-cell>
          <table:table-cell office:value-type="float" office:value="0">
            <text:p>0</text:p>
          </table:table-cell>
          <table:table-cell office:value-type="float" office:value="0.00746326">
            <text:p>0.00746326</text:p>
          </table:table-cell>
          <table:table-cell office:value-type="float" office:value="0">
            <text:p>0</text:p>
          </table:table-cell>
          <table:table-cell office:value-type="float" office:value="0.128334">
            <text:p>0.128334</text:p>
          </table:table-cell>
          <table:table-cell office:value-type="float" office:value="0">
            <text:p>0</text:p>
          </table:table-cell>
          <table:table-cell office:value-type="float" office:value="3.71484">
            <text:p>3.71484</text:p>
          </table:table-cell>
          <table:table-cell office:value-type="float" office:value="0.147639">
            <text:p>0.147639</text:p>
          </table:table-cell>
          <table:table-cell office:value-type="float" office:value="0">
            <text:p>0</text:p>
          </table:table-cell>
          <table:table-cell office:value-type="float" office:value="2.39656">
            <text:p>2.39656</text:p>
          </table:table-cell>
          <table:table-cell table:number-columns-repeated="6" office:value-type="float" office:value="0">
            <text:p>0</text:p>
          </table:table-cell>
          <table:table-cell office:value-type="float" office:value="0.0306948">
            <text:p>0.0306948</text:p>
          </table:table-cell>
          <table:table-cell office:value-type="float" office:value="0">
            <text:p>0</text:p>
          </table:table-cell>
          <table:table-cell office:value-type="float" office:value="0.00354745">
            <text:p>0.00354745</text:p>
          </table:table-cell>
          <table:table-cell office:value-type="float" office:value="0">
            <text:p>0</text:p>
          </table:table-cell>
          <table:table-cell office:value-type="float" office:value="0.0595367">
            <text:p>0.0595367</text:p>
          </table:table-cell>
          <table:table-cell office:value-type="float" office:value="0.0300064">
            <text:p>0.0300064</text:p>
          </table:table-cell>
          <table:table-cell office:value-type="float" office:value="0">
            <text:p>0</text:p>
          </table:table-cell>
          <table:table-cell office:value-type="float" office:value="0.123772">
            <text:p>0.123772</text:p>
          </table:table-cell>
        </table:table-row>
        <table:table-row table:style-name="ro1">
          <table:table-cell table:formula="of:=DATE([.B47];[.C47];[.D47])" office:value-type="date" office:date-value="2014-04-29">
            <text:p>04/29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0.158818">
            <text:p>0.158818</text:p>
          </table:table-cell>
          <table:table-cell office:value-type="float" office:value="15">
            <text:p>15</text:p>
          </table:table-cell>
          <table:table-cell office:value-type="float" office:value="7.81756">
            <text:p>7.81756</text:p>
          </table:table-cell>
          <table:table-cell office:value-type="float" office:value="0.455106">
            <text:p>0.455106</text:p>
          </table:table-cell>
          <table:table-cell office:value-type="float" office:value="0.234069">
            <text:p>0.234069</text:p>
          </table:table-cell>
          <table:table-cell table:number-columns-repeated="2" office:value-type="float" office:value="0">
            <text:p>0</text:p>
          </table:table-cell>
          <table:table-cell office:value-type="float" office:value="26.9006">
            <text:p>26.9006</text:p>
          </table:table-cell>
          <table:table-cell office:value-type="float" office:value="0.0823154">
            <text:p>0.0823154</text:p>
          </table:table-cell>
          <table:table-cell office:value-type="float" office:value="0">
            <text:p>0</text:p>
          </table:table-cell>
          <table:table-cell office:value-type="float" office:value="0.0109652">
            <text:p>0.0109652</text:p>
          </table:table-cell>
          <table:table-cell office:value-type="float" office:value="0">
            <text:p>0</text:p>
          </table:table-cell>
          <table:table-cell office:value-type="float" office:value="0.162046">
            <text:p>0.162046</text:p>
          </table:table-cell>
          <table:table-cell office:value-type="float" office:value="0">
            <text:p>0</text:p>
          </table:table-cell>
          <table:table-cell office:value-type="float" office:value="4.63314">
            <text:p>4.63314</text:p>
          </table:table-cell>
          <table:table-cell office:value-type="float" office:value="0.217103">
            <text:p>0.217103</text:p>
          </table:table-cell>
          <table:table-cell office:value-type="float" office:value="0">
            <text:p>0</text:p>
          </table:table-cell>
          <table:table-cell office:value-type="float" office:value="3.0056">
            <text:p>3.0056</text:p>
          </table:table-cell>
          <table:table-cell table:number-columns-repeated="6" office:value-type="float" office:value="0">
            <text:p>0</text:p>
          </table:table-cell>
          <table:table-cell office:value-type="float" office:value="0.0384914">
            <text:p>0.0384914</text:p>
          </table:table-cell>
          <table:table-cell office:value-type="float" office:value="0">
            <text:p>0</text:p>
          </table:table-cell>
          <table:table-cell office:value-type="float" office:value="0.005212">
            <text:p>0.005212</text:p>
          </table:table-cell>
          <table:table-cell office:value-type="float" office:value="0">
            <text:p>0</text:p>
          </table:table-cell>
          <table:table-cell office:value-type="float" office:value="0.0751763">
            <text:p>0.0751763</text:p>
          </table:table-cell>
          <table:table-cell office:value-type="float" office:value="0.0349202">
            <text:p>0.0349202</text:p>
          </table:table-cell>
          <table:table-cell office:value-type="float" office:value="0">
            <text:p>0</text:p>
          </table:table-cell>
          <table:table-cell office:value-type="float" office:value="0.153786">
            <text:p>0.153786</text:p>
          </table:table-cell>
        </table:table-row>
        <table:table-row table:style-name="ro1">
          <table:table-cell table:formula="of:=DATE([.B48];[.C48];[.D48])" office:value-type="date" office:date-value="2014-04-30">
            <text:p>04/30/14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0.168642">
            <text:p>0.168642</text:p>
          </table:table-cell>
          <table:table-cell office:value-type="float" office:value="15">
            <text:p>15</text:p>
          </table:table-cell>
          <table:table-cell office:value-type="float" office:value="7.95567">
            <text:p>7.95567</text:p>
          </table:table-cell>
          <table:table-cell office:value-type="float" office:value="0.523815">
            <text:p>0.523815</text:p>
          </table:table-cell>
          <table:table-cell office:value-type="float" office:value="0.289582">
            <text:p>0.289582</text:p>
          </table:table-cell>
          <table:table-cell table:number-columns-repeated="2" office:value-type="float" office:value="0">
            <text:p>0</text:p>
          </table:table-cell>
          <table:table-cell office:value-type="float" office:value="28.6063">
            <text:p>28.6063</text:p>
          </table:table-cell>
          <table:table-cell office:value-type="float" office:value="0.100867">
            <text:p>0.100867</text:p>
          </table:table-cell>
          <table:table-cell office:value-type="float" office:value="0">
            <text:p>0</text:p>
          </table:table-cell>
          <table:table-cell office:value-type="float" office:value="0.0153369">
            <text:p>0.0153369</text:p>
          </table:table-cell>
          <table:table-cell office:value-type="float" office:value="0">
            <text:p>0</text:p>
          </table:table-cell>
          <table:table-cell office:value-type="float" office:value="0.199907">
            <text:p>0.199907</text:p>
          </table:table-cell>
          <table:table-cell office:value-type="float" office:value="0">
            <text:p>0</text:p>
          </table:table-cell>
          <table:table-cell office:value-type="float" office:value="5.66612">
            <text:p>5.66612</text:p>
          </table:table-cell>
          <table:table-cell office:value-type="float" office:value="0.304128">
            <text:p>0.304128</text:p>
          </table:table-cell>
          <table:table-cell office:value-type="float" office:value="0">
            <text:p>0</text:p>
          </table:table-cell>
          <table:table-cell office:value-type="float" office:value="3.69787">
            <text:p>3.69787</text:p>
          </table:table-cell>
          <table:table-cell table:number-columns-repeated="6" office:value-type="float" office:value="0">
            <text:p>0</text:p>
          </table:table-cell>
          <table:table-cell office:value-type="float" office:value="0.0471664">
            <text:p>0.0471664</text:p>
          </table:table-cell>
          <table:table-cell office:value-type="float" office:value="0">
            <text:p>0</text:p>
          </table:table-cell>
          <table:table-cell office:value-type="float" office:value="0.00728997">
            <text:p>0.00728997</text:p>
          </table:table-cell>
          <table:table-cell office:value-type="float" office:value="0">
            <text:p>0</text:p>
          </table:table-cell>
          <table:table-cell office:value-type="float" office:value="0.0927409">
            <text:p>0.0927409</text:p>
          </table:table-cell>
          <table:table-cell office:value-type="float" office:value="0.0365291">
            <text:p>0.0365291</text:p>
          </table:table-cell>
          <table:table-cell office:value-type="float" office:value="0">
            <text:p>0</text:p>
          </table:table-cell>
          <table:table-cell office:value-type="float" office:value="0.183713">
            <text:p>0.183713</text:p>
          </table:table-cell>
        </table:table-row>
        <table:table-row table:style-name="ro1">
          <table:table-cell table:formula="of:=DATE([.B49];[.C49];[.D49])" office:value-type="date" office:date-value="2014-05-01">
            <text:p>05/0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7572">
            <text:p>0.17572</text:p>
          </table:table-cell>
          <table:table-cell office:value-type="float" office:value="15">
            <text:p>15</text:p>
          </table:table-cell>
          <table:table-cell office:value-type="float" office:value="8.10993">
            <text:p>8.10993</text:p>
          </table:table-cell>
          <table:table-cell office:value-type="float" office:value="0.569455">
            <text:p>0.569455</text:p>
          </table:table-cell>
          <table:table-cell office:value-type="float" office:value="0.347121">
            <text:p>0.347121</text:p>
          </table:table-cell>
          <table:table-cell table:number-columns-repeated="2" office:value-type="float" office:value="0">
            <text:p>0</text:p>
          </table:table-cell>
          <table:table-cell office:value-type="float" office:value="30.3032">
            <text:p>30.3032</text:p>
          </table:table-cell>
          <table:table-cell office:value-type="float" office:value="0.119024">
            <text:p>0.119024</text:p>
          </table:table-cell>
          <table:table-cell office:value-type="float" office:value="0">
            <text:p>0</text:p>
          </table:table-cell>
          <table:table-cell office:value-type="float" office:value="0.0199004">
            <text:p>0.0199004</text:p>
          </table:table-cell>
          <table:table-cell office:value-type="float" office:value="0">
            <text:p>0</text:p>
          </table:table-cell>
          <table:table-cell office:value-type="float" office:value="0.237177">
            <text:p>0.237177</text:p>
          </table:table-cell>
          <table:table-cell office:value-type="float" office:value="0">
            <text:p>0</text:p>
          </table:table-cell>
          <table:table-cell office:value-type="float" office:value="6.68345">
            <text:p>6.68345</text:p>
          </table:table-cell>
          <table:table-cell office:value-type="float" office:value="0.395502">
            <text:p>0.395502</text:p>
          </table:table-cell>
          <table:table-cell office:value-type="float" office:value="0">
            <text:p>0</text:p>
          </table:table-cell>
          <table:table-cell office:value-type="float" office:value="4.38341">
            <text:p>4.38341</text:p>
          </table:table-cell>
          <table:table-cell table:number-columns-repeated="6" office:value-type="float" office:value="0">
            <text:p>0</text:p>
          </table:table-cell>
          <table:table-cell office:value-type="float" office:value="0.0556568">
            <text:p>0.0556568</text:p>
          </table:table-cell>
          <table:table-cell office:value-type="float" office:value="0">
            <text:p>0</text:p>
          </table:table-cell>
          <table:table-cell office:value-type="float" office:value="0.00945912">
            <text:p>0.00945912</text:p>
          </table:table-cell>
          <table:table-cell office:value-type="float" office:value="0">
            <text:p>0</text:p>
          </table:table-cell>
          <table:table-cell office:value-type="float" office:value="0.110031">
            <text:p>0.110031</text:p>
          </table:table-cell>
          <table:table-cell office:value-type="float" office:value="0.032086">
            <text:p>0.032086</text:p>
          </table:table-cell>
          <table:table-cell office:value-type="float" office:value="0">
            <text:p>0</text:p>
          </table:table-cell>
          <table:table-cell office:value-type="float" office:value="0.20722">
            <text:p>0.20722</text:p>
          </table:table-cell>
        </table:table-row>
        <table:table-row table:style-name="ro1">
          <table:table-cell table:formula="of:=DATE([.B50];[.C50];[.D50])" office:value-type="date" office:date-value="2014-05-02">
            <text:p>05/0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184911">
            <text:p>0.184911</text:p>
          </table:table-cell>
          <table:table-cell office:value-type="float" office:value="15">
            <text:p>15</text:p>
          </table:table-cell>
          <table:table-cell office:value-type="float" office:value="8.25151">
            <text:p>8.25151</text:p>
          </table:table-cell>
          <table:table-cell office:value-type="float" office:value="0.595272">
            <text:p>0.595272</text:p>
          </table:table-cell>
          <table:table-cell office:value-type="float" office:value="0.397261">
            <text:p>0.397261</text:p>
          </table:table-cell>
          <table:table-cell table:number-columns-repeated="2" office:value-type="float" office:value="0">
            <text:p>0</text:p>
          </table:table-cell>
          <table:table-cell office:value-type="float" office:value="31.7121">
            <text:p>31.7121</text:p>
          </table:table-cell>
          <table:table-cell office:value-type="float" office:value="0.134332">
            <text:p>0.134332</text:p>
          </table:table-cell>
          <table:table-cell office:value-type="float" office:value="0">
            <text:p>0</text:p>
          </table:table-cell>
          <table:table-cell office:value-type="float" office:value="0.0239783">
            <text:p>0.0239783</text:p>
          </table:table-cell>
          <table:table-cell office:value-type="float" office:value="0">
            <text:p>0</text:p>
          </table:table-cell>
          <table:table-cell office:value-type="float" office:value="0.268775">
            <text:p>0.268775</text:p>
          </table:table-cell>
          <table:table-cell office:value-type="float" office:value="0">
            <text:p>0</text:p>
          </table:table-cell>
          <table:table-cell office:value-type="float" office:value="7.52324">
            <text:p>7.52324</text:p>
          </table:table-cell>
          <table:table-cell office:value-type="float" office:value="0.476859">
            <text:p>0.476859</text:p>
          </table:table-cell>
          <table:table-cell office:value-type="float" office:value="0">
            <text:p>0</text:p>
          </table:table-cell>
          <table:table-cell office:value-type="float" office:value="4.95092">
            <text:p>4.95092</text:p>
          </table:table-cell>
          <table:table-cell table:number-columns-repeated="6" office:value-type="float" office:value="0">
            <text:p>0</text:p>
          </table:table-cell>
          <table:table-cell office:value-type="float" office:value="0.0628148">
            <text:p>0.0628148</text:p>
          </table:table-cell>
          <table:table-cell office:value-type="float" office:value="0">
            <text:p>0</text:p>
          </table:table-cell>
          <table:table-cell office:value-type="float" office:value="0.0113974">
            <text:p>0.0113974</text:p>
          </table:table-cell>
          <table:table-cell office:value-type="float" office:value="0">
            <text:p>0</text:p>
          </table:table-cell>
          <table:table-cell office:value-type="float" office:value="0.12469">
            <text:p>0.12469</text:p>
          </table:table-cell>
          <table:table-cell office:value-type="float" office:value="0.0326096">
            <text:p>0.0326096</text:p>
          </table:table-cell>
          <table:table-cell office:value-type="float" office:value="0">
            <text:p>0</text:p>
          </table:table-cell>
          <table:table-cell office:value-type="float" office:value="0.231498">
            <text:p>0.231498</text:p>
          </table:table-cell>
        </table:table-row>
        <table:table-row table:style-name="ro1">
          <table:table-cell table:formula="of:=DATE([.B51];[.C51];[.D51])" office:value-type="date" office:date-value="2014-05-03">
            <text:p>05/0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194735">
            <text:p>0.194735</text:p>
          </table:table-cell>
          <table:table-cell office:value-type="float" office:value="15">
            <text:p>15</text:p>
          </table:table-cell>
          <table:table-cell office:value-type="float" office:value="8.40364">
            <text:p>8.40364</text:p>
          </table:table-cell>
          <table:table-cell office:value-type="float" office:value="0.628003">
            <text:p>0.628003</text:p>
          </table:table-cell>
          <table:table-cell office:value-type="float" office:value="0.447746">
            <text:p>0.447746</text:p>
          </table:table-cell>
          <table:table-cell table:number-columns-repeated="2" office:value-type="float" office:value="0">
            <text:p>0</text:p>
          </table:table-cell>
          <table:table-cell office:value-type="float" office:value="32.8784">
            <text:p>32.8784</text:p>
          </table:table-cell>
          <table:table-cell office:value-type="float" office:value="0.151415">
            <text:p>0.151415</text:p>
          </table:table-cell>
          <table:table-cell office:value-type="float" office:value="0">
            <text:p>0</text:p>
          </table:table-cell>
          <table:table-cell office:value-type="float" office:value="0.0288404">
            <text:p>0.0288404</text:p>
          </table:table-cell>
          <table:table-cell office:value-type="float" office:value="0">
            <text:p>0</text:p>
          </table:table-cell>
          <table:table-cell office:value-type="float" office:value="0.304276">
            <text:p>0.304276</text:p>
          </table:table-cell>
          <table:table-cell office:value-type="float" office:value="0">
            <text:p>0</text:p>
          </table:table-cell>
          <table:table-cell office:value-type="float" office:value="8.45062">
            <text:p>8.45062</text:p>
          </table:table-cell>
          <table:table-cell office:value-type="float" office:value="0.573558">
            <text:p>0.573558</text:p>
          </table:table-cell>
          <table:table-cell office:value-type="float" office:value="0">
            <text:p>0</text:p>
          </table:table-cell>
          <table:table-cell office:value-type="float" office:value="5.5812">
            <text:p>5.5812</text:p>
          </table:table-cell>
          <table:table-cell table:number-columns-repeated="6" office:value-type="float" office:value="0">
            <text:p>0</text:p>
          </table:table-cell>
          <table:table-cell office:value-type="float" office:value="0.0708029">
            <text:p>0.0708029</text:p>
          </table:table-cell>
          <table:table-cell office:value-type="float" office:value="0">
            <text:p>0</text:p>
          </table:table-cell>
          <table:table-cell office:value-type="float" office:value="0.0137085">
            <text:p>0.0137085</text:p>
          </table:table-cell>
          <table:table-cell office:value-type="float" office:value="0">
            <text:p>0</text:p>
          </table:table-cell>
          <table:table-cell office:value-type="float" office:value="0.14116">
            <text:p>0.14116</text:p>
          </table:table-cell>
          <table:table-cell office:value-type="float" office:value="0.0368685">
            <text:p>0.0368685</text:p>
          </table:table-cell>
          <table:table-cell office:value-type="float" office:value="0">
            <text:p>0</text:p>
          </table:table-cell>
          <table:table-cell office:value-type="float" office:value="0.262526">
            <text:p>0.262526</text:p>
          </table:table-cell>
        </table:table-row>
        <table:table-row table:style-name="ro1">
          <table:table-cell table:formula="of:=DATE([.B52];[.C52];[.D52])" office:value-type="date" office:date-value="2014-05-04">
            <text:p>05/0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205272">
            <text:p>0.205272</text:p>
          </table:table-cell>
          <table:table-cell office:value-type="float" office:value="16">
            <text:p>16</text:p>
          </table:table-cell>
          <table:table-cell office:value-type="float" office:value="8.58569">
            <text:p>8.58569</text:p>
          </table:table-cell>
          <table:table-cell office:value-type="float" office:value="0.661731">
            <text:p>0.661731</text:p>
          </table:table-cell>
          <table:table-cell office:value-type="float" office:value="0.504243">
            <text:p>0.504243</text:p>
          </table:table-cell>
          <table:table-cell table:number-columns-repeated="2" office:value-type="float" office:value="0">
            <text:p>0</text:p>
          </table:table-cell>
          <table:table-cell office:value-type="float" office:value="33.9687">
            <text:p>33.9687</text:p>
          </table:table-cell>
          <table:table-cell office:value-type="float" office:value="0.174251">
            <text:p>0.174251</text:p>
          </table:table-cell>
          <table:table-cell office:value-type="float" office:value="0">
            <text:p>0</text:p>
          </table:table-cell>
          <table:table-cell office:value-type="float" office:value="0.0358457">
            <text:p>0.0358457</text:p>
          </table:table-cell>
          <table:table-cell office:value-type="float" office:value="0">
            <text:p>0</text:p>
          </table:table-cell>
          <table:table-cell office:value-type="float" office:value="0.334385">
            <text:p>0.334385</text:p>
          </table:table-cell>
          <table:table-cell office:value-type="float" office:value="0">
            <text:p>0</text:p>
          </table:table-cell>
          <table:table-cell office:value-type="float" office:value="9.67229">
            <text:p>9.67229</text:p>
          </table:table-cell>
          <table:table-cell office:value-type="float" office:value="0.71156">
            <text:p>0.71156</text:p>
          </table:table-cell>
          <table:table-cell office:value-type="float" office:value="0">
            <text:p>0</text:p>
          </table:table-cell>
          <table:table-cell office:value-type="float" office:value="6.09478">
            <text:p>6.09478</text:p>
          </table:table-cell>
          <table:table-cell table:number-columns-repeated="6" office:value-type="float" office:value="0">
            <text:p>0</text:p>
          </table:table-cell>
          <table:table-cell office:value-type="float" office:value="0.0814814">
            <text:p>0.0814814</text:p>
          </table:table-cell>
          <table:table-cell office:value-type="float" office:value="0">
            <text:p>0</text:p>
          </table:table-cell>
          <table:table-cell office:value-type="float" office:value="0.0170383">
            <text:p>0.0170383</text:p>
          </table:table-cell>
          <table:table-cell office:value-type="float" office:value="0">
            <text:p>0</text:p>
          </table:table-cell>
          <table:table-cell office:value-type="float" office:value="0.155128">
            <text:p>0.155128</text:p>
          </table:table-cell>
          <table:table-cell office:value-type="float" office:value="0.0353374">
            <text:p>0.0353374</text:p>
          </table:table-cell>
          <table:table-cell office:value-type="float" office:value="0.0003242">
            <text:p>0.0003242</text:p>
          </table:table-cell>
          <table:table-cell office:value-type="float" office:value="0.290275">
            <text:p>0.290275</text:p>
          </table:table-cell>
        </table:table-row>
        <table:table-row table:style-name="ro1">
          <table:table-cell table:formula="of:=DATE([.B53];[.C53];[.D53])" office:value-type="date" office:date-value="2014-05-05">
            <text:p>05/05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219531">
            <text:p>0.219531</text:p>
          </table:table-cell>
          <table:table-cell office:value-type="float" office:value="15">
            <text:p>15</text:p>
          </table:table-cell>
          <table:table-cell office:value-type="float" office:value="8.98397">
            <text:p>8.98397</text:p>
          </table:table-cell>
          <table:table-cell office:value-type="float" office:value="0.696159">
            <text:p>0.696159</text:p>
          </table:table-cell>
          <table:table-cell office:value-type="float" office:value="0.619566">
            <text:p>0.619566</text:p>
          </table:table-cell>
          <table:table-cell table:number-columns-repeated="2" office:value-type="float" office:value="0">
            <text:p>0</text:p>
          </table:table-cell>
          <table:table-cell office:value-type="float" office:value="35.0449">
            <text:p>35.0449</text:p>
          </table:table-cell>
          <table:table-cell office:value-type="float" office:value="0.216646">
            <text:p>0.216646</text:p>
          </table:table-cell>
          <table:table-cell office:value-type="float" office:value="0">
            <text:p>0</text:p>
          </table:table-cell>
          <table:table-cell office:value-type="float" office:value="0.0497964">
            <text:p>0.0497964</text:p>
          </table:table-cell>
          <table:table-cell office:value-type="float" office:value="0">
            <text:p>0</text:p>
          </table:table-cell>
          <table:table-cell office:value-type="float" office:value="0.318022">
            <text:p>0.318022</text:p>
          </table:table-cell>
          <table:table-cell office:value-type="float" office:value="0">
            <text:p>0</text:p>
          </table:table-cell>
          <table:table-cell office:value-type="float" office:value="11.9752">
            <text:p>11.9752</text:p>
          </table:table-cell>
          <table:table-cell office:value-type="float" office:value="0.989436">
            <text:p>0.989436</text:p>
          </table:table-cell>
          <table:table-cell office:value-type="float" office:value="0">
            <text:p>0</text:p>
          </table:table-cell>
          <table:table-cell office:value-type="float" office:value="5.76592">
            <text:p>5.76592</text:p>
          </table:table-cell>
          <table:table-cell table:number-columns-repeated="6" office:value-type="float" office:value="0">
            <text:p>0</text:p>
          </table:table-cell>
          <table:table-cell office:value-type="float" office:value="0.101306">
            <text:p>0.101306</text:p>
          </table:table-cell>
          <table:table-cell office:value-type="float" office:value="0">
            <text:p>0</text:p>
          </table:table-cell>
          <table:table-cell office:value-type="float" office:value="0.0236693">
            <text:p>0.0236693</text:p>
          </table:table-cell>
          <table:table-cell office:value-type="float" office:value="0">
            <text:p>0</text:p>
          </table:table-cell>
          <table:table-cell office:value-type="float" office:value="0.147537">
            <text:p>0.147537</text:p>
          </table:table-cell>
          <table:table-cell office:value-type="float" office:value="0.035428">
            <text:p>0.035428</text:p>
          </table:table-cell>
          <table:table-cell office:value-type="float" office:value="0.000309216">
            <text:p>0.000309216</text:p>
          </table:table-cell>
          <table:table-cell office:value-type="float" office:value="0.31682">
            <text:p>0.31682</text:p>
          </table:table-cell>
        </table:table-row>
        <table:table-row table:style-name="ro1">
          <table:table-cell table:formula="of:=DATE([.B54];[.C54];[.D54])" office:value-type="date" office:date-value="2014-05-06">
            <text:p>05/0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234635">
            <text:p>0.234635</text:p>
          </table:table-cell>
          <table:table-cell office:value-type="float" office:value="15">
            <text:p>15</text:p>
          </table:table-cell>
          <table:table-cell office:value-type="float" office:value="9.49125">
            <text:p>9.49125</text:p>
          </table:table-cell>
          <table:table-cell table:number-columns-repeated="2" office:value-type="float" office:value="0.753792">
            <text:p>0.753792</text:p>
          </table:table-cell>
          <table:table-cell table:number-columns-repeated="2" office:value-type="float" office:value="0">
            <text:p>0</text:p>
          </table:table-cell>
          <table:table-cell office:value-type="float" office:value="36.1051">
            <text:p>36.1051</text:p>
          </table:table-cell>
          <table:table-cell office:value-type="float" office:value="0.260396">
            <text:p>0.260396</text:p>
          </table:table-cell>
          <table:table-cell office:value-type="float" office:value="0">
            <text:p>0</text:p>
          </table:table-cell>
          <table:table-cell office:value-type="float" office:value="0.0655567">
            <text:p>0.0655567</text:p>
          </table:table-cell>
          <table:table-cell office:value-type="float" office:value="0">
            <text:p>0</text:p>
          </table:table-cell>
          <table:table-cell office:value-type="float" office:value="0.302416">
            <text:p>0.302416</text:p>
          </table:table-cell>
          <table:table-cell office:value-type="float" office:value="0">
            <text:p>0</text:p>
          </table:table-cell>
          <table:table-cell office:value-type="float" office:value="14.3241">
            <text:p>14.3241</text:p>
          </table:table-cell>
          <table:table-cell office:value-type="float" office:value="1.30341">
            <text:p>1.30341</text:p>
          </table:table-cell>
          <table:table-cell office:value-type="float" office:value="0">
            <text:p>0</text:p>
          </table:table-cell>
          <table:table-cell office:value-type="float" office:value="5.45004">
            <text:p>5.45004</text:p>
          </table:table-cell>
          <table:table-cell table:number-columns-repeated="6" office:value-type="float" office:value="0">
            <text:p>0</text:p>
          </table:table-cell>
          <table:table-cell office:value-type="float" office:value="0.121764">
            <text:p>0.121764</text:p>
          </table:table-cell>
          <table:table-cell office:value-type="float" office:value="0">
            <text:p>0</text:p>
          </table:table-cell>
          <table:table-cell office:value-type="float" office:value="0.0311606">
            <text:p>0.0311606</text:p>
          </table:table-cell>
          <table:table-cell office:value-type="float" office:value="0">
            <text:p>0</text:p>
          </table:table-cell>
          <table:table-cell office:value-type="float" office:value="0.140297">
            <text:p>0.140297</text:p>
          </table:table-cell>
          <table:table-cell office:value-type="float" office:value="0.03647">
            <text:p>0.03647</text:p>
          </table:table-cell>
          <table:table-cell office:value-type="float" office:value="0.000294929">
            <text:p>0.000294929</text:p>
          </table:table-cell>
          <table:table-cell office:value-type="float" office:value="0.345812">
            <text:p>0.345812</text:p>
          </table:table-cell>
        </table:table-row>
        <table:table-row table:style-name="ro1">
          <table:table-cell table:formula="of:=DATE([.B55];[.C55];[.D55])" office:value-type="date" office:date-value="2014-05-07">
            <text:p>05/0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247193">
            <text:p>0.247193</text:p>
          </table:table-cell>
          <table:table-cell office:value-type="float" office:value="14">
            <text:p>14</text:p>
          </table:table-cell>
          <table:table-cell office:value-type="float" office:value="10.0492">
            <text:p>10.0492</text:p>
          </table:table-cell>
          <table:table-cell table:number-columns-repeated="2" office:value-type="float" office:value="0.888533">
            <text:p>0.888533</text:p>
          </table:table-cell>
          <table:table-cell table:number-columns-repeated="2" office:value-type="float" office:value="0">
            <text:p>0</text:p>
          </table:table-cell>
          <table:table-cell office:value-type="float" office:value="37.2321">
            <text:p>37.2321</text:p>
          </table:table-cell>
          <table:table-cell office:value-type="float" office:value="0.304556">
            <text:p>0.304556</text:p>
          </table:table-cell>
          <table:table-cell office:value-type="float" office:value="0">
            <text:p>0</text:p>
          </table:table-cell>
          <table:table-cell office:value-type="float" office:value="0.0828733">
            <text:p>0.0828733</text:p>
          </table:table-cell>
          <table:table-cell office:value-type="float" office:value="0">
            <text:p>0</text:p>
          </table:table-cell>
          <table:table-cell office:value-type="float" office:value="0.287536">
            <text:p>0.287536</text:p>
          </table:table-cell>
          <table:table-cell office:value-type="float" office:value="0">
            <text:p>0</text:p>
          </table:table-cell>
          <table:table-cell office:value-type="float" office:value="16.676">
            <text:p>16.676</text:p>
          </table:table-cell>
          <table:table-cell office:value-type="float" office:value="1.64751">
            <text:p>1.64751</text:p>
          </table:table-cell>
          <table:table-cell office:value-type="float" office:value="0">
            <text:p>0</text:p>
          </table:table-cell>
          <table:table-cell office:value-type="float" office:value="5.15268">
            <text:p>5.15268</text:p>
          </table:table-cell>
          <table:table-cell table:number-columns-repeated="6" office:value-type="float" office:value="0">
            <text:p>0</text:p>
          </table:table-cell>
          <table:table-cell office:value-type="float" office:value="0.142413">
            <text:p>0.142413</text:p>
          </table:table-cell>
          <table:table-cell office:value-type="float" office:value="0">
            <text:p>0</text:p>
          </table:table-cell>
          <table:table-cell office:value-type="float" office:value="0.0393915">
            <text:p>0.0393915</text:p>
          </table:table-cell>
          <table:table-cell office:value-type="float" office:value="0">
            <text:p>0</text:p>
          </table:table-cell>
          <table:table-cell office:value-type="float" office:value="0.133394">
            <text:p>0.133394</text:p>
          </table:table-cell>
          <table:table-cell office:value-type="float" office:value="0.0418232">
            <text:p>0.0418232</text:p>
          </table:table-cell>
          <table:table-cell office:value-type="float" office:value="0.000281118">
            <text:p>0.000281118</text:p>
          </table:table-cell>
          <table:table-cell office:value-type="float" office:value="0.380045">
            <text:p>0.380045</text:p>
          </table:table-cell>
        </table:table-row>
        <table:table-row table:style-name="ro1">
          <table:table-cell table:formula="of:=DATE([.B56];[.C56];[.D56])" office:value-type="date" office:date-value="2014-05-08">
            <text:p>05/0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261664">
            <text:p>0.261664</text:p>
          </table:table-cell>
          <table:table-cell office:value-type="float" office:value="15">
            <text:p>15</text:p>
          </table:table-cell>
          <table:table-cell office:value-type="float" office:value="10.7234">
            <text:p>10.7234</text:p>
          </table:table-cell>
          <table:table-cell table:number-columns-repeated="2" office:value-type="float" office:value="1.03981">
            <text:p>1.03981</text:p>
          </table:table-cell>
          <table:table-cell table:number-columns-repeated="2" office:value-type="float" office:value="0">
            <text:p>0</text:p>
          </table:table-cell>
          <table:table-cell office:value-type="float" office:value="38.458">
            <text:p>38.458</text:p>
          </table:table-cell>
          <table:table-cell office:value-type="float" office:value="0.355486">
            <text:p>0.355486</text:p>
          </table:table-cell>
          <table:table-cell office:value-type="float" office:value="0">
            <text:p>0</text:p>
          </table:table-cell>
          <table:table-cell office:value-type="float" office:value="0.104123">
            <text:p>0.104123</text:p>
          </table:table-cell>
          <table:table-cell office:value-type="float" office:value="0">
            <text:p>0</text:p>
          </table:table-cell>
          <table:table-cell office:value-type="float" office:value="0.273351">
            <text:p>0.273351</text:p>
          </table:table-cell>
          <table:table-cell office:value-type="float" office:value="0">
            <text:p>0</text:p>
          </table:table-cell>
          <table:table-cell office:value-type="float" office:value="19.3728">
            <text:p>19.3728</text:p>
          </table:table-cell>
          <table:table-cell office:value-type="float" office:value="2.07111">
            <text:p>2.07111</text:p>
          </table:table-cell>
          <table:table-cell office:value-type="float" office:value="0">
            <text:p>0</text:p>
          </table:table-cell>
          <table:table-cell office:value-type="float" office:value="4.86968">
            <text:p>4.86968</text:p>
          </table:table-cell>
          <table:table-cell table:number-columns-repeated="6" office:value-type="float" office:value="0">
            <text:p>0</text:p>
          </table:table-cell>
          <table:table-cell office:value-type="float" office:value="0.166228">
            <text:p>0.166228</text:p>
          </table:table-cell>
          <table:table-cell office:value-type="float" office:value="0">
            <text:p>0</text:p>
          </table:table-cell>
          <table:table-cell office:value-type="float" office:value="0.0494922">
            <text:p>0.0494922</text:p>
          </table:table-cell>
          <table:table-cell office:value-type="float" office:value="0">
            <text:p>0</text:p>
          </table:table-cell>
          <table:table-cell office:value-type="float" office:value="0.126813">
            <text:p>0.126813</text:p>
          </table:table-cell>
          <table:table-cell office:value-type="float" office:value="0.0428051">
            <text:p>0.0428051</text:p>
          </table:table-cell>
          <table:table-cell office:value-type="float" office:value="0.000268017">
            <text:p>0.000268017</text:p>
          </table:table-cell>
          <table:table-cell office:value-type="float" office:value="0.414943">
            <text:p>0.414943</text:p>
          </table:table-cell>
        </table:table-row>
        <table:table-row table:style-name="ro1">
          <table:table-cell table:formula="of:=DATE([.B57];[.C57];[.D57])" office:value-type="date" office:date-value="2014-05-09">
            <text:p>05/0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274049">
            <text:p>0.274049</text:p>
          </table:table-cell>
          <table:table-cell office:value-type="float" office:value="14">
            <text:p>14</text:p>
          </table:table-cell>
          <table:table-cell office:value-type="float" office:value="11.4367">
            <text:p>11.4367</text:p>
          </table:table-cell>
          <table:table-cell table:number-columns-repeated="2" office:value-type="float" office:value="1.19239">
            <text:p>1.19239</text:p>
          </table:table-cell>
          <table:table-cell table:number-columns-repeated="2" office:value-type="float" office:value="0">
            <text:p>0</text:p>
          </table:table-cell>
          <table:table-cell office:value-type="float" office:value="39.7579">
            <text:p>39.7579</text:p>
          </table:table-cell>
          <table:table-cell office:value-type="float" office:value="0.40436">
            <text:p>0.40436</text:p>
          </table:table-cell>
          <table:table-cell office:value-type="float" office:value="0">
            <text:p>0</text:p>
          </table:table-cell>
          <table:table-cell office:value-type="float" office:value="0.125399">
            <text:p>0.125399</text:p>
          </table:table-cell>
          <table:table-cell office:value-type="float" office:value="0">
            <text:p>0</text:p>
          </table:table-cell>
          <table:table-cell office:value-type="float" office:value="0.25983">
            <text:p>0.25983</text:p>
          </table:table-cell>
          <table:table-cell office:value-type="float" office:value="0">
            <text:p>0</text:p>
          </table:table-cell>
          <table:table-cell office:value-type="float" office:value="21.9399">
            <text:p>21.9399</text:p>
          </table:table-cell>
          <table:table-cell office:value-type="float" office:value="2.49464">
            <text:p>2.49464</text:p>
          </table:table-cell>
          <table:table-cell office:value-type="float" office:value="0">
            <text:p>0</text:p>
          </table:table-cell>
          <table:table-cell office:value-type="float" office:value="4.60387">
            <text:p>4.60387</text:p>
          </table:table-cell>
          <table:table-cell table:number-columns-repeated="6" office:value-type="float" office:value="0">
            <text:p>0</text:p>
          </table:table-cell>
          <table:table-cell office:value-type="float" office:value="0.189082">
            <text:p>0.189082</text:p>
          </table:table-cell>
          <table:table-cell office:value-type="float" office:value="0">
            <text:p>0</text:p>
          </table:table-cell>
          <table:table-cell office:value-type="float" office:value="0.0596049">
            <text:p>0.0596049</text:p>
          </table:table-cell>
          <table:table-cell office:value-type="float" office:value="0">
            <text:p>0</text:p>
          </table:table-cell>
          <table:table-cell office:value-type="float" office:value="0.120541">
            <text:p>0.120541</text:p>
          </table:table-cell>
          <table:table-cell office:value-type="float" office:value="0.0462404">
            <text:p>0.0462404</text:p>
          </table:table-cell>
          <table:table-cell office:value-type="float" office:value="0.000255385">
            <text:p>0.000255385</text:p>
          </table:table-cell>
          <table:table-cell office:value-type="float" office:value="0.451345">
            <text:p>0.451345</text:p>
          </table:table-cell>
        </table:table-row>
        <table:table-row table:style-name="ro1">
          <table:table-cell table:formula="of:=DATE([.B58];[.C58];[.D58])" office:value-type="date" office:date-value="2014-05-10">
            <text:p>05/1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287127">
            <text:p>0.287127</text:p>
          </table:table-cell>
          <table:table-cell office:value-type="float" office:value="14">
            <text:p>14</text:p>
          </table:table-cell>
          <table:table-cell office:value-type="float" office:value="12.2251">
            <text:p>12.2251</text:p>
          </table:table-cell>
          <table:table-cell table:number-columns-repeated="2" office:value-type="float" office:value="1.35548">
            <text:p>1.35548</text:p>
          </table:table-cell>
          <table:table-cell table:number-columns-repeated="2" office:value-type="float" office:value="0">
            <text:p>0</text:p>
          </table:table-cell>
          <table:table-cell office:value-type="float" office:value="41.086">
            <text:p>41.086</text:p>
          </table:table-cell>
          <table:table-cell office:value-type="float" office:value="0.460467">
            <text:p>0.460467</text:p>
          </table:table-cell>
          <table:table-cell office:value-type="float" office:value="0">
            <text:p>0</text:p>
          </table:table-cell>
          <table:table-cell office:value-type="float" office:value="0.150676">
            <text:p>0.150676</text:p>
          </table:table-cell>
          <table:table-cell office:value-type="float" office:value="0">
            <text:p>0</text:p>
          </table:table-cell>
          <table:table-cell office:value-type="float" office:value="0.254264">
            <text:p>0.254264</text:p>
          </table:table-cell>
          <table:table-cell office:value-type="float" office:value="0">
            <text:p>0</text:p>
          </table:table-cell>
          <table:table-cell office:value-type="float" office:value="24.8518">
            <text:p>24.8518</text:p>
          </table:table-cell>
          <table:table-cell office:value-type="float" office:value="2.99571">
            <text:p>2.99571</text:p>
          </table:table-cell>
          <table:table-cell office:value-type="float" office:value="0">
            <text:p>0</text:p>
          </table:table-cell>
          <table:table-cell office:value-type="float" office:value="4.47636">
            <text:p>4.47636</text:p>
          </table:table-cell>
          <table:table-cell table:number-columns-repeated="6" office:value-type="float" office:value="0">
            <text:p>0</text:p>
          </table:table-cell>
          <table:table-cell office:value-type="float" office:value="0.215318">
            <text:p>0.215318</text:p>
          </table:table-cell>
          <table:table-cell office:value-type="float" office:value="0">
            <text:p>0</text:p>
          </table:table-cell>
          <table:table-cell office:value-type="float" office:value="0.0716195">
            <text:p>0.0716195</text:p>
          </table:table-cell>
          <table:table-cell office:value-type="float" office:value="0">
            <text:p>0</text:p>
          </table:table-cell>
          <table:table-cell office:value-type="float" office:value="0.117958">
            <text:p>0.117958</text:p>
          </table:table-cell>
          <table:table-cell office:value-type="float" office:value="0.0572705">
            <text:p>0.0572705</text:p>
          </table:table-cell>
          <table:table-cell table:style-name="ce1" office:value-type="float" office:value="0.00000428238">
            <text:p>4.28E-006</text:p>
          </table:table-cell>
          <table:table-cell office:value-type="float" office:value="0.500626">
            <text:p>0.500626</text:p>
          </table:table-cell>
        </table:table-row>
        <table:table-row table:style-name="ro1">
          <table:table-cell table:formula="of:=DATE([.B59];[.C59];[.D59])" office:value-type="date" office:date-value="2014-05-11">
            <text:p>05/1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301386">
            <text:p>0.301386</text:p>
          </table:table-cell>
          <table:table-cell office:value-type="float" office:value="15">
            <text:p>15</text:p>
          </table:table-cell>
          <table:table-cell office:value-type="float" office:value="13.1072">
            <text:p>13.1072</text:p>
          </table:table-cell>
          <table:table-cell table:number-columns-repeated="2" office:value-type="float" office:value="1.53172">
            <text:p>1.53172</text:p>
          </table:table-cell>
          <table:table-cell table:number-columns-repeated="2" office:value-type="float" office:value="0">
            <text:p>0</text:p>
          </table:table-cell>
          <table:table-cell office:value-type="float" office:value="42.4427">
            <text:p>42.4427</text:p>
          </table:table-cell>
          <table:table-cell office:value-type="float" office:value="0.514067">
            <text:p>0.514067</text:p>
          </table:table-cell>
          <table:table-cell office:value-type="float" office:value="0">
            <text:p>0</text:p>
          </table:table-cell>
          <table:table-cell office:value-type="float" office:value="0.175668">
            <text:p>0.175668</text:p>
          </table:table-cell>
          <table:table-cell office:value-type="float" office:value="0">
            <text:p>0</text:p>
          </table:table-cell>
          <table:table-cell office:value-type="float" office:value="0.276602">
            <text:p>0.276602</text:p>
          </table:table-cell>
          <table:table-cell office:value-type="float" office:value="0">
            <text:p>0</text:p>
          </table:table-cell>
          <table:table-cell office:value-type="float" office:value="27.6533">
            <text:p>27.6533</text:p>
          </table:table-cell>
          <table:table-cell office:value-type="float" office:value="3.50023">
            <text:p>3.50023</text:p>
          </table:table-cell>
          <table:table-cell office:value-type="float" office:value="0">
            <text:p>0</text:p>
          </table:table-cell>
          <table:table-cell office:value-type="float" office:value="4.84819">
            <text:p>4.84819</text:p>
          </table:table-cell>
          <table:table-cell table:number-columns-repeated="6" office:value-type="float" office:value="0">
            <text:p>0</text:p>
          </table:table-cell>
          <table:table-cell office:value-type="float" office:value="0.240383">
            <text:p>0.240383</text:p>
          </table:table-cell>
          <table:table-cell office:value-type="float" office:value="0">
            <text:p>0</text:p>
          </table:table-cell>
          <table:table-cell office:value-type="float" office:value="0.0834989">
            <text:p>0.0834989</text:p>
          </table:table-cell>
          <table:table-cell office:value-type="float" office:value="0">
            <text:p>0</text:p>
          </table:table-cell>
          <table:table-cell office:value-type="float" office:value="0.128321">
            <text:p>0.128321</text:p>
          </table:table-cell>
          <table:table-cell office:value-type="float" office:value="0.061688">
            <text:p>0.061688</text:p>
          </table:table-cell>
          <table:table-cell table:style-name="ce1" office:value-type="float" office:value="0.00000536971">
            <text:p>5.37E-006</text:p>
          </table:table-cell>
          <table:table-cell office:value-type="float" office:value="0.552464">
            <text:p>0.552464</text:p>
          </table:table-cell>
        </table:table-row>
        <table:table-row table:style-name="ro1">
          <table:table-cell table:formula="of:=DATE([.B60];[.C60];[.D60])" office:value-type="date" office:date-value="2014-05-12">
            <text:p>05/1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office:value-type="float" office:value="0.314378">
            <text:p>0.314378</text:p>
          </table:table-cell>
          <table:table-cell office:value-type="float" office:value="15">
            <text:p>15</text:p>
          </table:table-cell>
          <table:table-cell office:value-type="float" office:value="13.9114">
            <text:p>13.9114</text:p>
          </table:table-cell>
          <table:table-cell table:number-columns-repeated="2" office:value-type="float" office:value="1.68648">
            <text:p>1.68648</text:p>
          </table:table-cell>
          <table:table-cell table:number-columns-repeated="2" office:value-type="float" office:value="0">
            <text:p>0</text:p>
          </table:table-cell>
          <table:table-cell office:value-type="float" office:value="43.8229">
            <text:p>43.8229</text:p>
          </table:table-cell>
          <table:table-cell office:value-type="float" office:value="0.565354">
            <text:p>0.565354</text:p>
          </table:table-cell>
          <table:table-cell office:value-type="float" office:value="0">
            <text:p>0</text:p>
          </table:table-cell>
          <table:table-cell office:value-type="float" office:value="0.200495">
            <text:p>0.200495</text:p>
          </table:table-cell>
          <table:table-cell office:value-type="float" office:value="0">
            <text:p>0</text:p>
          </table:table-cell>
          <table:table-cell office:value-type="float" office:value="0.302117">
            <text:p>0.302117</text:p>
          </table:table-cell>
          <table:table-cell office:value-type="float" office:value="0">
            <text:p>0</text:p>
          </table:table-cell>
          <table:table-cell office:value-type="float" office:value="30.2282">
            <text:p>30.2282</text:p>
          </table:table-cell>
          <table:table-cell office:value-type="float" office:value="3.98922">
            <text:p>3.98922</text:p>
          </table:table-cell>
          <table:table-cell office:value-type="float" office:value="0">
            <text:p>0</text:p>
          </table:table-cell>
          <table:table-cell office:value-type="float" office:value="5.25722">
            <text:p>5.25722</text:p>
          </table:table-cell>
          <table:table-cell table:number-columns-repeated="6" office:value-type="float" office:value="0">
            <text:p>0</text:p>
          </table:table-cell>
          <table:table-cell office:value-type="float" office:value="0.264365">
            <text:p>0.264365</text:p>
          </table:table-cell>
          <table:table-cell office:value-type="float" office:value="0">
            <text:p>0</text:p>
          </table:table-cell>
          <table:table-cell office:value-type="float" office:value="0.0953">
            <text:p>0.0953</text:p>
          </table:table-cell>
          <table:table-cell office:value-type="float" office:value="0">
            <text:p>0</text:p>
          </table:table-cell>
          <table:table-cell office:value-type="float" office:value="0.140158">
            <text:p>0.140158</text:p>
          </table:table-cell>
          <table:table-cell office:value-type="float" office:value="0.0617404">
            <text:p>0.0617404</text:p>
          </table:table-cell>
          <table:table-cell table:style-name="ce1" office:value-type="float" office:value="0.00000667992">
            <text:p>6.68E-006</text:p>
          </table:table-cell>
          <table:table-cell office:value-type="float" office:value="0.600282">
            <text:p>0.600282</text:p>
          </table:table-cell>
        </table:table-row>
        <table:table-row table:style-name="ro1">
          <table:table-cell table:formula="of:=DATE([.B61];[.C61];[.D61])" office:value-type="date" office:date-value="2014-05-13">
            <text:p>05/1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325892">
            <text:p>0.325892</text:p>
          </table:table-cell>
          <table:table-cell office:value-type="float" office:value="15">
            <text:p>15</text:p>
          </table:table-cell>
          <table:table-cell office:value-type="float" office:value="14.7621">
            <text:p>14.7621</text:p>
          </table:table-cell>
          <table:table-cell table:number-columns-repeated="2" office:value-type="float" office:value="1.84477">
            <text:p>1.84477</text:p>
          </table:table-cell>
          <table:table-cell table:number-columns-repeated="2" office:value-type="float" office:value="0">
            <text:p>0</text:p>
          </table:table-cell>
          <table:table-cell office:value-type="float" office:value="45.1572">
            <text:p>45.1572</text:p>
          </table:table-cell>
          <table:table-cell office:value-type="float" office:value="0.614052">
            <text:p>0.614052</text:p>
          </table:table-cell>
          <table:table-cell office:value-type="float" office:value="0">
            <text:p>0</text:p>
          </table:table-cell>
          <table:table-cell office:value-type="float" office:value="0.224817">
            <text:p>0.224817</text:p>
          </table:table-cell>
          <table:table-cell office:value-type="float" office:value="0">
            <text:p>0</text:p>
          </table:table-cell>
          <table:table-cell office:value-type="float" office:value="0.329396">
            <text:p>0.329396</text:p>
          </table:table-cell>
          <table:table-cell office:value-type="float" office:value="0">
            <text:p>0</text:p>
          </table:table-cell>
          <table:table-cell office:value-type="float" office:value="32.7592">
            <text:p>32.7592</text:p>
          </table:table-cell>
          <table:table-cell office:value-type="float" office:value="4.48361">
            <text:p>4.48361</text:p>
          </table:table-cell>
          <table:table-cell office:value-type="float" office:value="0">
            <text:p>0</text:p>
          </table:table-cell>
          <table:table-cell office:value-type="float" office:value="5.71414">
            <text:p>5.71414</text:p>
          </table:table-cell>
          <table:table-cell table:number-columns-repeated="6" office:value-type="float" office:value="0">
            <text:p>0</text:p>
          </table:table-cell>
          <table:table-cell office:value-type="float" office:value="0.287137">
            <text:p>0.287137</text:p>
          </table:table-cell>
          <table:table-cell office:value-type="float" office:value="0">
            <text:p>0</text:p>
          </table:table-cell>
          <table:table-cell office:value-type="float" office:value="0.106861">
            <text:p>0.106861</text:p>
          </table:table-cell>
          <table:table-cell office:value-type="float" office:value="0">
            <text:p>0</text:p>
          </table:table-cell>
          <table:table-cell office:value-type="float" office:value="0.152814">
            <text:p>0.152814</text:p>
          </table:table-cell>
          <table:table-cell office:value-type="float" office:value="0.0558836">
            <text:p>0.0558836</text:p>
          </table:table-cell>
          <table:table-cell table:style-name="ce1" office:value-type="float" office:value="0.00000795895">
            <text:p>7.96E-006</text:p>
          </table:table-cell>
          <table:table-cell office:value-type="float" office:value="0.641588">
            <text:p>0.641588</text:p>
          </table:table-cell>
        </table:table-row>
        <table:table-row table:style-name="ro1">
          <table:table-cell table:formula="of:=DATE([.B62];[.C62];[.D62])" office:value-type="date" office:date-value="2014-05-14">
            <text:p>05/1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.339489">
            <text:p>0.339489</text:p>
          </table:table-cell>
          <table:table-cell office:value-type="float" office:value="14">
            <text:p>14</text:p>
          </table:table-cell>
          <table:table-cell office:value-type="float" office:value="15.5268">
            <text:p>15.5268</text:p>
          </table:table-cell>
          <table:table-cell table:number-columns-repeated="2" office:value-type="float" office:value="1.9829">
            <text:p>1.9829</text:p>
          </table:table-cell>
          <table:table-cell table:number-columns-repeated="2" office:value-type="float" office:value="0">
            <text:p>0</text:p>
          </table:table-cell>
          <table:table-cell office:value-type="float" office:value="46.4639">
            <text:p>46.4639</text:p>
          </table:table-cell>
          <table:table-cell office:value-type="float" office:value="0.661654">
            <text:p>0.661654</text:p>
          </table:table-cell>
          <table:table-cell office:value-type="float" office:value="0">
            <text:p>0</text:p>
          </table:table-cell>
          <table:table-cell office:value-type="float" office:value="0.249415">
            <text:p>0.249415</text:p>
          </table:table-cell>
          <table:table-cell office:value-type="float" office:value="0">
            <text:p>0</text:p>
          </table:table-cell>
          <table:table-cell office:value-type="float" office:value="0.354583">
            <text:p>0.354583</text:p>
          </table:table-cell>
          <table:table-cell office:value-type="float" office:value="0">
            <text:p>0</text:p>
          </table:table-cell>
          <table:table-cell office:value-type="float" office:value="35.0767">
            <text:p>35.0767</text:p>
          </table:table-cell>
          <table:table-cell office:value-type="float" office:value="4.96719">
            <text:p>4.96719</text:p>
          </table:table-cell>
          <table:table-cell office:value-type="float" office:value="0">
            <text:p>0</text:p>
          </table:table-cell>
          <table:table-cell office:value-type="float" office:value="6.10474">
            <text:p>6.10474</text:p>
          </table:table-cell>
          <table:table-cell table:number-columns-repeated="6" office:value-type="float" office:value="0">
            <text:p>0</text:p>
          </table:table-cell>
          <table:table-cell office:value-type="float" office:value="0.309396">
            <text:p>0.309396</text:p>
          </table:table-cell>
          <table:table-cell office:value-type="float" office:value="0">
            <text:p>0</text:p>
          </table:table-cell>
          <table:table-cell office:value-type="float" office:value="0.118553">
            <text:p>0.118553</text:p>
          </table:table-cell>
          <table:table-cell office:value-type="float" office:value="0">
            <text:p>0</text:p>
          </table:table-cell>
          <table:table-cell office:value-type="float" office:value="0.164498">
            <text:p>0.164498</text:p>
          </table:table-cell>
          <table:table-cell office:value-type="float" office:value="0.0900459">
            <text:p>0.0900459</text:p>
          </table:table-cell>
          <table:table-cell table:style-name="ce1" office:value-type="float" office:value="0.00000945947">
            <text:p>9.46E-006</text:p>
          </table:table-cell>
          <table:table-cell office:value-type="float" office:value="0.721595">
            <text:p>0.721595</text:p>
          </table:table-cell>
        </table:table-row>
        <table:table-row table:style-name="ro1">
          <table:table-cell table:formula="of:=DATE([.B63];[.C63];[.D63])" office:value-type="date" office:date-value="2014-05-15">
            <text:p>05/15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.356679">
            <text:p>0.356679</text:p>
          </table:table-cell>
          <table:table-cell office:value-type="float" office:value="16">
            <text:p>16</text:p>
          </table:table-cell>
          <table:table-cell office:value-type="float" office:value="16.8022">
            <text:p>16.8022</text:p>
          </table:table-cell>
          <table:table-cell table:number-columns-repeated="2" office:value-type="float" office:value="2.20545">
            <text:p>2.20545</text:p>
          </table:table-cell>
          <table:table-cell table:number-columns-repeated="2" office:value-type="float" office:value="0">
            <text:p>0</text:p>
          </table:table-cell>
          <table:table-cell office:value-type="float" office:value="47.7216">
            <text:p>47.7216</text:p>
          </table:table-cell>
          <table:table-cell office:value-type="float" office:value="0.749932">
            <text:p>0.749932</text:p>
          </table:table-cell>
          <table:table-cell office:value-type="float" office:value="0">
            <text:p>0</text:p>
          </table:table-cell>
          <table:table-cell office:value-type="float" office:value="0.296778">
            <text:p>0.296778</text:p>
          </table:table-cell>
          <table:table-cell office:value-type="float" office:value="0">
            <text:p>0</text:p>
          </table:table-cell>
          <table:table-cell office:value-type="float" office:value="0.398775">
            <text:p>0.398775</text:p>
          </table:table-cell>
          <table:table-cell office:value-type="float" office:value="0">
            <text:p>0</text:p>
          </table:table-cell>
          <table:table-cell office:value-type="float" office:value="39.3846">
            <text:p>39.3846</text:p>
          </table:table-cell>
          <table:table-cell office:value-type="float" office:value="5.89028">
            <text:p>5.89028</text:p>
          </table:table-cell>
          <table:table-cell office:value-type="float" office:value="0">
            <text:p>0</text:p>
          </table:table-cell>
          <table:table-cell office:value-type="float" office:value="6.7898">
            <text:p>6.7898</text:p>
          </table:table-cell>
          <table:table-cell table:number-columns-repeated="6" office:value-type="float" office:value="0">
            <text:p>0</text:p>
          </table:table-cell>
          <table:table-cell office:value-type="float" office:value="0.350675">
            <text:p>0.350675</text:p>
          </table:table-cell>
          <table:table-cell office:value-type="float" office:value="0">
            <text:p>0</text:p>
          </table:table-cell>
          <table:table-cell office:value-type="float" office:value="0.141065">
            <text:p>0.141065</text:p>
          </table:table-cell>
          <table:table-cell office:value-type="float" office:value="0">
            <text:p>0</text:p>
          </table:table-cell>
          <table:table-cell office:value-type="float" office:value="0.185">
            <text:p>0.185</text:p>
          </table:table-cell>
          <table:table-cell office:value-type="float" office:value="0.122823">
            <text:p>0.122823</text:p>
          </table:table-cell>
          <table:table-cell table:style-name="ce1" office:value-type="float" office:value="0.0000120781">
            <text:p>1.21E-005</text:p>
          </table:table-cell>
          <table:table-cell office:value-type="float" office:value="0.838924">
            <text:p>0.838924</text:p>
          </table:table-cell>
        </table:table-row>
        <table:table-row table:style-name="ro1">
          <table:table-cell table:formula="of:=DATE([.B64];[.C64];[.D64])" office:value-type="date" office:date-value="2014-05-16">
            <text:p>05/1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.378082">
            <text:p>0.378082</text:p>
          </table:table-cell>
          <table:table-cell office:value-type="float" office:value="16">
            <text:p>16</text:p>
          </table:table-cell>
          <table:table-cell office:value-type="float" office:value="18.6231">
            <text:p>18.6231</text:p>
          </table:table-cell>
          <table:table-cell table:number-columns-repeated="2" office:value-type="float" office:value="2.50976">
            <text:p>2.50976</text:p>
          </table:table-cell>
          <table:table-cell table:number-columns-repeated="2" office:value-type="float" office:value="0">
            <text:p>0</text:p>
          </table:table-cell>
          <table:table-cell office:value-type="float" office:value="49.0156">
            <text:p>49.0156</text:p>
          </table:table-cell>
          <table:table-cell office:value-type="float" office:value="0.855633">
            <text:p>0.855633</text:p>
          </table:table-cell>
          <table:table-cell office:value-type="float" office:value="0">
            <text:p>0</text:p>
          </table:table-cell>
          <table:table-cell office:value-type="float" office:value="0.356254">
            <text:p>0.356254</text:p>
          </table:table-cell>
          <table:table-cell office:value-type="float" office:value="0">
            <text:p>0</text:p>
          </table:table-cell>
          <table:table-cell office:value-type="float" office:value="0.452679">
            <text:p>0.452679</text:p>
          </table:table-cell>
          <table:table-cell office:value-type="float" office:value="0">
            <text:p>0</text:p>
          </table:table-cell>
          <table:table-cell office:value-type="float" office:value="44.5487">
            <text:p>44.5487</text:p>
          </table:table-cell>
          <table:table-cell office:value-type="float" office:value="7.06583">
            <text:p>7.06583</text:p>
          </table:table-cell>
          <table:table-cell office:value-type="float" office:value="0">
            <text:p>0</text:p>
          </table:table-cell>
          <table:table-cell office:value-type="float" office:value="7.62616">
            <text:p>7.62616</text:p>
          </table:table-cell>
          <table:table-cell table:number-columns-repeated="6" office:value-type="float" office:value="0">
            <text:p>0</text:p>
          </table:table-cell>
          <table:table-cell office:value-type="float" office:value="0.400102">
            <text:p>0.400102</text:p>
          </table:table-cell>
          <table:table-cell office:value-type="float" office:value="0">
            <text:p>0</text:p>
          </table:table-cell>
          <table:table-cell office:value-type="float" office:value="0.169336">
            <text:p>0.169336</text:p>
          </table:table-cell>
          <table:table-cell office:value-type="float" office:value="0">
            <text:p>0</text:p>
          </table:table-cell>
          <table:table-cell office:value-type="float" office:value="0.210007">
            <text:p>0.210007</text:p>
          </table:table-cell>
          <table:table-cell office:value-type="float" office:value="0.153844">
            <text:p>0.153844</text:p>
          </table:table-cell>
          <table:table-cell table:style-name="ce1" office:value-type="float" office:value="0.0000155839">
            <text:p>1.56E-005</text:p>
          </table:table-cell>
          <table:table-cell office:value-type="float" office:value="0.972979">
            <text:p>0.972979</text:p>
          </table:table-cell>
        </table:table-row>
        <table:table-row table:style-name="ro1">
          <table:table-cell table:formula="of:=DATE([.B65];[.C65];[.D65])" office:value-type="date" office:date-value="2014-05-17">
            <text:p>05/1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0.396381">
            <text:p>0.396381</text:p>
          </table:table-cell>
          <table:table-cell office:value-type="float" office:value="16">
            <text:p>16</text:p>
          </table:table-cell>
          <table:table-cell office:value-type="float" office:value="20.9886">
            <text:p>20.9886</text:p>
          </table:table-cell>
          <table:table-cell table:number-columns-repeated="2" office:value-type="float" office:value="2.88462">
            <text:p>2.88462</text:p>
          </table:table-cell>
          <table:table-cell table:number-columns-repeated="2" office:value-type="float" office:value="0">
            <text:p>0</text:p>
          </table:table-cell>
          <table:table-cell office:value-type="float" office:value="50.3934">
            <text:p>50.3934</text:p>
          </table:table-cell>
          <table:table-cell office:value-type="float" office:value="0.979643">
            <text:p>0.979643</text:p>
          </table:table-cell>
          <table:table-cell office:value-type="float" office:value="0">
            <text:p>0</text:p>
          </table:table-cell>
          <table:table-cell office:value-type="float" office:value="0.429437">
            <text:p>0.429437</text:p>
          </table:table-cell>
          <table:table-cell office:value-type="float" office:value="0">
            <text:p>0</text:p>
          </table:table-cell>
          <table:table-cell office:value-type="float" office:value="0.516317">
            <text:p>0.516317</text:p>
          </table:table-cell>
          <table:table-cell office:value-type="float" office:value="0">
            <text:p>0</text:p>
          </table:table-cell>
          <table:table-cell office:value-type="float" office:value="50.7565">
            <text:p>50.7565</text:p>
          </table:table-cell>
          <table:table-cell office:value-type="float" office:value="8.53793">
            <text:p>8.53793</text:p>
          </table:table-cell>
          <table:table-cell office:value-type="float" office:value="0">
            <text:p>0</text:p>
          </table:table-cell>
          <table:table-cell office:value-type="float" office:value="8.64251">
            <text:p>8.64251</text:p>
          </table:table-cell>
          <table:table-cell table:number-columns-repeated="6" office:value-type="float" office:value="0">
            <text:p>0</text:p>
          </table:table-cell>
          <table:table-cell office:value-type="float" office:value="0.45809">
            <text:p>0.45809</text:p>
          </table:table-cell>
          <table:table-cell office:value-type="float" office:value="0">
            <text:p>0</text:p>
          </table:table-cell>
          <table:table-cell office:value-type="float" office:value="0.204121">
            <text:p>0.204121</text:p>
          </table:table-cell>
          <table:table-cell office:value-type="float" office:value="0">
            <text:p>0</text:p>
          </table:table-cell>
          <table:table-cell office:value-type="float" office:value="0.23953">
            <text:p>0.23953</text:p>
          </table:table-cell>
          <table:table-cell office:value-type="float" office:value="0.126211">
            <text:p>0.126211</text:p>
          </table:table-cell>
          <table:table-cell table:style-name="ce1" office:value-type="float" office:value="0.0000196012">
            <text:p>1.96E-005</text:p>
          </table:table-cell>
          <table:table-cell office:value-type="float" office:value="1.06806">
            <text:p>1.06806</text:p>
          </table:table-cell>
        </table:table-row>
        <table:table-row table:style-name="ro1">
          <table:table-cell table:formula="of:=DATE([.B66];[.C66];[.D66])" office:value-type="date" office:date-value="2014-05-18">
            <text:p>05/1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.412576">
            <text:p>0.412576</text:p>
          </table:table-cell>
          <table:table-cell office:value-type="float" office:value="14">
            <text:p>14</text:p>
          </table:table-cell>
          <table:table-cell office:value-type="float" office:value="22.9989">
            <text:p>22.9989</text:p>
          </table:table-cell>
          <table:table-cell table:number-columns-repeated="2" office:value-type="float" office:value="3.18923">
            <text:p>3.18923</text:p>
          </table:table-cell>
          <table:table-cell table:number-columns-repeated="2" office:value-type="float" office:value="0">
            <text:p>0</text:p>
          </table:table-cell>
          <table:table-cell office:value-type="float" office:value="51.8752">
            <text:p>51.8752</text:p>
          </table:table-cell>
          <table:table-cell office:value-type="float" office:value="1.06562">
            <text:p>1.06562</text:p>
          </table:table-cell>
          <table:table-cell office:value-type="float" office:value="0">
            <text:p>0</text:p>
          </table:table-cell>
          <table:table-cell office:value-type="float" office:value="0.482448">
            <text:p>0.482448</text:p>
          </table:table-cell>
          <table:table-cell office:value-type="float" office:value="0">
            <text:p>0</text:p>
          </table:table-cell>
          <table:table-cell office:value-type="float" office:value="0.561232">
            <text:p>0.561232</text:p>
          </table:table-cell>
          <table:table-cell office:value-type="float" office:value="0">
            <text:p>0</text:p>
          </table:table-cell>
          <table:table-cell office:value-type="float" office:value="54.8827">
            <text:p>54.8827</text:p>
          </table:table-cell>
          <table:table-cell office:value-type="float" office:value="9.59458">
            <text:p>9.59458</text:p>
          </table:table-cell>
          <table:table-cell office:value-type="float" office:value="0">
            <text:p>0</text:p>
          </table:table-cell>
          <table:table-cell office:value-type="float" office:value="9.32463">
            <text:p>9.32463</text:p>
          </table:table-cell>
          <table:table-cell table:number-columns-repeated="6" office:value-type="float" office:value="0">
            <text:p>0</text:p>
          </table:table-cell>
          <table:table-cell office:value-type="float" office:value="0.498292">
            <text:p>0.498292</text:p>
          </table:table-cell>
          <table:table-cell office:value-type="float" office:value="0">
            <text:p>0</text:p>
          </table:table-cell>
          <table:table-cell office:value-type="float" office:value="0.229318">
            <text:p>0.229318</text:p>
          </table:table-cell>
          <table:table-cell office:value-type="float" office:value="0">
            <text:p>0</text:p>
          </table:table-cell>
          <table:table-cell office:value-type="float" office:value="0.260367">
            <text:p>0.260367</text:p>
          </table:table-cell>
          <table:table-cell office:value-type="float" office:value="0.131454">
            <text:p>0.131454</text:p>
          </table:table-cell>
          <table:table-cell table:style-name="ce1" office:value-type="float" office:value="0.0000230636">
            <text:p>2.31E-005</text:p>
          </table:table-cell>
          <table:table-cell office:value-type="float" office:value="1.16006">
            <text:p>1.16006</text:p>
          </table:table-cell>
        </table:table-row>
        <table:table-row table:style-name="ro1">
          <table:table-cell table:formula="of:=DATE([.B67];[.C67];[.D67])" office:value-type="date" office:date-value="2014-05-19">
            <text:p>05/1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.436197">
            <text:p>0.436197</text:p>
          </table:table-cell>
          <table:table-cell office:value-type="float" office:value="16">
            <text:p>16</text:p>
          </table:table-cell>
          <table:table-cell office:value-type="float" office:value="25.1247">
            <text:p>25.1247</text:p>
          </table:table-cell>
          <table:table-cell table:number-columns-repeated="2" office:value-type="float" office:value="3.49892">
            <text:p>3.49892</text:p>
          </table:table-cell>
          <table:table-cell table:number-columns-repeated="2" office:value-type="float" office:value="0">
            <text:p>0</text:p>
          </table:table-cell>
          <table:table-cell office:value-type="float" office:value="53.4288">
            <text:p>53.4288</text:p>
          </table:table-cell>
          <table:table-cell office:value-type="float" office:value="1.18029">
            <text:p>1.18029</text:p>
          </table:table-cell>
          <table:table-cell office:value-type="float" office:value="0">
            <text:p>0</text:p>
          </table:table-cell>
          <table:table-cell office:value-type="float" office:value="0.556651">
            <text:p>0.556651</text:p>
          </table:table-cell>
          <table:table-cell office:value-type="float" office:value="0">
            <text:p>0</text:p>
          </table:table-cell>
          <table:table-cell office:value-type="float" office:value="0.615217">
            <text:p>0.615217</text:p>
          </table:table-cell>
          <table:table-cell office:value-type="float" office:value="0">
            <text:p>0</text:p>
          </table:table-cell>
          <table:table-cell office:value-type="float" office:value="60.1839">
            <text:p>60.1839</text:p>
          </table:table-cell>
          <table:table-cell office:value-type="float" office:value="11.0584">
            <text:p>11.0584</text:p>
          </table:table-cell>
          <table:table-cell office:value-type="float" office:value="0">
            <text:p>0</text:p>
          </table:table-cell>
          <table:table-cell office:value-type="float" office:value="10.0966">
            <text:p>10.0966</text:p>
          </table:table-cell>
          <table:table-cell table:number-columns-repeated="6" office:value-type="float" office:value="0">
            <text:p>0</text:p>
          </table:table-cell>
          <table:table-cell office:value-type="float" office:value="0.551915">
            <text:p>0.551915</text:p>
          </table:table-cell>
          <table:table-cell office:value-type="float" office:value="0">
            <text:p>0</text:p>
          </table:table-cell>
          <table:table-cell office:value-type="float" office:value="0.264588">
            <text:p>0.264588</text:p>
          </table:table-cell>
          <table:table-cell office:value-type="float" office:value="0">
            <text:p>0</text:p>
          </table:table-cell>
          <table:table-cell office:value-type="float" office:value="0.285412">
            <text:p>0.285412</text:p>
          </table:table-cell>
          <table:table-cell office:value-type="float" office:value="0.174115">
            <text:p>0.174115</text:p>
          </table:table-cell>
          <table:table-cell table:style-name="ce1" office:value-type="float" office:value="0.0000280917">
            <text:p>2.81E-005</text:p>
          </table:table-cell>
          <table:table-cell office:value-type="float" office:value="1.31727">
            <text:p>1.31727</text:p>
          </table:table-cell>
        </table:table-row>
        <table:table-row table:style-name="ro1">
          <table:table-cell table:formula="of:=DATE([.B68];[.C68];[.D68])" office:value-type="date" office:date-value="2014-05-20">
            <text:p>05/2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.465362">
            <text:p>0.465362</text:p>
          </table:table-cell>
          <table:table-cell office:value-type="float" office:value="16">
            <text:p>16</text:p>
          </table:table-cell>
          <table:table-cell office:value-type="float" office:value="28.1198">
            <text:p>28.1198</text:p>
          </table:table-cell>
          <table:table-cell table:number-columns-repeated="2" office:value-type="float" office:value="3.91117">
            <text:p>3.91117</text:p>
          </table:table-cell>
          <table:table-cell table:number-columns-repeated="2" office:value-type="float" office:value="0">
            <text:p>0</text:p>
          </table:table-cell>
          <table:table-cell office:value-type="float" office:value="54.9965">
            <text:p>54.9965</text:p>
          </table:table-cell>
          <table:table-cell office:value-type="float" office:value="1.3256">
            <text:p>1.3256</text:p>
          </table:table-cell>
          <table:table-cell office:value-type="float" office:value="0">
            <text:p>0</text:p>
          </table:table-cell>
          <table:table-cell office:value-type="float" office:value="0.656675">
            <text:p>0.656675</text:p>
          </table:table-cell>
          <table:table-cell office:value-type="float" office:value="0">
            <text:p>0</text:p>
          </table:table-cell>
          <table:table-cell office:value-type="float" office:value="0.683593">
            <text:p>0.683593</text:p>
          </table:table-cell>
          <table:table-cell office:value-type="float" office:value="0">
            <text:p>0</text:p>
          </table:table-cell>
          <table:table-cell office:value-type="float" office:value="66.8031">
            <text:p>66.8031</text:p>
          </table:table-cell>
          <table:table-cell office:value-type="float" office:value="13.0389">
            <text:p>13.0389</text:p>
          </table:table-cell>
          <table:table-cell office:value-type="float" office:value="0">
            <text:p>0</text:p>
          </table:table-cell>
          <table:table-cell office:value-type="float" office:value="11.056">
            <text:p>11.056</text:p>
          </table:table-cell>
          <table:table-cell table:number-columns-repeated="6" office:value-type="float" office:value="0">
            <text:p>0</text:p>
          </table:table-cell>
          <table:table-cell office:value-type="float" office:value="0.619861">
            <text:p>0.619861</text:p>
          </table:table-cell>
          <table:table-cell office:value-type="float" office:value="0">
            <text:p>0</text:p>
          </table:table-cell>
          <table:table-cell office:value-type="float" office:value="0.312133">
            <text:p>0.312133</text:p>
          </table:table-cell>
          <table:table-cell office:value-type="float" office:value="0">
            <text:p>0</text:p>
          </table:table-cell>
          <table:table-cell office:value-type="float" office:value="0.317133">
            <text:p>0.317133</text:p>
          </table:table-cell>
          <table:table-cell office:value-type="float" office:value="0.211509">
            <text:p>0.211509</text:p>
          </table:table-cell>
          <table:table-cell table:style-name="ce1" office:value-type="float" office:value="0.0000350685">
            <text:p>3.51E-005</text:p>
          </table:table-cell>
          <table:table-cell office:value-type="float" office:value="1.50263">
            <text:p>1.50263</text:p>
          </table:table-cell>
        </table:table-row>
        <table:table-row table:style-name="ro1">
          <table:table-cell table:formula="of:=DATE([.B69];[.C69];[.D69])" office:value-type="date" office:date-value="2014-05-21">
            <text:p>05/2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0.497409">
            <text:p>0.497409</text:p>
          </table:table-cell>
          <table:table-cell office:value-type="float" office:value="16">
            <text:p>16</text:p>
          </table:table-cell>
          <table:table-cell office:value-type="float" office:value="31.9259">
            <text:p>31.9259</text:p>
          </table:table-cell>
          <table:table-cell table:number-columns-repeated="2" office:value-type="float" office:value="4.39999">
            <text:p>4.39999</text:p>
          </table:table-cell>
          <table:table-cell table:number-columns-repeated="2" office:value-type="float" office:value="0">
            <text:p>0</text:p>
          </table:table-cell>
          <table:table-cell office:value-type="float" office:value="56.5757">
            <text:p>56.5757</text:p>
          </table:table-cell>
          <table:table-cell office:value-type="float" office:value="1.49068">
            <text:p>1.49068</text:p>
          </table:table-cell>
          <table:table-cell office:value-type="float" office:value="0">
            <text:p>0</text:p>
          </table:table-cell>
          <table:table-cell office:value-type="float" office:value="0.778728">
            <text:p>0.778728</text:p>
          </table:table-cell>
          <table:table-cell office:value-type="float" office:value="0">
            <text:p>0</text:p>
          </table:table-cell>
          <table:table-cell office:value-type="float" office:value="0.764732">
            <text:p>0.764732</text:p>
          </table:table-cell>
          <table:table-cell office:value-type="float" office:value="0">
            <text:p>0</text:p>
          </table:table-cell>
          <table:table-cell office:value-type="float" office:value="74.3113">
            <text:p>74.3113</text:p>
          </table:table-cell>
          <table:table-cell office:value-type="float" office:value="15.4965">
            <text:p>15.4965</text:p>
          </table:table-cell>
          <table:table-cell office:value-type="float" office:value="0">
            <text:p>0</text:p>
          </table:table-cell>
          <table:table-cell office:value-type="float" office:value="12.1978">
            <text:p>12.1978</text:p>
          </table:table-cell>
          <table:table-cell table:number-columns-repeated="6" office:value-type="float" office:value="0">
            <text:p>0</text:p>
          </table:table-cell>
          <table:table-cell office:value-type="float" office:value="0.697054">
            <text:p>0.697054</text:p>
          </table:table-cell>
          <table:table-cell office:value-type="float" office:value="0">
            <text:p>0</text:p>
          </table:table-cell>
          <table:table-cell office:value-type="float" office:value="0.370147">
            <text:p>0.370147</text:p>
          </table:table-cell>
          <table:table-cell office:value-type="float" office:value="0">
            <text:p>0</text:p>
          </table:table-cell>
          <table:table-cell office:value-type="float" office:value="0.354775">
            <text:p>0.354775</text:p>
          </table:table-cell>
          <table:table-cell office:value-type="float" office:value="0.240788">
            <text:p>0.240788</text:p>
          </table:table-cell>
          <table:table-cell table:style-name="ce1" office:value-type="float" office:value="0.0000434196">
            <text:p>4.34E-005</text:p>
          </table:table-cell>
          <table:table-cell office:value-type="float" office:value="1.7057">
            <text:p>1.7057</text:p>
          </table:table-cell>
        </table:table-row>
        <table:table-row table:style-name="ro1">
          <table:table-cell table:formula="of:=DATE([.B70];[.C70];[.D70])" office:value-type="date" office:date-value="2014-05-22">
            <text:p>05/22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.529235">
            <text:p>0.529235</text:p>
          </table:table-cell>
          <table:table-cell office:value-type="float" office:value="16">
            <text:p>16</text:p>
          </table:table-cell>
          <table:table-cell office:value-type="float" office:value="36.5878">
            <text:p>36.5878</text:p>
          </table:table-cell>
          <table:table-cell table:number-columns-repeated="2" office:value-type="float" office:value="4.9553">
            <text:p>4.9553</text:p>
          </table:table-cell>
          <table:table-cell table:number-columns-repeated="2" office:value-type="float" office:value="0">
            <text:p>0</text:p>
          </table:table-cell>
          <table:table-cell office:value-type="float" office:value="58.2947">
            <text:p>58.2947</text:p>
          </table:table-cell>
          <table:table-cell office:value-type="float" office:value="1.67543">
            <text:p>1.67543</text:p>
          </table:table-cell>
          <table:table-cell table:style-name="ce1" office:value-type="float" office:value="0.0000938622">
            <text:p>9.39E-005</text:p>
          </table:table-cell>
          <table:table-cell office:value-type="float" office:value="0.925916">
            <text:p>0.925916</text:p>
          </table:table-cell>
          <table:table-cell office:value-type="float" office:value="0">
            <text:p>0</text:p>
          </table:table-cell>
          <table:table-cell office:value-type="float" office:value="0.840685">
            <text:p>0.840685</text:p>
          </table:table-cell>
          <table:table-cell office:value-type="float" office:value="0">
            <text:p>0</text:p>
          </table:table-cell>
          <table:table-cell office:value-type="float" office:value="82.3575">
            <text:p>82.3575</text:p>
          </table:table-cell>
          <table:table-cell office:value-type="float" office:value="18.3946">
            <text:p>18.3946</text:p>
          </table:table-cell>
          <table:table-cell office:value-type="float" office:value="0">
            <text:p>0</text:p>
          </table:table-cell>
          <table:table-cell office:value-type="float" office:value="13.1777">
            <text:p>13.1777</text:p>
          </table:table-cell>
          <table:table-cell office:value-type="float" office:value="0.00080105">
            <text:p>0.00080105</text:p>
          </table:table-cell>
          <table:table-cell table:number-columns-repeated="5" office:value-type="float" office:value="0">
            <text:p>0</text:p>
          </table:table-cell>
          <table:table-cell office:value-type="float" office:value="0.783448">
            <text:p>0.783448</text:p>
          </table:table-cell>
          <table:table-cell table:style-name="ce1" office:value-type="float" office:value="0.0000438908">
            <text:p>4.39E-005</text:p>
          </table:table-cell>
          <table:table-cell office:value-type="float" office:value="0.440109">
            <text:p>0.440109</text:p>
          </table:table-cell>
          <table:table-cell office:value-type="float" office:value="0">
            <text:p>0</text:p>
          </table:table-cell>
          <table:table-cell office:value-type="float" office:value="0.390011">
            <text:p>0.390011</text:p>
          </table:table-cell>
          <table:table-cell office:value-type="float" office:value="0.252304">
            <text:p>0.252304</text:p>
          </table:table-cell>
          <table:table-cell table:style-name="ce1" office:value-type="float" office:value="0.0000629983">
            <text:p>6.30E-005</text:p>
          </table:table-cell>
          <table:table-cell office:value-type="float" office:value="1.91012">
            <text:p>1.91012</text:p>
          </table:table-cell>
        </table:table-row>
        <table:table-row table:style-name="ro1">
          <table:table-cell table:formula="of:=DATE([.B71];[.C71];[.D71])" office:value-type="date" office:date-value="2014-05-23">
            <text:p>05/23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0.555961">
            <text:p>0.555961</text:p>
          </table:table-cell>
          <table:table-cell office:value-type="float" office:value="16">
            <text:p>16</text:p>
          </table:table-cell>
          <table:table-cell office:value-type="float" office:value="40.1634">
            <text:p>40.1634</text:p>
          </table:table-cell>
          <table:table-cell table:number-columns-repeated="2" office:value-type="float" office:value="5.51461">
            <text:p>5.51461</text:p>
          </table:table-cell>
          <table:table-cell table:number-columns-repeated="2" office:value-type="float" office:value="0">
            <text:p>0</text:p>
          </table:table-cell>
          <table:table-cell office:value-type="float" office:value="60.1965">
            <text:p>60.1965</text:p>
          </table:table-cell>
          <table:table-cell office:value-type="float" office:value="1.82937">
            <text:p>1.82937</text:p>
          </table:table-cell>
          <table:table-cell office:value-type="float" office:value="0.00903185">
            <text:p>0.00903185</text:p>
          </table:table-cell>
          <table:table-cell office:value-type="float" office:value="1.08231">
            <text:p>1.08231</text:p>
          </table:table-cell>
          <table:table-cell office:value-type="float" office:value="0">
            <text:p>0</text:p>
          </table:table-cell>
          <table:table-cell office:value-type="float" office:value="0.912355">
            <text:p>0.912355</text:p>
          </table:table-cell>
          <table:table-cell office:value-type="float" office:value="0">
            <text:p>0</text:p>
          </table:table-cell>
          <table:table-cell office:value-type="float" office:value="89.0897">
            <text:p>89.0897</text:p>
          </table:table-cell>
          <table:table-cell office:value-type="float" office:value="21.5424">
            <text:p>21.5424</text:p>
          </table:table-cell>
          <table:table-cell office:value-type="float" office:value="0">
            <text:p>0</text:p>
          </table:table-cell>
          <table:table-cell office:value-type="float" office:value="14.1309">
            <text:p>14.1309</text:p>
          </table:table-cell>
          <table:table-cell office:value-type="float" office:value="0.0766442">
            <text:p>0.0766442</text:p>
          </table:table-cell>
          <table:table-cell table:number-columns-repeated="5" office:value-type="float" office:value="0">
            <text:p>0</text:p>
          </table:table-cell>
          <table:table-cell office:value-type="float" office:value="0.855431">
            <text:p>0.855431</text:p>
          </table:table-cell>
          <table:table-cell office:value-type="float" office:value="0.00422338">
            <text:p>0.00422338</text:p>
          </table:table-cell>
          <table:table-cell office:value-type="float" office:value="0.514448">
            <text:p>0.514448</text:p>
          </table:table-cell>
          <table:table-cell office:value-type="float" office:value="0">
            <text:p>0</text:p>
          </table:table-cell>
          <table:table-cell office:value-type="float" office:value="0.42326">
            <text:p>0.42326</text:p>
          </table:table-cell>
          <table:table-cell office:value-type="float" office:value="0.244165">
            <text:p>0.244165</text:p>
          </table:table-cell>
          <table:table-cell office:value-type="float" office:value="0.000947802">
            <text:p>0.000947802</text:p>
          </table:table-cell>
          <table:table-cell office:value-type="float" office:value="2.09689">
            <text:p>2.09689</text:p>
          </table:table-cell>
        </table:table-row>
        <table:table-row table:style-name="ro1">
          <table:table-cell table:formula="of:=DATE([.B72];[.C72];[.D72])" office:value-type="date" office:date-value="2014-05-24">
            <text:p>05/24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.58446">
            <text:p>0.58446</text:p>
          </table:table-cell>
          <table:table-cell office:value-type="float" office:value="16">
            <text:p>16</text:p>
          </table:table-cell>
          <table:table-cell office:value-type="float" office:value="42.1411">
            <text:p>42.1411</text:p>
          </table:table-cell>
          <table:table-cell table:number-columns-repeated="2" office:value-type="float" office:value="5.86589">
            <text:p>5.86589</text:p>
          </table:table-cell>
          <table:table-cell table:number-columns-repeated="2" office:value-type="float" office:value="0">
            <text:p>0</text:p>
          </table:table-cell>
          <table:table-cell office:value-type="float" office:value="62.2546">
            <text:p>62.2546</text:p>
          </table:table-cell>
          <table:table-cell office:value-type="float" office:value="1.91841">
            <text:p>1.91841</text:p>
          </table:table-cell>
          <table:table-cell office:value-type="float" office:value="0.0353453">
            <text:p>0.0353453</text:p>
          </table:table-cell>
          <table:table-cell office:value-type="float" office:value="1.24236">
            <text:p>1.24236</text:p>
          </table:table-cell>
          <table:table-cell office:value-type="float" office:value="0">
            <text:p>0</text:p>
          </table:table-cell>
          <table:table-cell office:value-type="float" office:value="0.968069">
            <text:p>0.968069</text:p>
          </table:table-cell>
          <table:table-cell office:value-type="float" office:value="0">
            <text:p>0</text:p>
          </table:table-cell>
          <table:table-cell office:value-type="float" office:value="92.5044">
            <text:p>92.5044</text:p>
          </table:table-cell>
          <table:table-cell office:value-type="float" office:value="24.7851">
            <text:p>24.7851</text:p>
          </table:table-cell>
          <table:table-cell office:value-type="float" office:value="0">
            <text:p>0</text:p>
          </table:table-cell>
          <table:table-cell office:value-type="float" office:value="14.8036">
            <text:p>14.8036</text:p>
          </table:table-cell>
          <table:table-cell office:value-type="float" office:value="0.299014">
            <text:p>0.299014</text:p>
          </table:table-cell>
          <table:table-cell table:number-columns-repeated="5" office:value-type="float" office:value="0">
            <text:p>0</text:p>
          </table:table-cell>
          <table:table-cell office:value-type="float" office:value="0.897069">
            <text:p>0.897069</text:p>
          </table:table-cell>
          <table:table-cell office:value-type="float" office:value="0.0165278">
            <text:p>0.0165278</text:p>
          </table:table-cell>
          <table:table-cell office:value-type="float" office:value="0.590523">
            <text:p>0.590523</text:p>
          </table:table-cell>
          <table:table-cell office:value-type="float" office:value="0">
            <text:p>0</text:p>
          </table:table-cell>
          <table:table-cell office:value-type="float" office:value="0.449107">
            <text:p>0.449107</text:p>
          </table:table-cell>
          <table:table-cell office:value-type="float" office:value="0.244165">
            <text:p>0.244165</text:p>
          </table:table-cell>
          <table:table-cell office:value-type="float" office:value="0.00162604">
            <text:p>0.00162604</text:p>
          </table:table-cell>
          <table:table-cell office:value-type="float" office:value="2.28309">
            <text:p>2.28309</text:p>
          </table:table-cell>
        </table:table-row>
        <table:table-row table:style-name="ro1">
          <table:table-cell table:formula="of:=DATE([.B73];[.C73];[.D73])" office:value-type="date" office:date-value="2014-05-25">
            <text:p>05/25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0.609855">
            <text:p>0.609855</text:p>
          </table:table-cell>
          <table:table-cell office:value-type="float" office:value="16">
            <text:p>16</text:p>
          </table:table-cell>
          <table:table-cell office:value-type="float" office:value="44.2501">
            <text:p>44.2501</text:p>
          </table:table-cell>
          <table:table-cell table:number-columns-repeated="2" office:value-type="float" office:value="6.07882">
            <text:p>6.07882</text:p>
          </table:table-cell>
          <table:table-cell table:number-columns-repeated="2" office:value-type="float" office:value="0">
            <text:p>0</text:p>
          </table:table-cell>
          <table:table-cell office:value-type="float" office:value="64.3364">
            <text:p>64.3364</text:p>
          </table:table-cell>
          <table:table-cell office:value-type="float" office:value="1.97081">
            <text:p>1.97081</text:p>
          </table:table-cell>
          <table:table-cell office:value-type="float" office:value="0.0740729">
            <text:p>0.0740729</text:p>
          </table:table-cell>
          <table:table-cell office:value-type="float" office:value="1.42195">
            <text:p>1.42195</text:p>
          </table:table-cell>
          <table:table-cell office:value-type="float" office:value="0">
            <text:p>0</text:p>
          </table:table-cell>
          <table:table-cell office:value-type="float" office:value="1.01025">
            <text:p>1.01025</text:p>
          </table:table-cell>
          <table:table-cell office:value-type="float" office:value="0">
            <text:p>0</text:p>
          </table:table-cell>
          <table:table-cell office:value-type="float" office:value="94.0578">
            <text:p>94.0578</text:p>
          </table:table-cell>
          <table:table-cell office:value-type="float" office:value="28.3772">
            <text:p>28.3772</text:p>
          </table:table-cell>
          <table:table-cell office:value-type="float" office:value="0">
            <text:p>0</text:p>
          </table:table-cell>
          <table:table-cell office:value-type="float" office:value="15.2484">
            <text:p>15.2484</text:p>
          </table:table-cell>
          <table:table-cell office:value-type="float" office:value="0.624405">
            <text:p>0.624405</text:p>
          </table:table-cell>
          <table:table-cell table:number-columns-repeated="5" office:value-type="float" office:value="0">
            <text:p>0</text:p>
          </table:table-cell>
          <table:table-cell office:value-type="float" office:value="0.921567">
            <text:p>0.921567</text:p>
          </table:table-cell>
          <table:table-cell office:value-type="float" office:value="0.0346372">
            <text:p>0.0346372</text:p>
          </table:table-cell>
          <table:table-cell office:value-type="float" office:value="0.675883">
            <text:p>0.675883</text:p>
          </table:table-cell>
          <table:table-cell office:value-type="float" office:value="0">
            <text:p>0</text:p>
          </table:table-cell>
          <table:table-cell office:value-type="float" office:value="0.468677">
            <text:p>0.468677</text:p>
          </table:table-cell>
          <table:table-cell office:value-type="float" office:value="0.255392">
            <text:p>0.255392</text:p>
          </table:table-cell>
          <table:table-cell office:value-type="float" office:value="0.002069">
            <text:p>0.002069</text:p>
          </table:table-cell>
          <table:table-cell office:value-type="float" office:value="2.48594">
            <text:p>2.48594</text:p>
          </table:table-cell>
        </table:table-row>
        <table:table-row table:style-name="ro1">
          <table:table-cell table:formula="of:=DATE([.B74];[.C74];[.D74])" office:value-type="date" office:date-value="2014-05-26">
            <text:p>05/26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0.631924">
            <text:p>0.631924</text:p>
          </table:table-cell>
          <table:table-cell office:value-type="float" office:value="16">
            <text:p>16</text:p>
          </table:table-cell>
          <table:table-cell office:value-type="float" office:value="46.1293">
            <text:p>46.1293</text:p>
          </table:table-cell>
          <table:table-cell table:number-columns-repeated="2" office:value-type="float" office:value="6.19116">
            <text:p>6.19116</text:p>
          </table:table-cell>
          <table:table-cell table:number-columns-repeated="2" office:value-type="float" office:value="0">
            <text:p>0</text:p>
          </table:table-cell>
          <table:table-cell office:value-type="float" office:value="66.3312">
            <text:p>66.3312</text:p>
          </table:table-cell>
          <table:table-cell office:value-type="float" office:value="1.99429">
            <text:p>1.99429</text:p>
          </table:table-cell>
          <table:table-cell office:value-type="float" office:value="0.120378">
            <text:p>0.120378</text:p>
          </table:table-cell>
          <table:table-cell office:value-type="float" office:value="1.62751">
            <text:p>1.62751</text:p>
          </table:table-cell>
          <table:table-cell office:value-type="float" office:value="0">
            <text:p>0</text:p>
          </table:table-cell>
          <table:table-cell office:value-type="float" office:value="1.04849">
            <text:p>1.04849</text:p>
          </table:table-cell>
          <table:table-cell office:value-type="float" office:value="0">
            <text:p>0</text:p>
          </table:table-cell>
          <table:table-cell office:value-type="float" office:value="94.2646">
            <text:p>94.2646</text:p>
          </table:table-cell>
          <table:table-cell office:value-type="float" office:value="32.462">
            <text:p>32.462</text:p>
          </table:table-cell>
          <table:table-cell office:value-type="float" office:value="0">
            <text:p>0</text:p>
          </table:table-cell>
          <table:table-cell office:value-type="float" office:value="15.6339">
            <text:p>15.6339</text:p>
          </table:table-cell>
          <table:table-cell office:value-type="float" office:value="1.01133">
            <text:p>1.01133</text:p>
          </table:table-cell>
          <table:table-cell table:number-columns-repeated="5" office:value-type="float" office:value="0">
            <text:p>0</text:p>
          </table:table-cell>
          <table:table-cell office:value-type="float" office:value="0.932547">
            <text:p>0.932547</text:p>
          </table:table-cell>
          <table:table-cell office:value-type="float" office:value="0.0562898">
            <text:p>0.0562898</text:p>
          </table:table-cell>
          <table:table-cell office:value-type="float" office:value="0.773594">
            <text:p>0.773594</text:p>
          </table:table-cell>
          <table:table-cell office:value-type="float" office:value="0">
            <text:p>0</text:p>
          </table:table-cell>
          <table:table-cell office:value-type="float" office:value="0.486415">
            <text:p>0.486415</text:p>
          </table:table-cell>
          <table:table-cell office:value-type="float" office:value="0.259483">
            <text:p>0.259483</text:p>
          </table:table-cell>
          <table:table-cell office:value-type="float" office:value="0.00231134">
            <text:p>0.00231134</text:p>
          </table:table-cell>
          <table:table-cell office:value-type="float" office:value="2.69065">
            <text:p>2.69065</text:p>
          </table:table-cell>
        </table:table-row>
        <table:table-row table:style-name="ro1">
          <table:table-cell table:formula="of:=DATE([.B75];[.C75];[.D75])" office:value-type="date" office:date-value="2014-05-27">
            <text:p>05/27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.647144">
            <text:p>0.647144</text:p>
          </table:table-cell>
          <table:table-cell office:value-type="float" office:value="17">
            <text:p>17</text:p>
          </table:table-cell>
          <table:table-cell office:value-type="float" office:value="47.7623">
            <text:p>47.7623</text:p>
          </table:table-cell>
          <table:table-cell table:number-columns-repeated="2" office:value-type="float" office:value="6.19956">
            <text:p>6.19956</text:p>
          </table:table-cell>
          <table:table-cell table:number-columns-repeated="2" office:value-type="float" office:value="0">
            <text:p>0</text:p>
          </table:table-cell>
          <table:table-cell office:value-type="float" office:value="68.3464">
            <text:p>68.3464</text:p>
          </table:table-cell>
          <table:table-cell office:value-type="float" office:value="1.98688">
            <text:p>1.98688</text:p>
          </table:table-cell>
          <table:table-cell office:value-type="float" office:value="0.169589">
            <text:p>0.169589</text:p>
          </table:table-cell>
          <table:table-cell office:value-type="float" office:value="1.84287">
            <text:p>1.84287</text:p>
          </table:table-cell>
          <table:table-cell office:value-type="float" office:value="0">
            <text:p>0</text:p>
          </table:table-cell>
          <table:table-cell office:value-type="float" office:value="1.08697">
            <text:p>1.08697</text:p>
          </table:table-cell>
          <table:table-cell office:value-type="float" office:value="0">
            <text:p>0</text:p>
          </table:table-cell>
          <table:table-cell office:value-type="float" office:value="93.3775">
            <text:p>93.3775</text:p>
          </table:table-cell>
          <table:table-cell office:value-type="float" office:value="36.7924">
            <text:p>36.7924</text:p>
          </table:table-cell>
          <table:table-cell office:value-type="float" office:value="0">
            <text:p>0</text:p>
          </table:table-cell>
          <table:table-cell office:value-type="float" office:value="16.0886">
            <text:p>16.0886</text:p>
          </table:table-cell>
          <table:table-cell office:value-type="float" office:value="1.42067">
            <text:p>1.42067</text:p>
          </table:table-cell>
          <table:table-cell table:number-columns-repeated="5" office:value-type="float" office:value="0">
            <text:p>0</text:p>
          </table:table-cell>
          <table:table-cell office:value-type="float" office:value="0.929085">
            <text:p>0.929085</text:p>
          </table:table-cell>
          <table:table-cell office:value-type="float" office:value="0.0793013">
            <text:p>0.0793013</text:p>
          </table:table-cell>
          <table:table-cell office:value-type="float" office:value="0.875957">
            <text:p>0.875957</text:p>
          </table:table-cell>
          <table:table-cell office:value-type="float" office:value="0">
            <text:p>0</text:p>
          </table:table-cell>
          <table:table-cell office:value-type="float" office:value="0.504268">
            <text:p>0.504268</text:p>
          </table:table-cell>
          <table:table-cell office:value-type="float" office:value="0.220398">
            <text:p>0.220398</text:p>
          </table:table-cell>
          <table:table-cell office:value-type="float" office:value="0.00233254">
            <text:p>0.00233254</text:p>
          </table:table-cell>
          <table:table-cell office:value-type="float" office:value="2.84721">
            <text:p>2.84721</text:p>
          </table:table-cell>
        </table:table-row>
        <table:table-row table:style-name="ro1">
          <table:table-cell table:formula="of:=DATE([.B76];[.C76];[.D76])" office:value-type="date" office:date-value="2014-05-28">
            <text:p>05/28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664112">
            <text:p>0.664112</text:p>
          </table:table-cell>
          <table:table-cell office:value-type="float" office:value="16">
            <text:p>16</text:p>
          </table:table-cell>
          <table:table-cell office:value-type="float" office:value="48.8887">
            <text:p>48.8887</text:p>
          </table:table-cell>
          <table:table-cell table:number-columns-repeated="2" office:value-type="float" office:value="6.09973">
            <text:p>6.09973</text:p>
          </table:table-cell>
          <table:table-cell table:number-columns-repeated="2" office:value-type="float" office:value="0">
            <text:p>0</text:p>
          </table:table-cell>
          <table:table-cell office:value-type="float" office:value="70.3395">
            <text:p>70.3395</text:p>
          </table:table-cell>
          <table:table-cell office:value-type="float" office:value="1.94787">
            <text:p>1.94787</text:p>
          </table:table-cell>
          <table:table-cell office:value-type="float" office:value="0.216643">
            <text:p>0.216643</text:p>
          </table:table-cell>
          <table:table-cell office:value-type="float" office:value="2.03168">
            <text:p>2.03168</text:p>
          </table:table-cell>
          <table:table-cell office:value-type="float" office:value="0">
            <text:p>0</text:p>
          </table:table-cell>
          <table:table-cell office:value-type="float" office:value="1.10984">
            <text:p>1.10984</text:p>
          </table:table-cell>
          <table:table-cell office:value-type="float" office:value="0">
            <text:p>0</text:p>
          </table:table-cell>
          <table:table-cell office:value-type="float" office:value="90.8934">
            <text:p>90.8934</text:p>
          </table:table-cell>
          <table:table-cell office:value-type="float" office:value="40.5668">
            <text:p>40.5668</text:p>
          </table:table-cell>
          <table:table-cell office:value-type="float" office:value="0">
            <text:p>0</text:p>
          </table:table-cell>
          <table:table-cell office:value-type="float" office:value="16.2784">
            <text:p>16.2784</text:p>
          </table:table-cell>
          <table:table-cell office:value-type="float" office:value="1.81084">
            <text:p>1.81084</text:p>
          </table:table-cell>
          <table:table-cell table:number-columns-repeated="5" office:value-type="float" office:value="0">
            <text:p>0</text:p>
          </table:table-cell>
          <table:table-cell office:value-type="float" office:value="0.910845">
            <text:p>0.910845</text:p>
          </table:table-cell>
          <table:table-cell office:value-type="float" office:value="0.101304">
            <text:p>0.101304</text:p>
          </table:table-cell>
          <table:table-cell office:value-type="float" office:value="0.965702">
            <text:p>0.965702</text:p>
          </table:table-cell>
          <table:table-cell office:value-type="float" office:value="0">
            <text:p>0</text:p>
          </table:table-cell>
          <table:table-cell office:value-type="float" office:value="0.514879">
            <text:p>0.514879</text:p>
          </table:table-cell>
          <table:table-cell office:value-type="float" office:value="0.210171">
            <text:p>0.210171</text:p>
          </table:table-cell>
          <table:table-cell office:value-type="float" office:value="0.00212394">
            <text:p>0.00212394</text:p>
          </table:table-cell>
          <table:table-cell office:value-type="float" office:value="2.99477">
            <text:p>2.99477</text:p>
          </table:table-cell>
        </table:table-row>
        <table:table-row table:style-name="ro1">
          <table:table-cell table:formula="of:=DATE([.B77];[.C77];[.D77])" office:value-type="date" office:date-value="2014-05-29">
            <text:p>05/29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0.691181">
            <text:p>0.691181</text:p>
          </table:table-cell>
          <table:table-cell office:value-type="float" office:value="17">
            <text:p>17</text:p>
          </table:table-cell>
          <table:table-cell office:value-type="float" office:value="50.1443">
            <text:p>50.1443</text:p>
          </table:table-cell>
          <table:table-cell table:number-columns-repeated="2" office:value-type="float" office:value="5.99256">
            <text:p>5.99256</text:p>
          </table:table-cell>
          <table:table-cell table:number-columns-repeated="2" office:value-type="float" office:value="0">
            <text:p>0</text:p>
          </table:table-cell>
          <table:table-cell office:value-type="float" office:value="72.2545">
            <text:p>72.2545</text:p>
          </table:table-cell>
          <table:table-cell office:value-type="float" office:value="1.91633">
            <text:p>1.91633</text:p>
          </table:table-cell>
          <table:table-cell office:value-type="float" office:value="0.259042">
            <text:p>0.259042</text:p>
          </table:table-cell>
          <table:table-cell office:value-type="float" office:value="2.24971">
            <text:p>2.24971</text:p>
          </table:table-cell>
          <table:table-cell office:value-type="float" office:value="0">
            <text:p>0</text:p>
          </table:table-cell>
          <table:table-cell office:value-type="float" office:value="1.13441">
            <text:p>1.13441</text:p>
          </table:table-cell>
          <table:table-cell office:value-type="float" office:value="0">
            <text:p>0</text:p>
          </table:table-cell>
          <table:table-cell office:value-type="float" office:value="88.3566">
            <text:p>88.3566</text:p>
          </table:table-cell>
          <table:table-cell office:value-type="float" office:value="44.8979">
            <text:p>44.8979</text:p>
          </table:table-cell>
          <table:table-cell office:value-type="float" office:value="0">
            <text:p>0</text:p>
          </table:table-cell>
          <table:table-cell office:value-type="float" office:value="16.3871">
            <text:p>16.3871</text:p>
          </table:table-cell>
          <table:table-cell office:value-type="float" office:value="2.16075">
            <text:p>2.16075</text:p>
          </table:table-cell>
          <table:table-cell table:number-columns-repeated="5" office:value-type="float" office:value="0">
            <text:p>0</text:p>
          </table:table-cell>
          <table:table-cell office:value-type="float" office:value="0.896095">
            <text:p>0.896095</text:p>
          </table:table-cell>
          <table:table-cell office:value-type="float" office:value="0.121131">
            <text:p>0.121131</text:p>
          </table:table-cell>
          <table:table-cell office:value-type="float" office:value="1.06934">
            <text:p>1.06934</text:p>
          </table:table-cell>
          <table:table-cell office:value-type="float" office:value="0">
            <text:p>0</text:p>
          </table:table-cell>
          <table:table-cell office:value-type="float" office:value="0.526277">
            <text:p>0.526277</text:p>
          </table:table-cell>
          <table:table-cell office:value-type="float" office:value="0.242015">
            <text:p>0.242015</text:p>
          </table:table-cell>
          <table:table-cell office:value-type="float" office:value="0.00192214">
            <text:p>0.00192214</text:p>
          </table:table-cell>
          <table:table-cell office:value-type="float" office:value="3.19548">
            <text:p>3.19548</text:p>
          </table:table-cell>
        </table:table-row>
        <table:table-row table:style-name="ro1">
          <table:table-cell table:formula="of:=DATE([.B78];[.C78];[.D78])" office:value-type="date" office:date-value="2014-05-30">
            <text:p>05/30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0.713603">
            <text:p>0.713603</text:p>
          </table:table-cell>
          <table:table-cell office:value-type="float" office:value="17">
            <text:p>17</text:p>
          </table:table-cell>
          <table:table-cell office:value-type="float" office:value="52.1474">
            <text:p>52.1474</text:p>
          </table:table-cell>
          <table:table-cell table:number-columns-repeated="2" office:value-type="float" office:value="5.92192">
            <text:p>5.92192</text:p>
          </table:table-cell>
          <table:table-cell table:number-columns-repeated="2" office:value-type="float" office:value="0">
            <text:p>0</text:p>
          </table:table-cell>
          <table:table-cell office:value-type="float" office:value="74.042">
            <text:p>74.042</text:p>
          </table:table-cell>
          <table:table-cell office:value-type="float" office:value="1.89328">
            <text:p>1.89328</text:p>
          </table:table-cell>
          <table:table-cell office:value-type="float" office:value="0.297647">
            <text:p>0.297647</text:p>
          </table:table-cell>
          <table:table-cell office:value-type="float" office:value="2.52187">
            <text:p>2.52187</text:p>
          </table:table-cell>
          <table:table-cell office:value-type="float" office:value="0">
            <text:p>0</text:p>
          </table:table-cell>
          <table:table-cell office:value-type="float" office:value="1.15723">
            <text:p>1.15723</text:p>
          </table:table-cell>
          <table:table-cell office:value-type="float" office:value="0">
            <text:p>0</text:p>
          </table:table-cell>
          <table:table-cell office:value-type="float" office:value="86.4706">
            <text:p>86.4706</text:p>
          </table:table-cell>
          <table:table-cell office:value-type="float" office:value="50.3483">
            <text:p>50.3483</text:p>
          </table:table-cell>
          <table:table-cell office:value-type="float" office:value="0">
            <text:p>0</text:p>
          </table:table-cell>
          <table:table-cell office:value-type="float" office:value="16.5148">
            <text:p>16.5148</text:p>
          </table:table-cell>
          <table:table-cell office:value-type="float" office:value="2.47718">
            <text:p>2.47718</text:p>
          </table:table-cell>
          <table:table-cell table:number-columns-repeated="5" office:value-type="float" office:value="0">
            <text:p>0</text:p>
          </table:table-cell>
          <table:table-cell office:value-type="float" office:value="0.885316">
            <text:p>0.885316</text:p>
          </table:table-cell>
          <table:table-cell office:value-type="float" office:value="0.139182">
            <text:p>0.139182</text:p>
          </table:table-cell>
          <table:table-cell office:value-type="float" office:value="1.1987">
            <text:p>1.1987</text:p>
          </table:table-cell>
          <table:table-cell office:value-type="float" office:value="0">
            <text:p>0</text:p>
          </table:table-cell>
          <table:table-cell office:value-type="float" office:value="0.536862">
            <text:p>0.536862</text:p>
          </table:table-cell>
          <table:table-cell office:value-type="float" office:value="0.224318">
            <text:p>0.224318</text:p>
          </table:table-cell>
          <table:table-cell office:value-type="float" office:value="0.00179477">
            <text:p>0.00179477</text:p>
          </table:table-cell>
          <table:table-cell office:value-type="float" office:value="3.36981">
            <text:p>3.36981</text:p>
          </table:table-cell>
        </table:table-row>
        <table:table-row table:style-name="ro1">
          <table:table-cell table:formula="of:=DATE([.B79];[.C79];[.D79])" office:value-type="date" office:date-value="2014-05-31">
            <text:p>05/31/14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.738333">
            <text:p>0.738333</text:p>
          </table:table-cell>
          <table:table-cell office:value-type="float" office:value="16">
            <text:p>16</text:p>
          </table:table-cell>
          <table:table-cell office:value-type="float" office:value="53.8066">
            <text:p>53.8066</text:p>
          </table:table-cell>
          <table:table-cell table:number-columns-repeated="2" office:value-type="float" office:value="5.79926">
            <text:p>5.79926</text:p>
          </table:table-cell>
          <table:table-cell table:number-columns-repeated="2" office:value-type="float" office:value="0">
            <text:p>0</text:p>
          </table:table-cell>
          <table:table-cell office:value-type="float" office:value="75.7482">
            <text:p>75.7482</text:p>
          </table:table-cell>
          <table:table-cell office:value-type="float" office:value="1.84924">
            <text:p>1.84924</text:p>
          </table:table-cell>
          <table:table-cell office:value-type="float" office:value="0.332177">
            <text:p>0.332177</text:p>
          </table:table-cell>
          <table:table-cell office:value-type="float" office:value="2.76371">
            <text:p>2.76371</text:p>
          </table:table-cell>
          <table:table-cell office:value-type="float" office:value="0">
            <text:p>0</text:p>
          </table:table-cell>
          <table:table-cell office:value-type="float" office:value="1.18294">
            <text:p>1.18294</text:p>
          </table:table-cell>
          <table:table-cell office:value-type="float" office:value="0">
            <text:p>0</text:p>
          </table:table-cell>
          <table:table-cell office:value-type="float" office:value="83.5514">
            <text:p>83.5514</text:p>
          </table:table-cell>
          <table:table-cell office:value-type="float" office:value="55.1802">
            <text:p>55.1802</text:p>
          </table:table-cell>
          <table:table-cell office:value-type="float" office:value="0">
            <text:p>0</text:p>
          </table:table-cell>
          <table:table-cell office:value-type="float" office:value="16.6491">
            <text:p>16.6491</text:p>
          </table:table-cell>
          <table:table-cell office:value-type="float" office:value="2.75876">
            <text:p>2.75876</text:p>
          </table:table-cell>
          <table:table-cell table:number-columns-repeated="5" office:value-type="float" office:value="0">
            <text:p>0</text:p>
          </table:table-cell>
          <table:table-cell office:value-type="float" office:value="0.864722">
            <text:p>0.864722</text:p>
          </table:table-cell>
          <table:table-cell office:value-type="float" office:value="0.155329">
            <text:p>0.155329</text:p>
          </table:table-cell>
          <table:table-cell office:value-type="float" office:value="1.31366">
            <text:p>1.31366</text:p>
          </table:table-cell>
          <table:table-cell office:value-type="float" office:value="0">
            <text:p>0</text:p>
          </table:table-cell>
          <table:table-cell office:value-type="float" office:value="0.548789">
            <text:p>0.548789</text:p>
          </table:table-cell>
          <table:table-cell office:value-type="float" office:value="0.217705">
            <text:p>0.217705</text:p>
          </table:table-cell>
          <table:table-cell office:value-type="float" office:value="0.00156652">
            <text:p>0.00156652</text:p>
          </table:table-cell>
          <table:table-cell office:value-type="float" office:value="3.52617">
            <text:p>3.52617</text:p>
          </table:table-cell>
        </table:table-row>
        <table:table-row table:style-name="ro1">
          <table:table-cell table:formula="of:=DATE([.B80];[.C80];[.D80])" office:value-type="date" office:date-value="2014-06-01">
            <text:p>06/0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765169">
            <text:p>0.765169</text:p>
          </table:table-cell>
          <table:table-cell office:value-type="float" office:value="17">
            <text:p>17</text:p>
          </table:table-cell>
          <table:table-cell office:value-type="float" office:value="55.6366">
            <text:p>55.6366</text:p>
          </table:table-cell>
          <table:table-cell table:number-columns-repeated="2" office:value-type="float" office:value="5.67532">
            <text:p>5.67532</text:p>
          </table:table-cell>
          <table:table-cell table:number-columns-repeated="2" office:value-type="float" office:value="0">
            <text:p>0</text:p>
          </table:table-cell>
          <table:table-cell office:value-type="float" office:value="77.4714">
            <text:p>77.4714</text:p>
          </table:table-cell>
          <table:table-cell office:value-type="float" office:value="1.80884">
            <text:p>1.80884</text:p>
          </table:table-cell>
          <table:table-cell office:value-type="float" office:value="0.361636">
            <text:p>0.361636</text:p>
          </table:table-cell>
          <table:table-cell office:value-type="float" office:value="3.03488">
            <text:p>3.03488</text:p>
          </table:table-cell>
          <table:table-cell office:value-type="float" office:value="0">
            <text:p>0</text:p>
          </table:table-cell>
          <table:table-cell office:value-type="float" office:value="1.20758">
            <text:p>1.20758</text:p>
          </table:table-cell>
          <table:table-cell office:value-type="float" office:value="0">
            <text:p>0</text:p>
          </table:table-cell>
          <table:table-cell office:value-type="float" office:value="80.7654">
            <text:p>80.7654</text:p>
          </table:table-cell>
          <table:table-cell office:value-type="float" office:value="60.6021">
            <text:p>60.6021</text:p>
          </table:table-cell>
          <table:table-cell office:value-type="float" office:value="0">
            <text:p>0</text:p>
          </table:table-cell>
          <table:table-cell office:value-type="float" office:value="16.7391">
            <text:p>16.7391</text:p>
          </table:table-cell>
          <table:table-cell office:value-type="float" office:value="2.99746">
            <text:p>2.99746</text:p>
          </table:table-cell>
          <table:table-cell table:number-columns-repeated="5" office:value-type="float" office:value="0">
            <text:p>0</text:p>
          </table:table-cell>
          <table:table-cell office:value-type="float" office:value="0.84583">
            <text:p>0.84583</text:p>
          </table:table-cell>
          <table:table-cell office:value-type="float" office:value="0.169104">
            <text:p>0.169104</text:p>
          </table:table-cell>
          <table:table-cell office:value-type="float" office:value="1.44255">
            <text:p>1.44255</text:p>
          </table:table-cell>
          <table:table-cell office:value-type="float" office:value="0">
            <text:p>0</text:p>
          </table:table-cell>
          <table:table-cell office:value-type="float" office:value="0.560223">
            <text:p>0.560223</text:p>
          </table:table-cell>
          <table:table-cell office:value-type="float" office:value="0.217764">
            <text:p>0.217764</text:p>
          </table:table-cell>
          <table:table-cell office:value-type="float" office:value="0.00134927">
            <text:p>0.00134927</text:p>
          </table:table-cell>
          <table:table-cell office:value-type="float" office:value="3.69663">
            <text:p>3.69663</text:p>
          </table:table-cell>
        </table:table-row>
        <table:table-row table:style-name="ro1">
          <table:table-cell table:formula="of:=DATE([.B81];[.C81];[.D81])" office:value-type="date" office:date-value="2014-06-02">
            <text:p>06/0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88347">
            <text:p>0.788347</text:p>
          </table:table-cell>
          <table:table-cell office:value-type="float" office:value="16">
            <text:p>16</text:p>
          </table:table-cell>
          <table:table-cell office:value-type="float" office:value="57.6225">
            <text:p>57.6225</text:p>
          </table:table-cell>
          <table:table-cell table:number-columns-repeated="2" office:value-type="float" office:value="5.53949">
            <text:p>5.53949</text:p>
          </table:table-cell>
          <table:table-cell table:number-columns-repeated="2" office:value-type="float" office:value="0">
            <text:p>0</text:p>
          </table:table-cell>
          <table:table-cell office:value-type="float" office:value="79.2025">
            <text:p>79.2025</text:p>
          </table:table-cell>
          <table:table-cell office:value-type="float" office:value="1.7648">
            <text:p>1.7648</text:p>
          </table:table-cell>
          <table:table-cell office:value-type="float" office:value="0.385963">
            <text:p>0.385963</text:p>
          </table:table-cell>
          <table:table-cell office:value-type="float" office:value="3.2941">
            <text:p>3.2941</text:p>
          </table:table-cell>
          <table:table-cell office:value-type="float" office:value="0">
            <text:p>0</text:p>
          </table:table-cell>
          <table:table-cell office:value-type="float" office:value="1.24521">
            <text:p>1.24521</text:p>
          </table:table-cell>
          <table:table-cell office:value-type="float" office:value="0">
            <text:p>0</text:p>
          </table:table-cell>
          <table:table-cell office:value-type="float" office:value="78.0033">
            <text:p>78.0033</text:p>
          </table:table-cell>
          <table:table-cell office:value-type="float" office:value="65.8043">
            <text:p>65.8043</text:p>
          </table:table-cell>
          <table:table-cell office:value-type="float" office:value="0">
            <text:p>0</text:p>
          </table:table-cell>
          <table:table-cell office:value-type="float" office:value="17.0354">
            <text:p>17.0354</text:p>
          </table:table-cell>
          <table:table-cell office:value-type="float" office:value="3.19333">
            <text:p>3.19333</text:p>
          </table:table-cell>
          <table:table-cell table:number-columns-repeated="5" office:value-type="float" office:value="0">
            <text:p>0</text:p>
          </table:table-cell>
          <table:table-cell office:value-type="float" office:value="0.825238">
            <text:p>0.825238</text:p>
          </table:table-cell>
          <table:table-cell office:value-type="float" office:value="0.18048">
            <text:p>0.18048</text:p>
          </table:table-cell>
          <table:table-cell office:value-type="float" office:value="1.56576">
            <text:p>1.56576</text:p>
          </table:table-cell>
          <table:table-cell office:value-type="float" office:value="0">
            <text:p>0</text:p>
          </table:table-cell>
          <table:table-cell office:value-type="float" office:value="0.577678">
            <text:p>0.577678</text:p>
          </table:table-cell>
          <table:table-cell office:value-type="float" office:value="0.177225">
            <text:p>0.177225</text:p>
          </table:table-cell>
          <table:table-cell office:value-type="float" office:value="0.00111917">
            <text:p>0.00111917</text:p>
          </table:table-cell>
          <table:table-cell office:value-type="float" office:value="3.81737">
            <text:p>3.81737</text:p>
          </table:table-cell>
        </table:table-row>
        <table:table-row table:style-name="ro1">
          <table:table-cell table:formula="of:=DATE([.B82];[.C82];[.D82])" office:value-type="date" office:date-value="2014-06-03">
            <text:p>06/0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811746">
            <text:p>0.811746</text:p>
          </table:table-cell>
          <table:table-cell office:value-type="float" office:value="16">
            <text:p>16</text:p>
          </table:table-cell>
          <table:table-cell office:value-type="float" office:value="59.3377">
            <text:p>59.3377</text:p>
          </table:table-cell>
          <table:table-cell table:number-columns-repeated="2" office:value-type="float" office:value="5.39251">
            <text:p>5.39251</text:p>
          </table:table-cell>
          <table:table-cell table:number-columns-repeated="2" office:value-type="float" office:value="0">
            <text:p>0</text:p>
          </table:table-cell>
          <table:table-cell office:value-type="float" office:value="80.9545">
            <text:p>80.9545</text:p>
          </table:table-cell>
          <table:table-cell office:value-type="float" office:value="1.71913">
            <text:p>1.71913</text:p>
          </table:table-cell>
          <table:table-cell office:value-type="float" office:value="0.404924">
            <text:p>0.404924</text:p>
          </table:table-cell>
          <table:table-cell office:value-type="float" office:value="3.50419">
            <text:p>3.50419</text:p>
          </table:table-cell>
          <table:table-cell office:value-type="float" office:value="0">
            <text:p>0</text:p>
          </table:table-cell>
          <table:table-cell office:value-type="float" office:value="1.26892">
            <text:p>1.26892</text:p>
          </table:table-cell>
          <table:table-cell office:value-type="float" office:value="0">
            <text:p>0</text:p>
          </table:table-cell>
          <table:table-cell office:value-type="float" office:value="75.1979">
            <text:p>75.1979</text:p>
          </table:table-cell>
          <table:table-cell office:value-type="float" office:value="70.0247">
            <text:p>70.0247</text:p>
          </table:table-cell>
          <table:table-cell office:value-type="float" office:value="0">
            <text:p>0</text:p>
          </table:table-cell>
          <table:table-cell office:value-type="float" office:value="17.1271">
            <text:p>17.1271</text:p>
          </table:table-cell>
          <table:table-cell office:value-type="float" office:value="3.34518">
            <text:p>3.34518</text:p>
          </table:table-cell>
          <table:table-cell table:number-columns-repeated="5" office:value-type="float" office:value="0">
            <text:p>0</text:p>
          </table:table-cell>
          <table:table-cell office:value-type="float" office:value="0.803881">
            <text:p>0.803881</text:p>
          </table:table-cell>
          <table:table-cell office:value-type="float" office:value="0.189346">
            <text:p>0.189346</text:p>
          </table:table-cell>
          <table:table-cell office:value-type="float" office:value="1.66562">
            <text:p>1.66562</text:p>
          </table:table-cell>
          <table:table-cell office:value-type="float" office:value="0">
            <text:p>0</text:p>
          </table:table-cell>
          <table:table-cell office:value-type="float" office:value="0.588679">
            <text:p>0.588679</text:p>
          </table:table-cell>
          <table:table-cell office:value-type="float" office:value="0.154467">
            <text:p>0.154467</text:p>
          </table:table-cell>
          <table:table-cell office:value-type="float" office:value="0.00088004">
            <text:p>0.00088004</text:p>
          </table:table-cell>
          <table:table-cell office:value-type="float" office:value="3.91717">
            <text:p>3.91717</text:p>
          </table:table-cell>
        </table:table-row>
        <table:table-row table:style-name="ro1">
          <table:table-cell table:formula="of:=DATE([.B83];[.C83];[.D83])" office:value-type="date" office:date-value="2014-06-04">
            <text:p>06/0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836254">
            <text:p>0.836254</text:p>
          </table:table-cell>
          <table:table-cell office:value-type="float" office:value="16">
            <text:p>16</text:p>
          </table:table-cell>
          <table:table-cell office:value-type="float" office:value="61.0692">
            <text:p>61.0692</text:p>
          </table:table-cell>
          <table:table-cell table:number-columns-repeated="2" office:value-type="float" office:value="5.25972">
            <text:p>5.25972</text:p>
          </table:table-cell>
          <table:table-cell table:number-columns-repeated="2" office:value-type="float" office:value="0">
            <text:p>0</text:p>
          </table:table-cell>
          <table:table-cell office:value-type="float" office:value="82.7088">
            <text:p>82.7088</text:p>
          </table:table-cell>
          <table:table-cell office:value-type="float" office:value="1.6801">
            <text:p>1.6801</text:p>
          </table:table-cell>
          <table:table-cell office:value-type="float" office:value="0.41881">
            <text:p>0.41881</text:p>
          </table:table-cell>
          <table:table-cell office:value-type="float" office:value="3.72307">
            <text:p>3.72307</text:p>
          </table:table-cell>
          <table:table-cell office:value-type="float" office:value="0">
            <text:p>0</text:p>
          </table:table-cell>
          <table:table-cell office:value-type="float" office:value="1.28888">
            <text:p>1.28888</text:p>
          </table:table-cell>
          <table:table-cell office:value-type="float" office:value="0">
            <text:p>0</text:p>
          </table:table-cell>
          <table:table-cell office:value-type="float" office:value="72.6457">
            <text:p>72.6457</text:p>
          </table:table-cell>
          <table:table-cell office:value-type="float" office:value="74.3602">
            <text:p>74.3602</text:p>
          </table:table-cell>
          <table:table-cell office:value-type="float" office:value="0">
            <text:p>0</text:p>
          </table:table-cell>
          <table:table-cell office:value-type="float" office:value="17.1375">
            <text:p>17.1375</text:p>
          </table:table-cell>
          <table:table-cell office:value-type="float" office:value="3.45573">
            <text:p>3.45573</text:p>
          </table:table-cell>
          <table:table-cell table:number-columns-repeated="5" office:value-type="float" office:value="0">
            <text:p>0</text:p>
          </table:table-cell>
          <table:table-cell office:value-type="float" office:value="0.785631">
            <text:p>0.785631</text:p>
          </table:table-cell>
          <table:table-cell office:value-type="float" office:value="0.19584">
            <text:p>0.19584</text:p>
          </table:table-cell>
          <table:table-cell office:value-type="float" office:value="1.76966">
            <text:p>1.76966</text:p>
          </table:table-cell>
          <table:table-cell office:value-type="float" office:value="0">
            <text:p>0</text:p>
          </table:table-cell>
          <table:table-cell office:value-type="float" office:value="0.597936">
            <text:p>0.597936</text:p>
          </table:table-cell>
          <table:table-cell office:value-type="float" office:value="0.174585">
            <text:p>0.174585</text:p>
          </table:table-cell>
          <table:table-cell office:value-type="float" office:value="0.000676726">
            <text:p>0.000676726</text:p>
          </table:table-cell>
          <table:table-cell office:value-type="float" office:value="4.05767">
            <text:p>4.05767</text:p>
          </table:table-cell>
        </table:table-row>
        <table:table-row table:style-name="ro1">
          <table:table-cell table:formula="of:=DATE([.B84];[.C84];[.D84])" office:value-type="date" office:date-value="2014-06-05">
            <text:p>06/0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861464">
            <text:p>0.861464</text:p>
          </table:table-cell>
          <table:table-cell office:value-type="float" office:value="17">
            <text:p>17</text:p>
          </table:table-cell>
          <table:table-cell office:value-type="float" office:value="62.8828">
            <text:p>62.8828</text:p>
          </table:table-cell>
          <table:table-cell table:number-columns-repeated="2" office:value-type="float" office:value="5.14974">
            <text:p>5.14974</text:p>
          </table:table-cell>
          <table:table-cell table:number-columns-repeated="2" office:value-type="float" office:value="0">
            <text:p>0</text:p>
          </table:table-cell>
          <table:table-cell office:value-type="float" office:value="84.4177">
            <text:p>84.4177</text:p>
          </table:table-cell>
          <table:table-cell office:value-type="float" office:value="1.65013">
            <text:p>1.65013</text:p>
          </table:table-cell>
          <table:table-cell office:value-type="float" office:value="0.428507">
            <text:p>0.428507</text:p>
          </table:table-cell>
          <table:table-cell office:value-type="float" office:value="3.98428">
            <text:p>3.98428</text:p>
          </table:table-cell>
          <table:table-cell office:value-type="float" office:value="0">
            <text:p>0</text:p>
          </table:table-cell>
          <table:table-cell office:value-type="float" office:value="1.30944">
            <text:p>1.30944</text:p>
          </table:table-cell>
          <table:table-cell office:value-type="float" office:value="0">
            <text:p>0</text:p>
          </table:table-cell>
          <table:table-cell office:value-type="float" office:value="70.5213">
            <text:p>70.5213</text:p>
          </table:table-cell>
          <table:table-cell office:value-type="float" office:value="79.5798">
            <text:p>79.5798</text:p>
          </table:table-cell>
          <table:table-cell office:value-type="float" office:value="0">
            <text:p>0</text:p>
          </table:table-cell>
          <table:table-cell office:value-type="float" office:value="17.1477">
            <text:p>17.1477</text:p>
          </table:table-cell>
          <table:table-cell office:value-type="float" office:value="3.53242">
            <text:p>3.53242</text:p>
          </table:table-cell>
          <table:table-cell table:number-columns-repeated="5" office:value-type="float" office:value="0">
            <text:p>0</text:p>
          </table:table-cell>
          <table:table-cell office:value-type="float" office:value="0.771616">
            <text:p>0.771616</text:p>
          </table:table-cell>
          <table:table-cell office:value-type="float" office:value="0.200374">
            <text:p>0.200374</text:p>
          </table:table-cell>
          <table:table-cell office:value-type="float" office:value="1.89382">
            <text:p>1.89382</text:p>
          </table:table-cell>
          <table:table-cell office:value-type="float" office:value="0">
            <text:p>0</text:p>
          </table:table-cell>
          <table:table-cell office:value-type="float" office:value="0.607474">
            <text:p>0.607474</text:p>
          </table:table-cell>
          <table:table-cell office:value-type="float" office:value="0.160495">
            <text:p>0.160495</text:p>
          </table:table-cell>
          <table:table-cell office:value-type="float" office:value="0.000519206">
            <text:p>0.000519206</text:p>
          </table:table-cell>
          <table:table-cell office:value-type="float" office:value="4.18229">
            <text:p>4.18229</text:p>
          </table:table-cell>
        </table:table-row>
        <table:table-row table:style-name="ro1">
          <table:table-cell table:formula="of:=DATE([.B85];[.C85];[.D85])" office:value-type="date" office:date-value="2014-06-06">
            <text:p>06/06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887302">
            <text:p>0.887302</text:p>
          </table:table-cell>
          <table:table-cell office:value-type="float" office:value="16">
            <text:p>16</text:p>
          </table:table-cell>
          <table:table-cell office:value-type="float" office:value="64.7483">
            <text:p>64.7483</text:p>
          </table:table-cell>
          <table:table-cell table:number-columns-repeated="2" office:value-type="float" office:value="5.07539">
            <text:p>5.07539</text:p>
          </table:table-cell>
          <table:table-cell table:number-columns-repeated="2" office:value-type="float" office:value="0">
            <text:p>0</text:p>
          </table:table-cell>
          <table:table-cell office:value-type="float" office:value="86.1361">
            <text:p>86.1361</text:p>
          </table:table-cell>
          <table:table-cell office:value-type="float" office:value="1.6295">
            <text:p>1.6295</text:p>
          </table:table-cell>
          <table:table-cell office:value-type="float" office:value="0.43516">
            <text:p>0.43516</text:p>
          </table:table-cell>
          <table:table-cell office:value-type="float" office:value="4.21499">
            <text:p>4.21499</text:p>
          </table:table-cell>
          <table:table-cell office:value-type="float" office:value="0">
            <text:p>0</text:p>
          </table:table-cell>
          <table:table-cell office:value-type="float" office:value="1.32275">
            <text:p>1.32275</text:p>
          </table:table-cell>
          <table:table-cell office:value-type="float" office:value="0">
            <text:p>0</text:p>
          </table:table-cell>
          <table:table-cell office:value-type="float" office:value="68.7827">
            <text:p>68.7827</text:p>
          </table:table-cell>
          <table:table-cell office:value-type="float" office:value="84.1522">
            <text:p>84.1522</text:p>
          </table:table-cell>
          <table:table-cell office:value-type="float" office:value="0">
            <text:p>0</text:p>
          </table:table-cell>
          <table:table-cell office:value-type="float" office:value="17.0439">
            <text:p>17.0439</text:p>
          </table:table-cell>
          <table:table-cell office:value-type="float" office:value="3.58472">
            <text:p>3.58472</text:p>
          </table:table-cell>
          <table:table-cell table:number-columns-repeated="5" office:value-type="float" office:value="0">
            <text:p>0</text:p>
          </table:table-cell>
          <table:table-cell office:value-type="float" office:value="0.761967">
            <text:p>0.761967</text:p>
          </table:table-cell>
          <table:table-cell office:value-type="float" office:value="0.203485">
            <text:p>0.203485</text:p>
          </table:table-cell>
          <table:table-cell office:value-type="float" office:value="2.00348">
            <text:p>2.00348</text:p>
          </table:table-cell>
          <table:table-cell office:value-type="float" office:value="0">
            <text:p>0</text:p>
          </table:table-cell>
          <table:table-cell office:value-type="float" office:value="0.613652">
            <text:p>0.613652</text:p>
          </table:table-cell>
          <table:table-cell office:value-type="float" office:value="0.196815">
            <text:p>0.196815</text:p>
          </table:table-cell>
          <table:table-cell office:value-type="float" office:value="0.000421">
            <text:p>0.000421</text:p>
          </table:table-cell>
          <table:table-cell office:value-type="float" office:value="4.33928">
            <text:p>4.33928</text:p>
          </table:table-cell>
        </table:table-row>
        <table:table-row table:style-name="ro1">
          <table:table-cell table:formula="of:=DATE([.B86];[.C86];[.D86])" office:value-type="date" office:date-value="2014-06-07">
            <text:p>06/0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915533">
            <text:p>0.915533</text:p>
          </table:table-cell>
          <table:table-cell office:value-type="float" office:value="17">
            <text:p>17</text:p>
          </table:table-cell>
          <table:table-cell office:value-type="float" office:value="66.6604">
            <text:p>66.6604</text:p>
          </table:table-cell>
          <table:table-cell table:number-columns-repeated="2" office:value-type="float" office:value="5.02456">
            <text:p>5.02456</text:p>
          </table:table-cell>
          <table:table-cell table:number-columns-repeated="2" office:value-type="float" office:value="0">
            <text:p>0</text:p>
          </table:table-cell>
          <table:table-cell office:value-type="float" office:value="87.8675">
            <text:p>87.8675</text:p>
          </table:table-cell>
          <table:table-cell office:value-type="float" office:value="1.61525">
            <text:p>1.61525</text:p>
          </table:table-cell>
          <table:table-cell office:value-type="float" office:value="0.439866">
            <text:p>0.439866</text:p>
          </table:table-cell>
          <table:table-cell office:value-type="float" office:value="4.54117">
            <text:p>4.54117</text:p>
          </table:table-cell>
          <table:table-cell office:value-type="float" office:value="0">
            <text:p>0</text:p>
          </table:table-cell>
          <table:table-cell office:value-type="float" office:value="1.34011">
            <text:p>1.34011</text:p>
          </table:table-cell>
          <table:table-cell office:value-type="float" office:value="0">
            <text:p>0</text:p>
          </table:table-cell>
          <table:table-cell office:value-type="float" office:value="67.265">
            <text:p>67.265</text:p>
          </table:table-cell>
          <table:table-cell office:value-type="float" office:value="90.6462">
            <text:p>90.6462</text:p>
          </table:table-cell>
          <table:table-cell office:value-type="float" office:value="0">
            <text:p>0</text:p>
          </table:table-cell>
          <table:table-cell office:value-type="float" office:value="16.9634">
            <text:p>16.9634</text:p>
          </table:table-cell>
          <table:table-cell office:value-type="float" office:value="3.62144">
            <text:p>3.62144</text:p>
          </table:table-cell>
          <table:table-cell table:number-columns-repeated="5" office:value-type="float" office:value="0">
            <text:p>0</text:p>
          </table:table-cell>
          <table:table-cell office:value-type="float" office:value="0.755306">
            <text:p>0.755306</text:p>
          </table:table-cell>
          <table:table-cell office:value-type="float" office:value="0.205686">
            <text:p>0.205686</text:p>
          </table:table-cell>
          <table:table-cell office:value-type="float" office:value="2.15852">
            <text:p>2.15852</text:p>
          </table:table-cell>
          <table:table-cell office:value-type="float" office:value="0">
            <text:p>0</text:p>
          </table:table-cell>
          <table:table-cell office:value-type="float" office:value="0.621706">
            <text:p>0.621706</text:p>
          </table:table-cell>
          <table:table-cell office:value-type="float" office:value="0.217254">
            <text:p>0.217254</text:p>
          </table:table-cell>
          <table:table-cell office:value-type="float" office:value="0.000362628">
            <text:p>0.000362628</text:p>
          </table:table-cell>
          <table:table-cell office:value-type="float" office:value="4.52782">
            <text:p>4.52782</text:p>
          </table:table-cell>
        </table:table-row>
        <table:table-row table:style-name="ro1">
          <table:table-cell table:formula="of:=DATE([.B87];[.C87];[.D87])" office:value-type="date" office:date-value="2014-06-08">
            <text:p>06/0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947015">
            <text:p>0.947015</text:p>
          </table:table-cell>
          <table:table-cell office:value-type="float" office:value="17">
            <text:p>17</text:p>
          </table:table-cell>
          <table:table-cell office:value-type="float" office:value="68.7494">
            <text:p>68.7494</text:p>
          </table:table-cell>
          <table:table-cell table:number-columns-repeated="2" office:value-type="float" office:value="4.98727">
            <text:p>4.98727</text:p>
          </table:table-cell>
          <table:table-cell table:number-columns-repeated="2" office:value-type="float" office:value="0">
            <text:p>0</text:p>
          </table:table-cell>
          <table:table-cell office:value-type="float" office:value="89.612">
            <text:p>89.612</text:p>
          </table:table-cell>
          <table:table-cell office:value-type="float" office:value="1.60413">
            <text:p>1.60413</text:p>
          </table:table-cell>
          <table:table-cell office:value-type="float" office:value="0.443386">
            <text:p>0.443386</text:p>
          </table:table-cell>
          <table:table-cell office:value-type="float" office:value="4.87312">
            <text:p>4.87312</text:p>
          </table:table-cell>
          <table:table-cell office:value-type="float" office:value="0">
            <text:p>0</text:p>
          </table:table-cell>
          <table:table-cell office:value-type="float" office:value="1.35222">
            <text:p>1.35222</text:p>
          </table:table-cell>
          <table:table-cell office:value-type="float" office:value="0">
            <text:p>0</text:p>
          </table:table-cell>
          <table:table-cell office:value-type="float" office:value="65.7892">
            <text:p>65.7892</text:p>
          </table:table-cell>
          <table:table-cell office:value-type="float" office:value="97.2539">
            <text:p>97.2539</text:p>
          </table:table-cell>
          <table:table-cell office:value-type="float" office:value="0">
            <text:p>0</text:p>
          </table:table-cell>
          <table:table-cell office:value-type="float" office:value="16.7748">
            <text:p>16.7748</text:p>
          </table:table-cell>
          <table:table-cell office:value-type="float" office:value="3.64869">
            <text:p>3.64869</text:p>
          </table:table-cell>
          <table:table-cell table:number-columns-repeated="5" office:value-type="float" office:value="0">
            <text:p>0</text:p>
          </table:table-cell>
          <table:table-cell office:value-type="float" office:value="0.750106">
            <text:p>0.750106</text:p>
          </table:table-cell>
          <table:table-cell office:value-type="float" office:value="0.207331">
            <text:p>0.207331</text:p>
          </table:table-cell>
          <table:table-cell office:value-type="float" office:value="2.3163">
            <text:p>2.3163</text:p>
          </table:table-cell>
          <table:table-cell office:value-type="float" office:value="0">
            <text:p>0</text:p>
          </table:table-cell>
          <table:table-cell office:value-type="float" office:value="0.627322">
            <text:p>0.627322</text:p>
          </table:table-cell>
          <table:table-cell office:value-type="float" office:value="0.239688">
            <text:p>0.239688</text:p>
          </table:table-cell>
          <table:table-cell office:value-type="float" office:value="0.00033494">
            <text:p>0.00033494</text:p>
          </table:table-cell>
          <table:table-cell office:value-type="float" office:value="4.7185">
            <text:p>4.7185</text:p>
          </table:table-cell>
        </table:table-row>
        <table:table-row table:style-name="ro1">
          <table:table-cell table:formula="of:=DATE([.B88];[.C88];[.D88])" office:value-type="date" office:date-value="2014-06-09">
            <text:p>06/0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981286">
            <text:p>0.981286</text:p>
          </table:table-cell>
          <table:table-cell office:value-type="float" office:value="17">
            <text:p>17</text:p>
          </table:table-cell>
          <table:table-cell office:value-type="float" office:value="71.0791">
            <text:p>71.0791</text:p>
          </table:table-cell>
          <table:table-cell table:number-columns-repeated="2" office:value-type="float" office:value="4.95581">
            <text:p>4.95581</text:p>
          </table:table-cell>
          <table:table-cell table:number-columns-repeated="2" office:value-type="float" office:value="0">
            <text:p>0</text:p>
          </table:table-cell>
          <table:table-cell office:value-type="float" office:value="91.3746">
            <text:p>91.3746</text:p>
          </table:table-cell>
          <table:table-cell office:value-type="float" office:value="1.59362">
            <text:p>1.59362</text:p>
          </table:table-cell>
          <table:table-cell office:value-type="float" office:value="0.446557">
            <text:p>0.446557</text:p>
          </table:table-cell>
          <table:table-cell office:value-type="float" office:value="5.25047">
            <text:p>5.25047</text:p>
          </table:table-cell>
          <table:table-cell office:value-type="float" office:value="0.00926533">
            <text:p>0.00926533</text:p>
          </table:table-cell>
          <table:table-cell office:value-type="float" office:value="1.36318">
            <text:p>1.36318</text:p>
          </table:table-cell>
          <table:table-cell office:value-type="float" office:value="0">
            <text:p>0</text:p>
          </table:table-cell>
          <table:table-cell office:value-type="float" office:value="64.2671">
            <text:p>64.2671</text:p>
          </table:table-cell>
          <table:table-cell office:value-type="float" office:value="104.774">
            <text:p>104.774</text:p>
          </table:table-cell>
          <table:table-cell office:value-type="float" office:value="0.222036">
            <text:p>0.222036</text:p>
          </table:table-cell>
          <table:table-cell office:value-type="float" office:value="16.5372">
            <text:p>16.5372</text:p>
          </table:table-cell>
          <table:table-cell office:value-type="float" office:value="3.67303">
            <text:p>3.67303</text:p>
          </table:table-cell>
          <table:table-cell table:number-columns-repeated="5" office:value-type="float" office:value="0">
            <text:p>0</text:p>
          </table:table-cell>
          <table:table-cell office:value-type="float" office:value="0.745191">
            <text:p>0.745191</text:p>
          </table:table-cell>
          <table:table-cell office:value-type="float" office:value="0.208814">
            <text:p>0.208814</text:p>
          </table:table-cell>
          <table:table-cell office:value-type="float" office:value="2.49566">
            <text:p>2.49566</text:p>
          </table:table-cell>
          <table:table-cell office:value-type="float" office:value="0.00426518">
            <text:p>0.00426518</text:p>
          </table:table-cell>
          <table:table-cell office:value-type="float" office:value="0.632409">
            <text:p>0.632409</text:p>
          </table:table-cell>
          <table:table-cell office:value-type="float" office:value="0.25531">
            <text:p>0.25531</text:p>
          </table:table-cell>
          <table:table-cell office:value-type="float" office:value="0.000355285">
            <text:p>0.000355285</text:p>
          </table:table-cell>
          <table:table-cell office:value-type="float" office:value="4.92766">
            <text:p>4.92766</text:p>
          </table:table-cell>
        </table:table-row>
        <table:table-row table:style-name="ro1">
          <table:table-cell table:formula="of:=DATE([.B89];[.C89];[.D89])" office:value-type="date" office:date-value="2014-06-10">
            <text:p>06/1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.01463">
            <text:p>1.01463</text:p>
          </table:table-cell>
          <table:table-cell office:value-type="float" office:value="17">
            <text:p>17</text:p>
          </table:table-cell>
          <table:table-cell office:value-type="float" office:value="73.6152">
            <text:p>73.6152</text:p>
          </table:table-cell>
          <table:table-cell table:number-columns-repeated="2" office:value-type="float" office:value="4.92185">
            <text:p>4.92185</text:p>
          </table:table-cell>
          <table:table-cell table:number-columns-repeated="2" office:value-type="float" office:value="0">
            <text:p>0</text:p>
          </table:table-cell>
          <table:table-cell office:value-type="float" office:value="93.135">
            <text:p>93.135</text:p>
          </table:table-cell>
          <table:table-cell office:value-type="float" office:value="1.58235">
            <text:p>1.58235</text:p>
          </table:table-cell>
          <table:table-cell office:value-type="float" office:value="0.449937">
            <text:p>0.449937</text:p>
          </table:table-cell>
          <table:table-cell office:value-type="float" office:value="5.54065">
            <text:p>5.54065</text:p>
          </table:table-cell>
          <table:table-cell office:value-type="float" office:value="0.041853">
            <text:p>0.041853</text:p>
          </table:table-cell>
          <table:table-cell office:value-type="float" office:value="1.37269">
            <text:p>1.37269</text:p>
          </table:table-cell>
          <table:table-cell office:value-type="float" office:value="0">
            <text:p>0</text:p>
          </table:table-cell>
          <table:table-cell office:value-type="float" office:value="63.0982">
            <text:p>63.0982</text:p>
          </table:table-cell>
          <table:table-cell office:value-type="float" office:value="110.126">
            <text:p>110.126</text:p>
          </table:table-cell>
          <table:table-cell office:value-type="float" office:value="1.00522">
            <text:p>1.00522</text:p>
          </table:table-cell>
          <table:table-cell office:value-type="float" office:value="16.4443">
            <text:p>16.4443</text:p>
          </table:table-cell>
          <table:table-cell office:value-type="float" office:value="3.69878">
            <text:p>3.69878</text:p>
          </table:table-cell>
          <table:table-cell table:number-columns-repeated="5" office:value-type="float" office:value="0">
            <text:p>0</text:p>
          </table:table-cell>
          <table:table-cell office:value-type="float" office:value="0.739923">
            <text:p>0.739923</text:p>
          </table:table-cell>
          <table:table-cell office:value-type="float" office:value="0.210395">
            <text:p>0.210395</text:p>
          </table:table-cell>
          <table:table-cell office:value-type="float" office:value="2.6336">
            <text:p>2.6336</text:p>
          </table:table-cell>
          <table:table-cell office:value-type="float" office:value="0.0192665">
            <text:p>0.0192665</text:p>
          </table:table-cell>
          <table:table-cell office:value-type="float" office:value="0.636817">
            <text:p>0.636817</text:p>
          </table:table-cell>
          <table:table-cell office:value-type="float" office:value="0.221409">
            <text:p>0.221409</text:p>
          </table:table-cell>
          <table:table-cell office:value-type="float" office:value="0.000374818">
            <text:p>0.000374818</text:p>
          </table:table-cell>
          <table:table-cell office:value-type="float" office:value="5.05616">
            <text:p>5.05616</text:p>
          </table:table-cell>
        </table:table-row>
        <table:table-row table:style-name="ro1">
          <table:table-cell table:formula="of:=DATE([.B90];[.C90];[.D90])" office:value-type="date" office:date-value="2014-06-11">
            <text:p>06/1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.03563">
            <text:p>1.03563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4.88579">
            <text:p>4.88579</text:p>
          </table:table-cell>
          <table:table-cell table:number-columns-repeated="2" office:value-type="float" office:value="0">
            <text:p>0</text:p>
          </table:table-cell>
          <table:table-cell office:value-type="float" office:value="94.8626">
            <text:p>94.8626</text:p>
          </table:table-cell>
          <table:table-cell office:value-type="float" office:value="1.57054">
            <text:p>1.57054</text:p>
          </table:table-cell>
          <table:table-cell office:value-type="float" office:value="0.453479">
            <text:p>0.453479</text:p>
          </table:table-cell>
          <table:table-cell office:value-type="float" office:value="5.67787">
            <text:p>5.67787</text:p>
          </table:table-cell>
          <table:table-cell office:value-type="float" office:value="0.087946">
            <text:p>0.087946</text:p>
          </table:table-cell>
          <table:table-cell office:value-type="float" office:value="1.37821">
            <text:p>1.37821</text:p>
          </table:table-cell>
          <table:table-cell office:value-type="float" office:value="0">
            <text:p>0</text:p>
          </table:table-cell>
          <table:table-cell office:value-type="float" office:value="62.2806">
            <text:p>62.2806</text:p>
          </table:table-cell>
          <table:table-cell office:value-type="float" office:value="111.6">
            <text:p>111.6</text:p>
          </table:table-cell>
          <table:table-cell office:value-type="float" office:value="2.11153">
            <text:p>2.11153</text:p>
          </table:table-cell>
          <table:table-cell office:value-type="float" office:value="16.4467">
            <text:p>16.4467</text:p>
          </table:table-cell>
          <table:table-cell office:value-type="float" office:value="3.72563">
            <text:p>3.72563</text:p>
          </table:table-cell>
          <table:table-cell table:number-columns-repeated="5" office:value-type="float" office:value="0">
            <text:p>0</text:p>
          </table:table-cell>
          <table:table-cell office:value-type="float" office:value="0.734401">
            <text:p>0.734401</text:p>
          </table:table-cell>
          <table:table-cell office:value-type="float" office:value="0.212051">
            <text:p>0.212051</text:p>
          </table:table-cell>
          <table:table-cell office:value-type="float" office:value="2.69882">
            <text:p>2.69882</text:p>
          </table:table-cell>
          <table:table-cell office:value-type="float" office:value="0.0404848">
            <text:p>0.0404848</text:p>
          </table:table-cell>
          <table:table-cell office:value-type="float" office:value="0.639382">
            <text:p>0.639382</text:p>
          </table:table-cell>
          <table:table-cell office:value-type="float" office:value="0.239627">
            <text:p>0.239627</text:p>
          </table:table-cell>
          <table:table-cell office:value-type="float" office:value="0.000386523">
            <text:p>0.000386523</text:p>
          </table:table-cell>
          <table:table-cell office:value-type="float" office:value="5.16865">
            <text:p>5.16865</text:p>
          </table:table-cell>
        </table:table-row>
        <table:table-row table:style-name="ro1">
          <table:table-cell table:formula="of:=DATE([.B91];[.C91];[.D91])" office:value-type="date" office:date-value="2014-06-12">
            <text:p>06/1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.05545">
            <text:p>1.05545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84854">
            <text:p>4.84854</text:p>
          </table:table-cell>
          <table:table-cell table:number-columns-repeated="2" office:value-type="float" office:value="0">
            <text:p>0</text:p>
          </table:table-cell>
          <table:table-cell office:value-type="float" office:value="96.6284">
            <text:p>96.6284</text:p>
          </table:table-cell>
          <table:table-cell office:value-type="float" office:value="1.55837">
            <text:p>1.55837</text:p>
          </table:table-cell>
          <table:table-cell office:value-type="float" office:value="0.457132">
            <text:p>0.457132</text:p>
          </table:table-cell>
          <table:table-cell office:value-type="float" office:value="5.86995">
            <text:p>5.86995</text:p>
          </table:table-cell>
          <table:table-cell office:value-type="float" office:value="0.15798">
            <text:p>0.15798</text:p>
          </table:table-cell>
          <table:table-cell office:value-type="float" office:value="1.38618">
            <text:p>1.38618</text:p>
          </table:table-cell>
          <table:table-cell office:value-type="float" office:value="0">
            <text:p>0</text:p>
          </table:table-cell>
          <table:table-cell office:value-type="float" office:value="61.4243">
            <text:p>61.4243</text:p>
          </table:table-cell>
          <table:table-cell office:value-type="float" office:value="113.976">
            <text:p>113.976</text:p>
          </table:table-cell>
          <table:table-cell office:value-type="float" office:value="3.78776">
            <text:p>3.78776</text:p>
          </table:table-cell>
          <table:table-cell office:value-type="float" office:value="16.4644">
            <text:p>16.4644</text:p>
          </table:table-cell>
          <table:table-cell office:value-type="float" office:value="3.75324">
            <text:p>3.75324</text:p>
          </table:table-cell>
          <table:table-cell table:number-columns-repeated="5" office:value-type="float" office:value="0">
            <text:p>0</text:p>
          </table:table-cell>
          <table:table-cell office:value-type="float" office:value="0.728707">
            <text:p>0.728707</text:p>
          </table:table-cell>
          <table:table-cell office:value-type="float" office:value="0.213759">
            <text:p>0.213759</text:p>
          </table:table-cell>
          <table:table-cell office:value-type="float" office:value="2.79012">
            <text:p>2.79012</text:p>
          </table:table-cell>
          <table:table-cell office:value-type="float" office:value="0.072724">
            <text:p>0.072724</text:p>
          </table:table-cell>
          <table:table-cell office:value-type="float" office:value="0.643078">
            <text:p>0.643078</text:p>
          </table:table-cell>
          <table:table-cell office:value-type="float" office:value="0.256531">
            <text:p>0.256531</text:p>
          </table:table-cell>
          <table:table-cell office:value-type="float" office:value="0.000397866">
            <text:p>0.000397866</text:p>
          </table:table-cell>
          <table:table-cell office:value-type="float" office:value="5.31821">
            <text:p>5.31821</text:p>
          </table:table-cell>
        </table:table-row>
        <table:table-row table:style-name="ro1">
          <table:table-cell table:formula="of:=DATE([.B92];[.C92];[.D92])" office:value-type="date" office:date-value="2014-06-13">
            <text:p>06/1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.07474">
            <text:p>1.0747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81022">
            <text:p>4.81022</text:p>
          </table:table-cell>
          <table:table-cell table:number-columns-repeated="2" office:value-type="float" office:value="0">
            <text:p>0</text:p>
          </table:table-cell>
          <table:table-cell office:value-type="float" office:value="98.4326">
            <text:p>98.4326</text:p>
          </table:table-cell>
          <table:table-cell office:value-type="float" office:value="1.54585">
            <text:p>1.54585</text:p>
          </table:table-cell>
          <table:table-cell office:value-type="float" office:value="0.460886">
            <text:p>0.460886</text:p>
          </table:table-cell>
          <table:table-cell office:value-type="float" office:value="6.06606">
            <text:p>6.06606</text:p>
          </table:table-cell>
          <table:table-cell office:value-type="float" office:value="0.243961">
            <text:p>0.243961</text:p>
          </table:table-cell>
          <table:table-cell office:value-type="float" office:value="1.39369">
            <text:p>1.39369</text:p>
          </table:table-cell>
          <table:table-cell office:value-type="float" office:value="0">
            <text:p>0</text:p>
          </table:table-cell>
          <table:table-cell office:value-type="float" office:value="60.6284">
            <text:p>60.6284</text:p>
          </table:table-cell>
          <table:table-cell office:value-type="float" office:value="116.599">
            <text:p>116.599</text:p>
          </table:table-cell>
          <table:table-cell office:value-type="float" office:value="5.8487">
            <text:p>5.8487</text:p>
          </table:table-cell>
          <table:table-cell office:value-type="float" office:value="16.4985">
            <text:p>16.4985</text:p>
          </table:table-cell>
          <table:table-cell office:value-type="float" office:value="3.78153">
            <text:p>3.78153</text:p>
          </table:table-cell>
          <table:table-cell table:number-columns-repeated="5" office:value-type="float" office:value="0">
            <text:p>0</text:p>
          </table:table-cell>
          <table:table-cell office:value-type="float" office:value="0.722856">
            <text:p>0.722856</text:p>
          </table:table-cell>
          <table:table-cell office:value-type="float" office:value="0.215515">
            <text:p>0.215515</text:p>
          </table:table-cell>
          <table:table-cell office:value-type="float" office:value="2.88333">
            <text:p>2.88333</text:p>
          </table:table-cell>
          <table:table-cell office:value-type="float" office:value="0.112304">
            <text:p>0.112304</text:p>
          </table:table-cell>
          <table:table-cell office:value-type="float" office:value="0.646561">
            <text:p>0.646561</text:p>
          </table:table-cell>
          <table:table-cell office:value-type="float" office:value="0.268235">
            <text:p>0.268235</text:p>
          </table:table-cell>
          <table:table-cell office:value-type="float" office:value="0.000408763">
            <text:p>0.000408763</text:p>
          </table:table-cell>
          <table:table-cell office:value-type="float" office:value="5.47176">
            <text:p>5.47176</text:p>
          </table:table-cell>
        </table:table-row>
        <table:table-row table:style-name="ro1">
          <table:table-cell table:formula="of:=DATE([.B93];[.C93];[.D93])" office:value-type="date" office:date-value="2014-06-14">
            <text:p>06/1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.09548">
            <text:p>1.0954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77088">
            <text:p>4.77088</text:p>
          </table:table-cell>
          <table:table-cell table:number-columns-repeated="2" office:value-type="float" office:value="0">
            <text:p>0</text:p>
          </table:table-cell>
          <table:table-cell office:value-type="float" office:value="100.259">
            <text:p>100.259</text:p>
          </table:table-cell>
          <table:table-cell office:value-type="float" office:value="1.533">
            <text:p>1.533</text:p>
          </table:table-cell>
          <table:table-cell office:value-type="float" office:value="0.464742">
            <text:p>0.464742</text:p>
          </table:table-cell>
          <table:table-cell office:value-type="float" office:value="6.28072">
            <text:p>6.28072</text:p>
          </table:table-cell>
          <table:table-cell office:value-type="float" office:value="0.352009">
            <text:p>0.352009</text:p>
          </table:table-cell>
          <table:table-cell office:value-type="float" office:value="1.40173">
            <text:p>1.40173</text:p>
          </table:table-cell>
          <table:table-cell office:value-type="float" office:value="0">
            <text:p>0</text:p>
          </table:table-cell>
          <table:table-cell office:value-type="float" office:value="59.8004">
            <text:p>59.8004</text:p>
          </table:table-cell>
          <table:table-cell office:value-type="float" office:value="119.401">
            <text:p>119.401</text:p>
          </table:table-cell>
          <table:table-cell office:value-type="float" office:value="8.43791">
            <text:p>8.43791</text:p>
          </table:table-cell>
          <table:table-cell office:value-type="float" office:value="16.5336">
            <text:p>16.5336</text:p>
          </table:table-cell>
          <table:table-cell office:value-type="float" office:value="3.81051">
            <text:p>3.81051</text:p>
          </table:table-cell>
          <table:table-cell table:number-columns-repeated="5" office:value-type="float" office:value="0">
            <text:p>0</text:p>
          </table:table-cell>
          <table:table-cell office:value-type="float" office:value="0.716846">
            <text:p>0.716846</text:p>
          </table:table-cell>
          <table:table-cell office:value-type="float" office:value="0.217318">
            <text:p>0.217318</text:p>
          </table:table-cell>
          <table:table-cell office:value-type="float" office:value="2.98537">
            <text:p>2.98537</text:p>
          </table:table-cell>
          <table:table-cell office:value-type="float" office:value="0.162043">
            <text:p>0.162043</text:p>
          </table:table-cell>
          <table:table-cell office:value-type="float" office:value="0.650294">
            <text:p>0.650294</text:p>
          </table:table-cell>
          <table:table-cell office:value-type="float" office:value="0.288567">
            <text:p>0.288567</text:p>
          </table:table-cell>
          <table:table-cell office:value-type="float" office:value="0.000420495">
            <text:p>0.000420495</text:p>
          </table:table-cell>
          <table:table-cell office:value-type="float" office:value="5.65333">
            <text:p>5.65333</text:p>
          </table:table-cell>
        </table:table-row>
        <table:table-row table:style-name="ro1">
          <table:table-cell table:formula="of:=DATE([.B94];[.C94];[.D94])" office:value-type="date" office:date-value="2014-06-15">
            <text:p>06/1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.11517">
            <text:p>1.1151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73046">
            <text:p>4.73046</text:p>
          </table:table-cell>
          <table:table-cell table:number-columns-repeated="2" office:value-type="float" office:value="0">
            <text:p>0</text:p>
          </table:table-cell>
          <table:table-cell office:value-type="float" office:value="102.069">
            <text:p>102.069</text:p>
          </table:table-cell>
          <table:table-cell office:value-type="float" office:value="1.51982">
            <text:p>1.51982</text:p>
          </table:table-cell>
          <table:table-cell office:value-type="float" office:value="0.468697">
            <text:p>0.468697</text:p>
          </table:table-cell>
          <table:table-cell office:value-type="float" office:value="6.50738">
            <text:p>6.50738</text:p>
          </table:table-cell>
          <table:table-cell office:value-type="float" office:value="0.482939">
            <text:p>0.482939</text:p>
          </table:table-cell>
          <table:table-cell office:value-type="float" office:value="1.41003">
            <text:p>1.41003</text:p>
          </table:table-cell>
          <table:table-cell office:value-type="float" office:value="0">
            <text:p>0</text:p>
          </table:table-cell>
          <table:table-cell office:value-type="float" office:value="58.9912">
            <text:p>58.9912</text:p>
          </table:table-cell>
          <table:table-cell office:value-type="float" office:value="122.449">
            <text:p>122.449</text:p>
          </table:table-cell>
          <table:table-cell office:value-type="float" office:value="11.5775">
            <text:p>11.5775</text:p>
          </table:table-cell>
          <table:table-cell office:value-type="float" office:value="16.5777">
            <text:p>16.5777</text:p>
          </table:table-cell>
          <table:table-cell office:value-type="float" office:value="3.84016">
            <text:p>3.84016</text:p>
          </table:table-cell>
          <table:table-cell table:number-columns-repeated="5" office:value-type="float" office:value="0">
            <text:p>0</text:p>
          </table:table-cell>
          <table:table-cell office:value-type="float" office:value="0.710682">
            <text:p>0.710682</text:p>
          </table:table-cell>
          <table:table-cell office:value-type="float" office:value="0.219167">
            <text:p>0.219167</text:p>
          </table:table-cell>
          <table:table-cell office:value-type="float" office:value="3.0931">
            <text:p>3.0931</text:p>
          </table:table-cell>
          <table:table-cell office:value-type="float" office:value="0.222315">
            <text:p>0.222315</text:p>
          </table:table-cell>
          <table:table-cell office:value-type="float" office:value="0.654141">
            <text:p>0.654141</text:p>
          </table:table-cell>
          <table:table-cell office:value-type="float" office:value="0.269851">
            <text:p>0.269851</text:p>
          </table:table-cell>
          <table:table-cell office:value-type="float" office:value="0.000431614">
            <text:p>0.000431614</text:p>
          </table:table-cell>
          <table:table-cell office:value-type="float" office:value="5.81237">
            <text:p>5.81237</text:p>
          </table:table-cell>
        </table:table-row>
        <table:table-row table:style-name="ro1">
          <table:table-cell table:formula="of:=DATE([.B95];[.C95];[.D95])" office:value-type="date" office:date-value="2014-06-16">
            <text:p>06/16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.13617">
            <text:p>1.1361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68906">
            <text:p>4.68906</text:p>
          </table:table-cell>
          <table:table-cell table:number-columns-repeated="2" office:value-type="float" office:value="0">
            <text:p>0</text:p>
          </table:table-cell>
          <table:table-cell office:value-type="float" office:value="103.826">
            <text:p>103.826</text:p>
          </table:table-cell>
          <table:table-cell office:value-type="float" office:value="1.50631">
            <text:p>1.50631</text:p>
          </table:table-cell>
          <table:table-cell office:value-type="float" office:value="0.472749">
            <text:p>0.472749</text:p>
          </table:table-cell>
          <table:table-cell office:value-type="float" office:value="6.69492">
            <text:p>6.69492</text:p>
          </table:table-cell>
          <table:table-cell office:value-type="float" office:value="0.615897">
            <text:p>0.615897</text:p>
          </table:table-cell>
          <table:table-cell office:value-type="float" office:value="1.41534">
            <text:p>1.41534</text:p>
          </table:table-cell>
          <table:table-cell office:value-type="float" office:value="0">
            <text:p>0</text:p>
          </table:table-cell>
          <table:table-cell office:value-type="float" office:value="58.1497">
            <text:p>58.1497</text:p>
          </table:table-cell>
          <table:table-cell office:value-type="float" office:value="124.571">
            <text:p>124.571</text:p>
          </table:table-cell>
          <table:table-cell office:value-type="float" office:value="14.7646">
            <text:p>14.7646</text:p>
          </table:table-cell>
          <table:table-cell office:value-type="float" office:value="16.5806">
            <text:p>16.5806</text:p>
          </table:table-cell>
          <table:table-cell office:value-type="float" office:value="3.87045">
            <text:p>3.87045</text:p>
          </table:table-cell>
          <table:table-cell table:number-columns-repeated="5" office:value-type="float" office:value="0">
            <text:p>0</text:p>
          </table:table-cell>
          <table:table-cell office:value-type="float" office:value="0.704365">
            <text:p>0.704365</text:p>
          </table:table-cell>
          <table:table-cell office:value-type="float" office:value="0.221062">
            <text:p>0.221062</text:p>
          </table:table-cell>
          <table:table-cell office:value-type="float" office:value="3.18225">
            <text:p>3.18225</text:p>
          </table:table-cell>
          <table:table-cell office:value-type="float" office:value="0.28352">
            <text:p>0.28352</text:p>
          </table:table-cell>
          <table:table-cell office:value-type="float" office:value="0.656607">
            <text:p>0.656607</text:p>
          </table:table-cell>
          <table:table-cell office:value-type="float" office:value="0.271286">
            <text:p>0.271286</text:p>
          </table:table-cell>
          <table:table-cell office:value-type="float" office:value="0.000442853">
            <text:p>0.000442853</text:p>
          </table:table-cell>
          <table:table-cell office:value-type="float" office:value="5.97269">
            <text:p>5.97269</text:p>
          </table:table-cell>
        </table:table-row>
        <table:table-row table:style-name="ro1">
          <table:table-cell table:formula="of:=DATE([.B96];[.C96];[.D96])" office:value-type="date" office:date-value="2014-06-17">
            <text:p>06/1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.15717">
            <text:p>1.1571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64663">
            <text:p>4.64663</text:p>
          </table:table-cell>
          <table:table-cell table:number-columns-repeated="2" office:value-type="float" office:value="0">
            <text:p>0</text:p>
          </table:table-cell>
          <table:table-cell office:value-type="float" office:value="105.576">
            <text:p>105.576</text:p>
          </table:table-cell>
          <table:table-cell office:value-type="float" office:value="1.49248">
            <text:p>1.49248</text:p>
          </table:table-cell>
          <table:table-cell office:value-type="float" office:value="0.4769">
            <text:p>0.4769</text:p>
          </table:table-cell>
          <table:table-cell office:value-type="float" office:value="6.89612">
            <text:p>6.89612</text:p>
          </table:table-cell>
          <table:table-cell office:value-type="float" office:value="0.776327">
            <text:p>0.776327</text:p>
          </table:table-cell>
          <table:table-cell office:value-type="float" office:value="1.42122">
            <text:p>1.42122</text:p>
          </table:table-cell>
          <table:table-cell office:value-type="float" office:value="0">
            <text:p>0</text:p>
          </table:table-cell>
          <table:table-cell office:value-type="float" office:value="57.2975">
            <text:p>57.2975</text:p>
          </table:table-cell>
          <table:table-cell office:value-type="float" office:value="126.85">
            <text:p>126.85</text:p>
          </table:table-cell>
          <table:table-cell office:value-type="float" office:value="18.6086">
            <text:p>18.6086</text:p>
          </table:table-cell>
          <table:table-cell office:value-type="float" office:value="16.5883">
            <text:p>16.5883</text:p>
          </table:table-cell>
          <table:table-cell office:value-type="float" office:value="3.9014">
            <text:p>3.9014</text:p>
          </table:table-cell>
          <table:table-cell table:number-columns-repeated="5" office:value-type="float" office:value="0">
            <text:p>0</text:p>
          </table:table-cell>
          <table:table-cell office:value-type="float" office:value="0.697896">
            <text:p>0.697896</text:p>
          </table:table-cell>
          <table:table-cell office:value-type="float" office:value="0.223003">
            <text:p>0.223003</text:p>
          </table:table-cell>
          <table:table-cell office:value-type="float" office:value="3.27788">
            <text:p>3.27788</text:p>
          </table:table-cell>
          <table:table-cell office:value-type="float" office:value="0.357372">
            <text:p>0.357372</text:p>
          </table:table-cell>
          <table:table-cell office:value-type="float" office:value="0.659334">
            <text:p>0.659334</text:p>
          </table:table-cell>
          <table:table-cell office:value-type="float" office:value="0.289126">
            <text:p>0.289126</text:p>
          </table:table-cell>
          <table:table-cell office:value-type="float" office:value="0.000454077">
            <text:p>0.000454077</text:p>
          </table:table-cell>
          <table:table-cell office:value-type="float" office:value="6.16897">
            <text:p>6.16897</text:p>
          </table:table-cell>
        </table:table-row>
        <table:table-row table:style-name="ro1">
          <table:table-cell table:formula="of:=DATE([.B97];[.C97];[.D97])" office:value-type="date" office:date-value="2014-06-18">
            <text:p>06/1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.17541">
            <text:p>1.1754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6032">
            <text:p>4.6032</text:p>
          </table:table-cell>
          <table:table-cell table:number-columns-repeated="2" office:value-type="float" office:value="0">
            <text:p>0</text:p>
          </table:table-cell>
          <table:table-cell office:value-type="float" office:value="107.321">
            <text:p>107.321</text:p>
          </table:table-cell>
          <table:table-cell office:value-type="float" office:value="1.47835">
            <text:p>1.47835</text:p>
          </table:table-cell>
          <table:table-cell office:value-type="float" office:value="0.481137">
            <text:p>0.481137</text:p>
          </table:table-cell>
          <table:table-cell office:value-type="float" office:value="7.09288">
            <text:p>7.09288</text:p>
          </table:table-cell>
          <table:table-cell office:value-type="float" office:value="0.95448">
            <text:p>0.95448</text:p>
          </table:table-cell>
          <table:table-cell office:value-type="float" office:value="1.4265">
            <text:p>1.4265</text:p>
          </table:table-cell>
          <table:table-cell office:value-type="float" office:value="0">
            <text:p>0</text:p>
          </table:table-cell>
          <table:table-cell office:value-type="float" office:value="56.5004">
            <text:p>56.5004</text:p>
          </table:table-cell>
          <table:table-cell office:value-type="float" office:value="129.242">
            <text:p>129.242</text:p>
          </table:table-cell>
          <table:table-cell office:value-type="float" office:value="22.8866">
            <text:p>22.8866</text:p>
          </table:table-cell>
          <table:table-cell office:value-type="float" office:value="16.6033">
            <text:p>16.6033</text:p>
          </table:table-cell>
          <table:table-cell office:value-type="float" office:value="3.9329">
            <text:p>3.9329</text:p>
          </table:table-cell>
          <table:table-cell table:number-columns-repeated="5" office:value-type="float" office:value="0">
            <text:p>0</text:p>
          </table:table-cell>
          <table:table-cell office:value-type="float" office:value="0.691291">
            <text:p>0.691291</text:p>
          </table:table-cell>
          <table:table-cell office:value-type="float" office:value="0.224984">
            <text:p>0.224984</text:p>
          </table:table-cell>
          <table:table-cell office:value-type="float" office:value="3.37141">
            <text:p>3.37141</text:p>
          </table:table-cell>
          <table:table-cell office:value-type="float" office:value="0.439383">
            <text:p>0.439383</text:p>
          </table:table-cell>
          <table:table-cell office:value-type="float" office:value="0.661782">
            <text:p>0.661782</text:p>
          </table:table-cell>
          <table:table-cell office:value-type="float" office:value="0.225217">
            <text:p>0.225217</text:p>
          </table:table-cell>
          <table:table-cell office:value-type="float" office:value="0.000463573">
            <text:p>0.000463573</text:p>
          </table:table-cell>
          <table:table-cell office:value-type="float" office:value="6.28942">
            <text:p>6.28942</text:p>
          </table:table-cell>
        </table:table-row>
        <table:table-row table:style-name="ro1">
          <table:table-cell table:formula="of:=DATE([.B98];[.C98];[.D98])" office:value-type="date" office:date-value="2014-06-19">
            <text:p>06/1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.19444">
            <text:p>1.1944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4.55899">
            <text:p>4.55899</text:p>
          </table:table-cell>
          <table:table-cell table:number-columns-repeated="2" office:value-type="float" office:value="0">
            <text:p>0</text:p>
          </table:table-cell>
          <table:table-cell office:value-type="float" office:value="109.047">
            <text:p>109.047</text:p>
          </table:table-cell>
          <table:table-cell office:value-type="float" office:value="1.46397">
            <text:p>1.46397</text:p>
          </table:table-cell>
          <table:table-cell office:value-type="float" office:value="0.485451">
            <text:p>0.485451</text:p>
          </table:table-cell>
          <table:table-cell office:value-type="float" office:value="7.20094">
            <text:p>7.20094</text:p>
          </table:table-cell>
          <table:table-cell office:value-type="float" office:value="1.08701">
            <text:p>1.08701</text:p>
          </table:table-cell>
          <table:table-cell office:value-type="float" office:value="1.42517">
            <text:p>1.42517</text:p>
          </table:table-cell>
          <table:table-cell office:value-type="float" office:value="0">
            <text:p>0</text:p>
          </table:table-cell>
          <table:table-cell office:value-type="float" office:value="55.6888">
            <text:p>55.6888</text:p>
          </table:table-cell>
          <table:table-cell office:value-type="float" office:value="129.915">
            <text:p>129.915</text:p>
          </table:table-cell>
          <table:table-cell office:value-type="float" office:value="26.0744">
            <text:p>26.0744</text:p>
          </table:table-cell>
          <table:table-cell office:value-type="float" office:value="16.5396">
            <text:p>16.5396</text:p>
          </table:table-cell>
          <table:table-cell office:value-type="float" office:value="3.96491">
            <text:p>3.96491</text:p>
          </table:table-cell>
          <table:table-cell table:number-columns-repeated="5" office:value-type="float" office:value="0">
            <text:p>0</text:p>
          </table:table-cell>
          <table:table-cell office:value-type="float" office:value="0.684566">
            <text:p>0.684566</text:p>
          </table:table-cell>
          <table:table-cell office:value-type="float" office:value="0.227002">
            <text:p>0.227002</text:p>
          </table:table-cell>
          <table:table-cell office:value-type="float" office:value="3.42277">
            <text:p>3.42277</text:p>
          </table:table-cell>
          <table:table-cell office:value-type="float" office:value="0.500392">
            <text:p>0.500392</text:p>
          </table:table-cell>
          <table:table-cell office:value-type="float" office:value="0.661167">
            <text:p>0.661167</text:p>
          </table:table-cell>
          <table:table-cell office:value-type="float" office:value="0.188723">
            <text:p>0.188723</text:p>
          </table:table-cell>
          <table:table-cell office:value-type="float" office:value="0.000472129">
            <text:p>0.000472129</text:p>
          </table:table-cell>
          <table:table-cell office:value-type="float" office:value="6.3712">
            <text:p>6.3712</text:p>
          </table:table-cell>
        </table:table-row>
        <table:table-row table:style-name="ro1">
          <table:table-cell table:formula="of:=DATE([.B99];[.C99];[.D99])" office:value-type="date" office:date-value="2014-06-20">
            <text:p>06/2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.21098">
            <text:p>1.2109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51398">
            <text:p>4.51398</text:p>
          </table:table-cell>
          <table:table-cell table:number-columns-repeated="2" office:value-type="float" office:value="0">
            <text:p>0</text:p>
          </table:table-cell>
          <table:table-cell office:value-type="float" office:value="110.745">
            <text:p>110.745</text:p>
          </table:table-cell>
          <table:table-cell office:value-type="float" office:value="1.44882">
            <text:p>1.44882</text:p>
          </table:table-cell>
          <table:table-cell office:value-type="float" office:value="0.489995">
            <text:p>0.489995</text:p>
          </table:table-cell>
          <table:table-cell office:value-type="float" office:value="7.30028">
            <text:p>7.30028</text:p>
          </table:table-cell>
          <table:table-cell office:value-type="float" office:value="1.22512">
            <text:p>1.22512</text:p>
          </table:table-cell>
          <table:table-cell office:value-type="float" office:value="1.42298">
            <text:p>1.42298</text:p>
          </table:table-cell>
          <table:table-cell office:value-type="float" office:value="0">
            <text:p>0</text:p>
          </table:table-cell>
          <table:table-cell office:value-type="float" office:value="54.8669">
            <text:p>54.8669</text:p>
          </table:table-cell>
          <table:table-cell office:value-type="float" office:value="130.474">
            <text:p>130.474</text:p>
          </table:table-cell>
          <table:table-cell office:value-type="float" office:value="29.3829">
            <text:p>29.3829</text:p>
          </table:table-cell>
          <table:table-cell office:value-type="float" office:value="16.465">
            <text:p>16.465</text:p>
          </table:table-cell>
          <table:table-cell office:value-type="float" office:value="3.99853">
            <text:p>3.99853</text:p>
          </table:table-cell>
          <table:table-cell table:number-columns-repeated="5" office:value-type="float" office:value="0">
            <text:p>0</text:p>
          </table:table-cell>
          <table:table-cell office:value-type="float" office:value="0.677484">
            <text:p>0.677484</text:p>
          </table:table-cell>
          <table:table-cell office:value-type="float" office:value="0.229126">
            <text:p>0.229126</text:p>
          </table:table-cell>
          <table:table-cell office:value-type="float" office:value="3.46999">
            <text:p>3.46999</text:p>
          </table:table-cell>
          <table:table-cell office:value-type="float" office:value="0.563966">
            <text:p>0.563966</text:p>
          </table:table-cell>
          <table:table-cell office:value-type="float" office:value="0.660151">
            <text:p>0.660151</text:p>
          </table:table-cell>
          <table:table-cell office:value-type="float" office:value="0.174543">
            <text:p>0.174543</text:p>
          </table:table-cell>
          <table:table-cell office:value-type="float" office:value="0.000491765">
            <text:p>0.000491765</text:p>
          </table:table-cell>
          <table:table-cell office:value-type="float" office:value="6.47338">
            <text:p>6.47338</text:p>
          </table:table-cell>
        </table:table-row>
        <table:table-row table:style-name="ro1">
          <table:table-cell table:formula="of:=DATE([.B100];[.C100];[.D100])" office:value-type="date" office:date-value="2014-06-21">
            <text:p>06/21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.22883">
            <text:p>1.22883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4.46476">
            <text:p>4.46476</text:p>
          </table:table-cell>
          <table:table-cell table:number-columns-repeated="2" office:value-type="float" office:value="0">
            <text:p>0</text:p>
          </table:table-cell>
          <table:table-cell office:value-type="float" office:value="112.447">
            <text:p>112.447</text:p>
          </table:table-cell>
          <table:table-cell office:value-type="float" office:value="1.432">
            <text:p>1.432</text:p>
          </table:table-cell>
          <table:table-cell office:value-type="float" office:value="0.495042">
            <text:p>0.495042</text:p>
          </table:table-cell>
          <table:table-cell office:value-type="float" office:value="7.38387">
            <text:p>7.38387</text:p>
          </table:table-cell>
          <table:table-cell office:value-type="float" office:value="1.36048">
            <text:p>1.36048</text:p>
          </table:table-cell>
          <table:table-cell office:value-type="float" office:value="1.41953">
            <text:p>1.41953</text:p>
          </table:table-cell>
          <table:table-cell office:value-type="float" office:value="0">
            <text:p>0</text:p>
          </table:table-cell>
          <table:table-cell office:value-type="float" office:value="53.986">
            <text:p>53.986</text:p>
          </table:table-cell>
          <table:table-cell office:value-type="float" office:value="130.704">
            <text:p>130.704</text:p>
          </table:table-cell>
          <table:table-cell office:value-type="float" office:value="32.6385">
            <text:p>32.6385</text:p>
          </table:table-cell>
          <table:table-cell office:value-type="float" office:value="16.3787">
            <text:p>16.3787</text:p>
          </table:table-cell>
          <table:table-cell office:value-type="float" office:value="4.03579">
            <text:p>4.03579</text:p>
          </table:table-cell>
          <table:table-cell table:number-columns-repeated="5" office:value-type="float" office:value="0">
            <text:p>0</text:p>
          </table:table-cell>
          <table:table-cell office:value-type="float" office:value="0.669617">
            <text:p>0.669617</text:p>
          </table:table-cell>
          <table:table-cell office:value-type="float" office:value="0.231486">
            <text:p>0.231486</text:p>
          </table:table-cell>
          <table:table-cell office:value-type="float" office:value="3.50972">
            <text:p>3.50972</text:p>
          </table:table-cell>
          <table:table-cell office:value-type="float" office:value="0.62628">
            <text:p>0.62628</text:p>
          </table:table-cell>
          <table:table-cell office:value-type="float" office:value="0.65855">
            <text:p>0.65855</text:p>
          </table:table-cell>
          <table:table-cell office:value-type="float" office:value="0.184601">
            <text:p>0.184601</text:p>
          </table:table-cell>
          <table:table-cell office:value-type="float" office:value="0.000519113">
            <text:p>0.000519113</text:p>
          </table:table-cell>
          <table:table-cell office:value-type="float" office:value="6.59048">
            <text:p>6.59048</text:p>
          </table:table-cell>
        </table:table-row>
        <table:table-row table:style-name="ro1">
          <table:table-cell table:formula="of:=DATE([.B101];[.C101];[.D101])" office:value-type="date" office:date-value="2014-06-22">
            <text:p>06/22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.24642">
            <text:p>1.24642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40919">
            <text:p>4.40919</text:p>
          </table:table-cell>
          <table:table-cell table:number-columns-repeated="2" office:value-type="float" office:value="0">
            <text:p>0</text:p>
          </table:table-cell>
          <table:table-cell office:value-type="float" office:value="114.149">
            <text:p>114.149</text:p>
          </table:table-cell>
          <table:table-cell office:value-type="float" office:value="1.41318">
            <text:p>1.41318</text:p>
          </table:table-cell>
          <table:table-cell office:value-type="float" office:value="0.500689">
            <text:p>0.500689</text:p>
          </table:table-cell>
          <table:table-cell office:value-type="float" office:value="7.48012">
            <text:p>7.48012</text:p>
          </table:table-cell>
          <table:table-cell office:value-type="float" office:value="1.52214">
            <text:p>1.52214</text:p>
          </table:table-cell>
          <table:table-cell office:value-type="float" office:value="1.41713">
            <text:p>1.41713</text:p>
          </table:table-cell>
          <table:table-cell office:value-type="float" office:value="0">
            <text:p>0</text:p>
          </table:table-cell>
          <table:table-cell office:value-type="float" office:value="53.0133">
            <text:p>53.0133</text:p>
          </table:table-cell>
          <table:table-cell office:value-type="float" office:value="131.028">
            <text:p>131.028</text:p>
          </table:table-cell>
          <table:table-cell office:value-type="float" office:value="36.5041">
            <text:p>36.5041</text:p>
          </table:table-cell>
          <table:table-cell office:value-type="float" office:value="16.296">
            <text:p>16.296</text:p>
          </table:table-cell>
          <table:table-cell office:value-type="float" office:value="4.07738">
            <text:p>4.07738</text:p>
          </table:table-cell>
          <table:table-cell table:number-columns-repeated="5" office:value-type="float" office:value="0">
            <text:p>0</text:p>
          </table:table-cell>
          <table:table-cell office:value-type="float" office:value="0.660816">
            <text:p>0.660816</text:p>
          </table:table-cell>
          <table:table-cell office:value-type="float" office:value="0.234127">
            <text:p>0.234127</text:p>
          </table:table-cell>
          <table:table-cell office:value-type="float" office:value="3.55547">
            <text:p>3.55547</text:p>
          </table:table-cell>
          <table:table-cell office:value-type="float" office:value="0.700696">
            <text:p>0.700696</text:p>
          </table:table-cell>
          <table:table-cell office:value-type="float" office:value="0.657435">
            <text:p>0.657435</text:p>
          </table:table-cell>
          <table:table-cell office:value-type="float" office:value="0.185436">
            <text:p>0.185436</text:p>
          </table:table-cell>
          <table:table-cell office:value-type="float" office:value="0.000545127">
            <text:p>0.000545127</text:p>
          </table:table-cell>
          <table:table-cell office:value-type="float" office:value="6.71695">
            <text:p>6.71695</text:p>
          </table:table-cell>
        </table:table-row>
        <table:table-row table:style-name="ro1">
          <table:table-cell table:formula="of:=DATE([.B102];[.C102];[.D102])" office:value-type="date" office:date-value="2014-06-23">
            <text:p>06/23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.26427">
            <text:p>1.2642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3476">
            <text:p>4.3476</text:p>
          </table:table-cell>
          <table:table-cell table:number-columns-repeated="2" office:value-type="float" office:value="0">
            <text:p>0</text:p>
          </table:table-cell>
          <table:table-cell office:value-type="float" office:value="115.832">
            <text:p>115.832</text:p>
          </table:table-cell>
          <table:table-cell office:value-type="float" office:value="1.39244">
            <text:p>1.39244</text:p>
          </table:table-cell>
          <table:table-cell office:value-type="float" office:value="0.506909">
            <text:p>0.506909</text:p>
          </table:table-cell>
          <table:table-cell office:value-type="float" office:value="7.56606">
            <text:p>7.56606</text:p>
          </table:table-cell>
          <table:table-cell office:value-type="float" office:value="1.68685">
            <text:p>1.68685</text:p>
          </table:table-cell>
          <table:table-cell office:value-type="float" office:value="1.414">
            <text:p>1.414</text:p>
          </table:table-cell>
          <table:table-cell office:value-type="float" office:value="0">
            <text:p>0</text:p>
          </table:table-cell>
          <table:table-cell office:value-type="float" office:value="51.9852">
            <text:p>51.9852</text:p>
          </table:table-cell>
          <table:table-cell office:value-type="float" office:value="131.177">
            <text:p>131.177</text:p>
          </table:table-cell>
          <table:table-cell office:value-type="float" office:value="40.4527">
            <text:p>40.4527</text:p>
          </table:table-cell>
          <table:table-cell office:value-type="float" office:value="16.2091">
            <text:p>16.2091</text:p>
          </table:table-cell>
          <table:table-cell office:value-type="float" office:value="4.12309">
            <text:p>4.12309</text:p>
          </table:table-cell>
          <table:table-cell table:number-columns-repeated="5" office:value-type="float" office:value="0">
            <text:p>0</text:p>
          </table:table-cell>
          <table:table-cell office:value-type="float" office:value="0.65112">
            <text:p>0.65112</text:p>
          </table:table-cell>
          <table:table-cell office:value-type="float" office:value="0.237036">
            <text:p>0.237036</text:p>
          </table:table-cell>
          <table:table-cell office:value-type="float" office:value="3.59632">
            <text:p>3.59632</text:p>
          </table:table-cell>
          <table:table-cell office:value-type="float" office:value="0.776522">
            <text:p>0.776522</text:p>
          </table:table-cell>
          <table:table-cell office:value-type="float" office:value="0.655984">
            <text:p>0.655984</text:p>
          </table:table-cell>
          <table:table-cell office:value-type="float" office:value="0.192064">
            <text:p>0.192064</text:p>
          </table:table-cell>
          <table:table-cell office:value-type="float" office:value="0.00057024">
            <text:p>0.00057024</text:p>
          </table:table-cell>
          <table:table-cell office:value-type="float" office:value="6.84537">
            <text:p>6.84537</text:p>
          </table:table-cell>
        </table:table-row>
        <table:table-row table:style-name="ro1">
          <table:table-cell table:formula="of:=DATE([.B103];[.C103];[.D103])" office:value-type="date" office:date-value="2014-06-24">
            <text:p>06/24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.28264">
            <text:p>1.2826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28019">
            <text:p>4.28019</text:p>
          </table:table-cell>
          <table:table-cell table:number-columns-repeated="2" office:value-type="float" office:value="0">
            <text:p>0</text:p>
          </table:table-cell>
          <table:table-cell office:value-type="float" office:value="117.477">
            <text:p>117.477</text:p>
          </table:table-cell>
          <table:table-cell office:value-type="float" office:value="1.36984">
            <text:p>1.36984</text:p>
          </table:table-cell>
          <table:table-cell office:value-type="float" office:value="0.51369">
            <text:p>0.51369</text:p>
          </table:table-cell>
          <table:table-cell office:value-type="float" office:value="7.65679">
            <text:p>7.65679</text:p>
          </table:table-cell>
          <table:table-cell office:value-type="float" office:value="1.87525">
            <text:p>1.87525</text:p>
          </table:table-cell>
          <table:table-cell office:value-type="float" office:value="1.41148">
            <text:p>1.41148</text:p>
          </table:table-cell>
          <table:table-cell office:value-type="float" office:value="0">
            <text:p>0</text:p>
          </table:table-cell>
          <table:table-cell office:value-type="float" office:value="50.8876">
            <text:p>50.8876</text:p>
          </table:table-cell>
          <table:table-cell office:value-type="float" office:value="131.335">
            <text:p>131.335</text:p>
          </table:table-cell>
          <table:table-cell office:value-type="float" office:value="44.9684">
            <text:p>44.9684</text:p>
          </table:table-cell>
          <table:table-cell office:value-type="float" office:value="16.1277">
            <text:p>16.1277</text:p>
          </table:table-cell>
          <table:table-cell office:value-type="float" office:value="4.17279">
            <text:p>4.17279</text:p>
          </table:table-cell>
          <table:table-cell table:number-columns-repeated="5" office:value-type="float" office:value="0">
            <text:p>0</text:p>
          </table:table-cell>
          <table:table-cell office:value-type="float" office:value="0.64055">
            <text:p>0.64055</text:p>
          </table:table-cell>
          <table:table-cell office:value-type="float" office:value="0.240206">
            <text:p>0.240206</text:p>
          </table:table-cell>
          <table:table-cell office:value-type="float" office:value="3.63945">
            <text:p>3.63945</text:p>
          </table:table-cell>
          <table:table-cell office:value-type="float" office:value="0.863246">
            <text:p>0.863246</text:p>
          </table:table-cell>
          <table:table-cell office:value-type="float" office:value="0.654815">
            <text:p>0.654815</text:p>
          </table:table-cell>
          <table:table-cell office:value-type="float" office:value="0.201274">
            <text:p>0.201274</text:p>
          </table:table-cell>
          <table:table-cell office:value-type="float" office:value="0.000595011">
            <text:p>0.000595011</text:p>
          </table:table-cell>
          <table:table-cell office:value-type="float" office:value="6.98982">
            <text:p>6.98982</text:p>
          </table:table-cell>
        </table:table-row>
        <table:table-row table:style-name="ro1">
          <table:table-cell table:formula="of:=DATE([.B104];[.C104];[.D104])" office:value-type="date" office:date-value="2014-06-25">
            <text:p>06/25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.3001">
            <text:p>1.300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20704">
            <text:p>4.20704</text:p>
          </table:table-cell>
          <table:table-cell table:number-columns-repeated="2" office:value-type="float" office:value="0">
            <text:p>0</text:p>
          </table:table-cell>
          <table:table-cell office:value-type="float" office:value="119.112">
            <text:p>119.112</text:p>
          </table:table-cell>
          <table:table-cell office:value-type="float" office:value="1.34549">
            <text:p>1.34549</text:p>
          </table:table-cell>
          <table:table-cell office:value-type="float" office:value="0.520996">
            <text:p>0.520996</text:p>
          </table:table-cell>
          <table:table-cell office:value-type="float" office:value="7.74381">
            <text:p>7.74381</text:p>
          </table:table-cell>
          <table:table-cell office:value-type="float" office:value="2.07779">
            <text:p>2.07779</text:p>
          </table:table-cell>
          <table:table-cell office:value-type="float" office:value="1.4089">
            <text:p>1.4089</text:p>
          </table:table-cell>
          <table:table-cell office:value-type="float" office:value="0">
            <text:p>0</text:p>
          </table:table-cell>
          <table:table-cell office:value-type="float" office:value="49.7496">
            <text:p>49.7496</text:p>
          </table:table-cell>
          <table:table-cell office:value-type="float" office:value="131.486">
            <text:p>131.486</text:p>
          </table:table-cell>
          <table:table-cell office:value-type="float" office:value="49.8273">
            <text:p>49.8273</text:p>
          </table:table-cell>
          <table:table-cell office:value-type="float" office:value="16.0498">
            <text:p>16.0498</text:p>
          </table:table-cell>
          <table:table-cell office:value-type="float" office:value="4.2262">
            <text:p>4.2262</text:p>
          </table:table-cell>
          <table:table-cell table:number-columns-repeated="5" office:value-type="float" office:value="0">
            <text:p>0</text:p>
          </table:table-cell>
          <table:table-cell office:value-type="float" office:value="0.629163">
            <text:p>0.629163</text:p>
          </table:table-cell>
          <table:table-cell office:value-type="float" office:value="0.243623">
            <text:p>0.243623</text:p>
          </table:table-cell>
          <table:table-cell office:value-type="float" office:value="3.68081">
            <text:p>3.68081</text:p>
          </table:table-cell>
          <table:table-cell office:value-type="float" office:value="0.956485">
            <text:p>0.956485</text:p>
          </table:table-cell>
          <table:table-cell office:value-type="float" office:value="0.653619">
            <text:p>0.653619</text:p>
          </table:table-cell>
          <table:table-cell office:value-type="float" office:value="0.193194">
            <text:p>0.193194</text:p>
          </table:table-cell>
          <table:table-cell office:value-type="float" office:value="0.000616863">
            <text:p>0.000616863</text:p>
          </table:table-cell>
          <table:table-cell office:value-type="float" office:value="7.12168">
            <text:p>7.12168</text:p>
          </table:table-cell>
        </table:table-row>
        <table:table-row table:style-name="ro1">
          <table:table-cell table:formula="of:=DATE([.B105];[.C105];[.D105])" office:value-type="date" office:date-value="2014-06-26">
            <text:p>06/26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.32057">
            <text:p>1.3205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12883">
            <text:p>4.1288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31939">
            <text:p>1.31939</text:p>
          </table:table-cell>
          <table:table-cell office:value-type="float" office:value="0.528826">
            <text:p>0.528826</text:p>
          </table:table-cell>
          <table:table-cell office:value-type="float" office:value="7.81772">
            <text:p>7.81772</text:p>
          </table:table-cell>
          <table:table-cell office:value-type="float" office:value="2.28015">
            <text:p>2.28015</text:p>
          </table:table-cell>
          <table:table-cell office:value-type="float" office:value="1.40544">
            <text:p>1.40544</text:p>
          </table:table-cell>
          <table:table-cell office:value-type="float" office:value="0">
            <text:p>0</text:p>
          </table:table-cell>
          <table:table-cell office:value-type="float" office:value="48.5154">
            <text:p>48.5154</text:p>
          </table:table-cell>
          <table:table-cell office:value-type="float" office:value="131.147">
            <text:p>131.147</text:p>
          </table:table-cell>
          <table:table-cell office:value-type="float" office:value="54.6814">
            <text:p>54.6814</text:p>
          </table:table-cell>
          <table:table-cell office:value-type="float" office:value="15.9533">
            <text:p>15.9533</text:p>
          </table:table-cell>
          <table:table-cell office:value-type="float" office:value="4.28331">
            <text:p>4.28331</text:p>
          </table:table-cell>
          <table:table-cell table:number-columns-repeated="5" office:value-type="float" office:value="0">
            <text:p>0</text:p>
          </table:table-cell>
          <table:table-cell office:value-type="float" office:value="0.616959">
            <text:p>0.616959</text:p>
          </table:table-cell>
          <table:table-cell office:value-type="float" office:value="0.247284">
            <text:p>0.247284</text:p>
          </table:table-cell>
          <table:table-cell office:value-type="float" office:value="3.71594">
            <text:p>3.71594</text:p>
          </table:table-cell>
          <table:table-cell office:value-type="float" office:value="1.04964">
            <text:p>1.04964</text:p>
          </table:table-cell>
          <table:table-cell office:value-type="float" office:value="0.652013">
            <text:p>0.652013</text:p>
          </table:table-cell>
          <table:table-cell office:value-type="float" office:value="0.19979">
            <text:p>0.19979</text:p>
          </table:table-cell>
          <table:table-cell office:value-type="float" office:value="0.000641802">
            <text:p>0.000641802</text:p>
          </table:table-cell>
          <table:table-cell office:value-type="float" office:value="7.26149">
            <text:p>7.26149</text:p>
          </table:table-cell>
        </table:table-row>
        <table:table-row table:style-name="ro1">
          <table:table-cell table:formula="of:=DATE([.B106];[.C106];[.D106])" office:value-type="date" office:date-value="2014-06-27">
            <text:p>06/27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.34157">
            <text:p>1.3415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4.04481">
            <text:p>4.0448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29145">
            <text:p>1.29145</text:p>
          </table:table-cell>
          <table:table-cell office:value-type="float" office:value="0.537207">
            <text:p>0.537207</text:p>
          </table:table-cell>
          <table:table-cell office:value-type="float" office:value="7.89007">
            <text:p>7.89007</text:p>
          </table:table-cell>
          <table:table-cell office:value-type="float" office:value="2.50766">
            <text:p>2.50766</text:p>
          </table:table-cell>
          <table:table-cell office:value-type="float" office:value="1.40234">
            <text:p>1.40234</text:p>
          </table:table-cell>
          <table:table-cell office:value-type="float" office:value="0">
            <text:p>0</text:p>
          </table:table-cell>
          <table:table-cell office:value-type="float" office:value="47.2165">
            <text:p>47.2165</text:p>
          </table:table-cell>
          <table:table-cell office:value-type="float" office:value="130.704">
            <text:p>130.704</text:p>
          </table:table-cell>
          <table:table-cell office:value-type="float" office:value="60.1366">
            <text:p>60.1366</text:p>
          </table:table-cell>
          <table:table-cell office:value-type="float" office:value="15.8592">
            <text:p>15.8592</text:p>
          </table:table-cell>
          <table:table-cell office:value-type="float" office:value="4.34426">
            <text:p>4.34426</text:p>
          </table:table-cell>
          <table:table-cell table:number-columns-repeated="5" office:value-type="float" office:value="0">
            <text:p>0</text:p>
          </table:table-cell>
          <table:table-cell office:value-type="float" office:value="0.603895">
            <text:p>0.603895</text:p>
          </table:table-cell>
          <table:table-cell office:value-type="float" office:value="0.251203">
            <text:p>0.251203</text:p>
          </table:table-cell>
          <table:table-cell office:value-type="float" office:value="3.75033">
            <text:p>3.75033</text:p>
          </table:table-cell>
          <table:table-cell office:value-type="float" office:value="1.15437">
            <text:p>1.15437</text:p>
          </table:table-cell>
          <table:table-cell office:value-type="float" office:value="0.650575">
            <text:p>0.650575</text:p>
          </table:table-cell>
          <table:table-cell office:value-type="float" office:value="0.188798">
            <text:p>0.188798</text:p>
          </table:table-cell>
          <table:table-cell office:value-type="float" office:value="0.000665796">
            <text:p>0.000665796</text:p>
          </table:table-cell>
          <table:table-cell office:value-type="float" office:value="7.39469">
            <text:p>7.39469</text:p>
          </table:table-cell>
        </table:table-row>
        <table:table-row table:style-name="ro1">
          <table:table-cell table:formula="of:=DATE([.B107];[.C107];[.D107])" office:value-type="date" office:date-value="2014-06-28">
            <text:p>06/28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.36087">
            <text:p>1.36087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3.95522">
            <text:p>3.9552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26187">
            <text:p>1.26187</text:p>
          </table:table-cell>
          <table:table-cell office:value-type="float" office:value="0.546081">
            <text:p>0.546081</text:p>
          </table:table-cell>
          <table:table-cell office:value-type="float" office:value="7.94291">
            <text:p>7.94291</text:p>
          </table:table-cell>
          <table:table-cell office:value-type="float" office:value="2.71844">
            <text:p>2.71844</text:p>
          </table:table-cell>
          <table:table-cell office:value-type="float" office:value="1.39766">
            <text:p>1.39766</text:p>
          </table:table-cell>
          <table:table-cell office:value-type="float" office:value="0">
            <text:p>0</text:p>
          </table:table-cell>
          <table:table-cell office:value-type="float" office:value="45.9106">
            <text:p>45.9106</text:p>
          </table:table-cell>
          <table:table-cell office:value-type="float" office:value="130.143">
            <text:p>130.143</text:p>
          </table:table-cell>
          <table:table-cell office:value-type="float" office:value="65.2243">
            <text:p>65.2243</text:p>
          </table:table-cell>
          <table:table-cell office:value-type="float" office:value="15.7594">
            <text:p>15.7594</text:p>
          </table:table-cell>
          <table:table-cell office:value-type="float" office:value="4.40862">
            <text:p>4.40862</text:p>
          </table:table-cell>
          <table:table-cell table:number-columns-repeated="5" office:value-type="float" office:value="0">
            <text:p>0</text:p>
          </table:table-cell>
          <table:table-cell office:value-type="float" office:value="0.590062">
            <text:p>0.590062</text:p>
          </table:table-cell>
          <table:table-cell office:value-type="float" office:value="0.255353">
            <text:p>0.255353</text:p>
          </table:table-cell>
          <table:table-cell office:value-type="float" office:value="3.77544">
            <text:p>3.77544</text:p>
          </table:table-cell>
          <table:table-cell office:value-type="float" office:value="1.2514">
            <text:p>1.2514</text:p>
          </table:table-cell>
          <table:table-cell office:value-type="float" office:value="0.648405">
            <text:p>0.648405</text:p>
          </table:table-cell>
          <table:table-cell office:value-type="float" office:value="0.16115">
            <text:p>0.16115</text:p>
          </table:table-cell>
          <table:table-cell office:value-type="float" office:value="0.000684976">
            <text:p>0.000684976</text:p>
          </table:table-cell>
          <table:table-cell office:value-type="float" office:value="7.49352">
            <text:p>7.49352</text:p>
          </table:table-cell>
        </table:table-row>
        <table:table-row table:style-name="ro1">
          <table:table-cell table:formula="of:=DATE([.B108];[.C108];[.D108])" office:value-type="date" office:date-value="2014-06-29">
            <text:p>06/29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.38095">
            <text:p>1.38095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3.86109">
            <text:p>3.86109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23084">
            <text:p>1.23084</text:p>
          </table:table-cell>
          <table:table-cell office:value-type="float" office:value="0.555389">
            <text:p>0.555389</text:p>
          </table:table-cell>
          <table:table-cell office:value-type="float" office:value="7.98074">
            <text:p>7.98074</text:p>
          </table:table-cell>
          <table:table-cell office:value-type="float" office:value="2.9161">
            <text:p>2.9161</text:p>
          </table:table-cell>
          <table:table-cell office:value-type="float" office:value="1.39177">
            <text:p>1.39177</text:p>
          </table:table-cell>
          <table:table-cell office:value-type="float" office:value="0">
            <text:p>0</text:p>
          </table:table-cell>
          <table:table-cell office:value-type="float" office:value="44.551">
            <text:p>44.551</text:p>
          </table:table-cell>
          <table:table-cell office:value-type="float" office:value="129.243">
            <text:p>129.243</text:p>
          </table:table-cell>
          <table:table-cell office:value-type="float" office:value="69.9979">
            <text:p>69.9979</text:p>
          </table:table-cell>
          <table:table-cell office:value-type="float" office:value="15.6431">
            <text:p>15.6431</text:p>
          </table:table-cell>
          <table:table-cell office:value-type="float" office:value="4.47595">
            <text:p>4.47595</text:p>
          </table:table-cell>
          <table:table-cell table:number-columns-repeated="5" office:value-type="float" office:value="0">
            <text:p>0</text:p>
          </table:table-cell>
          <table:table-cell office:value-type="float" office:value="0.575555">
            <text:p>0.575555</text:p>
          </table:table-cell>
          <table:table-cell office:value-type="float" office:value="0.259705">
            <text:p>0.259705</text:p>
          </table:table-cell>
          <table:table-cell office:value-type="float" office:value="3.79343">
            <text:p>3.79343</text:p>
          </table:table-cell>
          <table:table-cell office:value-type="float" office:value="1.34239">
            <text:p>1.34239</text:p>
          </table:table-cell>
          <table:table-cell office:value-type="float" office:value="0.645672">
            <text:p>0.645672</text:p>
          </table:table-cell>
          <table:table-cell office:value-type="float" office:value="0.187188">
            <text:p>0.187188</text:p>
          </table:table-cell>
          <table:table-cell office:value-type="float" office:value="0.000703188">
            <text:p>0.000703188</text:p>
          </table:table-cell>
          <table:table-cell office:value-type="float" office:value="7.63227">
            <text:p>7.63227</text:p>
          </table:table-cell>
        </table:table-row>
        <table:table-row table:style-name="ro1">
          <table:table-cell table:formula="of:=DATE([.B109];[.C109];[.D109])" office:value-type="date" office:date-value="2014-06-30">
            <text:p>06/30/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.40037">
            <text:p>1.400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3.76257">
            <text:p>3.76257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1985">
            <text:p>1.1985</text:p>
          </table:table-cell>
          <table:table-cell office:value-type="float" office:value="0.565091">
            <text:p>0.565091</text:p>
          </table:table-cell>
          <table:table-cell office:value-type="float" office:value="8.02803">
            <text:p>8.02803</text:p>
          </table:table-cell>
          <table:table-cell office:value-type="float" office:value="3.18377">
            <text:p>3.18377</text:p>
          </table:table-cell>
          <table:table-cell office:value-type="float" office:value="1.38796">
            <text:p>1.38796</text:p>
          </table:table-cell>
          <table:table-cell office:value-type="float" office:value="0">
            <text:p>0</text:p>
          </table:table-cell>
          <table:table-cell office:value-type="float" office:value="43.1088">
            <text:p>43.1088</text:p>
          </table:table-cell>
          <table:table-cell office:value-type="float" office:value="128.251">
            <text:p>128.251</text:p>
          </table:table-cell>
          <table:table-cell office:value-type="float" office:value="76.3405">
            <text:p>76.3405</text:p>
          </table:table-cell>
          <table:table-cell office:value-type="float" office:value="15.5319">
            <text:p>15.5319</text:p>
          </table:table-cell>
          <table:table-cell office:value-type="float" office:value="4.54592">
            <text:p>4.54592</text:p>
          </table:table-cell>
          <table:table-cell table:number-columns-repeated="5" office:value-type="float" office:value="0">
            <text:p>0</text:p>
          </table:table-cell>
          <table:table-cell office:value-type="float" office:value="0.560432">
            <text:p>0.560432</text:p>
          </table:table-cell>
          <table:table-cell office:value-type="float" office:value="0.264242">
            <text:p>0.264242</text:p>
          </table:table-cell>
          <table:table-cell office:value-type="float" office:value="3.8159">
            <text:p>3.8159</text:p>
          </table:table-cell>
          <table:table-cell office:value-type="float" office:value="1.46561">
            <text:p>1.46561</text:p>
          </table:table-cell>
          <table:table-cell office:value-type="float" office:value="0.643904">
            <text:p>0.643904</text:p>
          </table:table-cell>
          <table:table-cell office:value-type="float" office:value="0.210381">
            <text:p>0.210381</text:p>
          </table:table-cell>
          <table:table-cell office:value-type="float" office:value="0.000718883">
            <text:p>0.000718883</text:p>
          </table:table-cell>
          <table:table-cell office:value-type="float" office:value="7.80584">
            <text:p>7.80584</text:p>
          </table:table-cell>
        </table:table-row>
        <table:table-row table:style-name="ro1">
          <table:table-cell table:formula="of:=DATE([.B110];[.C110];[.D110])" office:value-type="date" office:date-value="2014-07-01">
            <text:p>07/0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.41993">
            <text:p>1.419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3.66033">
            <text:p>3.6603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16502">
            <text:p>1.16502</text:p>
          </table:table-cell>
          <table:table-cell office:value-type="float" office:value="0.575136">
            <text:p>0.575136</text:p>
          </table:table-cell>
          <table:table-cell office:value-type="float" office:value="8.06823">
            <text:p>8.06823</text:p>
          </table:table-cell>
          <table:table-cell office:value-type="float" office:value="3.47211">
            <text:p>3.47211</text:p>
          </table:table-cell>
          <table:table-cell office:value-type="float" office:value="1.38417">
            <text:p>1.38417</text:p>
          </table:table-cell>
          <table:table-cell office:value-type="float" office:value="0">
            <text:p>0</text:p>
          </table:table-cell>
          <table:table-cell office:value-type="float" office:value="41.6774">
            <text:p>41.6774</text:p>
          </table:table-cell>
          <table:table-cell office:value-type="float" office:value="127.322">
            <text:p>127.322</text:p>
          </table:table-cell>
          <table:table-cell office:value-type="float" office:value="83.2563">
            <text:p>83.2563</text:p>
          </table:table-cell>
          <table:table-cell office:value-type="float" office:value="15.4358">
            <text:p>15.4358</text:p>
          </table:table-cell>
          <table:table-cell office:value-type="float" office:value="4.61816">
            <text:p>4.61816</text:p>
          </table:table-cell>
          <table:table-cell table:number-columns-repeated="5" office:value-type="float" office:value="0">
            <text:p>0</text:p>
          </table:table-cell>
          <table:table-cell office:value-type="float" office:value="0.544776">
            <text:p>0.544776</text:p>
          </table:table-cell>
          <table:table-cell office:value-type="float" office:value="0.268939">
            <text:p>0.268939</text:p>
          </table:table-cell>
          <table:table-cell office:value-type="float" office:value="3.83501">
            <text:p>3.83501</text:p>
          </table:table-cell>
          <table:table-cell office:value-type="float" office:value="1.59834">
            <text:p>1.59834</text:p>
          </table:table-cell>
          <table:table-cell office:value-type="float" office:value="0.642146">
            <text:p>0.642146</text:p>
          </table:table-cell>
          <table:table-cell office:value-type="float" office:value="0.205346">
            <text:p>0.205346</text:p>
          </table:table-cell>
          <table:table-cell office:value-type="float" office:value="0.000732821">
            <text:p>0.000732821</text:p>
          </table:table-cell>
          <table:table-cell office:value-type="float" office:value="7.95732">
            <text:p>7.95732</text:p>
          </table:table-cell>
        </table:table-row>
        <table:table-row table:style-name="ro1">
          <table:table-cell table:formula="of:=DATE([.B111];[.C111];[.D111])" office:value-type="date" office:date-value="2014-07-02">
            <text:p>07/0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.44093">
            <text:p>1.440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3.55478">
            <text:p>3.55478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13047">
            <text:p>1.13047</text:p>
          </table:table-cell>
          <table:table-cell office:value-type="float" office:value="0.585501">
            <text:p>0.585501</text:p>
          </table:table-cell>
          <table:table-cell office:value-type="float" office:value="8.09511">
            <text:p>8.09511</text:p>
          </table:table-cell>
          <table:table-cell office:value-type="float" office:value="3.75105">
            <text:p>3.75105</text:p>
          </table:table-cell>
          <table:table-cell office:value-type="float" office:value="1.37937">
            <text:p>1.37937</text:p>
          </table:table-cell>
          <table:table-cell office:value-type="float" office:value="0">
            <text:p>0</text:p>
          </table:table-cell>
          <table:table-cell office:value-type="float" office:value="40.2111">
            <text:p>40.2111</text:p>
          </table:table-cell>
          <table:table-cell office:value-type="float" office:value="126.086">
            <text:p>126.086</text:p>
          </table:table-cell>
          <table:table-cell office:value-type="float" office:value="89.9635">
            <text:p>89.9635</text:p>
          </table:table-cell>
          <table:table-cell office:value-type="float" office:value="15.3272">
            <text:p>15.3272</text:p>
          </table:table-cell>
          <table:table-cell office:value-type="float" office:value="4.69251">
            <text:p>4.69251</text:p>
          </table:table-cell>
          <table:table-cell table:number-columns-repeated="5" office:value-type="float" office:value="0">
            <text:p>0</text:p>
          </table:table-cell>
          <table:table-cell office:value-type="float" office:value="0.52862">
            <text:p>0.52862</text:p>
          </table:table-cell>
          <table:table-cell office:value-type="float" office:value="0.273786">
            <text:p>0.273786</text:p>
          </table:table-cell>
          <table:table-cell office:value-type="float" office:value="3.84779">
            <text:p>3.84779</text:p>
          </table:table-cell>
          <table:table-cell office:value-type="float" office:value="1.72675">
            <text:p>1.72675</text:p>
          </table:table-cell>
          <table:table-cell office:value-type="float" office:value="0.639919">
            <text:p>0.639919</text:p>
          </table:table-cell>
          <table:table-cell office:value-type="float" office:value="0.163981">
            <text:p>0.163981</text:p>
          </table:table-cell>
          <table:table-cell office:value-type="float" office:value="0.000746516">
            <text:p>0.000746516</text:p>
          </table:table-cell>
          <table:table-cell office:value-type="float" office:value="8.06132">
            <text:p>8.06132</text:p>
          </table:table-cell>
        </table:table-row>
        <table:table-row table:style-name="ro1">
          <table:table-cell table:formula="of:=DATE([.B112];[.C112];[.D112])" office:value-type="date" office:date-value="2014-07-03">
            <text:p>07/0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.46193">
            <text:p>1.46193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3.44592">
            <text:p>3.4459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09493">
            <text:p>1.09493</text:p>
          </table:table-cell>
          <table:table-cell office:value-type="float" office:value="0.596163">
            <text:p>0.596163</text:p>
          </table:table-cell>
          <table:table-cell office:value-type="float" office:value="8.10421">
            <text:p>8.10421</text:p>
          </table:table-cell>
          <table:table-cell office:value-type="float" office:value="3.97544">
            <text:p>3.97544</text:p>
          </table:table-cell>
          <table:table-cell office:value-type="float" office:value="1.37229">
            <text:p>1.37229</text:p>
          </table:table-cell>
          <table:table-cell office:value-type="float" office:value="0">
            <text:p>0</text:p>
          </table:table-cell>
          <table:table-cell office:value-type="float" office:value="38.7587">
            <text:p>38.7587</text:p>
          </table:table-cell>
          <table:table-cell office:value-type="float" office:value="124.752">
            <text:p>124.752</text:p>
          </table:table-cell>
          <table:table-cell office:value-type="float" office:value="95.4665">
            <text:p>95.4665</text:p>
          </table:table-cell>
          <table:table-cell office:value-type="float" office:value="15.2071">
            <text:p>15.2071</text:p>
          </table:table-cell>
          <table:table-cell office:value-type="float" office:value="4.76879">
            <text:p>4.76879</text:p>
          </table:table-cell>
          <table:table-cell office:value-type="float" office:value="0.0933962">
            <text:p>0.0933962</text:p>
          </table:table-cell>
          <table:table-cell office:value-type="float" office:value="0.0102065">
            <text:p>0.0102065</text:p>
          </table:table-cell>
          <table:table-cell table:number-columns-repeated="3" office:value-type="float" office:value="0">
            <text:p>0</text:p>
          </table:table-cell>
          <table:table-cell office:value-type="float" office:value="0.512">
            <text:p>0.512</text:p>
          </table:table-cell>
          <table:table-cell office:value-type="float" office:value="0.278771">
            <text:p>0.278771</text:p>
          </table:table-cell>
          <table:table-cell office:value-type="float" office:value="3.85211">
            <text:p>3.85211</text:p>
          </table:table-cell>
          <table:table-cell office:value-type="float" office:value="1.83004">
            <text:p>1.83004</text:p>
          </table:table-cell>
          <table:table-cell office:value-type="float" office:value="0.636632">
            <text:p>0.636632</text:p>
          </table:table-cell>
          <table:table-cell office:value-type="float" office:value="0.170919">
            <text:p>0.170919</text:p>
          </table:table-cell>
          <table:table-cell office:value-type="float" office:value="0.000757574">
            <text:p>0.000757574</text:p>
          </table:table-cell>
          <table:table-cell office:value-type="float" office:value="8.17898">
            <text:p>8.17898</text:p>
          </table:table-cell>
        </table:table-row>
        <table:table-row table:style-name="ro1">
          <table:table-cell table:formula="of:=DATE([.B113];[.C113];[.D113])" office:value-type="date" office:date-value="2014-07-04">
            <text:p>07/0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.48293">
            <text:p>1.482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3.33426">
            <text:p>3.3342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05856">
            <text:p>1.05856</text:p>
          </table:table-cell>
          <table:table-cell office:value-type="float" office:value="0.607075">
            <text:p>0.607075</text:p>
          </table:table-cell>
          <table:table-cell office:value-type="float" office:value="8.10931">
            <text:p>8.10931</text:p>
          </table:table-cell>
          <table:table-cell office:value-type="float" office:value="4.25369">
            <text:p>4.25369</text:p>
          </table:table-cell>
          <table:table-cell office:value-type="float" office:value="1.36623">
            <text:p>1.36623</text:p>
          </table:table-cell>
          <table:table-cell office:value-type="float" office:value="0">
            <text:p>0</text:p>
          </table:table-cell>
          <table:table-cell office:value-type="float" office:value="37.2069">
            <text:p>37.2069</text:p>
          </table:table-cell>
          <table:table-cell office:value-type="float" office:value="122.897">
            <text:p>122.897</text:p>
          </table:table-cell>
          <table:table-cell office:value-type="float" office:value="102.014">
            <text:p>102.014</text:p>
          </table:table-cell>
          <table:table-cell office:value-type="float" office:value="15.0661">
            <text:p>15.0661</text:p>
          </table:table-cell>
          <table:table-cell office:value-type="float" office:value="4.84661">
            <text:p>4.84661</text:p>
          </table:table-cell>
          <table:table-cell office:value-type="float" office:value="0.128346">
            <text:p>0.128346</text:p>
          </table:table-cell>
          <table:table-cell office:value-type="float" office:value="0.043971">
            <text:p>0.043971</text:p>
          </table:table-cell>
          <table:table-cell table:number-columns-repeated="3" office:value-type="float" office:value="0">
            <text:p>0</text:p>
          </table:table-cell>
          <table:table-cell office:value-type="float" office:value="0.494991">
            <text:p>0.494991</text:p>
          </table:table-cell>
          <table:table-cell office:value-type="float" office:value="0.283874">
            <text:p>0.283874</text:p>
          </table:table-cell>
          <table:table-cell office:value-type="float" office:value="3.85453">
            <text:p>3.85453</text:p>
          </table:table-cell>
          <table:table-cell office:value-type="float" office:value="1.95813">
            <text:p>1.95813</text:p>
          </table:table-cell>
          <table:table-cell office:value-type="float" office:value="0.633823">
            <text:p>0.633823</text:p>
          </table:table-cell>
          <table:table-cell office:value-type="float" office:value="0.172246">
            <text:p>0.172246</text:p>
          </table:table-cell>
          <table:table-cell office:value-type="float" office:value="0.000766655">
            <text:p>0.000766655</text:p>
          </table:table-cell>
          <table:table-cell office:value-type="float" office:value="8.31436">
            <text:p>8.31436</text:p>
          </table:table-cell>
        </table:table-row>
        <table:table-row table:style-name="ro1">
          <table:table-cell table:formula="of:=DATE([.B114];[.C114];[.D114])" office:value-type="date" office:date-value="2014-07-05">
            <text:p>07/0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.50393">
            <text:p>1.503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3.22028">
            <text:p>3.22028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02151">
            <text:p>1.02151</text:p>
          </table:table-cell>
          <table:table-cell office:value-type="float" office:value="0.618189">
            <text:p>0.618189</text:p>
          </table:table-cell>
          <table:table-cell office:value-type="float" office:value="8.10461">
            <text:p>8.10461</text:p>
          </table:table-cell>
          <table:table-cell office:value-type="float" office:value="4.52354">
            <text:p>4.52354</text:p>
          </table:table-cell>
          <table:table-cell office:value-type="float" office:value="1.35944">
            <text:p>1.35944</text:p>
          </table:table-cell>
          <table:table-cell office:value-type="float" office:value="0">
            <text:p>0</text:p>
          </table:table-cell>
          <table:table-cell office:value-type="float" office:value="35.7039">
            <text:p>35.7039</text:p>
          </table:table-cell>
          <table:table-cell office:value-type="float" office:value="121.202">
            <text:p>121.202</text:p>
          </table:table-cell>
          <table:table-cell office:value-type="float" office:value="108.534">
            <text:p>108.534</text:p>
          </table:table-cell>
          <table:table-cell office:value-type="float" office:value="14.9396">
            <text:p>14.9396</text:p>
          </table:table-cell>
          <table:table-cell office:value-type="float" office:value="4.92564">
            <text:p>4.92564</text:p>
          </table:table-cell>
          <table:table-cell office:value-type="float" office:value="0.495763">
            <text:p>0.495763</text:p>
          </table:table-cell>
          <table:table-cell office:value-type="float" office:value="0.198543">
            <text:p>0.198543</text:p>
          </table:table-cell>
          <table:table-cell table:number-columns-repeated="3" office:value-type="float" office:value="0">
            <text:p>0</text:p>
          </table:table-cell>
          <table:table-cell office:value-type="float" office:value="0.477668">
            <text:p>0.477668</text:p>
          </table:table-cell>
          <table:table-cell office:value-type="float" office:value="0.289071">
            <text:p>0.289071</text:p>
          </table:table-cell>
          <table:table-cell office:value-type="float" office:value="3.8523">
            <text:p>3.8523</text:p>
          </table:table-cell>
          <table:table-cell office:value-type="float" office:value="2.08235">
            <text:p>2.08235</text:p>
          </table:table-cell>
          <table:table-cell office:value-type="float" office:value="0.63067">
            <text:p>0.63067</text:p>
          </table:table-cell>
          <table:table-cell office:value-type="float" office:value="0.156467">
            <text:p>0.156467</text:p>
          </table:table-cell>
          <table:table-cell office:value-type="float" office:value="0.000773438">
            <text:p>0.000773438</text:p>
          </table:table-cell>
          <table:table-cell office:value-type="float" office:value="8.42374">
            <text:p>8.42374</text:p>
          </table:table-cell>
        </table:table-row>
        <table:table-row table:style-name="ro1">
          <table:table-cell table:formula="of:=DATE([.B115];[.C115];[.D115])" office:value-type="date" office:date-value="2014-07-06">
            <text:p>07/0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.52493">
            <text:p>1.524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3.10448">
            <text:p>3.10448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983947">
            <text:p>0.983947</text:p>
          </table:table-cell>
          <table:table-cell office:value-type="float" office:value="0.629458">
            <text:p>0.629458</text:p>
          </table:table-cell>
          <table:table-cell office:value-type="float" office:value="8.09387">
            <text:p>8.09387</text:p>
          </table:table-cell>
          <table:table-cell office:value-type="float" office:value="4.76001">
            <text:p>4.76001</text:p>
          </table:table-cell>
          <table:table-cell office:value-type="float" office:value="1.35146">
            <text:p>1.35146</text:p>
          </table:table-cell>
          <table:table-cell office:value-type="float" office:value="0">
            <text:p>0</text:p>
          </table:table-cell>
          <table:table-cell office:value-type="float" office:value="34.2268">
            <text:p>34.2268</text:p>
          </table:table-cell>
          <table:table-cell office:value-type="float" office:value="119.582">
            <text:p>119.582</text:p>
          </table:table-cell>
          <table:table-cell office:value-type="float" office:value="114.372">
            <text:p>114.372</text:p>
          </table:table-cell>
          <table:table-cell office:value-type="float" office:value="14.8125">
            <text:p>14.8125</text:p>
          </table:table-cell>
          <table:table-cell office:value-type="float" office:value="5.00554">
            <text:p>5.00554</text:p>
          </table:table-cell>
          <table:table-cell office:value-type="float" office:value="0.511245">
            <text:p>0.511245</text:p>
          </table:table-cell>
          <table:table-cell office:value-type="float" office:value="0.395301">
            <text:p>0.395301</text:p>
          </table:table-cell>
          <table:table-cell table:number-columns-repeated="3" office:value-type="float" office:value="0">
            <text:p>0</text:p>
          </table:table-cell>
          <table:table-cell office:value-type="float" office:value="0.460103">
            <text:p>0.460103</text:p>
          </table:table-cell>
          <table:table-cell office:value-type="float" office:value="0.294341">
            <text:p>0.294341</text:p>
          </table:table-cell>
          <table:table-cell office:value-type="float" office:value="3.8472">
            <text:p>3.8472</text:p>
          </table:table-cell>
          <table:table-cell office:value-type="float" office:value="2.19121">
            <text:p>2.19121</text:p>
          </table:table-cell>
          <table:table-cell office:value-type="float" office:value="0.626971">
            <text:p>0.626971</text:p>
          </table:table-cell>
          <table:table-cell office:value-type="float" office:value="0.121035">
            <text:p>0.121035</text:p>
          </table:table-cell>
          <table:table-cell office:value-type="float" office:value="0.000777869">
            <text:p>0.000777869</text:p>
          </table:table-cell>
          <table:table-cell office:value-type="float" office:value="8.49465">
            <text:p>8.49465</text:p>
          </table:table-cell>
        </table:table-row>
        <table:table-row table:style-name="ro1">
          <table:table-cell table:formula="of:=DATE([.B116];[.C116];[.D116])" office:value-type="date" office:date-value="2014-07-07">
            <text:p>07/07/14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.54593">
            <text:p>1.54593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2.98735">
            <text:p>2.9873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946022">
            <text:p>0.946022</text:p>
          </table:table-cell>
          <table:table-cell office:value-type="float" office:value="0.640836">
            <text:p>0.640836</text:p>
          </table:table-cell>
          <table:table-cell office:value-type="float" office:value="8.08277">
            <text:p>8.08277</text:p>
          </table:table-cell>
          <table:table-cell office:value-type="float" office:value="4.94379">
            <text:p>4.94379</text:p>
          </table:table-cell>
          <table:table-cell office:value-type="float" office:value="1.34211">
            <text:p>1.34211</text:p>
          </table:table-cell>
          <table:table-cell office:value-type="float" office:value="0">
            <text:p>0</text:p>
          </table:table-cell>
          <table:table-cell office:value-type="float" office:value="32.7471">
            <text:p>32.7471</text:p>
          </table:table-cell>
          <table:table-cell office:value-type="float" office:value="117.936">
            <text:p>117.936</text:p>
          </table:table-cell>
          <table:table-cell office:value-type="float" office:value="118.947">
            <text:p>118.947</text:p>
          </table:table-cell>
          <table:table-cell office:value-type="float" office:value="14.6691">
            <text:p>14.6691</text:p>
          </table:table-cell>
          <table:table-cell office:value-type="float" office:value="5.086">
            <text:p>5.086</text:p>
          </table:table-cell>
          <table:table-cell office:value-type="float" office:value="0.484395">
            <text:p>0.484395</text:p>
          </table:table-cell>
          <table:table-cell office:value-type="float" office:value="0.533933">
            <text:p>0.533933</text:p>
          </table:table-cell>
          <table:table-cell table:number-columns-repeated="3" office:value-type="float" office:value="0">
            <text:p>0</text:p>
          </table:table-cell>
          <table:table-cell office:value-type="float" office:value="0.442369">
            <text:p>0.442369</text:p>
          </table:table-cell>
          <table:table-cell office:value-type="float" office:value="0.299661">
            <text:p>0.299661</text:p>
          </table:table-cell>
          <table:table-cell office:value-type="float" office:value="3.84192">
            <text:p>3.84192</text:p>
          </table:table-cell>
          <table:table-cell office:value-type="float" office:value="2.27581">
            <text:p>2.27581</text:p>
          </table:table-cell>
          <table:table-cell office:value-type="float" office:value="0.622633">
            <text:p>0.622633</text:p>
          </table:table-cell>
          <table:table-cell office:value-type="float" office:value="0.10725">
            <text:p>0.10725</text:p>
          </table:table-cell>
          <table:table-cell office:value-type="float" office:value="0.000779943">
            <text:p>0.000779943</text:p>
          </table:table-cell>
          <table:table-cell office:value-type="float" office:value="8.56211">
            <text:p>8.56211</text:p>
          </table:table-cell>
        </table:table-row>
        <table:table-row table:style-name="ro1">
          <table:table-cell table:formula="of:=DATE([.B117];[.C117];[.D117])" office:value-type="date" office:date-value="2014-07-08">
            <text:p>07/0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.56693">
            <text:p>1.566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2.86934">
            <text:p>2.8693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907887">
            <text:p>0.907887</text:p>
          </table:table-cell>
          <table:table-cell office:value-type="float" office:value="0.652276">
            <text:p>0.652276</text:p>
          </table:table-cell>
          <table:table-cell office:value-type="float" office:value="8.07274">
            <text:p>8.07274</text:p>
          </table:table-cell>
          <table:table-cell office:value-type="float" office:value="5.12087">
            <text:p>5.12087</text:p>
          </table:table-cell>
          <table:table-cell office:value-type="float" office:value="1.33252">
            <text:p>1.33252</text:p>
          </table:table-cell>
          <table:table-cell office:value-type="float" office:value="0">
            <text:p>0</text:p>
          </table:table-cell>
          <table:table-cell office:value-type="float" office:value="31.2346">
            <text:p>31.2346</text:p>
          </table:table-cell>
          <table:table-cell office:value-type="float" office:value="116.076">
            <text:p>116.076</text:p>
          </table:table-cell>
          <table:table-cell office:value-type="float" office:value="123.2">
            <text:p>123.2</text:p>
          </table:table-cell>
          <table:table-cell office:value-type="float" office:value="14.5072">
            <text:p>14.5072</text:p>
          </table:table-cell>
          <table:table-cell office:value-type="float" office:value="5.16667">
            <text:p>5.16667</text:p>
          </table:table-cell>
          <table:table-cell office:value-type="float" office:value="0.560952">
            <text:p>0.560952</text:p>
          </table:table-cell>
          <table:table-cell office:value-type="float" office:value="0.892097">
            <text:p>0.892097</text:p>
          </table:table-cell>
          <table:table-cell table:number-columns-repeated="3" office:value-type="float" office:value="0">
            <text:p>0</text:p>
          </table:table-cell>
          <table:table-cell office:value-type="float" office:value="0.424537">
            <text:p>0.424537</text:p>
          </table:table-cell>
          <table:table-cell office:value-type="float" office:value="0.30501">
            <text:p>0.30501</text:p>
          </table:table-cell>
          <table:table-cell office:value-type="float" office:value="3.83715">
            <text:p>3.83715</text:p>
          </table:table-cell>
          <table:table-cell office:value-type="float" office:value="2.35733">
            <text:p>2.35733</text:p>
          </table:table-cell>
          <table:table-cell office:value-type="float" office:value="0.618183">
            <text:p>0.618183</text:p>
          </table:table-cell>
          <table:table-cell office:value-type="float" office:value="0.108421">
            <text:p>0.108421</text:p>
          </table:table-cell>
          <table:table-cell office:value-type="float" office:value="0.000779941">
            <text:p>0.000779941</text:p>
          </table:table-cell>
          <table:table-cell office:value-type="float" office:value="8.64178">
            <text:p>8.64178</text:p>
          </table:table-cell>
        </table:table-row>
        <table:table-row table:style-name="ro1">
          <table:table-cell table:formula="of:=DATE([.B118];[.C118];[.D118])" office:value-type="date" office:date-value="2014-07-09">
            <text:p>07/0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.58793">
            <text:p>1.587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2.75093">
            <text:p>2.7509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869687">
            <text:p>0.869687</text:p>
          </table:table-cell>
          <table:table-cell office:value-type="float" office:value="0.663736">
            <text:p>0.663736</text:p>
          </table:table-cell>
          <table:table-cell office:value-type="float" office:value="8.06366">
            <text:p>8.06366</text:p>
          </table:table-cell>
          <table:table-cell office:value-type="float" office:value="5.29603">
            <text:p>5.29603</text:p>
          </table:table-cell>
          <table:table-cell office:value-type="float" office:value="1.32281">
            <text:p>1.32281</text:p>
          </table:table-cell>
          <table:table-cell office:value-type="float" office:value="0">
            <text:p>0</text:p>
          </table:table-cell>
          <table:table-cell office:value-type="float" office:value="29.7435">
            <text:p>29.7435</text:p>
          </table:table-cell>
          <table:table-cell office:value-type="float" office:value="114.28">
            <text:p>114.28</text:p>
          </table:table-cell>
          <table:table-cell office:value-type="float" office:value="127.442">
            <text:p>127.442</text:p>
          </table:table-cell>
          <table:table-cell office:value-type="float" office:value="14.3479">
            <text:p>14.3479</text:p>
          </table:table-cell>
          <table:table-cell office:value-type="float" office:value="5.24724">
            <text:p>5.24724</text:p>
          </table:table-cell>
          <table:table-cell office:value-type="float" office:value="0.704904">
            <text:p>0.704904</text:p>
          </table:table-cell>
          <table:table-cell office:value-type="float" office:value="1.36619">
            <text:p>1.36619</text:p>
          </table:table-cell>
          <table:table-cell table:number-columns-repeated="3" office:value-type="float" office:value="0">
            <text:p>0</text:p>
          </table:table-cell>
          <table:table-cell office:value-type="float" office:value="0.406674">
            <text:p>0.406674</text:p>
          </table:table-cell>
          <table:table-cell office:value-type="float" office:value="0.310369">
            <text:p>0.310369</text:p>
          </table:table-cell>
          <table:table-cell office:value-type="float" office:value="3.83284">
            <text:p>3.83284</text:p>
          </table:table-cell>
          <table:table-cell office:value-type="float" office:value="2.43796">
            <text:p>2.43796</text:p>
          </table:table-cell>
          <table:table-cell office:value-type="float" office:value="0.613677">
            <text:p>0.613677</text:p>
          </table:table-cell>
          <table:table-cell office:value-type="float" office:value="0.0902922">
            <text:p>0.0902922</text:p>
          </table:table-cell>
          <table:table-cell office:value-type="float" office:value="0.000777967">
            <text:p>0.000777967</text:p>
          </table:table-cell>
          <table:table-cell office:value-type="float" office:value="8.70162">
            <text:p>8.70162</text:p>
          </table:table-cell>
        </table:table-row>
        <table:table-row table:style-name="ro1">
          <table:table-cell table:formula="of:=DATE([.B119];[.C119];[.D119])" office:value-type="date" office:date-value="2014-07-10">
            <text:p>07/1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.60893">
            <text:p>1.608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2.63256">
            <text:p>2.63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831562">
            <text:p>0.831562</text:p>
          </table:table-cell>
          <table:table-cell office:value-type="float" office:value="0.675174">
            <text:p>0.675174</text:p>
          </table:table-cell>
          <table:table-cell office:value-type="float" office:value="8.05545">
            <text:p>8.05545</text:p>
          </table:table-cell>
          <table:table-cell office:value-type="float" office:value="5.42767">
            <text:p>5.42767</text:p>
          </table:table-cell>
          <table:table-cell office:value-type="float" office:value="1.31217">
            <text:p>1.31217</text:p>
          </table:table-cell>
          <table:table-cell office:value-type="float" office:value="0">
            <text:p>0</text:p>
          </table:table-cell>
          <table:table-cell office:value-type="float" office:value="28.2953">
            <text:p>28.2953</text:p>
          </table:table-cell>
          <table:table-cell office:value-type="float" office:value="112.65">
            <text:p>112.65</text:p>
          </table:table-cell>
          <table:table-cell office:value-type="float" office:value="130.768">
            <text:p>130.768</text:p>
          </table:table-cell>
          <table:table-cell office:value-type="float" office:value="14.1904">
            <text:p>14.1904</text:p>
          </table:table-cell>
          <table:table-cell office:value-type="float" office:value="5.32742">
            <text:p>5.32742</text:p>
          </table:table-cell>
          <table:table-cell office:value-type="float" office:value="0.731379">
            <text:p>0.731379</text:p>
          </table:table-cell>
          <table:table-cell office:value-type="float" office:value="1.95703">
            <text:p>1.95703</text:p>
          </table:table-cell>
          <table:table-cell table:number-columns-repeated="3" office:value-type="float" office:value="0">
            <text:p>0</text:p>
          </table:table-cell>
          <table:table-cell office:value-type="float" office:value="0.388846">
            <text:p>0.388846</text:p>
          </table:table-cell>
          <table:table-cell office:value-type="float" office:value="0.315718">
            <text:p>0.315718</text:p>
          </table:table-cell>
          <table:table-cell office:value-type="float" office:value="3.82893">
            <text:p>3.82893</text:p>
          </table:table-cell>
          <table:table-cell office:value-type="float" office:value="2.49856">
            <text:p>2.49856</text:p>
          </table:table-cell>
          <table:table-cell office:value-type="float" office:value="0.608744">
            <text:p>0.608744</text:p>
          </table:table-cell>
          <table:table-cell office:value-type="float" office:value="0.0710489">
            <text:p>0.0710489</text:p>
          </table:table-cell>
          <table:table-cell office:value-type="float" office:value="0.000773943">
            <text:p>0.000773943</text:p>
          </table:table-cell>
          <table:table-cell office:value-type="float" office:value="8.74026">
            <text:p>8.74026</text:p>
          </table:table-cell>
        </table:table-row>
        <table:table-row table:style-name="ro1">
          <table:table-cell table:formula="of:=DATE([.B120];[.C120];[.D120])" office:value-type="date" office:date-value="2014-07-11">
            <text:p>07/1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.62993">
            <text:p>1.6299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2.51464">
            <text:p>2.5146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793646">
            <text:p>0.793646</text:p>
          </table:table-cell>
          <table:table-cell office:value-type="float" office:value="0.686549">
            <text:p>0.686549</text:p>
          </table:table-cell>
          <table:table-cell office:value-type="float" office:value="8.04802">
            <text:p>8.04802</text:p>
          </table:table-cell>
          <table:table-cell office:value-type="float" office:value="5.54261">
            <text:p>5.54261</text:p>
          </table:table-cell>
          <table:table-cell office:value-type="float" office:value="1.3012">
            <text:p>1.3012</text:p>
          </table:table-cell>
          <table:table-cell office:value-type="float" office:value="0">
            <text:p>0</text:p>
          </table:table-cell>
          <table:table-cell office:value-type="float" office:value="26.8584">
            <text:p>26.8584</text:p>
          </table:table-cell>
          <table:table-cell office:value-type="float" office:value="110.97">
            <text:p>110.97</text:p>
          </table:table-cell>
          <table:table-cell office:value-type="float" office:value="133.649">
            <text:p>133.649</text:p>
          </table:table-cell>
          <table:table-cell office:value-type="float" office:value="14.0255">
            <text:p>14.0255</text:p>
          </table:table-cell>
          <table:table-cell office:value-type="float" office:value="5.40697">
            <text:p>5.40697</text:p>
          </table:table-cell>
          <table:table-cell office:value-type="float" office:value="0.737678">
            <text:p>0.737678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371116">
            <text:p>0.371116</text:p>
          </table:table-cell>
          <table:table-cell office:value-type="float" office:value="0.321037">
            <text:p>0.321037</text:p>
          </table:table-cell>
          <table:table-cell office:value-type="float" office:value="3.8254">
            <text:p>3.8254</text:p>
          </table:table-cell>
          <table:table-cell office:value-type="float" office:value="2.55147">
            <text:p>2.55147</text:p>
          </table:table-cell>
          <table:table-cell office:value-type="float" office:value="0.603656">
            <text:p>0.603656</text:p>
          </table:table-cell>
          <table:table-cell office:value-type="float" office:value="0.0884144">
            <text:p>0.0884144</text:p>
          </table:table-cell>
          <table:table-cell office:value-type="float" office:value="0.000768066">
            <text:p>0.000768066</text:p>
          </table:table-cell>
          <table:table-cell office:value-type="float" office:value="8.80798">
            <text:p>8.80798</text:p>
          </table:table-cell>
        </table:table-row>
        <table:table-row table:style-name="ro1">
          <table:table-cell table:formula="of:=DATE([.B121];[.C121];[.D121])" office:value-type="date" office:date-value="2014-07-12">
            <text:p>07/1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float" office:value="1.65014">
            <text:p>1.650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2.39759">
            <text:p>2.39759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756089">
            <text:p>0.756089</text:p>
          </table:table-cell>
          <table:table-cell office:value-type="float" office:value="0.697816">
            <text:p>0.697816</text:p>
          </table:table-cell>
          <table:table-cell office:value-type="float" office:value="8.0413">
            <text:p>8.0413</text:p>
          </table:table-cell>
          <table:table-cell office:value-type="float" office:value="5.70168">
            <text:p>5.70168</text:p>
          </table:table-cell>
          <table:table-cell office:value-type="float" office:value="1.291">
            <text:p>1.291</text:p>
          </table:table-cell>
          <table:table-cell office:value-type="float" office:value="0">
            <text:p>0</text:p>
          </table:table-cell>
          <table:table-cell office:value-type="float" office:value="25.3961">
            <text:p>25.3961</text:p>
          </table:table-cell>
          <table:table-cell office:value-type="float" office:value="108.988">
            <text:p>108.988</text:p>
          </table:table-cell>
          <table:table-cell office:value-type="float" office:value="137.252">
            <text:p>137.252</text:p>
          </table:table-cell>
          <table:table-cell office:value-type="float" office:value="13.8447">
            <text:p>13.8447</text:p>
          </table:table-cell>
          <table:table-cell office:value-type="float" office:value="5.48551">
            <text:p>5.48551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353554">
            <text:p>0.353554</text:p>
          </table:table-cell>
          <table:table-cell office:value-type="float" office:value="0.326305">
            <text:p>0.326305</text:p>
          </table:table-cell>
          <table:table-cell office:value-type="float" office:value="3.82221">
            <text:p>3.82221</text:p>
          </table:table-cell>
          <table:table-cell office:value-type="float" office:value="2.6247">
            <text:p>2.6247</text:p>
          </table:table-cell>
          <table:table-cell office:value-type="float" office:value="0.59892">
            <text:p>0.59892</text:p>
          </table:table-cell>
          <table:table-cell office:value-type="float" office:value="0.0702813">
            <text:p>0.0702813</text:p>
          </table:table-cell>
          <table:table-cell office:value-type="float" office:value="0.000759969">
            <text:p>0.000759969</text:p>
          </table:table-cell>
          <table:table-cell office:value-type="float" office:value="8.86115">
            <text:p>8.86115</text:p>
          </table:table-cell>
        </table:table-row>
        <table:table-row table:style-name="ro1">
          <table:table-cell table:formula="of:=DATE([.B122];[.C122];[.D122])" office:value-type="date" office:date-value="2014-07-13">
            <text:p>07/1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.67114">
            <text:p>1.6711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2.28194">
            <text:p>2.2819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719011">
            <text:p>0.719011</text:p>
          </table:table-cell>
          <table:table-cell office:value-type="float" office:value="0.708939">
            <text:p>0.708939</text:p>
          </table:table-cell>
          <table:table-cell office:value-type="float" office:value="8.03522">
            <text:p>8.03522</text:p>
          </table:table-cell>
          <table:table-cell office:value-type="float" office:value="5.79486">
            <text:p>5.79486</text:p>
          </table:table-cell>
          <table:table-cell office:value-type="float" office:value="1.27966">
            <text:p>1.27966</text:p>
          </table:table-cell>
          <table:table-cell office:value-type="float" office:value="0">
            <text:p>0</text:p>
          </table:table-cell>
          <table:table-cell office:value-type="float" office:value="24.0488">
            <text:p>24.0488</text:p>
          </table:table-cell>
          <table:table-cell office:value-type="float" office:value="107.537">
            <text:p>107.537</text:p>
          </table:table-cell>
          <table:table-cell office:value-type="float" office:value="139.811">
            <text:p>139.811</text:p>
          </table:table-cell>
          <table:table-cell office:value-type="float" office:value="13.6922">
            <text:p>13.6922</text:p>
          </table:table-cell>
          <table:table-cell office:value-type="float" office:value="5.56282">
            <text:p>5.56282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336216">
            <text:p>0.336216</text:p>
          </table:table-cell>
          <table:table-cell office:value-type="float" office:value="0.331507">
            <text:p>0.331507</text:p>
          </table:table-cell>
          <table:table-cell office:value-type="float" office:value="3.81932">
            <text:p>3.81932</text:p>
          </table:table-cell>
          <table:table-cell office:value-type="float" office:value="2.66759">
            <text:p>2.66759</text:p>
          </table:table-cell>
          <table:table-cell office:value-type="float" office:value="0.593662">
            <text:p>0.593662</text:p>
          </table:table-cell>
          <table:table-cell office:value-type="float" office:value="0.0522346">
            <text:p>0.0522346</text:p>
          </table:table-cell>
          <table:table-cell office:value-type="float" office:value="0.000750851">
            <text:p>0.000750851</text:p>
          </table:table-cell>
          <table:table-cell office:value-type="float" office:value="8.88382">
            <text:p>8.88382</text:p>
          </table:table-cell>
        </table:table-row>
        <table:table-row table:style-name="ro1">
          <table:table-cell table:formula="of:=DATE([.B123];[.C123];[.D123])" office:value-type="date" office:date-value="2014-07-14">
            <text:p>07/1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.69214">
            <text:p>1.6921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2.16787">
            <text:p>2.16787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682494">
            <text:p>0.682494</text:p>
          </table:table-cell>
          <table:table-cell office:value-type="float" office:value="0.719894">
            <text:p>0.719894</text:p>
          </table:table-cell>
          <table:table-cell office:value-type="float" office:value="8.02971">
            <text:p>8.02971</text:p>
          </table:table-cell>
          <table:table-cell office:value-type="float" office:value="5.88653">
            <text:p>5.88653</text:p>
          </table:table-cell>
          <table:table-cell office:value-type="float" office:value="1.26832">
            <text:p>1.26832</text:p>
          </table:table-cell>
          <table:table-cell office:value-type="float" office:value="0">
            <text:p>0</text:p>
          </table:table-cell>
          <table:table-cell office:value-type="float" office:value="22.7312">
            <text:p>22.7312</text:p>
          </table:table-cell>
          <table:table-cell office:value-type="float" office:value="106.086">
            <text:p>106.086</text:p>
          </table:table-cell>
          <table:table-cell office:value-type="float" office:value="142.348">
            <text:p>142.348</text:p>
          </table:table-cell>
          <table:table-cell office:value-type="float" office:value="13.5396">
            <text:p>13.5396</text:p>
          </table:table-cell>
          <table:table-cell office:value-type="float" office:value="5.63883">
            <text:p>5.63883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31914">
            <text:p>0.31914</text:p>
          </table:table-cell>
          <table:table-cell office:value-type="float" office:value="0.336629">
            <text:p>0.336629</text:p>
          </table:table-cell>
          <table:table-cell office:value-type="float" office:value="3.8167">
            <text:p>3.8167</text:p>
          </table:table-cell>
          <table:table-cell office:value-type="float" office:value="2.70979">
            <text:p>2.70979</text:p>
          </table:table-cell>
          <table:table-cell office:value-type="float" office:value="0.5884">
            <text:p>0.5884</text:p>
          </table:table-cell>
          <table:table-cell office:value-type="float" office:value="0.0733351">
            <text:p>0.0733351</text:p>
          </table:table-cell>
          <table:table-cell office:value-type="float" office:value="0.000740266">
            <text:p>0.000740266</text:p>
          </table:table-cell>
          <table:table-cell office:value-type="float" office:value="8.94515">
            <text:p>8.94515</text:p>
          </table:table-cell>
        </table:table-row>
        <table:table-row table:style-name="ro1">
          <table:table-cell table:formula="of:=DATE([.B124];[.C124];[.D124])" office:value-type="date" office:date-value="2014-07-15">
            <text:p>07/1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.71314">
            <text:p>1.713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2.05572">
            <text:p>2.0557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646639">
            <text:p>0.646639</text:p>
          </table:table-cell>
          <table:table-cell office:value-type="float" office:value="0.730651">
            <text:p>0.730651</text:p>
          </table:table-cell>
          <table:table-cell office:value-type="float" office:value="8.02474">
            <text:p>8.02474</text:p>
          </table:table-cell>
          <table:table-cell office:value-type="float" office:value="6.03663">
            <text:p>6.03663</text:p>
          </table:table-cell>
          <table:table-cell office:value-type="float" office:value="1.25783">
            <text:p>1.25783</text:p>
          </table:table-cell>
          <table:table-cell office:value-type="float" office:value="0">
            <text:p>0</text:p>
          </table:table-cell>
          <table:table-cell office:value-type="float" office:value="21.3554">
            <text:p>21.3554</text:p>
          </table:table-cell>
          <table:table-cell office:value-type="float" office:value="103.986">
            <text:p>103.986</text:p>
          </table:table-cell>
          <table:table-cell office:value-type="float" office:value="145.635">
            <text:p>145.635</text:p>
          </table:table-cell>
          <table:table-cell office:value-type="float" office:value="13.3506">
            <text:p>13.3506</text:p>
          </table:table-cell>
          <table:table-cell office:value-type="float" office:value="5.71323">
            <text:p>5.71323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302374">
            <text:p>0.302374</text:p>
          </table:table-cell>
          <table:table-cell office:value-type="float" office:value="0.341659">
            <text:p>0.341659</text:p>
          </table:table-cell>
          <table:table-cell office:value-type="float" office:value="3.81434">
            <text:p>3.81434</text:p>
          </table:table-cell>
          <table:table-cell office:value-type="float" office:value="2.77889">
            <text:p>2.77889</text:p>
          </table:table-cell>
          <table:table-cell office:value-type="float" office:value="0.583531">
            <text:p>0.583531</text:p>
          </table:table-cell>
          <table:table-cell office:value-type="float" office:value="0.114122">
            <text:p>0.114122</text:p>
          </table:table-cell>
          <table:table-cell office:value-type="float" office:value="0.000728503">
            <text:p>0.000728503</text:p>
          </table:table-cell>
          <table:table-cell office:value-type="float" office:value="9.05366">
            <text:p>9.05366</text:p>
          </table:table-cell>
        </table:table-row>
        <table:table-row table:style-name="ro1">
          <table:table-cell table:formula="of:=DATE([.B125];[.C125];[.D125])" office:value-type="date" office:date-value="2014-07-16">
            <text:p>07/1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.73414">
            <text:p>1.7341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1.94578">
            <text:p>1.94578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61154">
            <text:p>0.61154</text:p>
          </table:table-cell>
          <table:table-cell office:value-type="float" office:value="0.74118">
            <text:p>0.74118</text:p>
          </table:table-cell>
          <table:table-cell office:value-type="float" office:value="8.02024">
            <text:p>8.02024</text:p>
          </table:table-cell>
          <table:table-cell office:value-type="float" office:value="6.25388">
            <text:p>6.25388</text:p>
          </table:table-cell>
          <table:table-cell office:value-type="float" office:value="1.24817">
            <text:p>1.24817</text:p>
          </table:table-cell>
          <table:table-cell office:value-type="float" office:value="0">
            <text:p>0</text:p>
          </table:table-cell>
          <table:table-cell office:value-type="float" office:value="19.9857">
            <text:p>19.9857</text:p>
          </table:table-cell>
          <table:table-cell office:value-type="float" office:value="101.625">
            <text:p>101.625</text:p>
          </table:table-cell>
          <table:table-cell office:value-type="float" office:value="150.205">
            <text:p>150.205</text:p>
          </table:table-cell>
          <table:table-cell office:value-type="float" office:value="13.1524">
            <text:p>13.1524</text:p>
          </table:table-cell>
          <table:table-cell office:value-type="float" office:value="5.78573">
            <text:p>5.78573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962">
            <text:p>0.285962</text:p>
          </table:table-cell>
          <table:table-cell office:value-type="float" office:value="0.346583">
            <text:p>0.346583</text:p>
          </table:table-cell>
          <table:table-cell office:value-type="float" office:value="3.8122">
            <text:p>3.8122</text:p>
          </table:table-cell>
          <table:table-cell office:value-type="float" office:value="2.8789">
            <text:p>2.8789</text:p>
          </table:table-cell>
          <table:table-cell office:value-type="float" office:value="0.579052">
            <text:p>0.579052</text:p>
          </table:table-cell>
          <table:table-cell office:value-type="float" office:value="0.132204">
            <text:p>0.132204</text:p>
          </table:table-cell>
          <table:table-cell office:value-type="float" office:value="0.000715691">
            <text:p>0.000715691</text:p>
          </table:table-cell>
          <table:table-cell office:value-type="float" office:value="9.17095">
            <text:p>9.17095</text:p>
          </table:table-cell>
        </table:table-row>
        <table:table-row table:style-name="ro1">
          <table:table-cell table:formula="of:=DATE([.B126];[.C126];[.D126])" office:value-type="date" office:date-value="2014-07-17">
            <text:p>07/17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.75514">
            <text:p>1.7551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1.83833">
            <text:p>1.8383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577283">
            <text:p>0.577283</text:p>
          </table:table-cell>
          <table:table-cell office:value-type="float" office:value="0.751457">
            <text:p>0.751457</text:p>
          </table:table-cell>
          <table:table-cell office:value-type="float" office:value="8.01616">
            <text:p>8.01616</text:p>
          </table:table-cell>
          <table:table-cell office:value-type="float" office:value="6.47994">
            <text:p>6.47994</text:p>
          </table:table-cell>
          <table:table-cell office:value-type="float" office:value="1.2385">
            <text:p>1.2385</text:p>
          </table:table-cell>
          <table:table-cell office:value-type="float" office:value="0">
            <text:p>0</text:p>
          </table:table-cell>
          <table:table-cell office:value-type="float" office:value="18.7411">
            <text:p>18.7411</text:p>
          </table:table-cell>
          <table:table-cell office:value-type="float" office:value="99.8587">
            <text:p>99.8587</text:p>
          </table:table-cell>
          <table:table-cell office:value-type="float" office:value="155.6">
            <text:p>155.6</text:p>
          </table:table-cell>
          <table:table-cell office:value-type="float" office:value="12.9964">
            <text:p>12.9964</text:p>
          </table:table-cell>
          <table:table-cell office:value-type="float" office:value="5.85623">
            <text:p>5.85623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269943">
            <text:p>0.269943</text:p>
          </table:table-cell>
          <table:table-cell office:value-type="float" office:value="0.351389">
            <text:p>0.351389</text:p>
          </table:table-cell>
          <table:table-cell office:value-type="float" office:value="3.81026">
            <text:p>3.81026</text:p>
          </table:table-cell>
          <table:table-cell office:value-type="float" office:value="2.98296">
            <text:p>2.98296</text:p>
          </table:table-cell>
          <table:table-cell office:value-type="float" office:value="0.574567">
            <text:p>0.574567</text:p>
          </table:table-cell>
          <table:table-cell office:value-type="float" office:value="0.134814">
            <text:p>0.134814</text:p>
          </table:table-cell>
          <table:table-cell office:value-type="float" office:value="0.000701788">
            <text:p>0.000701788</text:p>
          </table:table-cell>
          <table:table-cell office:value-type="float" office:value="9.27697">
            <text:p>9.27697</text:p>
          </table:table-cell>
        </table:table-row>
        <table:table-row table:style-name="ro1">
          <table:table-cell table:formula="of:=DATE([.B127];[.C127];[.D127])" office:value-type="date" office:date-value="2014-07-18">
            <text:p>07/1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.77614">
            <text:p>1.7761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1.73362">
            <text:p>1.7336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543942">
            <text:p>0.543942</text:p>
          </table:table-cell>
          <table:table-cell office:value-type="float" office:value="0.76146">
            <text:p>0.76146</text:p>
          </table:table-cell>
          <table:table-cell office:value-type="float" office:value="8.01248">
            <text:p>8.01248</text:p>
          </table:table-cell>
          <table:table-cell office:value-type="float" office:value="6.70907">
            <text:p>6.70907</text:p>
          </table:table-cell>
          <table:table-cell office:value-type="float" office:value="1.22874">
            <text:p>1.22874</text:p>
          </table:table-cell>
          <table:table-cell office:value-type="float" office:value="0">
            <text:p>0</text:p>
          </table:table-cell>
          <table:table-cell office:value-type="float" office:value="17.5427">
            <text:p>17.5427</text:p>
          </table:table-cell>
          <table:table-cell office:value-type="float" office:value="98.115">
            <text:p>98.115</text:p>
          </table:table-cell>
          <table:table-cell office:value-type="float" office:value="161.085">
            <text:p>161.085</text:p>
          </table:table-cell>
          <table:table-cell office:value-type="float" office:value="12.8413">
            <text:p>12.8413</text:p>
          </table:table-cell>
          <table:table-cell office:value-type="float" office:value="5.92464">
            <text:p>5.92464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254352">
            <text:p>0.254352</text:p>
          </table:table-cell>
          <table:table-cell office:value-type="float" office:value="0.356066">
            <text:p>0.356066</text:p>
          </table:table-cell>
          <table:table-cell office:value-type="float" office:value="3.80851">
            <text:p>3.80851</text:p>
          </table:table-cell>
          <table:table-cell office:value-type="float" office:value="3.08843">
            <text:p>3.08843</text:p>
          </table:table-cell>
          <table:table-cell office:value-type="float" office:value="0.570037">
            <text:p>0.570037</text:p>
          </table:table-cell>
          <table:table-cell office:value-type="float" office:value="0.13368">
            <text:p>0.13368</text:p>
          </table:table-cell>
          <table:table-cell office:value-type="float" office:value="0.0006869">
            <text:p>0.0006869</text:p>
          </table:table-cell>
          <table:table-cell office:value-type="float" office:value="9.38075">
            <text:p>9.38075</text:p>
          </table:table-cell>
        </table:table-row>
        <table:table-row table:style-name="ro1">
          <table:table-cell table:formula="of:=DATE([.B128];[.C128];[.D128])" office:value-type="date" office:date-value="2014-07-19">
            <text:p>07/1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.79714">
            <text:p>1.7971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1.63187">
            <text:p>1.63187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511583">
            <text:p>0.511583</text:p>
          </table:table-cell>
          <table:table-cell office:value-type="float" office:value="0.771168">
            <text:p>0.771168</text:p>
          </table:table-cell>
          <table:table-cell office:value-type="float" office:value="8.00915">
            <text:p>8.00915</text:p>
          </table:table-cell>
          <table:table-cell office:value-type="float" office:value="6.93196">
            <text:p>6.93196</text:p>
          </table:table-cell>
          <table:table-cell office:value-type="float" office:value="1.21878">
            <text:p>1.21878</text:p>
          </table:table-cell>
          <table:table-cell office:value-type="float" office:value="0">
            <text:p>0</text:p>
          </table:table-cell>
          <table:table-cell office:value-type="float" office:value="16.3952">
            <text:p>16.3952</text:p>
          </table:table-cell>
          <table:table-cell office:value-type="float" office:value="96.42">
            <text:p>96.42</text:p>
          </table:table-cell>
          <table:table-cell office:value-type="float" office:value="166.475">
            <text:p>166.475</text:p>
          </table:table-cell>
          <table:table-cell office:value-type="float" office:value="12.688">
            <text:p>12.688</text:p>
          </table:table-cell>
          <table:table-cell office:value-type="float" office:value="5.99083">
            <text:p>5.99083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239221">
            <text:p>0.239221</text:p>
          </table:table-cell>
          <table:table-cell office:value-type="float" office:value="0.360605">
            <text:p>0.360605</text:p>
          </table:table-cell>
          <table:table-cell office:value-type="float" office:value="3.80693">
            <text:p>3.80693</text:p>
          </table:table-cell>
          <table:table-cell office:value-type="float" office:value="3.19104">
            <text:p>3.19104</text:p>
          </table:table-cell>
          <table:table-cell office:value-type="float" office:value="0.565417">
            <text:p>0.565417</text:p>
          </table:table-cell>
          <table:table-cell office:value-type="float" office:value="0.124625">
            <text:p>0.124625</text:p>
          </table:table-cell>
          <table:table-cell office:value-type="float" office:value="0.000671135">
            <text:p>0.000671135</text:p>
          </table:table-cell>
          <table:table-cell office:value-type="float" office:value="9.47378">
            <text:p>9.47378</text:p>
          </table:table-cell>
        </table:table-row>
        <table:table-row table:style-name="ro1">
          <table:table-cell table:formula="of:=DATE([.B129];[.C129];[.D129])" office:value-type="date" office:date-value="2014-07-20">
            <text:p>07/2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.81814">
            <text:p>1.8181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1.53326">
            <text:p>1.5332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480263">
            <text:p>0.480263</text:p>
          </table:table-cell>
          <table:table-cell office:value-type="float" office:value="0.780563">
            <text:p>0.780563</text:p>
          </table:table-cell>
          <table:table-cell office:value-type="float" office:value="8.00613">
            <text:p>8.00613</text:p>
          </table:table-cell>
          <table:table-cell office:value-type="float" office:value="7.13594">
            <text:p>7.13594</text:p>
          </table:table-cell>
          <table:table-cell office:value-type="float" office:value="1.20852">
            <text:p>1.20852</text:p>
          </table:table-cell>
          <table:table-cell office:value-type="float" office:value="0">
            <text:p>0</text:p>
          </table:table-cell>
          <table:table-cell office:value-type="float" office:value="15.2977">
            <text:p>15.2977</text:p>
          </table:table-cell>
          <table:table-cell office:value-type="float" office:value="94.7609">
            <text:p>94.7609</text:p>
          </table:table-cell>
          <table:table-cell office:value-type="float" office:value="171.458">
            <text:p>171.458</text:p>
          </table:table-cell>
          <table:table-cell office:value-type="float" office:value="12.5346">
            <text:p>12.5346</text:p>
          </table:table-cell>
          <table:table-cell office:value-type="float" office:value="6.0547">
            <text:p>6.0547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224576">
            <text:p>0.224576</text:p>
          </table:table-cell>
          <table:table-cell office:value-type="float" office:value="0.364999">
            <text:p>0.364999</text:p>
          </table:table-cell>
          <table:table-cell office:value-type="float" office:value="3.80549">
            <text:p>3.80549</text:p>
          </table:table-cell>
          <table:table-cell office:value-type="float" office:value="3.28494">
            <text:p>3.28494</text:p>
          </table:table-cell>
          <table:table-cell office:value-type="float" office:value="0.560659">
            <text:p>0.560659</text:p>
          </table:table-cell>
          <table:table-cell office:value-type="float" office:value="0.115959">
            <text:p>0.115959</text:p>
          </table:table-cell>
          <table:table-cell office:value-type="float" office:value="0.000654595">
            <text:p>0.000654595</text:p>
          </table:table-cell>
          <table:table-cell office:value-type="float" office:value="9.55845">
            <text:p>9.55845</text:p>
          </table:table-cell>
        </table:table-row>
        <table:table-row table:style-name="ro1">
          <table:table-cell table:formula="of:=DATE([.B130];[.C130];[.D130])" office:value-type="date" office:date-value="2014-07-21">
            <text:p>07/2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.83914">
            <text:p>1.83914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1.43795">
            <text:p>1.4379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450031">
            <text:p>0.450031</text:p>
          </table:table-cell>
          <table:table-cell office:value-type="float" office:value="0.789633">
            <text:p>0.789633</text:p>
          </table:table-cell>
          <table:table-cell office:value-type="float" office:value="8.00341">
            <text:p>8.00341</text:p>
          </table:table-cell>
          <table:table-cell office:value-type="float" office:value="7.32684">
            <text:p>7.32684</text:p>
          </table:table-cell>
          <table:table-cell office:value-type="float" office:value="1.19806">
            <text:p>1.19806</text:p>
          </table:table-cell>
          <table:table-cell office:value-type="float" office:value="0">
            <text:p>0</text:p>
          </table:table-cell>
          <table:table-cell office:value-type="float" office:value="14.2454">
            <text:p>14.2454</text:p>
          </table:table-cell>
          <table:table-cell office:value-type="float" office:value="93.0901">
            <text:p>93.0901</text:p>
          </table:table-cell>
          <table:table-cell office:value-type="float" office:value="176.112">
            <text:p>176.112</text:p>
          </table:table-cell>
          <table:table-cell office:value-type="float" office:value="12.3788">
            <text:p>12.3788</text:p>
          </table:table-cell>
          <table:table-cell office:value-type="float" office:value="6.11617">
            <text:p>6.11617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210439">
            <text:p>0.210439</text:p>
          </table:table-cell>
          <table:table-cell office:value-type="float" office:value="0.36924">
            <text:p>0.36924</text:p>
          </table:table-cell>
          <table:table-cell office:value-type="float" office:value="3.8042">
            <text:p>3.8042</text:p>
          </table:table-cell>
          <table:table-cell office:value-type="float" office:value="3.37282">
            <text:p>3.37282</text:p>
          </table:table-cell>
          <table:table-cell office:value-type="float" office:value="0.555805">
            <text:p>0.555805</text:p>
          </table:table-cell>
          <table:table-cell office:value-type="float" office:value="0.104754">
            <text:p>0.104754</text:p>
          </table:table-cell>
          <table:table-cell office:value-type="float" office:value="0.000637418">
            <text:p>0.000637418</text:p>
          </table:table-cell>
          <table:table-cell office:value-type="float" office:value="9.63456">
            <text:p>9.63456</text:p>
          </table:table-cell>
        </table:table-row>
        <table:table-row table:style-name="ro1">
          <table:table-cell table:formula="of:=DATE([.B131];[.C131];[.D131])" office:value-type="date" office:date-value="2014-07-22">
            <text:p>07/22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.86014">
            <text:p>1.860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1.34609">
            <text:p>1.34609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420926">
            <text:p>0.420926</text:p>
          </table:table-cell>
          <table:table-cell office:value-type="float" office:value="0.798365">
            <text:p>0.798365</text:p>
          </table:table-cell>
          <table:table-cell office:value-type="float" office:value="8.00094">
            <text:p>8.00094</text:p>
          </table:table-cell>
          <table:table-cell office:value-type="float" office:value="7.4967">
            <text:p>7.4967</text:p>
          </table:table-cell>
          <table:table-cell office:value-type="float" office:value="1.18736">
            <text:p>1.18736</text:p>
          </table:table-cell>
          <table:table-cell office:value-type="float" office:value="0">
            <text:p>0</text:p>
          </table:table-cell>
          <table:table-cell office:value-type="float" office:value="13.2424">
            <text:p>13.2424</text:p>
          </table:table-cell>
          <table:table-cell office:value-type="float" office:value="91.4381">
            <text:p>91.4381</text:p>
          </table:table-cell>
          <table:table-cell office:value-type="float" office:value="180.291">
            <text:p>180.291</text:p>
          </table:table-cell>
          <table:table-cell office:value-type="float" office:value="12.2224">
            <text:p>12.2224</text:p>
          </table:table-cell>
          <table:table-cell office:value-type="float" office:value="6.17517">
            <text:p>6.17517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96829">
            <text:p>0.196829</text:p>
          </table:table-cell>
          <table:table-cell office:value-type="float" office:value="0.373323">
            <text:p>0.373323</text:p>
          </table:table-cell>
          <table:table-cell office:value-type="float" office:value="3.80303">
            <text:p>3.80303</text:p>
          </table:table-cell>
          <table:table-cell office:value-type="float" office:value="3.45101">
            <text:p>3.45101</text:p>
          </table:table-cell>
          <table:table-cell office:value-type="float" office:value="0.550841">
            <text:p>0.550841</text:p>
          </table:table-cell>
          <table:table-cell office:value-type="float" office:value="0.0962287">
            <text:p>0.0962287</text:p>
          </table:table-cell>
          <table:table-cell office:value-type="float" office:value="0.000619718">
            <text:p>0.000619718</text:p>
          </table:table-cell>
          <table:table-cell office:value-type="float" office:value="9.70363">
            <text:p>9.70363</text:p>
          </table:table-cell>
        </table:table-row>
        <table:table-row table:style-name="ro1">
          <table:table-cell table:formula="of:=DATE([.B132];[.C132];[.D132])" office:value-type="date" office:date-value="2014-07-23">
            <text:p>07/23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.88114">
            <text:p>1.881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1.25778">
            <text:p>1.25778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392978">
            <text:p>0.392978</text:p>
          </table:table-cell>
          <table:table-cell office:value-type="float" office:value="0.806749">
            <text:p>0.806749</text:p>
          </table:table-cell>
          <table:table-cell office:value-type="float" office:value="7.99871">
            <text:p>7.99871</text:p>
          </table:table-cell>
          <table:table-cell office:value-type="float" office:value="7.65513">
            <text:p>7.65513</text:p>
          </table:table-cell>
          <table:table-cell office:value-type="float" office:value="1.17653">
            <text:p>1.17653</text:p>
          </table:table-cell>
          <table:table-cell office:value-type="float" office:value="0">
            <text:p>0</text:p>
          </table:table-cell>
          <table:table-cell office:value-type="float" office:value="12.2844">
            <text:p>12.2844</text:p>
          </table:table-cell>
          <table:table-cell office:value-type="float" office:value="89.7624">
            <text:p>89.7624</text:p>
          </table:table-cell>
          <table:table-cell office:value-type="float" office:value="184.158">
            <text:p>184.158</text:p>
          </table:table-cell>
          <table:table-cell office:value-type="float" office:value="12.0637">
            <text:p>12.0637</text:p>
          </table:table-cell>
          <table:table-cell office:value-type="float" office:value="6.23165">
            <text:p>6.23165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8376">
            <text:p>0.18376</text:p>
          </table:table-cell>
          <table:table-cell office:value-type="float" office:value="0.377243">
            <text:p>0.377243</text:p>
          </table:table-cell>
          <table:table-cell office:value-type="float" office:value="3.80196">
            <text:p>3.80196</text:p>
          </table:table-cell>
          <table:table-cell office:value-type="float" office:value="3.52394">
            <text:p>3.52394</text:p>
          </table:table-cell>
          <table:table-cell office:value-type="float" office:value="0.545815">
            <text:p>0.545815</text:p>
          </table:table-cell>
          <table:table-cell office:value-type="float" office:value="0.0867899">
            <text:p>0.0867899</text:p>
          </table:table-cell>
          <table:table-cell office:value-type="float" office:value="0.000601628">
            <text:p>0.000601628</text:p>
          </table:table-cell>
          <table:table-cell office:value-type="float" office:value="9.76651">
            <text:p>9.76651</text:p>
          </table:table-cell>
        </table:table-row>
        <table:table-row table:style-name="ro1">
          <table:table-cell table:formula="of:=DATE([.B133];[.C133];[.D133])" office:value-type="date" office:date-value="2014-07-24">
            <text:p>07/24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.90214">
            <text:p>1.902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1.1731">
            <text:p>1.173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366211">
            <text:p>0.366211</text:p>
          </table:table-cell>
          <table:table-cell office:value-type="float" office:value="0.814779">
            <text:p>0.814779</text:p>
          </table:table-cell>
          <table:table-cell office:value-type="float" office:value="7.99669">
            <text:p>7.99669</text:p>
          </table:table-cell>
          <table:table-cell office:value-type="float" office:value="7.79322">
            <text:p>7.79322</text:p>
          </table:table-cell>
          <table:table-cell office:value-type="float" office:value="1.16554">
            <text:p>1.16554</text:p>
          </table:table-cell>
          <table:table-cell office:value-type="float" office:value="0">
            <text:p>0</text:p>
          </table:table-cell>
          <table:table-cell office:value-type="float" office:value="11.3777">
            <text:p>11.3777</text:p>
          </table:table-cell>
          <table:table-cell office:value-type="float" office:value="88.1232">
            <text:p>88.1232</text:p>
          </table:table-cell>
          <table:table-cell office:value-type="float" office:value="187.599">
            <text:p>187.599</text:p>
          </table:table-cell>
          <table:table-cell office:value-type="float" office:value="11.9066">
            <text:p>11.9066</text:p>
          </table:table-cell>
          <table:table-cell office:value-type="float" office:value="6.28558">
            <text:p>6.28558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71243">
            <text:p>0.171243</text:p>
          </table:table-cell>
          <table:table-cell office:value-type="float" office:value="0.380998">
            <text:p>0.380998</text:p>
          </table:table-cell>
          <table:table-cell office:value-type="float" office:value="3.801">
            <text:p>3.801</text:p>
          </table:table-cell>
          <table:table-cell office:value-type="float" office:value="3.58751">
            <text:p>3.58751</text:p>
          </table:table-cell>
          <table:table-cell office:value-type="float" office:value="0.540719">
            <text:p>0.540719</text:p>
          </table:table-cell>
          <table:table-cell office:value-type="float" office:value="0.0729335">
            <text:p>0.0729335</text:p>
          </table:table-cell>
          <table:table-cell office:value-type="float" office:value="0.000583254">
            <text:p>0.000583254</text:p>
          </table:table-cell>
          <table:table-cell office:value-type="float" office:value="9.8156">
            <text:p>9.8156</text:p>
          </table:table-cell>
        </table:table-row>
        <table:table-row table:style-name="ro1">
          <table:table-cell table:formula="of:=DATE([.B134];[.C134];[.D134])" office:value-type="date" office:date-value="2014-07-25">
            <text:p>07/25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.92314">
            <text:p>1.923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1.0921">
            <text:p>1.092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340638">
            <text:p>0.340638</text:p>
          </table:table-cell>
          <table:table-cell office:value-type="float" office:value="0.822451">
            <text:p>0.822451</text:p>
          </table:table-cell>
          <table:table-cell office:value-type="float" office:value="7.99486">
            <text:p>7.99486</text:p>
          </table:table-cell>
          <table:table-cell office:value-type="float" office:value="7.90841">
            <text:p>7.90841</text:p>
          </table:table-cell>
          <table:table-cell office:value-type="float" office:value="1.15443">
            <text:p>1.15443</text:p>
          </table:table-cell>
          <table:table-cell office:value-type="float" office:value="0">
            <text:p>0</text:p>
          </table:table-cell>
          <table:table-cell office:value-type="float" office:value="10.5176">
            <text:p>10.5176</text:p>
          </table:table-cell>
          <table:table-cell office:value-type="float" office:value="86.4768">
            <text:p>86.4768</text:p>
          </table:table-cell>
          <table:table-cell office:value-type="float" office:value="190.482">
            <text:p>190.482</text:p>
          </table:table-cell>
          <table:table-cell office:value-type="float" office:value="11.7485">
            <text:p>11.7485</text:p>
          </table:table-cell>
          <table:table-cell office:value-type="float" office:value="6.33695">
            <text:p>6.33695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59285">
            <text:p>0.159285</text:p>
          </table:table-cell>
          <table:table-cell office:value-type="float" office:value="0.384586">
            <text:p>0.384586</text:p>
          </table:table-cell>
          <table:table-cell office:value-type="float" office:value="3.80014">
            <text:p>3.80014</text:p>
          </table:table-cell>
          <table:table-cell office:value-type="float" office:value="3.64053">
            <text:p>3.64053</text:p>
          </table:table-cell>
          <table:table-cell office:value-type="float" office:value="0.535564">
            <text:p>0.535564</text:p>
          </table:table-cell>
          <table:table-cell office:value-type="float" office:value="0.0644164">
            <text:p>0.0644164</text:p>
          </table:table-cell>
          <table:table-cell office:value-type="float" office:value="0.000564706">
            <text:p>0.000564706</text:p>
          </table:table-cell>
          <table:table-cell office:value-type="float" office:value="9.85947">
            <text:p>9.85947</text:p>
          </table:table-cell>
        </table:table-row>
        <table:table-row table:style-name="ro1">
          <table:table-cell table:formula="of:=DATE([.B135];[.C135];[.D135])" office:value-type="date" office:date-value="2014-07-26">
            <text:p>07/26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.94414">
            <text:p>1.944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1.01482">
            <text:p>1.0148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316267">
            <text:p>0.316267</text:p>
          </table:table-cell>
          <table:table-cell office:value-type="float" office:value="0.829762">
            <text:p>0.829762</text:p>
          </table:table-cell>
          <table:table-cell office:value-type="float" office:value="7.99321">
            <text:p>7.99321</text:p>
          </table:table-cell>
          <table:table-cell office:value-type="float" office:value="8.01235">
            <text:p>8.01235</text:p>
          </table:table-cell>
          <table:table-cell office:value-type="float" office:value="1.14328">
            <text:p>1.14328</text:p>
          </table:table-cell>
          <table:table-cell office:value-type="float" office:value="0">
            <text:p>0</text:p>
          </table:table-cell>
          <table:table-cell office:value-type="float" office:value="9.70203">
            <text:p>9.70203</text:p>
          </table:table-cell>
          <table:table-cell office:value-type="float" office:value="84.8062">
            <text:p>84.8062</text:p>
          </table:table-cell>
          <table:table-cell office:value-type="float" office:value="193.053">
            <text:p>193.053</text:p>
          </table:table-cell>
          <table:table-cell office:value-type="float" office:value="11.589">
            <text:p>11.589</text:p>
          </table:table-cell>
          <table:table-cell office:value-type="float" office:value="6.38577">
            <text:p>6.38577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89">
            <text:p>0.14789</text:p>
          </table:table-cell>
          <table:table-cell office:value-type="float" office:value="0.388005">
            <text:p>0.388005</text:p>
          </table:table-cell>
          <table:table-cell office:value-type="float" office:value="3.79935">
            <text:p>3.79935</text:p>
          </table:table-cell>
          <table:table-cell office:value-type="float" office:value="3.68838">
            <text:p>3.68838</text:p>
          </table:table-cell>
          <table:table-cell office:value-type="float" office:value="0.530392">
            <text:p>0.530392</text:p>
          </table:table-cell>
          <table:table-cell office:value-type="float" office:value="0.0525967">
            <text:p>0.0525967</text:p>
          </table:table-cell>
          <table:table-cell office:value-type="float" office:value="0.000546097">
            <text:p>0.000546097</text:p>
          </table:table-cell>
          <table:table-cell office:value-type="float" office:value="9.89487">
            <text:p>9.89487</text:p>
          </table:table-cell>
        </table:table-row>
        <table:table-row table:style-name="ro1">
          <table:table-cell table:formula="of:=DATE([.B136];[.C136];[.D136])" office:value-type="date" office:date-value="2014-07-27">
            <text:p>07/27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.96514">
            <text:p>1.96514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0.94128">
            <text:p>0.94128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2931">
            <text:p>0.2931</text:p>
          </table:table-cell>
          <table:table-cell office:value-type="float" office:value="0.836712">
            <text:p>0.836712</text:p>
          </table:table-cell>
          <table:table-cell office:value-type="float" office:value="7.99171">
            <text:p>7.99171</text:p>
          </table:table-cell>
          <table:table-cell office:value-type="float" office:value="8.09035">
            <text:p>8.09035</text:p>
          </table:table-cell>
          <table:table-cell office:value-type="float" office:value="1.13208">
            <text:p>1.13208</text:p>
          </table:table-cell>
          <table:table-cell office:value-type="float" office:value="0">
            <text:p>0</text:p>
          </table:table-cell>
          <table:table-cell office:value-type="float" office:value="8.94376">
            <text:p>8.94376</text:p>
          </table:table-cell>
          <table:table-cell office:value-type="float" office:value="83.2607">
            <text:p>83.2607</text:p>
          </table:table-cell>
          <table:table-cell office:value-type="float" office:value="195.242">
            <text:p>195.242</text:p>
          </table:table-cell>
          <table:table-cell office:value-type="float" office:value="11.4386">
            <text:p>11.4386</text:p>
          </table:table-cell>
          <table:table-cell office:value-type="float" office:value="6.43205">
            <text:p>6.43205</text:p>
          </table:table-cell>
          <table:table-cell office:value-type="float" office:value="0">
            <text:p>0</text:p>
          </table:table-cell>
          <table:table-cell office:value-type="float" office:value="2.28797">
            <text:p>2.287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37056">
            <text:p>0.137056</text:p>
          </table:table-cell>
          <table:table-cell office:value-type="float" office:value="0.391255">
            <text:p>0.391255</text:p>
          </table:table-cell>
          <table:table-cell office:value-type="float" office:value="3.79864">
            <text:p>3.79864</text:p>
          </table:table-cell>
          <table:table-cell office:value-type="float" office:value="3.72429">
            <text:p>3.72429</text:p>
          </table:table-cell>
          <table:table-cell office:value-type="float" office:value="0.525197">
            <text:p>0.525197</text:p>
          </table:table-cell>
          <table:table-cell office:value-type="float" office:value="0.0368314">
            <text:p>0.0368314</text:p>
          </table:table-cell>
          <table:table-cell office:value-type="float" office:value="0.000527516">
            <text:p>0.000527516</text:p>
          </table:table-cell>
          <table:table-cell office:value-type="float" office:value="9.91439">
            <text:p>9.91439</text:p>
          </table:table-cell>
        </table:table-row>
        <table:table-row table:style-name="ro1">
          <table:table-cell table:formula="of:=DATE([.B137];[.C137];[.D137])" office:value-type="date" office:date-value="2014-07-28">
            <text:p>07/28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.98614">
            <text:p>1.9861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0.871458">
            <text:p>0.871458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271129">
            <text:p>0.271129</text:p>
          </table:table-cell>
          <table:table-cell office:value-type="float" office:value="0.843304">
            <text:p>0.843304</text:p>
          </table:table-cell>
          <table:table-cell office:value-type="float" office:value="7.99036">
            <text:p>7.99036</text:p>
          </table:table-cell>
          <table:table-cell office:value-type="float" office:value="8.14453">
            <text:p>8.14453</text:p>
          </table:table-cell>
          <table:table-cell office:value-type="float" office:value="1.12089">
            <text:p>1.12089</text:p>
          </table:table-cell>
          <table:table-cell office:value-type="float" office:value="0">
            <text:p>0</text:p>
          </table:table-cell>
          <table:table-cell office:value-type="float" office:value="8.24366">
            <text:p>8.24366</text:p>
          </table:table-cell>
          <table:table-cell office:value-type="float" office:value="81.88">
            <text:p>81.88</text:p>
          </table:table-cell>
          <table:table-cell office:value-type="float" office:value="197.204">
            <text:p>197.204</text:p>
          </table:table-cell>
          <table:table-cell office:value-type="float" office:value="11.3005">
            <text:p>11.3005</text:p>
          </table:table-cell>
          <table:table-cell office:value-type="float" office:value="6.47585">
            <text:p>6.47585</text:p>
          </table:table-cell>
          <table:table-cell office:value-type="float" office:value="0.191037">
            <text:p>0.191037</text:p>
          </table:table-cell>
          <table:table-cell office:value-type="float" office:value="2.31871">
            <text:p>2.3187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6782">
            <text:p>0.126782</text:p>
          </table:table-cell>
          <table:table-cell office:value-type="float" office:value="0.394337">
            <text:p>0.394337</text:p>
          </table:table-cell>
          <table:table-cell office:value-type="float" office:value="3.798">
            <text:p>3.798</text:p>
          </table:table-cell>
          <table:table-cell office:value-type="float" office:value="3.74923">
            <text:p>3.74923</text:p>
          </table:table-cell>
          <table:table-cell office:value-type="float" office:value="0.520003">
            <text:p>0.520003</text:p>
          </table:table-cell>
          <table:table-cell office:value-type="float" office:value="0.0321338">
            <text:p>0.0321338</text:p>
          </table:table-cell>
          <table:table-cell office:value-type="float" office:value="0.000509059">
            <text:p>0.000509059</text:p>
          </table:table-cell>
          <table:table-cell office:value-type="float" office:value="9.93402">
            <text:p>9.93402</text:p>
          </table:table-cell>
        </table:table-row>
        <table:table-row table:style-name="ro1">
          <table:table-cell table:formula="of:=DATE([.B138];[.C138];[.D138])" office:value-type="date" office:date-value="2014-07-29">
            <text:p>07/29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0.805329">
            <text:p>0.805329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259783">
            <text:p>0.259783</text:p>
          </table:table-cell>
          <table:table-cell office:value-type="float" office:value="0.846707">
            <text:p>0.846707</text:p>
          </table:table-cell>
          <table:table-cell office:value-type="float" office:value="7.98968">
            <text:p>7.98968</text:p>
          </table:table-cell>
          <table:table-cell office:value-type="float" office:value="8.18096">
            <text:p>8.18096</text:p>
          </table:table-cell>
          <table:table-cell office:value-type="float" office:value="1.11486">
            <text:p>1.11486</text:p>
          </table:table-cell>
          <table:table-cell office:value-type="float" office:value="0">
            <text:p>0</text:p>
          </table:table-cell>
          <table:table-cell office:value-type="float" office:value="7.88347">
            <text:p>7.88347</text:p>
          </table:table-cell>
          <table:table-cell office:value-type="float" office:value="81.6818">
            <text:p>81.6818</text:p>
          </table:table-cell>
          <table:table-cell office:value-type="float" office:value="197.702">
            <text:p>197.702</text:p>
          </table:table-cell>
          <table:table-cell office:value-type="float" office:value="11.2264">
            <text:p>11.2264</text:p>
          </table:table-cell>
          <table:table-cell office:value-type="float" office:value="6.49844">
            <text:p>6.49844</text:p>
          </table:table-cell>
          <table:table-cell office:value-type="float" office:value="0.218172">
            <text:p>0.218172</text:p>
          </table:table-cell>
          <table:table-cell office:value-type="float" office:value="2.38023">
            <text:p>2.3802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477">
            <text:p>0.121477</text:p>
          </table:table-cell>
          <table:table-cell office:value-type="float" office:value="0.395928">
            <text:p>0.395928</text:p>
          </table:table-cell>
          <table:table-cell office:value-type="float" office:value="3.79767">
            <text:p>3.79767</text:p>
          </table:table-cell>
          <table:table-cell office:value-type="float" office:value="3.766">
            <text:p>3.766</text:p>
          </table:table-cell>
          <table:table-cell office:value-type="float" office:value="0.517204">
            <text:p>0.517204</text:p>
          </table:table-cell>
          <table:table-cell office:value-type="float" office:value="0.0255843">
            <text:p>0.02558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139];[.C139];[.D139])" office:value-type="date" office:date-value="2014-07-30">
            <text:p>07/30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0.805329">
            <text:p>0.805329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259783">
            <text:p>0.259783</text:p>
          </table:table-cell>
          <table:table-cell office:value-type="float" office:value="0.846707">
            <text:p>0.846707</text:p>
          </table:table-cell>
          <table:table-cell office:value-type="float" office:value="7.98968">
            <text:p>7.98968</text:p>
          </table:table-cell>
          <table:table-cell office:value-type="float" office:value="8.18096">
            <text:p>8.18096</text:p>
          </table:table-cell>
          <table:table-cell office:value-type="float" office:value="1.11486">
            <text:p>1.11486</text:p>
          </table:table-cell>
          <table:table-cell office:value-type="float" office:value="0">
            <text:p>0</text:p>
          </table:table-cell>
          <table:table-cell office:value-type="float" office:value="7.88347">
            <text:p>7.88347</text:p>
          </table:table-cell>
          <table:table-cell office:value-type="float" office:value="81.6818">
            <text:p>81.6818</text:p>
          </table:table-cell>
          <table:table-cell office:value-type="float" office:value="197.702">
            <text:p>197.702</text:p>
          </table:table-cell>
          <table:table-cell office:value-type="float" office:value="11.2264">
            <text:p>11.2264</text:p>
          </table:table-cell>
          <table:table-cell office:value-type="float" office:value="6.49844">
            <text:p>6.49844</text:p>
          </table:table-cell>
          <table:table-cell office:value-type="float" office:value="0.172179">
            <text:p>0.172179</text:p>
          </table:table-cell>
          <table:table-cell office:value-type="float" office:value="2.40744">
            <text:p>2.4074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477">
            <text:p>0.121477</text:p>
          </table:table-cell>
          <table:table-cell office:value-type="float" office:value="0.395928">
            <text:p>0.395928</text:p>
          </table:table-cell>
          <table:table-cell office:value-type="float" office:value="3.79767">
            <text:p>3.79767</text:p>
          </table:table-cell>
          <table:table-cell office:value-type="float" office:value="3.766">
            <text:p>3.766</text:p>
          </table:table-cell>
          <table:table-cell office:value-type="float" office:value="0.517204">
            <text:p>0.517204</text:p>
          </table:table-cell>
          <table:table-cell office:value-type="float" office:value="0.0255843">
            <text:p>0.02558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DATE([.B140];[.C140];[.D140])" office:value-type="date" office:date-value="2014-07-31">
            <text:p>07/31/14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number-columns-repeated="2" office:value-type="float" office:value="0.805329">
            <text:p>0.805329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.259783">
            <text:p>0.259783</text:p>
          </table:table-cell>
          <table:table-cell office:value-type="float" office:value="0.846707">
            <text:p>0.846707</text:p>
          </table:table-cell>
          <table:table-cell office:value-type="float" office:value="7.98968">
            <text:p>7.98968</text:p>
          </table:table-cell>
          <table:table-cell office:value-type="float" office:value="8.18096">
            <text:p>8.18096</text:p>
          </table:table-cell>
          <table:table-cell office:value-type="float" office:value="1.11486">
            <text:p>1.11486</text:p>
          </table:table-cell>
          <table:table-cell office:value-type="float" office:value="0">
            <text:p>0</text:p>
          </table:table-cell>
          <table:table-cell office:value-type="float" office:value="7.88347">
            <text:p>7.88347</text:p>
          </table:table-cell>
          <table:table-cell office:value-type="float" office:value="81.6818">
            <text:p>81.6818</text:p>
          </table:table-cell>
          <table:table-cell office:value-type="float" office:value="197.702">
            <text:p>197.702</text:p>
          </table:table-cell>
          <table:table-cell office:value-type="float" office:value="11.2264">
            <text:p>11.2264</text:p>
          </table:table-cell>
          <table:table-cell office:value-type="float" office:value="6.49844">
            <text:p>6.49844</text:p>
          </table:table-cell>
          <table:table-cell office:value-type="float" office:value="0.218352">
            <text:p>0.218352</text:p>
          </table:table-cell>
          <table:table-cell office:value-type="float" office:value="2.49964">
            <text:p>2.4996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477">
            <text:p>0.121477</text:p>
          </table:table-cell>
          <table:table-cell office:value-type="float" office:value="0.395928">
            <text:p>0.395928</text:p>
          </table:table-cell>
          <table:table-cell office:value-type="float" office:value="3.79767">
            <text:p>3.79767</text:p>
          </table:table-cell>
          <table:table-cell office:value-type="float" office:value="3.766">
            <text:p>3.766</text:p>
          </table:table-cell>
          <table:table-cell office:value-type="float" office:value="0.517204">
            <text:p>0.517204</text:p>
          </table:table-cell>
          <table:table-cell office:value-type="float" office:value="0.0255843">
            <text:p>0.0255843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8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10/13/2014</text:date>, <text:time>16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0-13T16:35:00</dc:date>
    <dc:creator>Per Abrahamsen</dc:creator>
    <meta:generator>OpenOffice.org/3.2$Unix OpenOffice.org_project/320m12$Build-9483</meta:generator>
    <meta:editing-duration>PT01H12M08S</meta:editing-duration>
    <meta:editing-cycles>6</meta:editing-cycles>
    <meta:printed-by>Per Abrahamsen</meta:printed-by>
    <meta:print-date>2014-10-13T16:03:05</meta:print-date>
    <meta:document-statistic meta:table-count="4" meta:cell-count="61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ignore" chart:spline-order="3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54cm" svg:height="15.48cm" xlink:href=".." chart:class="chart:scatter" chart:column-mapping="1" chart:style-name="ch1">
        <chart:title svg:x="12.611cm" svg:y="0.31cm" chart:style-name="ch2">
          <text:p>Precip and Makkink (2014)</text:p>
        </chart:title>
        <chart:legend chart:legend-position="end" svg:x="3.763cm" svg:y="1.363cm" chart:style-name="ch3"/>
        <chart:plot-area chart:style-name="ch4" table:cell-range-address="Weather.A17:Weather.A139 Weather.K15:Weather.L15 Weather.K17:Weather.L139 Crop.Z16:Crop.Z16 Crop.Z18:Crop.Z140" chart:data-source-has-labels="row" svg:x="1.018cm" svg:y="1.121cm" svg:width="28.441cm" svg:height="13.739cm">
          <chart:axis chart:dimension="x" chart:name="primary-x" chart:style-name="ch5"/>
          <chart:axis chart:dimension="y" chart:name="primary-y" chart:style-name="ch6">
            <chart:title svg:x="0.609cm" svg:y="8.255cm" chart:style-name="ch7">
              <text:p>mm</text:p>
            </chart:title>
            <chart:grid chart:style-name="ch8" chart:class="major"/>
          </chart:axis>
          <chart:axis chart:dimension="y" chart:name="secondary-y" chart:style-name="ch9">
            <chart:title svg:x="29.498cm" svg:y="8.083cm" chart:style-name="ch7">
              <text:p>d</text:p>
            </chart:title>
          </chart:axis>
          <chart:series chart:attached-axis="primary-y" chart:style-name="ch10" chart:values-cell-range-address="Weather.K17:Weather.K139" chart:label-cell-address="Weather.K15:Weather.K15" chart:class="chart:scatter">
            <chart:domain table:cell-range-address="Weather.A17:Weather.A139"/>
            <chart:data-point chart:repeated="123"/>
          </chart:series>
          <chart:series chart:attached-axis="primary-y" chart:style-name="ch11" chart:values-cell-range-address="Weather.L17:Weather.L139" chart:label-cell-address="Weather.L15:Weather.L15" chart:class="chart:scatter">
            <chart:data-point chart:repeated="123"/>
          </chart:series>
          <chart:series chart:attached-axis="secondary-y" chart:style-name="ch12" chart:values-cell-range-address="Crop.Z18:Crop.Z140" chart:label-cell-address="Crop.Z16:Crop.Z16" chart:class="chart:scatter">
            <chart:domain table:cell-range-address="Crop.A18:Crop.A140"/>
            <chart:data-point chart:repeated="1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Weather.K15:Weather.K15">Precip</text:p>
              </table:table-cell>
              <table:table-cell office:value-type="string">
                <text:p text:id="Weather.L15:Weather.L15">Makkink</text:p>
              </table:table-cell>
              <table:table-cell office:value-type="string">
                <text:p>Column A</text:p>
              </table:table-cell>
              <table:table-cell office:value-type="string">
                <text:p text:id="Crop.Z16:Crop.Z16">water_stress_days (120 c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730">
                <text:p text:id="Weather.A17:Weather.A139">41730</text:p>
              </table:table-cell>
              <table:table-cell office:value-type="float" office:value="0">
                <text:p text:id="Weather.K17:Weather.K139">0</text:p>
              </table:table-cell>
              <table:table-cell office:value-type="float" office:value="0">
                <text:p text:id="Weather.L17:Weather.L139">0</text:p>
              </table:table-cell>
              <table:table-cell office:value-type="float" office:value="41730">
                <text:p text:id="Crop.A18:Crop.A140">41730</text:p>
              </table:table-cell>
              <table:table-cell office:value-type="float" office:value="0">
                <text:p text:id="Crop.Z18:Crop.Z14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731">
                <text:p>41731</text:p>
              </table:table-cell>
              <table:table-cell office:value-type="float" office:value="0">
                <text:p>0</text:p>
              </table:table-cell>
              <table:table-cell office:value-type="float" office:value="1.19423">
                <text:p>1.19423</text:p>
              </table:table-cell>
              <table:table-cell office:value-type="float" office:value="41730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32">
                <text:p>41732</text:p>
              </table:table-cell>
              <table:table-cell office:value-type="float" office:value="1.2">
                <text:p>1.2</text:p>
              </table:table-cell>
              <table:table-cell office:value-type="float" office:value="3.39826">
                <text:p>3.39826</text:p>
              </table:table-cell>
              <table:table-cell office:value-type="float" office:value="41731">
                <text:p>4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733">
                <text:p>41733</text:p>
              </table:table-cell>
              <table:table-cell office:value-type="float" office:value="1.2">
                <text:p>1.2</text:p>
              </table:table-cell>
              <table:table-cell office:value-type="float" office:value="5.42315">
                <text:p>5.42315</text:p>
              </table:table-cell>
              <table:table-cell office:value-type="float" office:value="41732">
                <text:p>4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4">
                <text:p>41734</text:p>
              </table:table-cell>
              <table:table-cell office:value-type="float" office:value="1.2">
                <text:p>1.2</text:p>
              </table:table-cell>
              <table:table-cell office:value-type="float" office:value="6.041542">
                <text:p>6.041542</text:p>
              </table:table-cell>
              <table:table-cell office:value-type="float" office:value="41733">
                <text:p>4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35">
                <text:p>41735</text:p>
              </table:table-cell>
              <table:table-cell office:value-type="float" office:value="2.5">
                <text:p>2.5</text:p>
              </table:table-cell>
              <table:table-cell office:value-type="float" office:value="7.162522">
                <text:p>7.162522</text:p>
              </table:table-cell>
              <table:table-cell office:value-type="float" office:value="41734">
                <text:p>4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36">
                <text:p>41736</text:p>
              </table:table-cell>
              <table:table-cell office:value-type="float" office:value="3.1">
                <text:p>3.1</text:p>
              </table:table-cell>
              <table:table-cell office:value-type="float" office:value="8.517472">
                <text:p>8.517472</text:p>
              </table:table-cell>
              <table:table-cell office:value-type="float" office:value="41735">
                <text:p>4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37">
                <text:p>41737</text:p>
              </table:table-cell>
              <table:table-cell office:value-type="float" office:value="3.6">
                <text:p>3.6</text:p>
              </table:table-cell>
              <table:table-cell office:value-type="float" office:value="9.623122">
                <text:p>9.623122</text:p>
              </table:table-cell>
              <table:table-cell office:value-type="float" office:value="41736">
                <text:p>4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38">
                <text:p>41738</text:p>
              </table:table-cell>
              <table:table-cell office:value-type="float" office:value="5.9">
                <text:p>5.9</text:p>
              </table:table-cell>
              <table:table-cell office:value-type="float" office:value="10.619901">
                <text:p>10.619901</text:p>
              </table:table-cell>
              <table:table-cell office:value-type="float" office:value="41737">
                <text:p>4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39">
                <text:p>41739</text:p>
              </table:table-cell>
              <table:table-cell office:value-type="float" office:value="6.4">
                <text:p>6.4</text:p>
              </table:table-cell>
              <table:table-cell office:value-type="float" office:value="11.877411">
                <text:p>11.877411</text:p>
              </table:table-cell>
              <table:table-cell office:value-type="float" office:value="41738">
                <text:p>4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40">
                <text:p>41740</text:p>
              </table:table-cell>
              <table:table-cell office:value-type="float" office:value="6.4">
                <text:p>6.4</text:p>
              </table:table-cell>
              <table:table-cell office:value-type="float" office:value="12.854212">
                <text:p>12.854212</text:p>
              </table:table-cell>
              <table:table-cell office:value-type="float" office:value="41739">
                <text:p>4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41">
                <text:p>41741</text:p>
              </table:table-cell>
              <table:table-cell office:value-type="float" office:value="7.6">
                <text:p>7.6</text:p>
              </table:table-cell>
              <table:table-cell office:value-type="float" office:value="15.460022">
                <text:p>15.460022</text:p>
              </table:table-cell>
              <table:table-cell office:value-type="float" office:value="41740">
                <text:p>4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42">
                <text:p>41742</text:p>
              </table:table-cell>
              <table:table-cell office:value-type="float" office:value="8.7">
                <text:p>8.7</text:p>
              </table:table-cell>
              <table:table-cell office:value-type="float" office:value="17.721582">
                <text:p>17.721582</text:p>
              </table:table-cell>
              <table:table-cell office:value-type="float" office:value="41741">
                <text:p>4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43">
                <text:p>41743</text:p>
              </table:table-cell>
              <table:table-cell office:value-type="float" office:value="9.5">
                <text:p>9.5</text:p>
              </table:table-cell>
              <table:table-cell office:value-type="float" office:value="19.026932">
                <text:p>19.026932</text:p>
              </table:table-cell>
              <table:table-cell office:value-type="float" office:value="41742">
                <text:p>4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44">
                <text:p>41744</text:p>
              </table:table-cell>
              <table:table-cell office:value-type="float" office:value="14.3">
                <text:p>14.3</text:p>
              </table:table-cell>
              <table:table-cell office:value-type="float" office:value="22.123832">
                <text:p>22.123832</text:p>
              </table:table-cell>
              <table:table-cell office:value-type="float" office:value="41743">
                <text:p>4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45">
                <text:p>41745</text:p>
              </table:table-cell>
              <table:table-cell office:value-type="float" office:value="14.4">
                <text:p>14.4</text:p>
              </table:table-cell>
              <table:table-cell office:value-type="float" office:value="25.408232">
                <text:p>25.408232</text:p>
              </table:table-cell>
              <table:table-cell office:value-type="float" office:value="41744">
                <text:p>4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746">
                <text:p>41746</text:p>
              </table:table-cell>
              <table:table-cell office:value-type="float" office:value="14.4">
                <text:p>14.4</text:p>
              </table:table-cell>
              <table:table-cell office:value-type="float" office:value="27.375722">
                <text:p>27.375722</text:p>
              </table:table-cell>
              <table:table-cell office:value-type="float" office:value="41745">
                <text:p>4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47">
                <text:p>41747</text:p>
              </table:table-cell>
              <table:table-cell office:value-type="float" office:value="18.5">
                <text:p>18.5</text:p>
              </table:table-cell>
              <table:table-cell office:value-type="float" office:value="29.377392">
                <text:p>29.377392</text:p>
              </table:table-cell>
              <table:table-cell office:value-type="float" office:value="41746">
                <text:p>4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48">
                <text:p>41748</text:p>
              </table:table-cell>
              <table:table-cell office:value-type="float" office:value="18.9">
                <text:p>18.9</text:p>
              </table:table-cell>
              <table:table-cell office:value-type="float" office:value="32.928532">
                <text:p>32.928532</text:p>
              </table:table-cell>
              <table:table-cell office:value-type="float" office:value="41747">
                <text:p>4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49">
                <text:p>41749</text:p>
              </table:table-cell>
              <table:table-cell office:value-type="float" office:value="18.9">
                <text:p>18.9</text:p>
              </table:table-cell>
              <table:table-cell office:value-type="float" office:value="36.780092">
                <text:p>36.780092</text:p>
              </table:table-cell>
              <table:table-cell office:value-type="float" office:value="41748">
                <text:p>4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50">
                <text:p>41750</text:p>
              </table:table-cell>
              <table:table-cell office:value-type="float" office:value="18.9">
                <text:p>18.9</text:p>
              </table:table-cell>
              <table:table-cell office:value-type="float" office:value="38.857522">
                <text:p>38.857522</text:p>
              </table:table-cell>
              <table:table-cell office:value-type="float" office:value="41749">
                <text:p>4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751">
                <text:p>41751</text:p>
              </table:table-cell>
              <table:table-cell office:value-type="float" office:value="18.9">
                <text:p>18.9</text:p>
              </table:table-cell>
              <table:table-cell office:value-type="float" office:value="42.658892">
                <text:p>42.658892</text:p>
              </table:table-cell>
              <table:table-cell office:value-type="float" office:value="41750">
                <text:p>4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752">
                <text:p>41752</text:p>
              </table:table-cell>
              <table:table-cell office:value-type="float" office:value="18.9">
                <text:p>18.9</text:p>
              </table:table-cell>
              <table:table-cell office:value-type="float" office:value="44.542342">
                <text:p>44.542342</text:p>
              </table:table-cell>
              <table:table-cell office:value-type="float" office:value="41751">
                <text:p>4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753">
                <text:p>41753</text:p>
              </table:table-cell>
              <table:table-cell office:value-type="float" office:value="19.7">
                <text:p>19.7</text:p>
              </table:table-cell>
              <table:table-cell office:value-type="float" office:value="45.250576">
                <text:p>45.250576</text:p>
              </table:table-cell>
              <table:table-cell office:value-type="float" office:value="41752">
                <text:p>4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754">
                <text:p>41754</text:p>
              </table:table-cell>
              <table:table-cell office:value-type="float" office:value="19.7">
                <text:p>19.7</text:p>
              </table:table-cell>
              <table:table-cell office:value-type="float" office:value="48.284096">
                <text:p>48.284096</text:p>
              </table:table-cell>
              <table:table-cell office:value-type="float" office:value="41753">
                <text:p>4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755">
                <text:p>41755</text:p>
              </table:table-cell>
              <table:table-cell office:value-type="float" office:value="19.7">
                <text:p>19.7</text:p>
              </table:table-cell>
              <table:table-cell office:value-type="float" office:value="52.327946">
                <text:p>52.327946</text:p>
              </table:table-cell>
              <table:table-cell office:value-type="float" office:value="41754">
                <text:p>4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756">
                <text:p>41756</text:p>
              </table:table-cell>
              <table:table-cell office:value-type="float" office:value="19.7">
                <text:p>19.7</text:p>
              </table:table-cell>
              <table:table-cell office:value-type="float" office:value="56.444476">
                <text:p>56.444476</text:p>
              </table:table-cell>
              <table:table-cell office:value-type="float" office:value="41755">
                <text:p>4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57">
                <text:p>41757</text:p>
              </table:table-cell>
              <table:table-cell office:value-type="float" office:value="19.7">
                <text:p>19.7</text:p>
              </table:table-cell>
              <table:table-cell office:value-type="float" office:value="60.613456">
                <text:p>60.613456</text:p>
              </table:table-cell>
              <table:table-cell office:value-type="float" office:value="41756">
                <text:p>4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758">
                <text:p>41758</text:p>
              </table:table-cell>
              <table:table-cell office:value-type="float" office:value="19.7">
                <text:p>19.7</text:p>
              </table:table-cell>
              <table:table-cell office:value-type="float" office:value="64.733296">
                <text:p>64.733296</text:p>
              </table:table-cell>
              <table:table-cell office:value-type="float" office:value="41757">
                <text:p>4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9">
                <text:p>41759</text:p>
              </table:table-cell>
              <table:table-cell office:value-type="float" office:value="19.7">
                <text:p>19.7</text:p>
              </table:table-cell>
              <table:table-cell office:value-type="float" office:value="68.493226">
                <text:p>68.493226</text:p>
              </table:table-cell>
              <table:table-cell office:value-type="float" office:value="41758">
                <text:p>4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760">
                <text:p>41760</text:p>
              </table:table-cell>
              <table:table-cell office:value-type="float" office:value="19.7">
                <text:p>19.7</text:p>
              </table:table-cell>
              <table:table-cell office:value-type="float" office:value="72.423756">
                <text:p>72.423756</text:p>
              </table:table-cell>
              <table:table-cell office:value-type="float" office:value="41759">
                <text:p>4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61">
                <text:p>41761</text:p>
              </table:table-cell>
              <table:table-cell office:value-type="float" office:value="19.7">
                <text:p>19.7</text:p>
              </table:table-cell>
              <table:table-cell office:value-type="float" office:value="74.608926">
                <text:p>74.608926</text:p>
              </table:table-cell>
              <table:table-cell office:value-type="float" office:value="41760">
                <text:p>4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62">
                <text:p>41762</text:p>
              </table:table-cell>
              <table:table-cell office:value-type="float" office:value="19.7">
                <text:p>19.7</text:p>
              </table:table-cell>
              <table:table-cell office:value-type="float" office:value="77.838286">
                <text:p>77.838286</text:p>
              </table:table-cell>
              <table:table-cell office:value-type="float" office:value="41761">
                <text:p>4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3">
                <text:p>41763</text:p>
              </table:table-cell>
              <table:table-cell office:value-type="float" office:value="19.7">
                <text:p>19.7</text:p>
              </table:table-cell>
              <table:table-cell office:value-type="float" office:value="81.286516">
                <text:p>81.286516</text:p>
              </table:table-cell>
              <table:table-cell office:value-type="float" office:value="41762">
                <text:p>4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64">
                <text:p>41764</text:p>
              </table:table-cell>
              <table:table-cell office:value-type="float" office:value="19.7">
                <text:p>19.7</text:p>
              </table:table-cell>
              <table:table-cell office:value-type="float" office:value="83.297016">
                <text:p>83.297016</text:p>
              </table:table-cell>
              <table:table-cell office:value-type="float" office:value="41763">
                <text:p>4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65">
                <text:p>41765</text:p>
              </table:table-cell>
              <table:table-cell office:value-type="float" office:value="19.9">
                <text:p>19.9</text:p>
              </table:table-cell>
              <table:table-cell office:value-type="float" office:value="85.387916">
                <text:p>85.387916</text:p>
              </table:table-cell>
              <table:table-cell office:value-type="float" office:value="41764">
                <text:p>4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766">
                <text:p>41766</text:p>
              </table:table-cell>
              <table:table-cell office:value-type="float" office:value="30.2">
                <text:p>30.2</text:p>
              </table:table-cell>
              <table:table-cell office:value-type="float" office:value="87.203116">
                <text:p>87.203116</text:p>
              </table:table-cell>
              <table:table-cell office:value-type="float" office:value="41765">
                <text:p>4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67">
                <text:p>41767</text:p>
              </table:table-cell>
              <table:table-cell office:value-type="float" office:value="35">
                <text:p>35</text:p>
              </table:table-cell>
              <table:table-cell office:value-type="float" office:value="89.428516">
                <text:p>89.428516</text:p>
              </table:table-cell>
              <table:table-cell office:value-type="float" office:value="41766">
                <text:p>4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68">
                <text:p>41768</text:p>
              </table:table-cell>
              <table:table-cell office:value-type="float" office:value="43">
                <text:p>43</text:p>
              </table:table-cell>
              <table:table-cell office:value-type="float" office:value="90.909926">
                <text:p>90.909926</text:p>
              </table:table-cell>
              <table:table-cell office:value-type="float" office:value="41767">
                <text:p>4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769">
                <text:p>41769</text:p>
              </table:table-cell>
              <table:table-cell office:value-type="float" office:value="47">
                <text:p>47</text:p>
              </table:table-cell>
              <table:table-cell office:value-type="float" office:value="92.679386">
                <text:p>92.679386</text:p>
              </table:table-cell>
              <table:table-cell office:value-type="float" office:value="41768">
                <text:p>4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770">
                <text:p>41770</text:p>
              </table:table-cell>
              <table:table-cell office:value-type="float" office:value="50.4">
                <text:p>50.4</text:p>
              </table:table-cell>
              <table:table-cell office:value-type="float" office:value="94.926566">
                <text:p>94.926566</text:p>
              </table:table-cell>
              <table:table-cell office:value-type="float" office:value="41769">
                <text:p>4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71">
                <text:p>41771</text:p>
              </table:table-cell>
              <table:table-cell office:value-type="float" office:value="60.2">
                <text:p>60.2</text:p>
              </table:table-cell>
              <table:table-cell office:value-type="float" office:value="96.693566">
                <text:p>96.693566</text:p>
              </table:table-cell>
              <table:table-cell office:value-type="float" office:value="41770">
                <text:p>4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772">
                <text:p>41772</text:p>
              </table:table-cell>
              <table:table-cell office:value-type="float" office:value="62.5">
                <text:p>62.5</text:p>
              </table:table-cell>
              <table:table-cell office:value-type="float" office:value="98.377356">
                <text:p>98.377356</text:p>
              </table:table-cell>
              <table:table-cell office:value-type="float" office:value="41771">
                <text:p>4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773">
                <text:p>41773</text:p>
              </table:table-cell>
              <table:table-cell office:value-type="float" office:value="82.6">
                <text:p>82.6</text:p>
              </table:table-cell>
              <table:table-cell office:value-type="float" office:value="99.597646">
                <text:p>99.597646</text:p>
              </table:table-cell>
              <table:table-cell office:value-type="float" office:value="41772">
                <text:p>4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774">
                <text:p>41774</text:p>
              </table:table-cell>
              <table:table-cell office:value-type="float" office:value="82.6">
                <text:p>82.6</text:p>
              </table:table-cell>
              <table:table-cell office:value-type="float" office:value="103.963936">
                <text:p>103.963936</text:p>
              </table:table-cell>
              <table:table-cell office:value-type="float" office:value="41773">
                <text:p>4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775">
                <text:p>41775</text:p>
              </table:table-cell>
              <table:table-cell office:value-type="float" office:value="82.6">
                <text:p>82.6</text:p>
              </table:table-cell>
              <table:table-cell office:value-type="float" office:value="107.876296">
                <text:p>107.876296</text:p>
              </table:table-cell>
              <table:table-cell office:value-type="float" office:value="41774">
                <text:p>4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76">
                <text:p>41776</text:p>
              </table:table-cell>
              <table:table-cell office:value-type="float" office:value="82.6">
                <text:p>82.6</text:p>
              </table:table-cell>
              <table:table-cell office:value-type="float" office:value="112.769296">
                <text:p>112.769296</text:p>
              </table:table-cell>
              <table:table-cell office:value-type="float" office:value="41775">
                <text:p>4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77">
                <text:p>41777</text:p>
              </table:table-cell>
              <table:table-cell office:value-type="float" office:value="95">
                <text:p>95</text:p>
              </table:table-cell>
              <table:table-cell office:value-type="float" office:value="114.083836">
                <text:p>114.083836</text:p>
              </table:table-cell>
              <table:table-cell office:value-type="float" office:value="41776">
                <text:p>4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78">
                <text:p>41778</text:p>
              </table:table-cell>
              <table:table-cell office:value-type="float" office:value="95">
                <text:p>95</text:p>
              </table:table-cell>
              <table:table-cell office:value-type="float" office:value="117.594936">
                <text:p>117.594936</text:p>
              </table:table-cell>
              <table:table-cell office:value-type="float" office:value="41777">
                <text:p>4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779">
                <text:p>41779</text:p>
              </table:table-cell>
              <table:table-cell office:value-type="float" office:value="95">
                <text:p>95</text:p>
              </table:table-cell>
              <table:table-cell office:value-type="float" office:value="122.113476">
                <text:p>122.113476</text:p>
              </table:table-cell>
              <table:table-cell office:value-type="float" office:value="41778">
                <text:p>4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80">
                <text:p>41780</text:p>
              </table:table-cell>
              <table:table-cell office:value-type="float" office:value="95">
                <text:p>95</text:p>
              </table:table-cell>
              <table:table-cell office:value-type="float" office:value="126.999646">
                <text:p>126.999646</text:p>
              </table:table-cell>
              <table:table-cell office:value-type="float" office:value="41779">
                <text:p>4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781">
                <text:p>41781</text:p>
              </table:table-cell>
              <table:table-cell office:value-type="float" office:value="95">
                <text:p>95</text:p>
              </table:table-cell>
              <table:table-cell office:value-type="float" office:value="132.261476">
                <text:p>132.261476</text:p>
              </table:table-cell>
              <table:table-cell office:value-type="float" office:value="41780">
                <text:p>4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782">
                <text:p>41782</text:p>
              </table:table-cell>
              <table:table-cell office:value-type="float" office:value="95">
                <text:p>95</text:p>
              </table:table-cell>
              <table:table-cell office:value-type="float" office:value="137.057076">
                <text:p>137.057076</text:p>
              </table:table-cell>
              <table:table-cell office:value-type="float" office:value="41781">
                <text:p>4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783">
                <text:p>41783</text:p>
              </table:table-cell>
              <table:table-cell office:value-type="float" office:value="95">
                <text:p>95</text:p>
              </table:table-cell>
              <table:table-cell office:value-type="float" office:value="141.200956">
                <text:p>141.200956</text:p>
              </table:table-cell>
              <table:table-cell office:value-type="float" office:value="41782">
                <text:p>4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784">
                <text:p>41784</text:p>
              </table:table-cell>
              <table:table-cell office:value-type="float" office:value="95">
                <text:p>95</text:p>
              </table:table-cell>
              <table:table-cell office:value-type="float" office:value="145.761536">
                <text:p>145.761536</text:p>
              </table:table-cell>
              <table:table-cell office:value-type="float" office:value="41783">
                <text:p>4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785">
                <text:p>41785</text:p>
              </table:table-cell>
              <table:table-cell office:value-type="float" office:value="95">
                <text:p>95</text:p>
              </table:table-cell>
              <table:table-cell office:value-type="float" office:value="150.770346">
                <text:p>150.770346</text:p>
              </table:table-cell>
              <table:table-cell office:value-type="float" office:value="41784">
                <text:p>4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786">
                <text:p>41786</text:p>
              </table:table-cell>
              <table:table-cell office:value-type="float" office:value="95">
                <text:p>95</text:p>
              </table:table-cell>
              <table:table-cell office:value-type="float" office:value="155.764136">
                <text:p>155.764136</text:p>
              </table:table-cell>
              <table:table-cell office:value-type="float" office:value="41785">
                <text:p>4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787">
                <text:p>41787</text:p>
              </table:table-cell>
              <table:table-cell office:value-type="float" office:value="95">
                <text:p>95</text:p>
              </table:table-cell>
              <table:table-cell office:value-type="float" office:value="158.918756">
                <text:p>158.918756</text:p>
              </table:table-cell>
              <table:table-cell office:value-type="float" office:value="41786">
                <text:p>4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88">
                <text:p>41788</text:p>
              </table:table-cell>
              <table:table-cell office:value-type="float" office:value="95">
                <text:p>95</text:p>
              </table:table-cell>
              <table:table-cell office:value-type="float" office:value="163.429926">
                <text:p>163.429926</text:p>
              </table:table-cell>
              <table:table-cell office:value-type="float" office:value="41787">
                <text:p>4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789">
                <text:p>41789</text:p>
              </table:table-cell>
              <table:table-cell office:value-type="float" office:value="95">
                <text:p>95</text:p>
              </table:table-cell>
              <table:table-cell office:value-type="float" office:value="168.768806">
                <text:p>168.768806</text:p>
              </table:table-cell>
              <table:table-cell office:value-type="float" office:value="41788">
                <text:p>4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790">
                <text:p>41790</text:p>
              </table:table-cell>
              <table:table-cell office:value-type="float" office:value="95">
                <text:p>95</text:p>
              </table:table-cell>
              <table:table-cell office:value-type="float" office:value="171.941116">
                <text:p>171.941116</text:p>
              </table:table-cell>
              <table:table-cell office:value-type="float" office:value="41789">
                <text:p>4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1">
                <text:p>41791</text:p>
              </table:table-cell>
              <table:table-cell office:value-type="float" office:value="95">
                <text:p>95</text:p>
              </table:table-cell>
              <table:table-cell office:value-type="float" office:value="176.116436">
                <text:p>176.116436</text:p>
              </table:table-cell>
              <table:table-cell office:value-type="float" office:value="41790">
                <text:p>4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792">
                <text:p>41792</text:p>
              </table:table-cell>
              <table:table-cell office:value-type="float" office:value="106.5">
                <text:p>106.5</text:p>
              </table:table-cell>
              <table:table-cell office:value-type="float" office:value="179.843546">
                <text:p>179.843546</text:p>
              </table:table-cell>
              <table:table-cell office:value-type="float" office:value="41791">
                <text:p>4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793">
                <text:p>41793</text:p>
              </table:table-cell>
              <table:table-cell office:value-type="float" office:value="107.5">
                <text:p>107.5</text:p>
              </table:table-cell>
              <table:table-cell office:value-type="float" office:value="181.912896">
                <text:p>181.912896</text:p>
              </table:table-cell>
              <table:table-cell office:value-type="float" office:value="41792">
                <text:p>4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794">
                <text:p>41794</text:p>
              </table:table-cell>
              <table:table-cell office:value-type="float" office:value="107.6">
                <text:p>107.6</text:p>
              </table:table-cell>
              <table:table-cell office:value-type="float" office:value="184.488786">
                <text:p>184.488786</text:p>
              </table:table-cell>
              <table:table-cell office:value-type="float" office:value="41793">
                <text:p>4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795">
                <text:p>41795</text:p>
              </table:table-cell>
              <table:table-cell office:value-type="float" office:value="109.2">
                <text:p>109.2</text:p>
              </table:table-cell>
              <table:table-cell office:value-type="float" office:value="188.197386">
                <text:p>188.197386</text:p>
              </table:table-cell>
              <table:table-cell office:value-type="float" office:value="41794">
                <text:p>4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96">
                <text:p>41796</text:p>
              </table:table-cell>
              <table:table-cell office:value-type="float" office:value="109.2">
                <text:p>109.2</text:p>
              </table:table-cell>
              <table:table-cell office:value-type="float" office:value="190.310096">
                <text:p>190.310096</text:p>
              </table:table-cell>
              <table:table-cell office:value-type="float" office:value="41795">
                <text:p>4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97">
                <text:p>41797</text:p>
              </table:table-cell>
              <table:table-cell office:value-type="float" office:value="109.2">
                <text:p>109.2</text:p>
              </table:table-cell>
              <table:table-cell office:value-type="float" office:value="195.620476">
                <text:p>195.620476</text:p>
              </table:table-cell>
              <table:table-cell office:value-type="float" office:value="41796">
                <text:p>4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98">
                <text:p>41798</text:p>
              </table:table-cell>
              <table:table-cell office:value-type="float" office:value="109.2">
                <text:p>109.2</text:p>
              </table:table-cell>
              <table:table-cell office:value-type="float" office:value="199.468466">
                <text:p>199.468466</text:p>
              </table:table-cell>
              <table:table-cell office:value-type="float" office:value="41797">
                <text:p>4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99">
                <text:p>41799</text:p>
              </table:table-cell>
              <table:table-cell office:value-type="float" office:value="109.2">
                <text:p>109.2</text:p>
              </table:table-cell>
              <table:table-cell office:value-type="float" office:value="205.025986">
                <text:p>205.025986</text:p>
              </table:table-cell>
              <table:table-cell office:value-type="float" office:value="41798">
                <text:p>4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800">
                <text:p>41800</text:p>
              </table:table-cell>
              <table:table-cell office:value-type="float" office:value="109.2">
                <text:p>109.2</text:p>
              </table:table-cell>
              <table:table-cell office:value-type="float" office:value="210.115236">
                <text:p>210.115236</text:p>
              </table:table-cell>
              <table:table-cell office:value-type="float" office:value="41799">
                <text:p>4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801">
                <text:p>41801</text:p>
              </table:table-cell>
              <table:table-cell office:value-type="float" office:value="110.3">
                <text:p>110.3</text:p>
              </table:table-cell>
              <table:table-cell office:value-type="float" office:value="212.246476">
                <text:p>212.246476</text:p>
              </table:table-cell>
              <table:table-cell office:value-type="float" office:value="41800">
                <text:p>4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802">
                <text:p>41802</text:p>
              </table:table-cell>
              <table:table-cell office:value-type="float" office:value="110.3">
                <text:p>110.3</text:p>
              </table:table-cell>
              <table:table-cell office:value-type="float" office:value="216.670116">
                <text:p>216.670116</text:p>
              </table:table-cell>
              <table:table-cell office:value-type="float" office:value="41801">
                <text:p>4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803">
                <text:p>41803</text:p>
              </table:table-cell>
              <table:table-cell office:value-type="float" office:value="110.3">
                <text:p>110.3</text:p>
              </table:table-cell>
              <table:table-cell office:value-type="float" office:value="220.509946">
                <text:p>220.509946</text:p>
              </table:table-cell>
              <table:table-cell office:value-type="float" office:value="41802">
                <text:p>4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04">
                <text:p>41804</text:p>
              </table:table-cell>
              <table:table-cell office:value-type="float" office:value="110.4">
                <text:p>110.4</text:p>
              </table:table-cell>
              <table:table-cell office:value-type="float" office:value="225.262496">
                <text:p>225.262496</text:p>
              </table:table-cell>
              <table:table-cell office:value-type="float" office:value="41803">
                <text:p>4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05">
                <text:p>41805</text:p>
              </table:table-cell>
              <table:table-cell office:value-type="float" office:value="110.4">
                <text:p>110.4</text:p>
              </table:table-cell>
              <table:table-cell office:value-type="float" office:value="230.750036">
                <text:p>230.750036</text:p>
              </table:table-cell>
              <table:table-cell office:value-type="float" office:value="41804">
                <text:p>4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806">
                <text:p>41806</text:p>
              </table:table-cell>
              <table:table-cell office:value-type="float" office:value="110.4">
                <text:p>110.4</text:p>
              </table:table-cell>
              <table:table-cell office:value-type="float" office:value="234.405846">
                <text:p>234.405846</text:p>
              </table:table-cell>
              <table:table-cell office:value-type="float" office:value="41805">
                <text:p>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807">
                <text:p>41807</text:p>
              </table:table-cell>
              <table:table-cell office:value-type="float" office:value="110.4">
                <text:p>110.4</text:p>
              </table:table-cell>
              <table:table-cell office:value-type="float" office:value="239.735146">
                <text:p>239.735146</text:p>
              </table:table-cell>
              <table:table-cell office:value-type="float" office:value="41806">
                <text:p>4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08">
                <text:p>41808</text:p>
              </table:table-cell>
              <table:table-cell office:value-type="float" office:value="110.4">
                <text:p>110.4</text:p>
              </table:table-cell>
              <table:table-cell office:value-type="float" office:value="245.459706">
                <text:p>245.459706</text:p>
              </table:table-cell>
              <table:table-cell office:value-type="float" office:value="41807">
                <text:p>4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809">
                <text:p>41809</text:p>
              </table:table-cell>
              <table:table-cell office:value-type="float" office:value="112.9">
                <text:p>112.9</text:p>
              </table:table-cell>
              <table:table-cell office:value-type="float" office:value="247.298666">
                <text:p>247.298666</text:p>
              </table:table-cell>
              <table:table-cell office:value-type="float" office:value="41808">
                <text:p>4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810">
                <text:p>41810</text:p>
              </table:table-cell>
              <table:table-cell office:value-type="float" office:value="118.6">
                <text:p>118.6</text:p>
              </table:table-cell>
              <table:table-cell office:value-type="float" office:value="250.403376">
                <text:p>250.403376</text:p>
              </table:table-cell>
              <table:table-cell office:value-type="float" office:value="41809">
                <text:p>4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811">
                <text:p>41811</text:p>
              </table:table-cell>
              <table:table-cell office:value-type="float" office:value="119.9">
                <text:p>119.9</text:p>
              </table:table-cell>
              <table:table-cell office:value-type="float" office:value="252.975596">
                <text:p>252.975596</text:p>
              </table:table-cell>
              <table:table-cell office:value-type="float" office:value="41810">
                <text:p>4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812">
                <text:p>41812</text:p>
              </table:table-cell>
              <table:table-cell office:value-type="float" office:value="119.9">
                <text:p>119.9</text:p>
              </table:table-cell>
              <table:table-cell office:value-type="float" office:value="256.805226">
                <text:p>256.805226</text:p>
              </table:table-cell>
              <table:table-cell office:value-type="float" office:value="41811">
                <text:p>4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813">
                <text:p>41813</text:p>
              </table:table-cell>
              <table:table-cell office:value-type="float" office:value="119.9">
                <text:p>119.9</text:p>
              </table:table-cell>
              <table:table-cell office:value-type="float" office:value="259.858256">
                <text:p>259.858256</text:p>
              </table:table-cell>
              <table:table-cell office:value-type="float" office:value="41812">
                <text:p>4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814">
                <text:p>41814</text:p>
              </table:table-cell>
              <table:table-cell office:value-type="float" office:value="125.5">
                <text:p>125.5</text:p>
              </table:table-cell>
              <table:table-cell office:value-type="float" office:value="263.799946">
                <text:p>263.799946</text:p>
              </table:table-cell>
              <table:table-cell office:value-type="float" office:value="41813">
                <text:p>4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815">
                <text:p>41815</text:p>
              </table:table-cell>
              <table:table-cell office:value-type="float" office:value="132.2">
                <text:p>132.2</text:p>
              </table:table-cell>
              <table:table-cell office:value-type="float" office:value="267.715376">
                <text:p>267.715376</text:p>
              </table:table-cell>
              <table:table-cell office:value-type="float" office:value="41814">
                <text:p>4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16">
                <text:p>41816</text:p>
              </table:table-cell>
              <table:table-cell office:value-type="float" office:value="132.2">
                <text:p>132.2</text:p>
              </table:table-cell>
              <table:table-cell office:value-type="float" office:value="271.105806">
                <text:p>271.105806</text:p>
              </table:table-cell>
              <table:table-cell office:value-type="float" office:value="41815">
                <text:p>4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17">
                <text:p>41817</text:p>
              </table:table-cell>
              <table:table-cell office:value-type="float" office:value="132.2">
                <text:p>132.2</text:p>
              </table:table-cell>
              <table:table-cell office:value-type="float" office:value="275.339396">
                <text:p>275.339396</text:p>
              </table:table-cell>
              <table:table-cell office:value-type="float" office:value="41816">
                <text:p>4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18">
                <text:p>41818</text:p>
              </table:table-cell>
              <table:table-cell office:value-type="float" office:value="143.3">
                <text:p>143.3</text:p>
              </table:table-cell>
              <table:table-cell office:value-type="float" office:value="278.402496">
                <text:p>278.402496</text:p>
              </table:table-cell>
              <table:table-cell office:value-type="float" office:value="41817">
                <text:p>4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19">
                <text:p>41819</text:p>
              </table:table-cell>
              <table:table-cell office:value-type="float" office:value="144.4">
                <text:p>144.4</text:p>
              </table:table-cell>
              <table:table-cell office:value-type="float" office:value="280.894716">
                <text:p>280.894716</text:p>
              </table:table-cell>
              <table:table-cell office:value-type="float" office:value="41818">
                <text:p>4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20">
                <text:p>41820</text:p>
              </table:table-cell>
              <table:table-cell office:value-type="float" office:value="144.5">
                <text:p>144.5</text:p>
              </table:table-cell>
              <table:table-cell office:value-type="float" office:value="286.053666">
                <text:p>286.053666</text:p>
              </table:table-cell>
              <table:table-cell office:value-type="float" office:value="41819">
                <text:p>4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821">
                <text:p>41821</text:p>
              </table:table-cell>
              <table:table-cell office:value-type="float" office:value="144.5">
                <text:p>144.5</text:p>
              </table:table-cell>
              <table:table-cell office:value-type="float" office:value="290.663026">
                <text:p>290.663026</text:p>
              </table:table-cell>
              <table:table-cell office:value-type="float" office:value="41820">
                <text:p>4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822">
                <text:p>41822</text:p>
              </table:table-cell>
              <table:table-cell office:value-type="float" office:value="144.6">
                <text:p>144.6</text:p>
              </table:table-cell>
              <table:table-cell office:value-type="float" office:value="294.759766">
                <text:p>294.759766</text:p>
              </table:table-cell>
              <table:table-cell office:value-type="float" office:value="41821">
                <text:p>4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823">
                <text:p>41823</text:p>
              </table:table-cell>
              <table:table-cell office:value-type="float" office:value="144.6">
                <text:p>144.6</text:p>
              </table:table-cell>
              <table:table-cell office:value-type="float" office:value="296.975266">
                <text:p>296.975266</text:p>
              </table:table-cell>
              <table:table-cell office:value-type="float" office:value="41822">
                <text:p>4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824">
                <text:p>41824</text:p>
              </table:table-cell>
              <table:table-cell office:value-type="float" office:value="145.2">
                <text:p>145.2</text:p>
              </table:table-cell>
              <table:table-cell office:value-type="float" office:value="301.903166">
                <text:p>301.903166</text:p>
              </table:table-cell>
              <table:table-cell office:value-type="float" office:value="41823">
                <text:p>41823</text:p>
              </table:table-cell>
              <table:table-cell office:value-type="float" office:value="0.0102065">
                <text:p>0.0102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25">
                <text:p>41825</text:p>
              </table:table-cell>
              <table:table-cell office:value-type="float" office:value="145.2">
                <text:p>145.2</text:p>
              </table:table-cell>
              <table:table-cell office:value-type="float" office:value="305.423926">
                <text:p>305.423926</text:p>
              </table:table-cell>
              <table:table-cell office:value-type="float" office:value="41824">
                <text:p>41824</text:p>
              </table:table-cell>
              <table:table-cell office:value-type="float" office:value="0.043971">
                <text:p>0.043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26">
                <text:p>41826</text:p>
              </table:table-cell>
              <table:table-cell office:value-type="float" office:value="145.2">
                <text:p>145.2</text:p>
              </table:table-cell>
              <table:table-cell office:value-type="float" office:value="310.895346">
                <text:p>310.895346</text:p>
              </table:table-cell>
              <table:table-cell office:value-type="float" office:value="41825">
                <text:p>41825</text:p>
              </table:table-cell>
              <table:table-cell office:value-type="float" office:value="0.198543">
                <text:p>0.1985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827">
                <text:p>41827</text:p>
              </table:table-cell>
              <table:table-cell office:value-type="float" office:value="146.3">
                <text:p>146.3</text:p>
              </table:table-cell>
              <table:table-cell office:value-type="float" office:value="312.900886">
                <text:p>312.900886</text:p>
              </table:table-cell>
              <table:table-cell office:value-type="float" office:value="41826">
                <text:p>41826</text:p>
              </table:table-cell>
              <table:table-cell office:value-type="float" office:value="0.395301">
                <text:p>0.395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28">
                <text:p>41828</text:p>
              </table:table-cell>
              <table:table-cell office:value-type="float" office:value="146.3">
                <text:p>146.3</text:p>
              </table:table-cell>
              <table:table-cell office:value-type="float" office:value="317.292176">
                <text:p>317.292176</text:p>
              </table:table-cell>
              <table:table-cell office:value-type="float" office:value="41827">
                <text:p>41827</text:p>
              </table:table-cell>
              <table:table-cell office:value-type="float" office:value="0.533933">
                <text:p>0.533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829">
                <text:p>41829</text:p>
              </table:table-cell>
              <table:table-cell office:value-type="float" office:value="148.2">
                <text:p>148.2</text:p>
              </table:table-cell>
              <table:table-cell office:value-type="float" office:value="323.372876">
                <text:p>323.372876</text:p>
              </table:table-cell>
              <table:table-cell office:value-type="float" office:value="41828">
                <text:p>41828</text:p>
              </table:table-cell>
              <table:table-cell office:value-type="float" office:value="0.892097">
                <text:p>0.892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30">
                <text:p>41830</text:p>
              </table:table-cell>
              <table:table-cell office:value-type="float" office:value="148.2">
                <text:p>148.2</text:p>
              </table:table-cell>
              <table:table-cell office:value-type="float" office:value="329.181786">
                <text:p>329.181786</text:p>
              </table:table-cell>
              <table:table-cell office:value-type="float" office:value="41829">
                <text:p>41829</text:p>
              </table:table-cell>
              <table:table-cell office:value-type="float" office:value="1.36619">
                <text:p>1.36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31">
                <text:p>41831</text:p>
              </table:table-cell>
              <table:table-cell office:value-type="float" office:value="148.2">
                <text:p>148.2</text:p>
              </table:table-cell>
              <table:table-cell office:value-type="float" office:value="334.738716">
                <text:p>334.738716</text:p>
              </table:table-cell>
              <table:table-cell office:value-type="float" office:value="41830">
                <text:p>41830</text:p>
              </table:table-cell>
              <table:table-cell office:value-type="float" office:value="1.95703">
                <text:p>1.95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832">
                <text:p>41832</text:p>
              </table:table-cell>
              <table:table-cell office:value-type="float" office:value="153.4">
                <text:p>153.4</text:p>
              </table:table-cell>
              <table:table-cell office:value-type="float" office:value="337.935376">
                <text:p>337.935376</text:p>
              </table:table-cell>
              <table:table-cell office:value-type="float" office:value="41831">
                <text:p>41831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833">
                <text:p>41833</text:p>
              </table:table-cell>
              <table:table-cell office:value-type="float" office:value="159.5">
                <text:p>159.5</text:p>
              </table:table-cell>
              <table:table-cell office:value-type="float" office:value="338.943416">
                <text:p>338.943416</text:p>
              </table:table-cell>
              <table:table-cell office:value-type="float" office:value="41832">
                <text:p>41832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834">
                <text:p>41834</text:p>
              </table:table-cell>
              <table:table-cell office:value-type="float" office:value="167">
                <text:p>167</text:p>
              </table:table-cell>
              <table:table-cell office:value-type="float" office:value="340.526846">
                <text:p>340.526846</text:p>
              </table:table-cell>
              <table:table-cell office:value-type="float" office:value="41833">
                <text:p>41833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835">
                <text:p>41835</text:p>
              </table:table-cell>
              <table:table-cell office:value-type="float" office:value="216.1">
                <text:p>216.1</text:p>
              </table:table-cell>
              <table:table-cell office:value-type="float" office:value="343.752086">
                <text:p>343.752086</text:p>
              </table:table-cell>
              <table:table-cell office:value-type="float" office:value="41834">
                <text:p>41834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836">
                <text:p>41836</text:p>
              </table:table-cell>
              <table:table-cell office:value-type="float" office:value="216.1">
                <text:p>216.1</text:p>
              </table:table-cell>
              <table:table-cell office:value-type="float" office:value="349.112076">
                <text:p>349.112076</text:p>
              </table:table-cell>
              <table:table-cell office:value-type="float" office:value="41835">
                <text:p>41835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837">
                <text:p>41837</text:p>
              </table:table-cell>
              <table:table-cell office:value-type="float" office:value="216.1">
                <text:p>216.1</text:p>
              </table:table-cell>
              <table:table-cell office:value-type="float" office:value="353.844086">
                <text:p>353.844086</text:p>
              </table:table-cell>
              <table:table-cell office:value-type="float" office:value="41836">
                <text:p>41836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38">
                <text:p>41838</text:p>
              </table:table-cell>
              <table:table-cell office:value-type="float" office:value="216.1">
                <text:p>216.1</text:p>
              </table:table-cell>
              <table:table-cell office:value-type="float" office:value="359.081776">
                <text:p>359.081776</text:p>
              </table:table-cell>
              <table:table-cell office:value-type="float" office:value="41837">
                <text:p>41837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839">
                <text:p>41839</text:p>
              </table:table-cell>
              <table:table-cell office:value-type="float" office:value="216.1">
                <text:p>216.1</text:p>
              </table:table-cell>
              <table:table-cell office:value-type="float" office:value="364.672266">
                <text:p>364.672266</text:p>
              </table:table-cell>
              <table:table-cell office:value-type="float" office:value="41838">
                <text:p>41838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840">
                <text:p>41840</text:p>
              </table:table-cell>
              <table:table-cell office:value-type="float" office:value="216.1">
                <text:p>216.1</text:p>
              </table:table-cell>
              <table:table-cell office:value-type="float" office:value="369.986986">
                <text:p>369.986986</text:p>
              </table:table-cell>
              <table:table-cell office:value-type="float" office:value="41839">
                <text:p>41839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41">
                <text:p>41841</text:p>
              </table:table-cell>
              <table:table-cell office:value-type="float" office:value="216.1">
                <text:p>216.1</text:p>
              </table:table-cell>
              <table:table-cell office:value-type="float" office:value="375.540426">
                <text:p>375.540426</text:p>
              </table:table-cell>
              <table:table-cell office:value-type="float" office:value="41840">
                <text:p>41840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842">
                <text:p>41842</text:p>
              </table:table-cell>
              <table:table-cell office:value-type="float" office:value="216.1">
                <text:p>216.1</text:p>
              </table:table-cell>
              <table:table-cell office:value-type="float" office:value="380.671056">
                <text:p>380.671056</text:p>
              </table:table-cell>
              <table:table-cell office:value-type="float" office:value="41841">
                <text:p>41841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843">
                <text:p>41843</text:p>
              </table:table-cell>
              <table:table-cell office:value-type="float" office:value="216.1">
                <text:p>216.1</text:p>
              </table:table-cell>
              <table:table-cell office:value-type="float" office:value="386.107766">
                <text:p>386.107766</text:p>
              </table:table-cell>
              <table:table-cell office:value-type="float" office:value="41842">
                <text:p>41842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844">
                <text:p>41844</text:p>
              </table:table-cell>
              <table:table-cell office:value-type="float" office:value="216.1">
                <text:p>216.1</text:p>
              </table:table-cell>
              <table:table-cell office:value-type="float" office:value="391.214846">
                <text:p>391.214846</text:p>
              </table:table-cell>
              <table:table-cell office:value-type="float" office:value="41843">
                <text:p>41843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845">
                <text:p>41845</text:p>
              </table:table-cell>
              <table:table-cell office:value-type="float" office:value="216.1">
                <text:p>216.1</text:p>
              </table:table-cell>
              <table:table-cell office:value-type="float" office:value="396.071446">
                <text:p>396.071446</text:p>
              </table:table-cell>
              <table:table-cell office:value-type="float" office:value="41844">
                <text:p>41844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846">
                <text:p>41846</text:p>
              </table:table-cell>
              <table:table-cell office:value-type="float" office:value="216.1">
                <text:p>216.1</text:p>
              </table:table-cell>
              <table:table-cell office:value-type="float" office:value="401.180546">
                <text:p>401.180546</text:p>
              </table:table-cell>
              <table:table-cell office:value-type="float" office:value="41845">
                <text:p>41845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47">
                <text:p>41847</text:p>
              </table:table-cell>
              <table:table-cell office:value-type="float" office:value="216.1">
                <text:p>216.1</text:p>
              </table:table-cell>
              <table:table-cell office:value-type="float" office:value="405.080456">
                <text:p>405.080456</text:p>
              </table:table-cell>
              <table:table-cell office:value-type="float" office:value="41846">
                <text:p>41846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48">
                <text:p>41848</text:p>
              </table:table-cell>
              <table:table-cell office:value-type="float" office:value="216.1">
                <text:p>216.1</text:p>
              </table:table-cell>
              <table:table-cell office:value-type="float" office:value="408.152146">
                <text:p>408.152146</text:p>
              </table:table-cell>
              <table:table-cell office:value-type="float" office:value="41847">
                <text:p>41847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49">
                <text:p>41849</text:p>
              </table:table-cell>
              <table:table-cell office:value-type="float" office:value="216.1">
                <text:p>216.1</text:p>
              </table:table-cell>
              <table:table-cell office:value-type="float" office:value="413.367146">
                <text:p>413.367146</text:p>
              </table:table-cell>
              <table:table-cell office:value-type="float" office:value="41848">
                <text:p>41848</text:p>
              </table:table-cell>
              <table:table-cell office:value-type="float" office:value="2.31871">
                <text:p>2.31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850">
                <text:p>41850</text:p>
              </table:table-cell>
              <table:table-cell office:value-type="float" office:value="216.6">
                <text:p>216.6</text:p>
              </table:table-cell>
              <table:table-cell office:value-type="float" office:value="415.225566">
                <text:p>415.225566</text:p>
              </table:table-cell>
              <table:table-cell office:value-type="float" office:value="41849">
                <text:p>41849</text:p>
              </table:table-cell>
              <table:table-cell office:value-type="float" office:value="2.38023">
                <text:p>2.380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851">
                <text:p>41851</text:p>
              </table:table-cell>
              <table:table-cell office:value-type="float" office:value="216.6">
                <text:p>216.6</text:p>
              </table:table-cell>
              <table:table-cell office:value-type="float" office:value="419.503416">
                <text:p>419.503416</text:p>
              </table:table-cell>
              <table:table-cell office:value-type="float" office:value="41850">
                <text:p>41850</text:p>
              </table:table-cell>
              <table:table-cell office:value-type="float" office:value="2.40744">
                <text:p>2.40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852">
                <text:p>41852</text:p>
              </table:table-cell>
              <table:table-cell office:value-type="float" office:value="216.6">
                <text:p>216.6</text:p>
              </table:table-cell>
              <table:table-cell office:value-type="float" office:value="423.370276">
                <text:p>423.370276</text:p>
              </table:table-cell>
              <table:table-cell office:value-type="float" office:value="41851">
                <text:p>41851</text:p>
              </table:table-cell>
              <table:table-cell office:value-type="float" office:value="2.49964">
                <text:p>2.49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4cm" svg:height="15.48cm" xlink:href=".." chart:class="chart:scatter" chart:style-name="ch1">
        <chart:title svg:x="12.24cm" svg:y="0.31cm" chart:style-name="ch2">
          <text:p>LAI for unstressed crop (2014)</text:p>
        </chart:title>
        <chart:legend chart:legend-position="end" svg:x="28.857cm" svg:y="7.458cm" chart:style-name="ch3"/>
        <chart:plot-area chart:style-name="ch4" table:cell-range-address="Weather.A17:Weather.A139 Weather.J15:Weather.J15 Weather.J17:Weather.J139" chart:data-source-has-labels="row" svg:x="0.61cm" svg:y="1.122cm" svg:width="27.638cm" svg:height="13.74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eather.J17:Weather.J139" chart:label-cell-address="Weather.J15:Weather.J15" chart:class="chart:scatter">
            <chart:domain table:cell-range-address="Weather.A17:Weather.A13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Weather.J15:Weather.J15">L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730">
                <text:p text:id="Weather.A17:Weather.A139">41730</text:p>
              </table:table-cell>
              <table:table-cell office:value-type="float" office:value="0">
                <text:p text:id="Weather.J17:Weather.J13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731">
                <text:p>4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32">
                <text:p>4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733">
                <text:p>4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4">
                <text:p>4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35">
                <text:p>4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36">
                <text:p>4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37">
                <text:p>4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38">
                <text:p>4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39">
                <text:p>4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40">
                <text:p>4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41">
                <text:p>4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42">
                <text:p>4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43">
                <text:p>4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44">
                <text:p>4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45">
                <text:p>4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746">
                <text:p>4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47">
                <text:p>4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48">
                <text:p>4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49">
                <text:p>41749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50">
                <text:p>41750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751">
                <text:p>41751</text:p>
              </table:table-cell>
              <table:table-cell office:value-type="float" office:value="0.134439">
                <text:p>0.134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752">
                <text:p>41752</text:p>
              </table:table-cell>
              <table:table-cell office:value-type="float" office:value="0.167821">
                <text:p>0.167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753">
                <text:p>41753</text:p>
              </table:table-cell>
              <table:table-cell office:value-type="float" office:value="0.194166">
                <text:p>0.194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754">
                <text:p>41754</text:p>
              </table:table-cell>
              <table:table-cell office:value-type="float" office:value="0.212466">
                <text:p>0.212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755">
                <text:p>41755</text:p>
              </table:table-cell>
              <table:table-cell office:value-type="float" office:value="0.210258">
                <text:p>0.210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756">
                <text:p>41756</text:p>
              </table:table-cell>
              <table:table-cell office:value-type="float" office:value="0.262401">
                <text:p>0.262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57">
                <text:p>41757</text:p>
              </table:table-cell>
              <table:table-cell office:value-type="float" office:value="0.320481">
                <text:p>0.320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758">
                <text:p>41758</text:p>
              </table:table-cell>
              <table:table-cell office:value-type="float" office:value="0.386686">
                <text:p>0.386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9">
                <text:p>41759</text:p>
              </table:table-cell>
              <table:table-cell office:value-type="float" office:value="0.455025">
                <text:p>0.455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760">
                <text:p>41760</text:p>
              </table:table-cell>
              <table:table-cell office:value-type="float" office:value="0.523706">
                <text:p>0.523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61">
                <text:p>41761</text:p>
              </table:table-cell>
              <table:table-cell office:value-type="float" office:value="0.569455">
                <text:p>0.569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62">
                <text:p>41762</text:p>
              </table:table-cell>
              <table:table-cell office:value-type="float" office:value="0.595272">
                <text:p>0.595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3">
                <text:p>41763</text:p>
              </table:table-cell>
              <table:table-cell office:value-type="float" office:value="0.628003">
                <text:p>0.628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64">
                <text:p>41764</text:p>
              </table:table-cell>
              <table:table-cell office:value-type="float" office:value="0.661731">
                <text:p>0.661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65">
                <text:p>41765</text:p>
              </table:table-cell>
              <table:table-cell office:value-type="float" office:value="0.696159">
                <text:p>0.696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766">
                <text:p>41766</text:p>
              </table:table-cell>
              <table:table-cell office:value-type="float" office:value="0.753642">
                <text:p>0.753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67">
                <text:p>41767</text:p>
              </table:table-cell>
              <table:table-cell office:value-type="float" office:value="0.888228">
                <text:p>0.888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68">
                <text:p>41768</text:p>
              </table:table-cell>
              <table:table-cell office:value-type="float" office:value="1.03932">
                <text:p>1.03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769">
                <text:p>41769</text:p>
              </table:table-cell>
              <table:table-cell office:value-type="float" office:value="1.19175">
                <text:p>1.19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770">
                <text:p>41770</text:p>
              </table:table-cell>
              <table:table-cell office:value-type="float" office:value="1.35468">
                <text:p>1.35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71">
                <text:p>41771</text:p>
              </table:table-cell>
              <table:table-cell office:value-type="float" office:value="1.53076">
                <text:p>1.53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772">
                <text:p>41772</text:p>
              </table:table-cell>
              <table:table-cell office:value-type="float" office:value="1.68564">
                <text:p>1.68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773">
                <text:p>41773</text:p>
              </table:table-cell>
              <table:table-cell office:value-type="float" office:value="1.84383">
                <text:p>1.84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774">
                <text:p>41774</text:p>
              </table:table-cell>
              <table:table-cell office:value-type="float" office:value="1.9819">
                <text:p>1.9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775">
                <text:p>41775</text:p>
              </table:table-cell>
              <table:table-cell office:value-type="float" office:value="2.20431">
                <text:p>2.20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76">
                <text:p>41776</text:p>
              </table:table-cell>
              <table:table-cell office:value-type="float" office:value="2.50842">
                <text:p>2.50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77">
                <text:p>41777</text:p>
              </table:table-cell>
              <table:table-cell office:value-type="float" office:value="2.883">
                <text:p>2.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78">
                <text:p>41778</text:p>
              </table:table-cell>
              <table:table-cell office:value-type="float" office:value="3.18737">
                <text:p>3.18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779">
                <text:p>41779</text:p>
              </table:table-cell>
              <table:table-cell office:value-type="float" office:value="3.49675">
                <text:p>3.49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80">
                <text:p>41780</text:p>
              </table:table-cell>
              <table:table-cell office:value-type="float" office:value="3.90852">
                <text:p>3.90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781">
                <text:p>41781</text:p>
              </table:table-cell>
              <table:table-cell office:value-type="float" office:value="4.39659">
                <text:p>4.39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782">
                <text:p>41782</text:p>
              </table:table-cell>
              <table:table-cell office:value-type="float" office:value="4.95089">
                <text:p>4.95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783">
                <text:p>41783</text:p>
              </table:table-cell>
              <table:table-cell office:value-type="float" office:value="5.50912">
                <text:p>5.50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784">
                <text:p>41784</text:p>
              </table:table-cell>
              <table:table-cell office:value-type="float" office:value="5.86179">
                <text:p>5.86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785">
                <text:p>41785</text:p>
              </table:table-cell>
              <table:table-cell office:value-type="float" office:value="6.07534">
                <text:p>6.07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786">
                <text:p>41786</text:p>
              </table:table-cell>
              <table:table-cell office:value-type="float" office:value="6.17932">
                <text:p>6.17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787">
                <text:p>41787</text:p>
              </table:table-cell>
              <table:table-cell office:value-type="float" office:value="6.10398">
                <text:p>6.10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88">
                <text:p>41788</text:p>
              </table:table-cell>
              <table:table-cell office:value-type="float" office:value="5.92555">
                <text:p>5.92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789">
                <text:p>41789</text:p>
              </table:table-cell>
              <table:table-cell office:value-type="float" office:value="5.72139">
                <text:p>5.72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790">
                <text:p>41790</text:p>
              </table:table-cell>
              <table:table-cell office:value-type="float" office:value="5.53199">
                <text:p>5.53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1">
                <text:p>41791</text:p>
              </table:table-cell>
              <table:table-cell office:value-type="float" office:value="5.38121">
                <text:p>5.38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792">
                <text:p>41792</text:p>
              </table:table-cell>
              <table:table-cell office:value-type="float" office:value="5.26446">
                <text:p>5.26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793">
                <text:p>41793</text:p>
              </table:table-cell>
              <table:table-cell office:value-type="float" office:value="5.22756">
                <text:p>5.22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794">
                <text:p>41794</text:p>
              </table:table-cell>
              <table:table-cell office:value-type="float" office:value="5.18984">
                <text:p>5.18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795">
                <text:p>41795</text:p>
              </table:table-cell>
              <table:table-cell office:value-type="float" office:value="5.12893">
                <text:p>5.128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96">
                <text:p>41796</text:p>
              </table:table-cell>
              <table:table-cell office:value-type="float" office:value="5.06482">
                <text:p>5.064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97">
                <text:p>41797</text:p>
              </table:table-cell>
              <table:table-cell office:value-type="float" office:value="5.0188">
                <text:p>5.0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98">
                <text:p>41798</text:p>
              </table:table-cell>
              <table:table-cell office:value-type="float" office:value="4.98443">
                <text:p>4.98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99">
                <text:p>41799</text:p>
              </table:table-cell>
              <table:table-cell office:value-type="float" office:value="4.9556">
                <text:p>4.9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800">
                <text:p>41800</text:p>
              </table:table-cell>
              <table:table-cell office:value-type="float" office:value="4.92408">
                <text:p>4.92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801">
                <text:p>41801</text:p>
              </table:table-cell>
              <table:table-cell office:value-type="float" office:value="4.89034">
                <text:p>4.890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802">
                <text:p>41802</text:p>
              </table:table-cell>
              <table:table-cell office:value-type="float" office:value="4.85451">
                <text:p>4.85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803">
                <text:p>41803</text:p>
              </table:table-cell>
              <table:table-cell office:value-type="float" office:value="4.8175">
                <text:p>4.8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04">
                <text:p>41804</text:p>
              </table:table-cell>
              <table:table-cell office:value-type="float" office:value="4.77942">
                <text:p>4.779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05">
                <text:p>41805</text:p>
              </table:table-cell>
              <table:table-cell office:value-type="float" office:value="4.74033">
                <text:p>4.740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806">
                <text:p>41806</text:p>
              </table:table-cell>
              <table:table-cell office:value-type="float" office:value="4.70017">
                <text:p>4.70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807">
                <text:p>41807</text:p>
              </table:table-cell>
              <table:table-cell office:value-type="float" office:value="4.65904">
                <text:p>4.65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08">
                <text:p>41808</text:p>
              </table:table-cell>
              <table:table-cell office:value-type="float" office:value="4.61688">
                <text:p>4.61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809">
                <text:p>41809</text:p>
              </table:table-cell>
              <table:table-cell office:value-type="float" office:value="4.57373">
                <text:p>4.57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810">
                <text:p>41810</text:p>
              </table:table-cell>
              <table:table-cell office:value-type="float" office:value="4.52981">
                <text:p>4.52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811">
                <text:p>41811</text:p>
              </table:table-cell>
              <table:table-cell office:value-type="float" office:value="4.48508">
                <text:p>4.48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812">
                <text:p>41812</text:p>
              </table:table-cell>
              <table:table-cell office:value-type="float" office:value="4.43618">
                <text:p>4.43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813">
                <text:p>41813</text:p>
              </table:table-cell>
              <table:table-cell office:value-type="float" office:value="4.38096">
                <text:p>4.38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814">
                <text:p>41814</text:p>
              </table:table-cell>
              <table:table-cell office:value-type="float" office:value="4.31977">
                <text:p>4.319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815">
                <text:p>41815</text:p>
              </table:table-cell>
              <table:table-cell office:value-type="float" office:value="4.25279">
                <text:p>4.25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16">
                <text:p>41816</text:p>
              </table:table-cell>
              <table:table-cell office:value-type="float" office:value="4.18011">
                <text:p>4.18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17">
                <text:p>41817</text:p>
              </table:table-cell>
              <table:table-cell office:value-type="float" office:value="4.1024">
                <text:p>4.1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18">
                <text:p>41818</text:p>
              </table:table-cell>
              <table:table-cell office:value-type="float" office:value="4.01892">
                <text:p>4.018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19">
                <text:p>41819</text:p>
              </table:table-cell>
              <table:table-cell office:value-type="float" office:value="3.9299">
                <text:p>3.9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20">
                <text:p>41820</text:p>
              </table:table-cell>
              <table:table-cell office:value-type="float" office:value="3.83637">
                <text:p>3.83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821">
                <text:p>41821</text:p>
              </table:table-cell>
              <table:table-cell office:value-type="float" office:value="3.73848">
                <text:p>3.73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822">
                <text:p>41822</text:p>
              </table:table-cell>
              <table:table-cell office:value-type="float" office:value="3.6369">
                <text:p>3.6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823">
                <text:p>41823</text:p>
              </table:table-cell>
              <table:table-cell office:value-type="float" office:value="3.53202">
                <text:p>3.53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824">
                <text:p>41824</text:p>
              </table:table-cell>
              <table:table-cell office:value-type="float" office:value="3.42386">
                <text:p>3.42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25">
                <text:p>41825</text:p>
              </table:table-cell>
              <table:table-cell office:value-type="float" office:value="3.31291">
                <text:p>3.3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26">
                <text:p>41826</text:p>
              </table:table-cell>
              <table:table-cell office:value-type="float" office:value="3.19967">
                <text:p>3.19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827">
                <text:p>41827</text:p>
              </table:table-cell>
              <table:table-cell office:value-type="float" office:value="3.0833">
                <text:p>3.0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28">
                <text:p>41828</text:p>
              </table:table-cell>
              <table:table-cell office:value-type="float" office:value="2.96443">
                <text:p>2.9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829">
                <text:p>41829</text:p>
              </table:table-cell>
              <table:table-cell office:value-type="float" office:value="2.84733">
                <text:p>2.84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30">
                <text:p>41830</text:p>
              </table:table-cell>
              <table:table-cell office:value-type="float" office:value="2.72983">
                <text:p>2.729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31">
                <text:p>41831</text:p>
              </table:table-cell>
              <table:table-cell office:value-type="float" office:value="2.61236">
                <text:p>2.612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832">
                <text:p>41832</text:p>
              </table:table-cell>
              <table:table-cell office:value-type="float" office:value="2.49049">
                <text:p>2.49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833">
                <text:p>41833</text:p>
              </table:table-cell>
              <table:table-cell office:value-type="float" office:value="2.37271">
                <text:p>2.37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834">
                <text:p>41834</text:p>
              </table:table-cell>
              <table:table-cell office:value-type="float" office:value="2.25826">
                <text:p>2.25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835">
                <text:p>41835</text:p>
              </table:table-cell>
              <table:table-cell office:value-type="float" office:value="2.14538">
                <text:p>2.14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836">
                <text:p>41836</text:p>
              </table:table-cell>
              <table:table-cell office:value-type="float" office:value="2.03439">
                <text:p>2.034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837">
                <text:p>41837</text:p>
              </table:table-cell>
              <table:table-cell office:value-type="float" office:value="1.92559">
                <text:p>1.92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38">
                <text:p>41838</text:p>
              </table:table-cell>
              <table:table-cell office:value-type="float" office:value="1.81925">
                <text:p>1.81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839">
                <text:p>41839</text:p>
              </table:table-cell>
              <table:table-cell office:value-type="float" office:value="1.71563">
                <text:p>1.71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840">
                <text:p>41840</text:p>
              </table:table-cell>
              <table:table-cell office:value-type="float" office:value="1.61493">
                <text:p>1.61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41">
                <text:p>41841</text:p>
              </table:table-cell>
              <table:table-cell office:value-type="float" office:value="1.51734">
                <text:p>1.517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842">
                <text:p>41842</text:p>
              </table:table-cell>
              <table:table-cell office:value-type="float" office:value="1.42303">
                <text:p>1.42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843">
                <text:p>41843</text:p>
              </table:table-cell>
              <table:table-cell office:value-type="float" office:value="1.33212">
                <text:p>1.33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844">
                <text:p>41844</text:p>
              </table:table-cell>
              <table:table-cell office:value-type="float" office:value="1.24473">
                <text:p>1.244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845">
                <text:p>41845</text:p>
              </table:table-cell>
              <table:table-cell office:value-type="float" office:value="1.16092">
                <text:p>1.16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846">
                <text:p>41846</text:p>
              </table:table-cell>
              <table:table-cell office:value-type="float" office:value="1.08077">
                <text:p>1.080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47">
                <text:p>41847</text:p>
              </table:table-cell>
              <table:table-cell office:value-type="float" office:value="1.00429">
                <text:p>1.00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48">
                <text:p>41848</text:p>
              </table:table-cell>
              <table:table-cell office:value-type="float" office:value="0.930819">
                <text:p>0.930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49">
                <text:p>41849</text:p>
              </table:table-cell>
              <table:table-cell office:value-type="float" office:value="0.860549">
                <text:p>0.860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850">
                <text:p>41850</text:p>
              </table:table-cell>
              <table:table-cell office:value-type="float" office:value="0.791665">
                <text:p>0.7916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851">
                <text:p>41851</text:p>
              </table:table-cell>
              <table:table-cell office:value-type="float" office:value="0.791665">
                <text:p>0.7916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852">
                <text:p>41852</text:p>
              </table:table-cell>
              <table:table-cell office:value-type="float" office:value="0.791665">
                <text:p>0.791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31cm" svg:height="17.915cm" xlink:href=".." chart:class="chart:scatter" chart:style-name="ch1">
        <chart:title svg:x="11.214cm" svg:y="0.359cm" chart:style-name="ch2">
          <text:p>Root zone depth effect on Ea and Yield (2014)</text:p>
        </chart:title>
        <chart:legend chart:legend-position="end" svg:x="29.642cm" svg:y="8.488cm" chart:style-name="ch3"/>
        <chart:plot-area chart:style-name="ch4" table:cell-range-address="Yield.A3:Yield.C19 Yield.B1:Yield.C1" chart:data-source-has-labels="row" svg:x="1.059cm" svg:y="1.22cm" svg:width="27.525cm" svg:height="15.822cm">
          <chart:axis chart:dimension="x" chart:name="primary-x" chart:style-name="ch5">
            <chart:title svg:x="14.609cm" svg:y="16.828cm" chart:style-name="ch6">
              <text:p>cm</text:p>
            </chart:title>
          </chart:axis>
          <chart:axis chart:dimension="y" chart:name="primary-y" chart:style-name="ch5">
            <chart:title svg:x="0.631cm" svg:y="9.586cm" chart:style-name="ch7">
              <text:p>Mg DM/ha</text:p>
            </chart:title>
            <chart:grid chart:style-name="ch8" chart:class="major"/>
          </chart:axis>
          <chart:axis chart:dimension="y" chart:name="secondary-y" chart:style-name="ch9">
            <chart:title svg:x="28.642cm" svg:y="9.11cm" chart:style-name="ch7">
              <text:p>mm</text:p>
            </chart:title>
          </chart:axis>
          <chart:series chart:attached-axis="primary-y" chart:style-name="ch10" chart:values-cell-range-address="Yield.B3:Yield.B19" chart:label-cell-address="Yield.B1:Yield.B1" chart:class="chart:scatter">
            <chart:domain table:cell-range-address="Yield.A3:Yield.A19"/>
            <chart:data-point chart:repeated="17"/>
          </chart:series>
          <chart:series chart:attached-axis="secondary-y" chart:style-name="ch11" chart:values-cell-range-address="Yield.C3:Yield.C19" chart:label-cell-address="Yield.C1:Yield.C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Yield.B1:Yield.B1">Yield</text:p>
              </table:table-cell>
              <table:table-cell office:value-type="string">
                <text:p text:id="Yield.C1:Yield.C1">E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Yield.A3:Yield.A19">15</text:p>
              </table:table-cell>
              <table:table-cell office:value-type="float" office:value="3.14268">
                <text:p text:id="Yield.B3:Yield.B19">3.14268</text:p>
              </table:table-cell>
              <table:table-cell office:value-type="float" office:value="230.79">
                <text:p text:id="Yield.C3:Yield.C19">230.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27619">
                <text:p>3.27619</text:p>
              </table:table-cell>
              <table:table-cell office:value-type="float" office:value="238.22">
                <text:p>238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.4298">
                <text:p>3.4298</text:p>
              </table:table-cell>
              <table:table-cell office:value-type="float" office:value="242.89">
                <text:p>242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.63093">
                <text:p>3.63093</text:p>
              </table:table-cell>
              <table:table-cell office:value-type="float" office:value="266.33">
                <text:p>266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.78901">
                <text:p>3.78901</text:p>
              </table:table-cell>
              <table:table-cell office:value-type="float" office:value="282.72">
                <text:p>282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.94398">
                <text:p>3.94398</text:p>
              </table:table-cell>
              <table:table-cell office:value-type="float" office:value="295.88">
                <text:p>295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4.16528">
                <text:p>4.16528</text:p>
              </table:table-cell>
              <table:table-cell office:value-type="float" office:value="309.61">
                <text:p>309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4.46115">
                <text:p>4.46115</text:p>
              </table:table-cell>
              <table:table-cell office:value-type="float" office:value="322.44">
                <text:p>322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4.88629">
                <text:p>4.88629</text:p>
              </table:table-cell>
              <table:table-cell office:value-type="float" office:value="336.34">
                <text:p>336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5.35899">
                <text:p>5.35899</text:p>
              </table:table-cell>
              <table:table-cell office:value-type="float" office:value="349.42">
                <text:p>349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5.81072">
                <text:p>5.81072</text:p>
              </table:table-cell>
              <table:table-cell office:value-type="float" office:value="359.69">
                <text:p>359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6.35487">
                <text:p>6.35487</text:p>
              </table:table-cell>
              <table:table-cell office:value-type="float" office:value="372.21">
                <text:p>372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.54476">
                <text:p>6.54476</text:p>
              </table:table-cell>
              <table:table-cell office:value-type="float" office:value="376.81">
                <text:p>376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6.99917">
                <text:p>6.99917</text:p>
              </table:table-cell>
              <table:table-cell office:value-type="float" office:value="386.29">
                <text:p>386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">
                <text:p>135</text:p>
              </table:table-cell>
              <table:table-cell office:value-type="float" office:value="7.15769">
                <text:p>7.15769</text:p>
              </table:table-cell>
              <table:table-cell office:value-type="float" office:value="389.51">
                <text:p>389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7.16662">
                <text:p>7.16662</text:p>
              </table:table-cell>
              <table:table-cell office:value-type="float" office:value="389.79">
                <text:p>389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7.16996">
                <text:p>7.16996</text:p>
              </table:table-cell>
              <table:table-cell office:value-type="float" office:value="389.81">
                <text:p>389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ignore" chart:spline-order="3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54cm" svg:height="15.48cm" xlink:href=".." chart:class="chart:scatter" chart:style-name="ch1">
        <chart:title svg:x="12.717cm" svg:y="0.31cm" chart:style-name="ch2">
          <text:p>Production 120 cm (2014)</text:p>
        </chart:title>
        <chart:legend chart:legend-position="end" svg:x="3.763cm" svg:y="1.363cm" chart:style-name="ch3"/>
        <chart:plot-area chart:style-name="ch4" table:cell-range-address="Crop.A18:Crop.A140 Crop.Q16:Crop.R16 Crop.Q18:Crop.R140 Crop.N16:Crop.N16 Crop.N18:Crop.N140 Crop.Z16:Crop.Z16 Crop.Z18:Crop.Z140" chart:data-source-has-labels="row" svg:x="1.018cm" svg:y="1.121cm" svg:width="28.441cm" svg:height="13.739cm">
          <chart:axis chart:dimension="x" chart:name="primary-x" chart:style-name="ch5"/>
          <chart:axis chart:dimension="y" chart:name="primary-y" chart:style-name="ch6">
            <chart:title svg:x="0.609cm" svg:y="8.81cm" chart:style-name="ch7">
              <text:p>Mg DM / ga</text:p>
            </chart:title>
            <chart:grid chart:style-name="ch8" chart:class="major"/>
          </chart:axis>
          <chart:axis chart:dimension="y" chart:name="secondary-y" chart:style-name="ch9">
            <chart:title svg:x="29.498cm" svg:y="8.083cm" chart:style-name="ch7">
              <text:p>d</text:p>
            </chart:title>
          </chart:axis>
          <chart:series chart:attached-axis="primary-y" chart:style-name="ch10" chart:values-cell-range-address="Crop.R18:Crop.R140" chart:label-cell-address="Crop.R16:Crop.R16" chart:class="chart:scatter">
            <chart:domain table:cell-range-address="Crop.A18:Crop.A140"/>
            <chart:data-point chart:repeated="123"/>
          </chart:series>
          <chart:series chart:attached-axis="primary-y" chart:style-name="ch11" chart:values-cell-range-address="Crop.N18:Crop.N140" chart:label-cell-address="Crop.N16:Crop.N16" chart:class="chart:scatter">
            <chart:data-point chart:repeated="123"/>
          </chart:series>
          <chart:series chart:attached-axis="primary-y" chart:style-name="ch12" chart:values-cell-range-address="Crop.Q18:Crop.Q140" chart:label-cell-address="Crop.Q16:Crop.Q16" chart:class="chart:scatter">
            <chart:data-point chart:repeated="123"/>
          </chart:series>
          <chart:series chart:attached-axis="secondary-y" chart:style-name="ch13" chart:values-cell-range-address="Crop.Z18:Crop.Z140" chart:label-cell-address="Crop.Z16:Crop.Z16" chart:class="chart:scatter">
            <chart:data-point chart:repeated="1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Crop.R16:Crop.R16">WRoot</text:p>
              </table:table-cell>
              <table:table-cell office:value-type="string">
                <text:p text:id="Crop.N16:Crop.N16">WLeaf</text:p>
              </table:table-cell>
              <table:table-cell office:value-type="string">
                <text:p text:id="Crop.Q16:Crop.Q16">WSOrg</text:p>
              </table:table-cell>
              <table:table-cell office:value-type="string">
                <text:p text:id="Crop.Z16:Crop.Z16">water_stress_days (120 c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730">
                <text:p text:id="Crop.A18:Crop.A140">41730</text:p>
              </table:table-cell>
              <table:table-cell office:value-type="float" office:value="0">
                <text:p text:id="Crop.R18:Crop.R140">0</text:p>
              </table:table-cell>
              <table:table-cell office:value-type="float" office:value="0">
                <text:p text:id="Crop.N18:Crop.N140">0</text:p>
              </table:table-cell>
              <table:table-cell office:value-type="float" office:value="0">
                <text:p text:id="Crop.Q18:Crop.Q140">0</text:p>
              </table:table-cell>
              <table:table-cell office:value-type="float" office:value="0">
                <text:p text:id="Crop.Z18:Crop.Z14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730">
                <text:p>41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31">
                <text:p>4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732">
                <text:p>41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3">
                <text:p>41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34">
                <text:p>4173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35">
                <text:p>4173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36">
                <text:p>4173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37">
                <text:p>4173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38">
                <text:p>4173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39">
                <text:p>4173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40">
                <text:p>4174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41">
                <text:p>4174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42">
                <text:p>4174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43">
                <text:p>4174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44">
                <text:p>4174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745">
                <text:p>4174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46">
                <text:p>4174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47">
                <text:p>4174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48">
                <text:p>41748</text:p>
              </table:table-cell>
              <table:table-cell office:value-type="float" office:value="0.000694012">
                <text:p>0.000694012</text:p>
              </table:table-cell>
              <table:table-cell office:value-type="float" office:value="0.000371721">
                <text:p>0.000371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49">
                <text:p>41749</text:p>
              </table:table-cell>
              <table:table-cell office:value-type="float" office:value="0.00754633">
                <text:p>0.00754633</text:p>
              </table:table-cell>
              <table:table-cell office:value-type="float" office:value="0.0039866">
                <text:p>0.0039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750">
                <text:p>41750</text:p>
              </table:table-cell>
              <table:table-cell office:value-type="float" office:value="0.0154708">
                <text:p>0.0154708</text:p>
              </table:table-cell>
              <table:table-cell office:value-type="float" office:value="0.00814055">
                <text:p>0.00814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751">
                <text:p>41751</text:p>
              </table:table-cell>
              <table:table-cell office:value-type="float" office:value="0.0266558">
                <text:p>0.0266558</text:p>
              </table:table-cell>
              <table:table-cell office:value-type="float" office:value="0.0139688">
                <text:p>0.0139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752">
                <text:p>41752</text:p>
              </table:table-cell>
              <table:table-cell office:value-type="float" office:value="0.036985">
                <text:p>0.036985</text:p>
              </table:table-cell>
              <table:table-cell office:value-type="float" office:value="0.0193281">
                <text:p>0.0193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753">
                <text:p>41753</text:p>
              </table:table-cell>
              <table:table-cell office:value-type="float" office:value="0.0447199">
                <text:p>0.0447199</text:p>
              </table:table-cell>
              <table:table-cell office:value-type="float" office:value="0.0233269">
                <text:p>0.0233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754">
                <text:p>41754</text:p>
              </table:table-cell>
              <table:table-cell office:value-type="float" office:value="0.058534">
                <text:p>0.058534</text:p>
              </table:table-cell>
              <table:table-cell office:value-type="float" office:value="0.0304328">
                <text:p>0.0304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755">
                <text:p>41755</text:p>
              </table:table-cell>
              <table:table-cell office:value-type="float" office:value="0.0769177">
                <text:p>0.0769177</text:p>
              </table:table-cell>
              <table:table-cell office:value-type="float" office:value="0.03981">
                <text:p>0.03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56">
                <text:p>41756</text:p>
              </table:table-cell>
              <table:table-cell office:value-type="float" office:value="0.100304">
                <text:p>0.100304</text:p>
              </table:table-cell>
              <table:table-cell office:value-type="float" office:value="0.0516236">
                <text:p>0.0516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757">
                <text:p>41757</text:p>
              </table:table-cell>
              <table:table-cell office:value-type="float" office:value="0.128334">
                <text:p>0.128334</text:p>
              </table:table-cell>
              <table:table-cell office:value-type="float" office:value="0.0656419">
                <text:p>0.0656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8">
                <text:p>41758</text:p>
              </table:table-cell>
              <table:table-cell office:value-type="float" office:value="0.162046">
                <text:p>0.162046</text:p>
              </table:table-cell>
              <table:table-cell office:value-type="float" office:value="0.0823154">
                <text:p>0.0823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759">
                <text:p>41759</text:p>
              </table:table-cell>
              <table:table-cell office:value-type="float" office:value="0.199907">
                <text:p>0.199907</text:p>
              </table:table-cell>
              <table:table-cell office:value-type="float" office:value="0.100867">
                <text:p>0.100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60">
                <text:p>41760</text:p>
              </table:table-cell>
              <table:table-cell office:value-type="float" office:value="0.237177">
                <text:p>0.237177</text:p>
              </table:table-cell>
              <table:table-cell office:value-type="float" office:value="0.119024">
                <text:p>0.11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61">
                <text:p>41761</text:p>
              </table:table-cell>
              <table:table-cell office:value-type="float" office:value="0.268775">
                <text:p>0.268775</text:p>
              </table:table-cell>
              <table:table-cell office:value-type="float" office:value="0.134332">
                <text:p>0.134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2">
                <text:p>41762</text:p>
              </table:table-cell>
              <table:table-cell office:value-type="float" office:value="0.304276">
                <text:p>0.304276</text:p>
              </table:table-cell>
              <table:table-cell office:value-type="float" office:value="0.151415">
                <text:p>0.15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63">
                <text:p>41763</text:p>
              </table:table-cell>
              <table:table-cell office:value-type="float" office:value="0.334385">
                <text:p>0.334385</text:p>
              </table:table-cell>
              <table:table-cell office:value-type="float" office:value="0.174251">
                <text:p>0.174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64">
                <text:p>41764</text:p>
              </table:table-cell>
              <table:table-cell office:value-type="float" office:value="0.318022">
                <text:p>0.318022</text:p>
              </table:table-cell>
              <table:table-cell office:value-type="float" office:value="0.216646">
                <text:p>0.216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765">
                <text:p>41765</text:p>
              </table:table-cell>
              <table:table-cell office:value-type="float" office:value="0.302416">
                <text:p>0.302416</text:p>
              </table:table-cell>
              <table:table-cell office:value-type="float" office:value="0.260396">
                <text:p>0.260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66">
                <text:p>41766</text:p>
              </table:table-cell>
              <table:table-cell office:value-type="float" office:value="0.287536">
                <text:p>0.287536</text:p>
              </table:table-cell>
              <table:table-cell office:value-type="float" office:value="0.304556">
                <text:p>0.304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67">
                <text:p>41767</text:p>
              </table:table-cell>
              <table:table-cell office:value-type="float" office:value="0.273351">
                <text:p>0.273351</text:p>
              </table:table-cell>
              <table:table-cell office:value-type="float" office:value="0.355486">
                <text:p>0.355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768">
                <text:p>41768</text:p>
              </table:table-cell>
              <table:table-cell office:value-type="float" office:value="0.25983">
                <text:p>0.25983</text:p>
              </table:table-cell>
              <table:table-cell office:value-type="float" office:value="0.40436">
                <text:p>0.40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769">
                <text:p>41769</text:p>
              </table:table-cell>
              <table:table-cell office:value-type="float" office:value="0.254264">
                <text:p>0.254264</text:p>
              </table:table-cell>
              <table:table-cell office:value-type="float" office:value="0.460467">
                <text:p>0.460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70">
                <text:p>41770</text:p>
              </table:table-cell>
              <table:table-cell office:value-type="float" office:value="0.276602">
                <text:p>0.276602</text:p>
              </table:table-cell>
              <table:table-cell office:value-type="float" office:value="0.514067">
                <text:p>0.514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771">
                <text:p>41771</text:p>
              </table:table-cell>
              <table:table-cell office:value-type="float" office:value="0.302117">
                <text:p>0.302117</text:p>
              </table:table-cell>
              <table:table-cell office:value-type="float" office:value="0.565354">
                <text:p>0.565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772">
                <text:p>41772</text:p>
              </table:table-cell>
              <table:table-cell office:value-type="float" office:value="0.329396">
                <text:p>0.329396</text:p>
              </table:table-cell>
              <table:table-cell office:value-type="float" office:value="0.614052">
                <text:p>0.614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773">
                <text:p>41773</text:p>
              </table:table-cell>
              <table:table-cell office:value-type="float" office:value="0.354583">
                <text:p>0.354583</text:p>
              </table:table-cell>
              <table:table-cell office:value-type="float" office:value="0.661654">
                <text:p>0.66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774">
                <text:p>41774</text:p>
              </table:table-cell>
              <table:table-cell office:value-type="float" office:value="0.398775">
                <text:p>0.398775</text:p>
              </table:table-cell>
              <table:table-cell office:value-type="float" office:value="0.749932">
                <text:p>0.749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75">
                <text:p>41775</text:p>
              </table:table-cell>
              <table:table-cell office:value-type="float" office:value="0.452679">
                <text:p>0.452679</text:p>
              </table:table-cell>
              <table:table-cell office:value-type="float" office:value="0.855633">
                <text:p>0.855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776">
                <text:p>41776</text:p>
              </table:table-cell>
              <table:table-cell office:value-type="float" office:value="0.516317">
                <text:p>0.516317</text:p>
              </table:table-cell>
              <table:table-cell office:value-type="float" office:value="0.979643">
                <text:p>0.979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77">
                <text:p>41777</text:p>
              </table:table-cell>
              <table:table-cell office:value-type="float" office:value="0.561232">
                <text:p>0.561232</text:p>
              </table:table-cell>
              <table:table-cell office:value-type="float" office:value="1.06562">
                <text:p>1.06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778">
                <text:p>41778</text:p>
              </table:table-cell>
              <table:table-cell office:value-type="float" office:value="0.615217">
                <text:p>0.615217</text:p>
              </table:table-cell>
              <table:table-cell office:value-type="float" office:value="1.18029">
                <text:p>1.18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79">
                <text:p>41779</text:p>
              </table:table-cell>
              <table:table-cell office:value-type="float" office:value="0.683593">
                <text:p>0.683593</text:p>
              </table:table-cell>
              <table:table-cell office:value-type="float" office:value="1.3256">
                <text:p>1.3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780">
                <text:p>41780</text:p>
              </table:table-cell>
              <table:table-cell office:value-type="float" office:value="0.764732">
                <text:p>0.764732</text:p>
              </table:table-cell>
              <table:table-cell office:value-type="float" office:value="1.49068">
                <text:p>1.49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781">
                <text:p>41781</text:p>
              </table:table-cell>
              <table:table-cell office:value-type="float" office:value="0.840685">
                <text:p>0.840685</text:p>
              </table:table-cell>
              <table:table-cell office:value-type="float" office:value="1.67543">
                <text:p>1.67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782">
                <text:p>41782</text:p>
              </table:table-cell>
              <table:table-cell office:value-type="float" office:value="0.912355">
                <text:p>0.912355</text:p>
              </table:table-cell>
              <table:table-cell office:value-type="float" office:value="1.82937">
                <text:p>1.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783">
                <text:p>41783</text:p>
              </table:table-cell>
              <table:table-cell office:value-type="float" office:value="0.968069">
                <text:p>0.968069</text:p>
              </table:table-cell>
              <table:table-cell office:value-type="float" office:value="1.91841">
                <text:p>1.91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784">
                <text:p>41784</text:p>
              </table:table-cell>
              <table:table-cell office:value-type="float" office:value="1.01025">
                <text:p>1.01025</text:p>
              </table:table-cell>
              <table:table-cell office:value-type="float" office:value="1.97081">
                <text:p>1.97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785">
                <text:p>41785</text:p>
              </table:table-cell>
              <table:table-cell office:value-type="float" office:value="1.04849">
                <text:p>1.04849</text:p>
              </table:table-cell>
              <table:table-cell office:value-type="float" office:value="1.99429">
                <text:p>1.99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786">
                <text:p>41786</text:p>
              </table:table-cell>
              <table:table-cell office:value-type="float" office:value="1.08697">
                <text:p>1.08697</text:p>
              </table:table-cell>
              <table:table-cell office:value-type="float" office:value="1.98688">
                <text:p>1.98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87">
                <text:p>41787</text:p>
              </table:table-cell>
              <table:table-cell office:value-type="float" office:value="1.10984">
                <text:p>1.10984</text:p>
              </table:table-cell>
              <table:table-cell office:value-type="float" office:value="1.94787">
                <text:p>1.94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788">
                <text:p>41788</text:p>
              </table:table-cell>
              <table:table-cell office:value-type="float" office:value="1.13441">
                <text:p>1.13441</text:p>
              </table:table-cell>
              <table:table-cell office:value-type="float" office:value="1.91633">
                <text:p>1.91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789">
                <text:p>41789</text:p>
              </table:table-cell>
              <table:table-cell office:value-type="float" office:value="1.15723">
                <text:p>1.15723</text:p>
              </table:table-cell>
              <table:table-cell office:value-type="float" office:value="1.89328">
                <text:p>1.8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0">
                <text:p>41790</text:p>
              </table:table-cell>
              <table:table-cell office:value-type="float" office:value="1.18294">
                <text:p>1.18294</text:p>
              </table:table-cell>
              <table:table-cell office:value-type="float" office:value="1.84924">
                <text:p>1.84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791">
                <text:p>41791</text:p>
              </table:table-cell>
              <table:table-cell office:value-type="float" office:value="1.20758">
                <text:p>1.20758</text:p>
              </table:table-cell>
              <table:table-cell office:value-type="float" office:value="1.80884">
                <text:p>1.80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792">
                <text:p>41792</text:p>
              </table:table-cell>
              <table:table-cell office:value-type="float" office:value="1.24521">
                <text:p>1.24521</text:p>
              </table:table-cell>
              <table:table-cell office:value-type="float" office:value="1.7648">
                <text:p>1.7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793">
                <text:p>41793</text:p>
              </table:table-cell>
              <table:table-cell office:value-type="float" office:value="1.26892">
                <text:p>1.26892</text:p>
              </table:table-cell>
              <table:table-cell office:value-type="float" office:value="1.71913">
                <text:p>1.71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794">
                <text:p>41794</text:p>
              </table:table-cell>
              <table:table-cell office:value-type="float" office:value="1.28888">
                <text:p>1.28888</text:p>
              </table:table-cell>
              <table:table-cell office:value-type="float" office:value="1.6801">
                <text:p>1.6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95">
                <text:p>41795</text:p>
              </table:table-cell>
              <table:table-cell office:value-type="float" office:value="1.30944">
                <text:p>1.30944</text:p>
              </table:table-cell>
              <table:table-cell office:value-type="float" office:value="1.65013">
                <text:p>1.65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96">
                <text:p>41796</text:p>
              </table:table-cell>
              <table:table-cell office:value-type="float" office:value="1.32275">
                <text:p>1.32275</text:p>
              </table:table-cell>
              <table:table-cell office:value-type="float" office:value="1.6295">
                <text:p>1.6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97">
                <text:p>41797</text:p>
              </table:table-cell>
              <table:table-cell office:value-type="float" office:value="1.34011">
                <text:p>1.34011</text:p>
              </table:table-cell>
              <table:table-cell office:value-type="float" office:value="1.61525">
                <text:p>1.6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98">
                <text:p>41798</text:p>
              </table:table-cell>
              <table:table-cell office:value-type="float" office:value="1.35222">
                <text:p>1.35222</text:p>
              </table:table-cell>
              <table:table-cell office:value-type="float" office:value="1.60413">
                <text:p>1.60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799">
                <text:p>41799</text:p>
              </table:table-cell>
              <table:table-cell office:value-type="float" office:value="1.36318">
                <text:p>1.36318</text:p>
              </table:table-cell>
              <table:table-cell office:value-type="float" office:value="1.59362">
                <text:p>1.59362</text:p>
              </table:table-cell>
              <table:table-cell office:value-type="float" office:value="0.00926533">
                <text:p>0.0092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800">
                <text:p>41800</text:p>
              </table:table-cell>
              <table:table-cell office:value-type="float" office:value="1.37269">
                <text:p>1.37269</text:p>
              </table:table-cell>
              <table:table-cell office:value-type="float" office:value="1.58235">
                <text:p>1.58235</text:p>
              </table:table-cell>
              <table:table-cell office:value-type="float" office:value="0.041853">
                <text:p>0.04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801">
                <text:p>41801</text:p>
              </table:table-cell>
              <table:table-cell office:value-type="float" office:value="1.37821">
                <text:p>1.37821</text:p>
              </table:table-cell>
              <table:table-cell office:value-type="float" office:value="1.57054">
                <text:p>1.57054</text:p>
              </table:table-cell>
              <table:table-cell office:value-type="float" office:value="0.087946">
                <text:p>0.087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802">
                <text:p>41802</text:p>
              </table:table-cell>
              <table:table-cell office:value-type="float" office:value="1.38618">
                <text:p>1.38618</text:p>
              </table:table-cell>
              <table:table-cell office:value-type="float" office:value="1.55837">
                <text:p>1.55837</text:p>
              </table:table-cell>
              <table:table-cell office:value-type="float" office:value="0.15798">
                <text:p>0.1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03">
                <text:p>41803</text:p>
              </table:table-cell>
              <table:table-cell office:value-type="float" office:value="1.39369">
                <text:p>1.39369</text:p>
              </table:table-cell>
              <table:table-cell office:value-type="float" office:value="1.54585">
                <text:p>1.54585</text:p>
              </table:table-cell>
              <table:table-cell office:value-type="float" office:value="0.243961">
                <text:p>0.2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04">
                <text:p>41804</text:p>
              </table:table-cell>
              <table:table-cell office:value-type="float" office:value="1.40173">
                <text:p>1.40173</text:p>
              </table:table-cell>
              <table:table-cell office:value-type="float" office:value="1.533">
                <text:p>1.533</text:p>
              </table:table-cell>
              <table:table-cell office:value-type="float" office:value="0.352009">
                <text:p>0.35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805">
                <text:p>41805</text:p>
              </table:table-cell>
              <table:table-cell office:value-type="float" office:value="1.41003">
                <text:p>1.41003</text:p>
              </table:table-cell>
              <table:table-cell office:value-type="float" office:value="1.51982">
                <text:p>1.51982</text:p>
              </table:table-cell>
              <table:table-cell office:value-type="float" office:value="0.482939">
                <text:p>0.48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806">
                <text:p>41806</text:p>
              </table:table-cell>
              <table:table-cell office:value-type="float" office:value="1.41534">
                <text:p>1.41534</text:p>
              </table:table-cell>
              <table:table-cell office:value-type="float" office:value="1.50631">
                <text:p>1.50631</text:p>
              </table:table-cell>
              <table:table-cell office:value-type="float" office:value="0.615897">
                <text:p>0.615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07">
                <text:p>41807</text:p>
              </table:table-cell>
              <table:table-cell office:value-type="float" office:value="1.42122">
                <text:p>1.42122</text:p>
              </table:table-cell>
              <table:table-cell office:value-type="float" office:value="1.49248">
                <text:p>1.49248</text:p>
              </table:table-cell>
              <table:table-cell office:value-type="float" office:value="0.776327">
                <text:p>0.776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808">
                <text:p>41808</text:p>
              </table:table-cell>
              <table:table-cell office:value-type="float" office:value="1.4265">
                <text:p>1.4265</text:p>
              </table:table-cell>
              <table:table-cell office:value-type="float" office:value="1.47835">
                <text:p>1.47835</text:p>
              </table:table-cell>
              <table:table-cell office:value-type="float" office:value="0.95448">
                <text:p>0.95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809">
                <text:p>41809</text:p>
              </table:table-cell>
              <table:table-cell office:value-type="float" office:value="1.42517">
                <text:p>1.42517</text:p>
              </table:table-cell>
              <table:table-cell office:value-type="float" office:value="1.46397">
                <text:p>1.46397</text:p>
              </table:table-cell>
              <table:table-cell office:value-type="float" office:value="1.08701">
                <text:p>1.08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810">
                <text:p>41810</text:p>
              </table:table-cell>
              <table:table-cell office:value-type="float" office:value="1.42298">
                <text:p>1.42298</text:p>
              </table:table-cell>
              <table:table-cell office:value-type="float" office:value="1.44882">
                <text:p>1.44882</text:p>
              </table:table-cell>
              <table:table-cell office:value-type="float" office:value="1.22512">
                <text:p>1.2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811">
                <text:p>41811</text:p>
              </table:table-cell>
              <table:table-cell office:value-type="float" office:value="1.41953">
                <text:p>1.41953</text:p>
              </table:table-cell>
              <table:table-cell office:value-type="float" office:value="1.432">
                <text:p>1.432</text:p>
              </table:table-cell>
              <table:table-cell office:value-type="float" office:value="1.36048">
                <text:p>1.36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812">
                <text:p>41812</text:p>
              </table:table-cell>
              <table:table-cell office:value-type="float" office:value="1.41713">
                <text:p>1.41713</text:p>
              </table:table-cell>
              <table:table-cell office:value-type="float" office:value="1.41318">
                <text:p>1.41318</text:p>
              </table:table-cell>
              <table:table-cell office:value-type="float" office:value="1.52214">
                <text:p>1.5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813">
                <text:p>41813</text:p>
              </table:table-cell>
              <table:table-cell office:value-type="float" office:value="1.414">
                <text:p>1.414</text:p>
              </table:table-cell>
              <table:table-cell office:value-type="float" office:value="1.39244">
                <text:p>1.39244</text:p>
              </table:table-cell>
              <table:table-cell office:value-type="float" office:value="1.68685">
                <text:p>1.6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814">
                <text:p>41814</text:p>
              </table:table-cell>
              <table:table-cell office:value-type="float" office:value="1.41148">
                <text:p>1.41148</text:p>
              </table:table-cell>
              <table:table-cell office:value-type="float" office:value="1.36984">
                <text:p>1.36984</text:p>
              </table:table-cell>
              <table:table-cell office:value-type="float" office:value="1.87525">
                <text:p>1.87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15">
                <text:p>41815</text:p>
              </table:table-cell>
              <table:table-cell office:value-type="float" office:value="1.4089">
                <text:p>1.4089</text:p>
              </table:table-cell>
              <table:table-cell office:value-type="float" office:value="1.34549">
                <text:p>1.34549</text:p>
              </table:table-cell>
              <table:table-cell office:value-type="float" office:value="2.07779">
                <text:p>2.07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16">
                <text:p>41816</text:p>
              </table:table-cell>
              <table:table-cell office:value-type="float" office:value="1.40544">
                <text:p>1.40544</text:p>
              </table:table-cell>
              <table:table-cell office:value-type="float" office:value="1.31939">
                <text:p>1.31939</text:p>
              </table:table-cell>
              <table:table-cell office:value-type="float" office:value="2.28015">
                <text:p>2.2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17">
                <text:p>41817</text:p>
              </table:table-cell>
              <table:table-cell office:value-type="float" office:value="1.40234">
                <text:p>1.40234</text:p>
              </table:table-cell>
              <table:table-cell office:value-type="float" office:value="1.29145">
                <text:p>1.29145</text:p>
              </table:table-cell>
              <table:table-cell office:value-type="float" office:value="2.50766">
                <text:p>2.5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18">
                <text:p>41818</text:p>
              </table:table-cell>
              <table:table-cell office:value-type="float" office:value="1.39766">
                <text:p>1.39766</text:p>
              </table:table-cell>
              <table:table-cell office:value-type="float" office:value="1.26187">
                <text:p>1.26187</text:p>
              </table:table-cell>
              <table:table-cell office:value-type="float" office:value="2.71844">
                <text:p>2.7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19">
                <text:p>41819</text:p>
              </table:table-cell>
              <table:table-cell office:value-type="float" office:value="1.39177">
                <text:p>1.39177</text:p>
              </table:table-cell>
              <table:table-cell office:value-type="float" office:value="1.23084">
                <text:p>1.23084</text:p>
              </table:table-cell>
              <table:table-cell office:value-type="float" office:value="2.9161">
                <text:p>2.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820">
                <text:p>41820</text:p>
              </table:table-cell>
              <table:table-cell office:value-type="float" office:value="1.38796">
                <text:p>1.38796</text:p>
              </table:table-cell>
              <table:table-cell office:value-type="float" office:value="1.1985">
                <text:p>1.1985</text:p>
              </table:table-cell>
              <table:table-cell office:value-type="float" office:value="3.18377">
                <text:p>3.18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821">
                <text:p>41821</text:p>
              </table:table-cell>
              <table:table-cell office:value-type="float" office:value="1.38417">
                <text:p>1.38417</text:p>
              </table:table-cell>
              <table:table-cell office:value-type="float" office:value="1.16502">
                <text:p>1.16502</text:p>
              </table:table-cell>
              <table:table-cell office:value-type="float" office:value="3.47211">
                <text:p>3.47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822">
                <text:p>41822</text:p>
              </table:table-cell>
              <table:table-cell office:value-type="float" office:value="1.37937">
                <text:p>1.37937</text:p>
              </table:table-cell>
              <table:table-cell office:value-type="float" office:value="1.13047">
                <text:p>1.13047</text:p>
              </table:table-cell>
              <table:table-cell office:value-type="float" office:value="3.75105">
                <text:p>3.7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823">
                <text:p>41823</text:p>
              </table:table-cell>
              <table:table-cell office:value-type="float" office:value="1.37229">
                <text:p>1.37229</text:p>
              </table:table-cell>
              <table:table-cell office:value-type="float" office:value="1.09493">
                <text:p>1.09493</text:p>
              </table:table-cell>
              <table:table-cell office:value-type="float" office:value="3.97544">
                <text:p>3.97544</text:p>
              </table:table-cell>
              <table:table-cell office:value-type="float" office:value="0.0102065">
                <text:p>0.0102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24">
                <text:p>41824</text:p>
              </table:table-cell>
              <table:table-cell office:value-type="float" office:value="1.36623">
                <text:p>1.36623</text:p>
              </table:table-cell>
              <table:table-cell office:value-type="float" office:value="1.05856">
                <text:p>1.05856</text:p>
              </table:table-cell>
              <table:table-cell office:value-type="float" office:value="4.25369">
                <text:p>4.25369</text:p>
              </table:table-cell>
              <table:table-cell office:value-type="float" office:value="0.043971">
                <text:p>0.043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25">
                <text:p>41825</text:p>
              </table:table-cell>
              <table:table-cell office:value-type="float" office:value="1.35944">
                <text:p>1.35944</text:p>
              </table:table-cell>
              <table:table-cell office:value-type="float" office:value="1.02151">
                <text:p>1.02151</text:p>
              </table:table-cell>
              <table:table-cell office:value-type="float" office:value="4.52354">
                <text:p>4.52354</text:p>
              </table:table-cell>
              <table:table-cell office:value-type="float" office:value="0.198543">
                <text:p>0.1985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826">
                <text:p>41826</text:p>
              </table:table-cell>
              <table:table-cell office:value-type="float" office:value="1.35146">
                <text:p>1.35146</text:p>
              </table:table-cell>
              <table:table-cell office:value-type="float" office:value="0.983947">
                <text:p>0.983947</text:p>
              </table:table-cell>
              <table:table-cell office:value-type="float" office:value="4.76001">
                <text:p>4.76001</text:p>
              </table:table-cell>
              <table:table-cell office:value-type="float" office:value="0.395301">
                <text:p>0.395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27">
                <text:p>41827</text:p>
              </table:table-cell>
              <table:table-cell office:value-type="float" office:value="1.34211">
                <text:p>1.34211</text:p>
              </table:table-cell>
              <table:table-cell office:value-type="float" office:value="0.946022">
                <text:p>0.946022</text:p>
              </table:table-cell>
              <table:table-cell office:value-type="float" office:value="4.94379">
                <text:p>4.94379</text:p>
              </table:table-cell>
              <table:table-cell office:value-type="float" office:value="0.533933">
                <text:p>0.533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828">
                <text:p>41828</text:p>
              </table:table-cell>
              <table:table-cell office:value-type="float" office:value="1.33252">
                <text:p>1.33252</text:p>
              </table:table-cell>
              <table:table-cell office:value-type="float" office:value="0.907887">
                <text:p>0.907887</text:p>
              </table:table-cell>
              <table:table-cell office:value-type="float" office:value="5.12087">
                <text:p>5.12087</text:p>
              </table:table-cell>
              <table:table-cell office:value-type="float" office:value="0.892097">
                <text:p>0.892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29">
                <text:p>41829</text:p>
              </table:table-cell>
              <table:table-cell office:value-type="float" office:value="1.32281">
                <text:p>1.32281</text:p>
              </table:table-cell>
              <table:table-cell office:value-type="float" office:value="0.869687">
                <text:p>0.869687</text:p>
              </table:table-cell>
              <table:table-cell office:value-type="float" office:value="5.29603">
                <text:p>5.29603</text:p>
              </table:table-cell>
              <table:table-cell office:value-type="float" office:value="1.36619">
                <text:p>1.36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30">
                <text:p>41830</text:p>
              </table:table-cell>
              <table:table-cell office:value-type="float" office:value="1.31217">
                <text:p>1.31217</text:p>
              </table:table-cell>
              <table:table-cell office:value-type="float" office:value="0.831562">
                <text:p>0.831562</text:p>
              </table:table-cell>
              <table:table-cell office:value-type="float" office:value="5.42767">
                <text:p>5.42767</text:p>
              </table:table-cell>
              <table:table-cell office:value-type="float" office:value="1.95703">
                <text:p>1.95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831">
                <text:p>41831</text:p>
              </table:table-cell>
              <table:table-cell office:value-type="float" office:value="1.3012">
                <text:p>1.3012</text:p>
              </table:table-cell>
              <table:table-cell office:value-type="float" office:value="0.793646">
                <text:p>0.793646</text:p>
              </table:table-cell>
              <table:table-cell office:value-type="float" office:value="5.54261">
                <text:p>5.54261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832">
                <text:p>41832</text:p>
              </table:table-cell>
              <table:table-cell office:value-type="float" office:value="1.291">
                <text:p>1.291</text:p>
              </table:table-cell>
              <table:table-cell office:value-type="float" office:value="0.756089">
                <text:p>0.756089</text:p>
              </table:table-cell>
              <table:table-cell office:value-type="float" office:value="5.70168">
                <text:p>5.70168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833">
                <text:p>41833</text:p>
              </table:table-cell>
              <table:table-cell office:value-type="float" office:value="1.27966">
                <text:p>1.27966</text:p>
              </table:table-cell>
              <table:table-cell office:value-type="float" office:value="0.719011">
                <text:p>0.719011</text:p>
              </table:table-cell>
              <table:table-cell office:value-type="float" office:value="5.79486">
                <text:p>5.79486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834">
                <text:p>41834</text:p>
              </table:table-cell>
              <table:table-cell office:value-type="float" office:value="1.26832">
                <text:p>1.26832</text:p>
              </table:table-cell>
              <table:table-cell office:value-type="float" office:value="0.682494">
                <text:p>0.682494</text:p>
              </table:table-cell>
              <table:table-cell office:value-type="float" office:value="5.88653">
                <text:p>5.88653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835">
                <text:p>41835</text:p>
              </table:table-cell>
              <table:table-cell office:value-type="float" office:value="1.25783">
                <text:p>1.25783</text:p>
              </table:table-cell>
              <table:table-cell office:value-type="float" office:value="0.646639">
                <text:p>0.646639</text:p>
              </table:table-cell>
              <table:table-cell office:value-type="float" office:value="6.03663">
                <text:p>6.03663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836">
                <text:p>41836</text:p>
              </table:table-cell>
              <table:table-cell office:value-type="float" office:value="1.24817">
                <text:p>1.24817</text:p>
              </table:table-cell>
              <table:table-cell office:value-type="float" office:value="0.61154">
                <text:p>0.61154</text:p>
              </table:table-cell>
              <table:table-cell office:value-type="float" office:value="6.25388">
                <text:p>6.25388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37">
                <text:p>41837</text:p>
              </table:table-cell>
              <table:table-cell office:value-type="float" office:value="1.2385">
                <text:p>1.2385</text:p>
              </table:table-cell>
              <table:table-cell office:value-type="float" office:value="0.577283">
                <text:p>0.577283</text:p>
              </table:table-cell>
              <table:table-cell office:value-type="float" office:value="6.47994">
                <text:p>6.47994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838">
                <text:p>41838</text:p>
              </table:table-cell>
              <table:table-cell office:value-type="float" office:value="1.22874">
                <text:p>1.22874</text:p>
              </table:table-cell>
              <table:table-cell office:value-type="float" office:value="0.543942">
                <text:p>0.543942</text:p>
              </table:table-cell>
              <table:table-cell office:value-type="float" office:value="6.70907">
                <text:p>6.70907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839">
                <text:p>41839</text:p>
              </table:table-cell>
              <table:table-cell office:value-type="float" office:value="1.21878">
                <text:p>1.21878</text:p>
              </table:table-cell>
              <table:table-cell office:value-type="float" office:value="0.511583">
                <text:p>0.511583</text:p>
              </table:table-cell>
              <table:table-cell office:value-type="float" office:value="6.93196">
                <text:p>6.93196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40">
                <text:p>41840</text:p>
              </table:table-cell>
              <table:table-cell office:value-type="float" office:value="1.20852">
                <text:p>1.20852</text:p>
              </table:table-cell>
              <table:table-cell office:value-type="float" office:value="0.480263">
                <text:p>0.480263</text:p>
              </table:table-cell>
              <table:table-cell office:value-type="float" office:value="7.13594">
                <text:p>7.13594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841">
                <text:p>41841</text:p>
              </table:table-cell>
              <table:table-cell office:value-type="float" office:value="1.19806">
                <text:p>1.19806</text:p>
              </table:table-cell>
              <table:table-cell office:value-type="float" office:value="0.450031">
                <text:p>0.450031</text:p>
              </table:table-cell>
              <table:table-cell office:value-type="float" office:value="7.32684">
                <text:p>7.32684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842">
                <text:p>41842</text:p>
              </table:table-cell>
              <table:table-cell office:value-type="float" office:value="1.18736">
                <text:p>1.18736</text:p>
              </table:table-cell>
              <table:table-cell office:value-type="float" office:value="0.420926">
                <text:p>0.420926</text:p>
              </table:table-cell>
              <table:table-cell office:value-type="float" office:value="7.4967">
                <text:p>7.4967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843">
                <text:p>41843</text:p>
              </table:table-cell>
              <table:table-cell office:value-type="float" office:value="1.17653">
                <text:p>1.17653</text:p>
              </table:table-cell>
              <table:table-cell office:value-type="float" office:value="0.392978">
                <text:p>0.392978</text:p>
              </table:table-cell>
              <table:table-cell office:value-type="float" office:value="7.65513">
                <text:p>7.65513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844">
                <text:p>41844</text:p>
              </table:table-cell>
              <table:table-cell office:value-type="float" office:value="1.16554">
                <text:p>1.16554</text:p>
              </table:table-cell>
              <table:table-cell office:value-type="float" office:value="0.366211">
                <text:p>0.366211</text:p>
              </table:table-cell>
              <table:table-cell office:value-type="float" office:value="7.79322">
                <text:p>7.79322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845">
                <text:p>41845</text:p>
              </table:table-cell>
              <table:table-cell office:value-type="float" office:value="1.15443">
                <text:p>1.15443</text:p>
              </table:table-cell>
              <table:table-cell office:value-type="float" office:value="0.340638">
                <text:p>0.340638</text:p>
              </table:table-cell>
              <table:table-cell office:value-type="float" office:value="7.90841">
                <text:p>7.90841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46">
                <text:p>41846</text:p>
              </table:table-cell>
              <table:table-cell office:value-type="float" office:value="1.14328">
                <text:p>1.14328</text:p>
              </table:table-cell>
              <table:table-cell office:value-type="float" office:value="0.316267">
                <text:p>0.316267</text:p>
              </table:table-cell>
              <table:table-cell office:value-type="float" office:value="8.01235">
                <text:p>8.01235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47">
                <text:p>41847</text:p>
              </table:table-cell>
              <table:table-cell office:value-type="float" office:value="1.13208">
                <text:p>1.13208</text:p>
              </table:table-cell>
              <table:table-cell office:value-type="float" office:value="0.2931">
                <text:p>0.2931</text:p>
              </table:table-cell>
              <table:table-cell office:value-type="float" office:value="8.09035">
                <text:p>8.09035</text:p>
              </table:table-cell>
              <table:table-cell office:value-type="float" office:value="2.28797">
                <text:p>2.287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48">
                <text:p>41848</text:p>
              </table:table-cell>
              <table:table-cell office:value-type="float" office:value="1.12089">
                <text:p>1.12089</text:p>
              </table:table-cell>
              <table:table-cell office:value-type="float" office:value="0.271129">
                <text:p>0.271129</text:p>
              </table:table-cell>
              <table:table-cell office:value-type="float" office:value="8.14453">
                <text:p>8.14453</text:p>
              </table:table-cell>
              <table:table-cell office:value-type="float" office:value="2.31871">
                <text:p>2.31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849">
                <text:p>41849</text:p>
              </table:table-cell>
              <table:table-cell office:value-type="float" office:value="1.11486">
                <text:p>1.11486</text:p>
              </table:table-cell>
              <table:table-cell office:value-type="float" office:value="0.259783">
                <text:p>0.259783</text:p>
              </table:table-cell>
              <table:table-cell office:value-type="float" office:value="8.18096">
                <text:p>8.18096</text:p>
              </table:table-cell>
              <table:table-cell office:value-type="float" office:value="2.38023">
                <text:p>2.380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850">
                <text:p>41850</text:p>
              </table:table-cell>
              <table:table-cell office:value-type="float" office:value="1.11486">
                <text:p>1.11486</text:p>
              </table:table-cell>
              <table:table-cell office:value-type="float" office:value="0.259783">
                <text:p>0.259783</text:p>
              </table:table-cell>
              <table:table-cell office:value-type="float" office:value="8.18096">
                <text:p>8.18096</text:p>
              </table:table-cell>
              <table:table-cell office:value-type="float" office:value="2.40744">
                <text:p>2.40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851">
                <text:p>41851</text:p>
              </table:table-cell>
              <table:table-cell office:value-type="float" office:value="1.11486">
                <text:p>1.11486</text:p>
              </table:table-cell>
              <table:table-cell office:value-type="float" office:value="0.259783">
                <text:p>0.259783</text:p>
              </table:table-cell>
              <table:table-cell office:value-type="float" office:value="8.18096">
                <text:p>8.18096</text:p>
              </table:table-cell>
              <table:table-cell office:value-type="float" office:value="2.49964">
                <text:p>2.499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